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2.0106in" svg:y="3.9886in">
            <draw:object draw:notify-on-update-of-ranges="Sheet2.A1:Sheet2.A1 Sheet2.A2:Sheet2.A152 Sheet2.B1:Sheet2.B1 Sheet2.B2:Sheet2.B152 Sheet2.A1:Sheet2.A1 Sheet2.A2:Sheet2.A152 Sheet2.D1:Sheet2.D1 Sheet2.D2:Sheet2.D152 Sheet2.A1:Sheet2.A1 Sheet2.A2:Sheet2.A152 Sheet2.F1:Sheet2.F1 Sheet2.F2:Sheet2.F152 Sheet2.A1:Sheet2.A1 Sheet2.A2:Sheet2.A152 Sheet2.H1:Sheet2.H1 Sheet2.H2:Sheet2.H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0638in" svg:y="0.7197in">
            <draw:object draw:notify-on-update-of-ranges="Sheet2.A1:Sheet2.A1 Sheet2.A2:Sheet2.A152 Sheet2.C1:Sheet2.C1 Sheet2.C2:Sheet2.C152 Sheet2.A1:Sheet2.A1 Sheet2.A2:Sheet2.A152 Sheet2.E1:Sheet2.E1 Sheet2.E2:Sheet2.E152 Sheet2.A1:Sheet2.A1 Sheet2.A2:Sheet2.A152 Sheet2.G1:Sheet2.G1 Sheet2.G2:Sheet2.G152 Sheet2.A1:Sheet2.A1 Sheet2.A2:Sheet2.A152 Sheet2.I1:Sheet2.I1 Sheet2.I2:Sheet2.I1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9748in" svg:y="2.2354in">
            <draw:object draw:notify-on-update-of-ranges="Sheet2.B1:Sheet2.B1 Sheet2.B2:Sheet2.B152 Sheet2.C1:Sheet2.C1 Sheet2.C2:Sheet2.C152 Sheet2.K1:Sheet2.K1 Sheet2.K2:Sheet2.K152 Sheet2.J2:Sheet2.J152 Sheet2.E1:Sheet2.E1 Sheet2.E2:Sheet2.E152 Sheet2.D2:Sheet2.D152 Sheet2.F2:Sheet2.F152 Sheet2.G1:Sheet2.G1 Sheet2.G2:Sheet2.G152 Sheet2.I1:Sheet2.I1 Sheet2.I2:Sheet2.I152 Sheet2.H2:Sheet2.H1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_cold_thick</text:p>
          </table:table-cell>
          <table:table-cell office:value-type="string" calcext:value-type="string">
            <text:p>T_cold_thick</text:p>
          </table:table-cell>
          <table:table-cell office:value-type="string" calcext:value-type="string">
            <text:p>f_pp</text:p>
          </table:table-cell>
          <table:table-cell office:value-type="string" calcext:value-type="string">
            <text:p>T_cold_thin</text:p>
          </table:table-cell>
          <table:table-cell office:value-type="string" calcext:value-type="string">
            <text:p>f_hot_thick</text:p>
          </table:table-cell>
          <table:table-cell office:value-type="string" calcext:value-type="string">
            <text:p>T_hot_thick</text:p>
          </table:table-cell>
          <table:table-cell office:value-type="string" calcext:value-type="string">
            <text:p>f_hot_thin</text:p>
          </table:table-cell>
          <table:table-cell office:value-type="string" calcext:value-type="string">
            <text:p>T_hot_thin</text:p>
          </table:table-cell>
          <table:table-cell office:value-type="string" calcext:value-type="string">
            <text:p>f_stable</text:p>
          </table:table-cell>
          <table:table-cell office:value-type="string" calcext:value-type="string">
            <text:p>T_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2186132184882" calcext:value-type="float">
            <text:p>1.2186132184882</text:p>
          </table:table-cell>
          <table:table-cell office:value-type="float" office:value="0.4351990567733" calcext:value-type="float">
            <text:p>0.4351990567733</text:p>
          </table:table-cell>
          <table:table-cell office:value-type="float" office:value="0.93070834085214" calcext:value-type="float">
            <text:p>0.93070834085214</text:p>
          </table:table-cell>
          <table:table-cell office:value-type="float" office:value="0.36113415039304" calcext:value-type="float">
            <text:p>0.36113415039304</text:p>
          </table:table-cell>
          <table:table-cell office:value-type="float" office:value="0.93614026242007" calcext:value-type="float">
            <text:p>0.93614026242007</text:p>
          </table:table-cell>
          <table:table-cell office:value-type="float" office:value="0.76419632104564" calcext:value-type="float">
            <text:p>0.76419632104564</text:p>
          </table:table-cell>
          <table:table-cell office:value-type="float" office:value="0.63077851899516" calcext:value-type="float">
            <text:p>0.63077851899516</text:p>
          </table:table-cell>
          <table:table-cell office:value-type="float" office:value="0.63060565735124" calcext:value-type="float">
            <text:p>0.6306056573512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1242817487192" calcext:value-type="float">
            <text:p>1.1242817487192</text:p>
          </table:table-cell>
          <table:table-cell office:value-type="float" office:value="0.47932436810403" calcext:value-type="float">
            <text:p>0.47932436810403</text:p>
          </table:table-cell>
          <table:table-cell office:value-type="float" office:value="1.1000314471333" calcext:value-type="float">
            <text:p>1.1000314471333</text:p>
          </table:table-cell>
          <table:table-cell office:value-type="float" office:value="0.24701167270108" calcext:value-type="float">
            <text:p>0.24701167270108</text:p>
          </table:table-cell>
          <table:table-cell office:value-type="float" office:value="0.76644796886697" calcext:value-type="float">
            <text:p>0.76644796886697</text:p>
          </table:table-cell>
          <table:table-cell office:value-type="float" office:value="0.804351057413" calcext:value-type="float">
            <text:p>0.804351057413</text:p>
          </table:table-cell>
          <table:table-cell office:value-type="float" office:value="0.6674862307408" calcext:value-type="float">
            <text:p>0.6674862307408</text:p>
          </table:table-cell>
          <table:table-cell office:value-type="float" office:value="0.60788020592502" calcext:value-type="float">
            <text:p>0.6078802059250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0617582099842" calcext:value-type="float">
            <text:p>1.0617582099842</text:p>
          </table:table-cell>
          <table:table-cell office:value-type="float" office:value="0.5083372462237" calcext:value-type="float">
            <text:p>0.5083372462237</text:p>
          </table:table-cell>
          <table:table-cell office:value-type="float" office:value="1.3072683959876" calcext:value-type="float">
            <text:p>1.3072683959876</text:p>
          </table:table-cell>
          <table:table-cell office:value-type="float" office:value="0.10863893977437" calcext:value-type="float">
            <text:p>0.10863893977437</text:p>
          </table:table-cell>
          <table:table-cell office:value-type="float" office:value="0.65729627349011" calcext:value-type="float">
            <text:p>0.65729627349011</text:p>
          </table:table-cell>
          <table:table-cell office:value-type="float" office:value="0.82927104169682" calcext:value-type="float">
            <text:p>0.82927104169682</text:p>
          </table:table-cell>
          <table:table-cell office:value-type="float" office:value="0.71109783080401" calcext:value-type="float">
            <text:p>0.71109783080401</text:p>
          </table:table-cell>
          <table:table-cell office:value-type="float" office:value="0.58128119748244" calcext:value-type="float">
            <text:p>0.58128119748244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015828637527" calcext:value-type="float">
            <text:p>1.015828637527</text:p>
          </table:table-cell>
          <table:table-cell office:value-type="float" office:value="0.52941926303706" calcext:value-type="float">
            <text:p>0.52941926303706</text:p>
          </table:table-cell>
          <table:table-cell office:value-type="float" office:value="1.5288937038897" calcext:value-type="float">
            <text:p>1.5288937038897</text:p>
          </table:table-cell>
          <table:table-cell office:value-type="float" office:value="-0.037481365577683" calcext:value-type="float">
            <text:p>-0.037481365577683</text:p>
          </table:table-cell>
          <table:table-cell office:value-type="float" office:value="0.57632484447098" calcext:value-type="float">
            <text:p>0.57632484447098</text:p>
          </table:table-cell>
          <table:table-cell office:value-type="float" office:value="0.84712997428836" calcext:value-type="float">
            <text:p>0.84712997428836</text:p>
          </table:table-cell>
          <table:table-cell office:value-type="float" office:value="0.76260266082012" calcext:value-type="float">
            <text:p>0.76260266082012</text:p>
          </table:table-cell>
          <table:table-cell office:value-type="float" office:value="0.55026861857695" calcext:value-type="float">
            <text:p>0.5502686185769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006588350045" calcext:value-type="float">
            <text:p>0.98006588350045</text:p>
          </table:table-cell>
          <table:table-cell office:value-type="float" office:value="0.54561667989284" calcext:value-type="float">
            <text:p>0.54561667989284</text:p>
          </table:table-cell>
          <table:table-cell office:value-type="float" office:value="1.7099146007225" calcext:value-type="float">
            <text:p>1.7099146007225</text:p>
          </table:table-cell>
          <table:table-cell office:value-type="float" office:value="-0.15403564769989" calcext:value-type="float">
            <text:p>-0.15403564769989</text:p>
          </table:table-cell>
          <table:table-cell office:value-type="float" office:value="0.51177084454437" calcext:value-type="float">
            <text:p>0.51177084454437</text:p>
          </table:table-cell>
          <table:table-cell office:value-type="float" office:value="0.86091220983158" calcext:value-type="float">
            <text:p>0.86091220983158</text:p>
          </table:table-cell>
          <table:table-cell office:value-type="float" office:value="0.82283195561582" calcext:value-type="float">
            <text:p>0.82283195561582</text:p>
          </table:table-cell>
          <table:table-cell office:value-type="float" office:value="0.51440905474613" calcext:value-type="float">
            <text:p>0.51440905474613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95117067115044" calcext:value-type="float">
            <text:p>0.95117067115044</text:p>
          </table:table-cell>
          <table:table-cell office:value-type="float" office:value="0.55849962608079" calcext:value-type="float">
            <text:p>0.55849962608079</text:p>
          </table:table-cell>
          <table:table-cell office:value-type="float" office:value="1.8031745949107" calcext:value-type="float">
            <text:p>1.8031745949107</text:p>
          </table:table-cell>
          <table:table-cell office:value-type="float" office:value="-0.20997773481078" calcext:value-type="float">
            <text:p>-0.20997773481078</text:p>
          </table:table-cell>
          <table:table-cell office:value-type="float" office:value="0.45802337152564" calcext:value-type="float">
            <text:p>0.45802337152564</text:p>
          </table:table-cell>
          <table:table-cell office:value-type="float" office:value="0.87204872319291" calcext:value-type="float">
            <text:p>0.87204872319291</text:p>
          </table:table-cell>
          <table:table-cell office:value-type="float" office:value="0.89213676311658" calcext:value-type="float">
            <text:p>0.89213676311658</text:p>
          </table:table-cell>
          <table:table-cell office:value-type="float" office:value="0.4735663456874" calcext:value-type="float">
            <text:p>0.4735663456874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9272384851028" calcext:value-type="float">
            <text:p>0.9272384851028</text:p>
          </table:table-cell>
          <table:table-cell office:value-type="float" office:value="0.56897825461818" calcext:value-type="float">
            <text:p>0.56897825461818</text:p>
          </table:table-cell>
          <table:table-cell office:value-type="float" office:value="1.8250431966527" calcext:value-type="float">
            <text:p>1.8250431966527</text:p>
          </table:table-cell>
          <table:table-cell office:value-type="float" office:value="-0.21747179774942" calcext:value-type="float">
            <text:p>-0.21747179774942</text:p>
          </table:table-cell>
          <table:table-cell office:value-type="float" office:value="0.4119790876916" calcext:value-type="float">
            <text:p>0.4119790876916</text:p>
          </table:table-cell>
          <table:table-cell office:value-type="float" office:value="0.88133557345641" calcext:value-type="float">
            <text:p>0.88133557345641</text:p>
          </table:table-cell>
          <table:table-cell office:value-type="float" office:value="0.96987482420532" calcext:value-type="float">
            <text:p>0.96987482420532</text:p>
          </table:table-cell>
          <table:table-cell office:value-type="float" office:value="0.4282006047862" calcext:value-type="float">
            <text:p>0.4282006047862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90707886858839" calcext:value-type="float">
            <text:p>0.90707886858839</text:p>
          </table:table-cell>
          <table:table-cell office:value-type="float" office:value="0.57762394532071" calcext:value-type="float">
            <text:p>0.57762394532071</text:p>
          </table:table-cell>
          <table:table-cell office:value-type="float" office:value="1.8184621818901" calcext:value-type="float">
            <text:p>1.8184621818901</text:p>
          </table:table-cell>
          <table:table-cell office:value-type="float" office:value="-0.2059774083515" calcext:value-type="float">
            <text:p>-0.2059774083515</text:p>
          </table:table-cell>
          <table:table-cell office:value-type="float" office:value="0.37174976556876" calcext:value-type="float">
            <text:p>0.37174976556876</text:p>
          </table:table-cell>
          <table:table-cell office:value-type="float" office:value="0.88926003986779" calcext:value-type="float">
            <text:p>0.88926003986779</text:p>
          </table:table-cell>
          <table:table-cell office:value-type="float" office:value="1.0537569563927" calcext:value-type="float">
            <text:p>1.0537569563927</text:p>
          </table:table-cell>
          <table:table-cell office:value-type="float" office:value="0.37974173262653" calcext:value-type="float">
            <text:p>0.3797417326265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88990345788788" calcext:value-type="float">
            <text:p>0.88990345788788</text:p>
          </table:table-cell>
          <table:table-cell office:value-type="float" office:value="0.58481680096924" calcext:value-type="float">
            <text:p>0.58481680096924</text:p>
          </table:table-cell>
          <table:table-cell office:value-type="float" office:value="1.8045403127178" calcext:value-type="float">
            <text:p>1.8045403127178</text:p>
          </table:table-cell>
          <table:table-cell office:value-type="float" office:value="-0.18979286688424" calcext:value-type="float">
            <text:p>-0.18979286688424</text:p>
          </table:table-cell>
          <table:table-cell office:value-type="float" office:value="0.33610646156406" calcext:value-type="float">
            <text:p>0.33610646156406</text:p>
          </table:table-cell>
          <table:table-cell office:value-type="float" office:value="0.89614103165369" calcext:value-type="float">
            <text:p>0.89614103165369</text:p>
          </table:table-cell>
          <table:table-cell office:value-type="float" office:value="1.1393347689627" calcext:value-type="float">
            <text:p>1.1393347689627</text:p>
          </table:table-cell>
          <table:table-cell office:value-type="float" office:value="0.33086800829388" calcext:value-type="float">
            <text:p>0.3308680082938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7516680609138" calcext:value-type="float">
            <text:p>0.87516680609138</text:p>
          </table:table-cell>
          <table:table-cell office:value-type="float" office:value="0.59082105236308" calcext:value-type="float">
            <text:p>0.59082105236308</text:p>
          </table:table-cell>
          <table:table-cell office:value-type="float" office:value="1.7890692307587" calcext:value-type="float">
            <text:p>1.7890692307587</text:p>
          </table:table-cell>
          <table:table-cell office:value-type="float" office:value="-0.17280889437675" calcext:value-type="float">
            <text:p>-0.17280889437675</text:p>
          </table:table-cell>
          <table:table-cell office:value-type="float" office:value="0.30420770984591" calcext:value-type="float">
            <text:p>0.30420770984591</text:p>
          </table:table-cell>
          <table:table-cell office:value-type="float" office:value="0.90219780950622" calcext:value-type="float">
            <text:p>0.90219780950622</text:p>
          </table:table-cell>
          <table:table-cell office:value-type="float" office:value="1.2202169453946" calcext:value-type="float">
            <text:p>1.2202169453946</text:p>
          </table:table-cell>
          <table:table-cell office:value-type="float" office:value="0.28534712333485" calcext:value-type="float">
            <text:p>0.28534712333485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86247841171879" calcext:value-type="float">
            <text:p>0.86247841171879</text:p>
          </table:table-cell>
          <table:table-cell office:value-type="float" office:value="0.59582681459428" calcext:value-type="float">
            <text:p>0.59582681459428</text:p>
          </table:table-cell>
          <table:table-cell office:value-type="float" office:value="1.7734041392581" calcext:value-type="float">
            <text:p>1.7734041392581</text:p>
          </table:table-cell>
          <table:table-cell office:value-type="float" office:value="-0.15592562064617" calcext:value-type="float">
            <text:p>-0.15592562064617</text:p>
          </table:table-cell>
          <table:table-cell office:value-type="float" office:value="0.27545361415983" calcext:value-type="float">
            <text:p>0.27545361415983</text:p>
          </table:table-cell>
          <table:table-cell office:value-type="float" office:value="0.90758690163731" calcext:value-type="float">
            <text:p>0.90758690163731</text:p>
          </table:table-cell>
          <table:table-cell office:value-type="float" office:value="1.2895705424827" calcext:value-type="float">
            <text:p>1.2895705424827</text:p>
          </table:table-cell>
          <table:table-cell office:value-type="float" office:value="0.24712847262895" calcext:value-type="float">
            <text:p>0.24712847262895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85155097765425" calcext:value-type="float">
            <text:p>0.85155097765425</text:p>
          </table:table-cell>
          <table:table-cell office:value-type="float" office:value="0.59997469616141" calcext:value-type="float">
            <text:p>0.59997469616141</text:p>
          </table:table-cell>
          <table:table-cell office:value-type="float" office:value="1.7578629154871" calcext:value-type="float">
            <text:p>1.7578629154871</text:p>
          </table:table-cell>
          <table:table-cell office:value-type="float" office:value="-0.1393480985171" calcext:value-type="float">
            <text:p>-0.1393480985171</text:p>
          </table:table-cell>
          <table:table-cell office:value-type="float" office:value="0.24940172994114" calcext:value-type="float">
            <text:p>0.24940172994114</text:p>
          </table:table-cell>
          <table:table-cell office:value-type="float" office:value="0.91242340429356" calcext:value-type="float">
            <text:p>0.91242340429356</text:p>
          </table:table-cell>
          <table:table-cell office:value-type="float" office:value="1.3425553957889" calcext:value-type="float">
            <text:p>1.3425553957889</text:p>
          </table:table-cell>
          <table:table-cell office:value-type="float" office:value="0.21891763960368" calcext:value-type="float">
            <text:p>0.2189176396036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84216841117653" calcext:value-type="float">
            <text:p>0.84216841117653</text:p>
          </table:table-cell>
          <table:table-cell office:value-type="float" office:value="0.60337105093744" calcext:value-type="float">
            <text:p>0.60337105093744</text:p>
          </table:table-cell>
          <table:table-cell office:value-type="float" office:value="1.7425220479235" calcext:value-type="float">
            <text:p>1.7425220479235</text:p>
          </table:table-cell>
          <table:table-cell office:value-type="float" office:value="-0.12312061956815" calcext:value-type="float">
            <text:p>-0.12312061956815</text:p>
          </table:table-cell>
          <table:table-cell office:value-type="float" office:value="0.22571575758282" calcext:value-type="float">
            <text:p>0.22571575758282</text:p>
          </table:table-cell>
          <table:table-cell office:value-type="float" office:value="0.91679399560671" calcext:value-type="float">
            <text:p>0.91679399560671</text:p>
          </table:table-cell>
          <table:table-cell office:value-type="float" office:value="1.3780724246373" calcext:value-type="float">
            <text:p>1.3780724246373</text:p>
          </table:table-cell>
          <table:table-cell office:value-type="float" office:value="0.20119127412568" calcext:value-type="float">
            <text:p>0.2011912741256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3416518810783" calcext:value-type="float">
            <text:p>0.83416518810783</text:p>
          </table:table-cell>
          <table:table-cell office:value-type="float" office:value="0.60609783562164" calcext:value-type="float">
            <text:p>0.60609783562164</text:p>
          </table:table-cell>
          <table:table-cell office:value-type="float" office:value="1.7273993254512" calcext:value-type="float">
            <text:p>1.7273993254512</text:p>
          </table:table-cell>
          <table:table-cell office:value-type="float" office:value="-0.10724870703166" calcext:value-type="float">
            <text:p>-0.10724870703166</text:p>
          </table:table-cell>
          <table:table-cell office:value-type="float" office:value="0.20413280400766" calcext:value-type="float">
            <text:p>0.20413280400766</text:p>
          </table:table-cell>
          <table:table-cell office:value-type="float" office:value="0.92076527016653" calcext:value-type="float">
            <text:p>0.92076527016653</text:p>
          </table:table-cell>
          <table:table-cell office:value-type="float" office:value="1.3984386396043" calcext:value-type="float">
            <text:p>1.3984386396043</text:p>
          </table:table-cell>
          <table:table-cell office:value-type="float" office:value="0.19243991459577" calcext:value-type="float">
            <text:p>0.19243991459577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2741255981589" calcext:value-type="float">
            <text:p>0.82741255981589</text:p>
          </table:table-cell>
          <table:table-cell office:value-type="float" office:value="0.60821921420541" calcext:value-type="float">
            <text:p>0.60821921420541</text:p>
          </table:table-cell>
          <table:table-cell office:value-type="float" office:value="1.7124975309175" calcext:value-type="float">
            <text:p>1.7124975309175</text:p>
          </table:table-cell>
          <table:table-cell office:value-type="float" office:value="-0.091728142250142" calcext:value-type="float">
            <text:p>-0.091728142250142</text:p>
          </table:table-cell>
          <table:table-cell office:value-type="float" office:value="0.18444172883405" calcext:value-type="float">
            <text:p>0.18444172883405</text:p>
          </table:table-cell>
          <table:table-cell office:value-type="float" office:value="0.92438929195947" calcext:value-type="float">
            <text:p>0.92438929195947</text:p>
          </table:table-cell>
          <table:table-cell office:value-type="float" office:value="1.4075474444859" calcext:value-type="float">
            <text:p>1.4075474444859</text:p>
          </table:table-cell>
          <table:table-cell office:value-type="float" office:value="0.19027628329536" calcext:value-type="float">
            <text:p>0.19027628329536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82180903704872" calcext:value-type="float">
            <text:p>0.82180903704872</text:p>
          </table:table-cell>
          <table:table-cell office:value-type="float" office:value="0.60978612640802" calcext:value-type="float">
            <text:p>0.60978612640802</text:p>
          </table:table-cell>
          <table:table-cell office:value-type="float" office:value="1.6978154448678" calcext:value-type="float">
            <text:p>1.6978154448678</text:p>
          </table:table-cell>
          <table:table-cell office:value-type="float" office:value="-0.076552235192297" calcext:value-type="float">
            <text:p>-0.076552235192297</text:p>
          </table:table-cell>
          <table:table-cell office:value-type="float" office:value="0.1664684196428" calcext:value-type="float">
            <text:p>0.1664684196428</text:p>
          </table:table-cell>
          <table:table-cell office:value-type="float" office:value="0.92770741938652" calcext:value-type="float">
            <text:p>0.92770741938652</text:p>
          </table:table-cell>
          <table:table-cell office:value-type="float" office:value="1.4091547150198" calcext:value-type="float">
            <text:p>1.4091547150198</text:p>
          </table:table-cell>
          <table:table-cell office:value-type="float" office:value="0.19243983167418" calcext:value-type="float">
            <text:p>0.19243983167418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1727363096363" calcext:value-type="float">
            <text:p>0.81727363096363</text:p>
          </table:table-cell>
          <table:table-cell office:value-type="float" office:value="0.61083954176827" calcext:value-type="float">
            <text:p>0.61083954176827</text:p>
          </table:table-cell>
          <table:table-cell office:value-type="float" office:value="1.6833507612329" calcext:value-type="float">
            <text:p>1.6833507612329</text:p>
          </table:table-cell>
          <table:table-cell office:value-type="float" office:value="-0.061713738332623" calcext:value-type="float">
            <text:p>-0.061713738332623</text:p>
          </table:table-cell>
          <table:table-cell office:value-type="float" office:value="0.15006557662341" calcext:value-type="float">
            <text:p>0.15006557662341</text:p>
          </table:table-cell>
          <table:table-cell office:value-type="float" office:value="0.93075301440072" calcext:value-type="float">
            <text:p>0.93075301440072</text:p>
          </table:table-cell>
          <table:table-cell office:value-type="float" office:value="1.406109347048" calcext:value-type="float">
            <text:p>1.406109347048</text:p>
          </table:table-cell>
          <table:table-cell office:value-type="float" office:value="0.19723335323584" calcext:value-type="float">
            <text:p>0.19723335323584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1374091779962" calcext:value-type="float">
            <text:p>0.81374091779962</text:p>
          </table:table-cell>
          <table:table-cell office:value-type="float" office:value="0.61141284331713" calcext:value-type="float">
            <text:p>0.61141284331713</text:p>
          </table:table-cell>
          <table:table-cell office:value-type="float" office:value="1.6691008972767" calcext:value-type="float">
            <text:p>1.6691008972767</text:p>
          </table:table-cell>
          <table:table-cell office:value-type="float" office:value="-0.047205372673533" calcext:value-type="float">
            <text:p>-0.047205372673533</text:p>
          </table:table-cell>
          <table:table-cell office:value-type="float" office:value="0.13510553593985" calcext:value-type="float">
            <text:p>0.13510553593985</text:p>
          </table:table-cell>
          <table:table-cell office:value-type="float" office:value="0.93355340522717" calcext:value-type="float">
            <text:p>0.93355340522717</text:p>
          </table:table-cell>
          <table:table-cell office:value-type="float" office:value="1.4003099553788" calcext:value-type="float">
            <text:p>1.4003099553788</text:p>
          </table:table-cell>
          <table:table-cell office:value-type="float" office:value="0.20353418717253" calcext:value-type="float">
            <text:p>0.20353418717253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81115733511334" calcext:value-type="float">
            <text:p>0.81115733511334</text:p>
          </table:table-cell>
          <table:table-cell office:value-type="float" office:value="0.61153362275235" calcext:value-type="float">
            <text:p>0.61153362275235</text:p>
          </table:table-cell>
          <table:table-cell office:value-type="float" office:value="1.6550632281316" calcext:value-type="float">
            <text:p>1.6550632281316</text:p>
          </table:table-cell>
          <table:table-cell office:value-type="float" office:value="-0.033019976408747" calcext:value-type="float">
            <text:p>-0.033019976408747</text:p>
          </table:table-cell>
          <table:table-cell office:value-type="float" office:value="0.12147520109433" calcext:value-type="float">
            <text:p>0.12147520109433</text:p>
          </table:table-cell>
          <table:table-cell office:value-type="float" office:value="0.93613133347708" calcext:value-type="float">
            <text:p>0.93613133347708</text:p>
          </table:table-cell>
          <table:table-cell office:value-type="float" office:value="1.3929361528516" calcext:value-type="float">
            <text:p>1.3929361528516</text:p>
          </table:table-cell>
          <table:table-cell office:value-type="float" office:value="0.21064948672396" calcext:value-type="float">
            <text:p>0.2106494867239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0947832347629" calcext:value-type="float">
            <text:p>0.80947832347629</text:p>
          </table:table-cell>
          <table:table-cell office:value-type="float" office:value="0.61122507118193" calcext:value-type="float">
            <text:p>0.61122507118193</text:p>
          </table:table-cell>
          <table:table-cell office:value-type="float" office:value="1.6412351568053" calcext:value-type="float">
            <text:p>1.6412351568053</text:p>
          </table:table-cell>
          <table:table-cell office:value-type="float" office:value="-0.019150546286172" calcext:value-type="float">
            <text:p>-0.019150546286172</text:p>
          </table:table-cell>
          <table:table-cell office:value-type="float" office:value="0.10907246967406" calcext:value-type="float">
            <text:p>0.10907246967406</text:p>
          </table:table-cell>
          <table:table-cell office:value-type="float" office:value="0.93850603455127" calcext:value-type="float">
            <text:p>0.93850603455127</text:p>
          </table:table-cell>
          <table:table-cell office:value-type="float" office:value="1.384695080283" calcext:value-type="float">
            <text:p>1.384695080283</text:p>
          </table:table-cell>
          <table:table-cell office:value-type="float" office:value="0.21816687132048" calcext:value-type="float">
            <text:p>0.2181668713204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0866605578192" calcext:value-type="float">
            <text:p>0.80866605578192</text:p>
          </table:table-cell>
          <table:table-cell office:value-type="float" office:value="0.61050708849971" calcext:value-type="float">
            <text:p>0.61050708849971</text:p>
          </table:table-cell>
          <table:table-cell office:value-type="float" office:value="1.6276141351174" calcext:value-type="float">
            <text:p>1.6276141351174</text:p>
          </table:table-cell>
          <table:table-cell office:value-type="float" office:value="-0.0055902472073905" calcext:value-type="float">
            <text:p>-0.005590247207391</text:p>
          </table:table-cell>
          <table:table-cell office:value-type="float" office:value="0.097803736628084" calcext:value-type="float">
            <text:p>0.097803736628084</text:p>
          </table:table-cell>
          <table:table-cell office:value-type="float" office:value="0.94069405046712" calcext:value-type="float">
            <text:p>0.94069405046712</text:p>
          </table:table-cell>
          <table:table-cell office:value-type="float" office:value="1.3760039484371" calcext:value-type="float">
            <text:p>1.3760039484371</text:p>
          </table:table-cell>
          <table:table-cell office:value-type="float" office:value="0.22584516189381" calcext:value-type="float">
            <text:p>0.22584516189381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80868757862409" calcext:value-type="float">
            <text:p>0.80868757862409</text:p>
          </table:table-cell>
          <table:table-cell office:value-type="float" office:value="0.60939719519966" calcext:value-type="float">
            <text:p>0.60939719519966</text:p>
          </table:table-cell>
          <table:table-cell office:value-type="float" office:value="1.6141976694243" calcext:value-type="float">
            <text:p>1.6141976694243</text:p>
          </table:table-cell>
          <table:table-cell office:value-type="float" office:value="0.0076675878871537" calcext:value-type="float">
            <text:p>0.007667587887154</text:p>
          </table:table-cell>
          <table:table-cell office:value-type="float" office:value="0.087582177453392" calcext:value-type="float">
            <text:p>0.087582177453392</text:p>
          </table:table-cell>
          <table:table-cell office:value-type="float" office:value="0.94270984326087" calcext:value-type="float">
            <text:p>0.94270984326087</text:p>
          </table:table-cell>
          <table:table-cell office:value-type="float" office:value="1.3671077362151" calcext:value-type="float">
            <text:p>1.3671077362151</text:p>
          </table:table-cell>
          <table:table-cell office:value-type="float" office:value="0.23354442572094" calcext:value-type="float">
            <text:p>0.23354442572094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809513244735" calcext:value-type="float">
            <text:p>0.809513244735</text:p>
          </table:table-cell>
          <table:table-cell office:value-type="float" office:value="0.60791130440071" calcext:value-type="float">
            <text:p>0.60791130440071</text:p>
          </table:table-cell>
          <table:table-cell office:value-type="float" office:value="1.6009833214675" calcext:value-type="float">
            <text:p>1.6009833214675</text:p>
          </table:table-cell>
          <table:table-cell office:value-type="float" office:value="0.020629461150138" calcext:value-type="float">
            <text:p>0.020629461150138</text:p>
          </table:table-cell>
          <table:table-cell office:value-type="float" office:value="0.078326594879405" calcext:value-type="float">
            <text:p>0.078326594879405</text:p>
          </table:table-cell>
          <table:table-cell office:value-type="float" office:value="0.94456625736439" calcext:value-type="float">
            <text:p>0.94456625736439</text:p>
          </table:table-cell>
          <table:table-cell office:value-type="float" office:value="1.3581504506498" calcext:value-type="float">
            <text:p>1.3581504506498</text:p>
          </table:table-cell>
          <table:table-cell office:value-type="float" office:value="0.2411838386502" calcext:value-type="float">
            <text:p>0.2411838386502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81111535285877" calcext:value-type="float">
            <text:p>0.81111535285877</text:p>
          </table:table-cell>
          <table:table-cell office:value-type="float" office:value="0.6060643939115" calcext:value-type="float">
            <text:p>0.6060643939115</text:p>
          </table:table-cell>
          <table:table-cell office:value-type="float" office:value="1.5879687076213" calcext:value-type="float">
            <text:p>1.5879687076213</text:p>
          </table:table-cell>
          <table:table-cell office:value-type="float" office:value="0.033301713866136" calcext:value-type="float">
            <text:p>0.033301713866136</text:p>
          </table:table-cell>
          <table:table-cell office:value-type="float" office:value="0.069960667669081" calcext:value-type="float">
            <text:p>0.069960667669081</text:p>
          </table:table-cell>
          <table:table-cell office:value-type="float" office:value="0.9462748664292" calcext:value-type="float">
            <text:p>0.9462748664292</text:p>
          </table:table-cell>
          <table:table-cell office:value-type="float" office:value="1.3492170579975" calcext:value-type="float">
            <text:p>1.3492170579975</text:p>
          </table:table-cell>
          <table:table-cell office:value-type="float" office:value="0.24871699363144" calcext:value-type="float">
            <text:p>0.24871699363144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1346693816649" calcext:value-type="float">
            <text:p>0.81346693816649</text:p>
          </table:table-cell>
          <table:table-cell office:value-type="float" office:value="0.60387110529024" calcext:value-type="float">
            <text:p>0.60387110529024</text:p>
          </table:table-cell>
          <table:table-cell office:value-type="float" office:value="1.5751514976148" calcext:value-type="float">
            <text:p>1.5751514976148</text:p>
          </table:table-cell>
          <table:table-cell office:value-type="float" office:value="0.045690530710781" calcext:value-type="float">
            <text:p>0.045690530710781</text:p>
          </table:table-cell>
          <table:table-cell office:value-type="float" office:value="0.06241247970819" calcext:value-type="float">
            <text:p>0.06241247970819</text:p>
          </table:table-cell>
          <table:table-cell office:value-type="float" office:value="0.94784623134985" calcext:value-type="float">
            <text:p>0.94784623134985</text:p>
          </table:table-cell>
          <table:table-cell office:value-type="float" office:value="1.340357889635" calcext:value-type="float">
            <text:p>1.340357889635</text:p>
          </table:table-cell>
          <table:table-cell office:value-type="float" office:value="0.25611758172611" calcext:value-type="float">
            <text:p>0.25611758172611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81654067637745" calcext:value-type="float">
            <text:p>0.81654067637745</text:p>
          </table:table-cell>
          <table:table-cell office:value-type="float" office:value="0.60134628713124" calcext:value-type="float">
            <text:p>0.60134628713124</text:p>
          </table:table-cell>
          <table:table-cell office:value-type="float" office:value="1.5625294130905" calcext:value-type="float">
            <text:p>1.5625294130905</text:p>
          </table:table-cell>
          <table:table-cell office:value-type="float" office:value="0.057801944001599" calcext:value-type="float">
            <text:p>0.057801944001599</text:p>
          </table:table-cell>
          <table:table-cell office:value-type="float" office:value="0.055614237242412" calcext:value-type="float">
            <text:p>0.055614237242412</text:p>
          </table:table-cell>
          <table:table-cell office:value-type="float" office:value="0.94929009013535" calcext:value-type="float">
            <text:p>0.94929009013535</text:p>
          </table:table-cell>
          <table:table-cell office:value-type="float" office:value="1.331602827609" calcext:value-type="float">
            <text:p>1.331602827609</text:p>
          </table:table-cell>
          <table:table-cell office:value-type="float" office:value="0.26337109747587" calcext:value-type="float">
            <text:p>0.26337109747587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82030788063664" calcext:value-type="float">
            <text:p>0.82030788063664</text:p>
          </table:table-cell>
          <table:table-cell office:value-type="float" office:value="0.59850549206579" calcext:value-type="float">
            <text:p>0.59850549206579</text:p>
          </table:table-cell>
          <table:table-cell office:value-type="float" office:value="1.5501002261288" calcext:value-type="float">
            <text:p>1.5501002261288</text:p>
          </table:table-cell>
          <table:table-cell office:value-type="float" office:value="0.069641837863996" calcext:value-type="float">
            <text:p>0.069641837863996</text:p>
          </table:table-cell>
          <table:table-cell office:value-type="float" office:value="0.049502105168681" calcext:value-type="float">
            <text:p>0.049502105168681</text:p>
          </table:table-cell>
          <table:table-cell office:value-type="float" office:value="0.9506154958277" calcext:value-type="float">
            <text:p>0.9506154958277</text:p>
          </table:table-cell>
          <table:table-cell office:value-type="float" office:value="1.3229695814364" calcext:value-type="float">
            <text:p>1.3229695814364</text:p>
          </table:table-cell>
          <table:table-cell office:value-type="float" office:value="0.27047001480419" calcext:value-type="float">
            <text:p>0.27047001480419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82473758344163" calcext:value-type="float">
            <text:p>0.82473758344163</text:p>
          </table:table-cell>
          <table:table-cell office:value-type="float" office:value="0.5953654304556" calcext:value-type="float">
            <text:p>0.5953654304556</text:p>
          </table:table-cell>
          <table:table-cell office:value-type="float" office:value="1.5378617566053" calcext:value-type="float">
            <text:p>1.5378617566053</text:p>
          </table:table-cell>
          <table:table-cell office:value-type="float" office:value="0.081215963919539" calcext:value-type="float">
            <text:p>0.081215963919539</text:p>
          </table:table-cell>
          <table:table-cell office:value-type="float" office:value="0.044016111548958" calcext:value-type="float">
            <text:p>0.044016111548958</text:p>
          </table:table-cell>
          <table:table-cell office:value-type="float" office:value="0.95183091528534" calcext:value-type="float">
            <text:p>0.95183091528534</text:p>
          </table:table-cell>
          <table:table-cell office:value-type="float" office:value="1.3144685499066" calcext:value-type="float">
            <text:p>1.3144685499066</text:p>
          </table:table-cell>
          <table:table-cell office:value-type="float" office:value="0.27741096225384" calcext:value-type="float">
            <text:p>0.27741096225384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829795707386" calcext:value-type="float">
            <text:p>0.829795707386</text:p>
          </table:table-cell>
          <table:table-cell office:value-type="float" office:value="0.59194437812588" calcext:value-type="float">
            <text:p>0.59194437812588</text:p>
          </table:table-cell>
          <table:table-cell office:value-type="float" office:value="1.5258118593608" calcext:value-type="float">
            <text:p>1.5258118593608</text:p>
          </table:table-cell>
          <table:table-cell office:value-type="float" office:value="0.092529918633182" calcext:value-type="float">
            <text:p>0.092529918633182</text:p>
          </table:table-cell>
          <table:table-cell office:value-type="float" office:value="0.039100084079774" calcext:value-type="float">
            <text:p>0.039100084079774</text:p>
          </table:table-cell>
          <table:table-cell office:value-type="float" office:value="0.9529442989871" calcext:value-type="float">
            <text:p>0.9529442989871</text:p>
          </table:table-cell>
          <table:table-cell office:value-type="float" office:value="1.3061057006518" calcext:value-type="float">
            <text:p>1.3061057006518</text:p>
          </table:table-cell>
          <table:table-cell office:value-type="float" office:value="0.2841930552314" calcext:value-type="float">
            <text:p>0.284193055231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544433853341" calcext:value-type="float">
            <text:p>0.83544433853341</text:p>
          </table:table-cell>
          <table:table-cell office:value-type="float" office:value="0.58826253052382" calcext:value-type="float">
            <text:p>0.58826253052382</text:p>
          </table:table-cell>
          <table:table-cell office:value-type="float" office:value="1.5139484575127" calcext:value-type="float">
            <text:p>1.5139484575127</text:p>
          </table:table-cell>
          <table:table-cell office:value-type="float" office:value="0.10358916031035" calcext:value-type="float">
            <text:p>0.10358916031035</text:p>
          </table:table-cell>
          <table:table-cell office:value-type="float" office:value="0.0347015937988" calcext:value-type="float">
            <text:p>0.0347015937988</text:p>
          </table:table-cell>
          <table:table-cell office:value-type="float" office:value="0.95396312985979" calcext:value-type="float">
            <text:p>0.95396312985979</text:p>
          </table:table-cell>
          <table:table-cell office:value-type="float" office:value="1.297884291198" calcext:value-type="float">
            <text:p>1.297884291198</text:p>
          </table:table-cell>
          <table:table-cell office:value-type="float" office:value="0.29081690251812" calcext:value-type="float">
            <text:p>0.2908169025181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84164112485308" calcext:value-type="float">
            <text:p>0.84164112485308</text:p>
          </table:table-cell>
          <table:table-cell office:value-type="float" office:value="0.58434229148297" calcext:value-type="float">
            <text:p>0.58434229148297</text:p>
          </table:table-cell>
          <table:table-cell office:value-type="float" office:value="1.5022695143631" calcext:value-type="float">
            <text:p>1.5022695143631</text:p>
          </table:table-cell>
          <table:table-cell office:value-type="float" office:value="0.11439901739399" calcext:value-type="float">
            <text:p>0.11439901739399</text:p>
          </table:table-cell>
          <table:table-cell office:value-type="float" office:value="0.030771890317266" calcext:value-type="float">
            <text:p>0.030771890317266</text:p>
          </table:table-cell>
          <table:table-cell office:value-type="float" office:value="0.95489445736579" calcext:value-type="float">
            <text:p>0.95489445736579</text:p>
          </table:table-cell>
          <table:table-cell office:value-type="float" office:value="1.2898059072965" calcext:value-type="float">
            <text:p>1.2898059072965</text:p>
          </table:table-cell>
          <table:table-cell office:value-type="float" office:value="0.29728400902535" calcext:value-type="float">
            <text:p>0.29728400902535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84833882886261" calcext:value-type="float">
            <text:p>0.84833882886261</text:p>
          </table:table-cell>
          <table:table-cell office:value-type="float" office:value="0.58020848152235" calcext:value-type="float">
            <text:p>0.58020848152235</text:p>
          </table:table-cell>
          <table:table-cell office:value-type="float" office:value="1.4907730345158" calcext:value-type="float">
            <text:p>1.4907730345158</text:p>
          </table:table-cell>
          <table:table-cell office:value-type="float" office:value="0.124964690547" calcext:value-type="float">
            <text:p>0.124964690547</text:p>
          </table:table-cell>
          <table:table-cell office:value-type="float" office:value="0.027265819711387" calcext:value-type="float">
            <text:p>0.027265819711387</text:p>
          </table:table-cell>
          <table:table-cell office:value-type="float" office:value="0.95574492163181" calcext:value-type="float">
            <text:p>0.95574492163181</text:p>
          </table:table-cell>
          <table:table-cell office:value-type="float" office:value="1.2818710952833" calcext:value-type="float">
            <text:p>1.2818710952833</text:p>
          </table:table-cell>
          <table:table-cell office:value-type="float" office:value="0.30359641353224" calcext:value-type="float">
            <text:p>0.30359641353224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85548506792531" calcext:value-type="float">
            <text:p>0.85548506792531</text:p>
          </table:table-cell>
          <table:table-cell office:value-type="float" office:value="0.575888448647" calcext:value-type="float">
            <text:p>0.575888448647</text:p>
          </table:table-cell>
          <table:table-cell office:value-type="float" office:value="1.4794570636516" calcext:value-type="float">
            <text:p>1.4794570636516</text:p>
          </table:table-cell>
          <table:table-cell office:value-type="float" office:value="0.1352912554781" calcext:value-type="float">
            <text:p>0.1352912554781</text:p>
          </table:table-cell>
          <table:table-cell office:value-type="float" office:value="0.024141721231412" calcext:value-type="float">
            <text:p>0.024141721231412</text:p>
          </table:table-cell>
          <table:table-cell office:value-type="float" office:value="0.95652077120597" calcext:value-type="float">
            <text:p>0.95652077120597</text:p>
          </table:table-cell>
          <table:table-cell office:value-type="float" office:value="1.2740797507678" calcext:value-type="float">
            <text:p>1.2740797507678</text:p>
          </table:table-cell>
          <table:table-cell office:value-type="float" office:value="0.30975646708649" calcext:value-type="float">
            <text:p>0.30975646708649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86302227654556" calcext:value-type="float">
            <text:p>0.86302227654556</text:p>
          </table:table-cell>
          <table:table-cell office:value-type="float" office:value="0.57141206438645" calcext:value-type="float">
            <text:p>0.57141206438645</text:p>
          </table:table-cell>
          <table:table-cell office:value-type="float" office:value="1.4683196877259" calcext:value-type="float">
            <text:p>1.4683196877259</text:p>
          </table:table-cell>
          <table:table-cell office:value-type="float" office:value="0.14538366603863" calcext:value-type="float">
            <text:p>0.14538366603863</text:p>
          </table:table-cell>
          <table:table-cell office:value-type="float" office:value="0.021361302504452" calcext:value-type="float">
            <text:p>0.021361302504452</text:p>
          </table:table-cell>
          <table:table-cell office:value-type="float" office:value="0.95722787706114" calcext:value-type="float">
            <text:p>0.95722787706114</text:p>
          </table:table-cell>
          <table:table-cell office:value-type="float" office:value="1.2664313596789" calcext:value-type="float">
            <text:p>1.2664313596789</text:p>
          </table:table-cell>
          <table:table-cell office:value-type="float" office:value="0.31576669640735" calcext:value-type="float">
            <text:p>0.3157666964073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7088792178473" calcext:value-type="float">
            <text:p>0.87088792178473</text:p>
          </table:table-cell>
          <table:table-cell office:value-type="float" office:value="0.5668115897161" calcext:value-type="float">
            <text:p>0.5668115897161</text:p>
          </table:table-cell>
          <table:table-cell office:value-type="float" office:value="1.4573590319217" calcext:value-type="float">
            <text:p>1.4573590319217</text:p>
          </table:table-cell>
          <table:table-cell office:value-type="float" office:value="0.1552467573889" calcext:value-type="float">
            <text:p>0.1552467573889</text:p>
          </table:table-cell>
          <table:table-cell office:value-type="float" office:value="0.0188894952135" calcext:value-type="float">
            <text:p>0.0188894952135</text:p>
          </table:table-cell>
          <table:table-cell office:value-type="float" office:value="0.95787174469005" calcext:value-type="float">
            <text:p>0.95787174469005</text:p>
          </table:table-cell>
          <table:table-cell office:value-type="float" office:value="1.2589251490052" calcext:value-type="float">
            <text:p>1.2589251490052</text:p>
          </table:table-cell>
          <table:table-cell office:value-type="float" office:value="0.32162971913881" calcext:value-type="float">
            <text:p>0.32162971913881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87901499485909" calcext:value-type="float">
            <text:p>0.87901499485909</text:p>
          </table:table-cell>
          <table:table-cell office:value-type="float" office:value="0.56212139988603" calcext:value-type="float">
            <text:p>0.56212139988603</text:p>
          </table:table-cell>
          <table:table-cell office:value-type="float" office:value="1.4465732595003" calcext:value-type="float">
            <text:p>1.4465732595003</text:p>
          </table:table-cell>
          <table:table-cell office:value-type="float" office:value="0.16488524914815" calcext:value-type="float">
            <text:p>0.16488524914815</text:p>
          </table:table-cell>
          <table:table-cell office:value-type="float" office:value="0.016694294597495" calcext:value-type="float">
            <text:p>0.016694294597495</text:p>
          </table:table-cell>
          <table:table-cell office:value-type="float" office:value="0.95845752553251" calcext:value-type="float">
            <text:p>0.95845752553251</text:p>
          </table:table-cell>
          <table:table-cell office:value-type="float" office:value="1.2515601817852" calcext:value-type="float">
            <text:p>1.2515601817852</text:p>
          </table:table-cell>
          <table:table-cell office:value-type="float" office:value="0.32734819102296" calcext:value-type="float">
            <text:p>0.32734819102296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8873327888523" calcext:value-type="float">
            <text:p>0.8873327888523</text:p>
          </table:table-cell>
          <table:table-cell office:value-type="float" office:value="0.55737756413259" calcext:value-type="float">
            <text:p>0.55737756413259</text:p>
          </table:table-cell>
          <table:table-cell office:value-type="float" office:value="1.4359605706159" calcext:value-type="float">
            <text:p>1.4359605706159</text:p>
          </table:table-cell>
          <table:table-cell office:value-type="float" office:value="0.17430374849099" calcext:value-type="float">
            <text:p>0.17430374849099</text:p>
          </table:table-cell>
          <table:table-cell office:value-type="float" office:value="0.01474658677288" calcext:value-type="float">
            <text:p>0.01474658677288</text:p>
          </table:table-cell>
          <table:table-cell office:value-type="float" office:value="0.95899002851367" calcext:value-type="float">
            <text:p>0.95899002851367</text:p>
          </table:table-cell>
          <table:table-cell office:value-type="float" office:value="1.2443354173651" calcext:value-type="float">
            <text:p>1.2443354173651</text:p>
          </table:table-cell>
          <table:table-cell office:value-type="float" office:value="0.33292477290085" calcext:value-type="float">
            <text:p>0.33292477290085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89576795467998" calcext:value-type="float">
            <text:p>0.89576795467998</text:p>
          </table:table-cell>
          <table:table-cell office:value-type="float" office:value="0.5526172855339" calcext:value-type="float">
            <text:p>0.5526172855339</text:p>
          </table:table-cell>
          <table:table-cell office:value-type="float" office:value="1.425519201121" calcext:value-type="float">
            <text:p>1.425519201121</text:p>
          </table:table-cell>
          <table:table-cell office:value-type="float" office:value="0.18350675317565" calcext:value-type="float">
            <text:p>0.18350675317565</text:p>
          </table:table-cell>
          <table:table-cell office:value-type="float" office:value="0.013019968026894" calcext:value-type="float">
            <text:p>0.013019968026894</text:p>
          </table:table-cell>
          <table:table-cell office:value-type="float" office:value="0.95947373212957" calcext:value-type="float">
            <text:p>0.95947373212957</text:p>
          </table:table-cell>
          <table:table-cell office:value-type="float" office:value="1.2372497498229" calcext:value-type="float">
            <text:p>1.2372497498229</text:p>
          </table:table-cell>
          <table:table-cell office:value-type="float" office:value="0.338362110136" calcext:value-type="float">
            <text:p>0.33836211013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90424580620582" calcext:value-type="float">
            <text:p>0.90424580620582</text:p>
          </table:table-cell>
          <table:table-cell office:value-type="float" office:value="0.54787821723409" calcext:value-type="float">
            <text:p>0.54787821723409</text:p>
          </table:table-cell>
          <table:table-cell office:value-type="float" office:value="1.4152474213767" calcext:value-type="float">
            <text:p>1.4152474213767</text:p>
          </table:table-cell>
          <table:table-cell office:value-type="float" office:value="0.19249865449866" calcext:value-type="float">
            <text:p>0.19249865449866</text:p>
          </table:table-cell>
          <table:table-cell office:value-type="float" office:value="0.011490560042094" calcext:value-type="float">
            <text:p>0.011490560042094</text:p>
          </table:table-cell>
          <table:table-cell office:value-type="float" office:value="0.95991279727084" calcext:value-type="float">
            <text:p>0.95991279727084</text:p>
          </table:table-cell>
          <table:table-cell office:value-type="float" office:value="1.2303020325483" calcext:value-type="float">
            <text:p>1.2303020325483</text:p>
          </table:table-cell>
          <table:table-cell office:value-type="float" office:value="0.34366281988565" calcext:value-type="float">
            <text:p>0.3436628198856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1269182280448" calcext:value-type="float">
            <text:p>0.91269182280448</text:p>
          </table:table-cell>
          <table:table-cell office:value-type="float" office:value="0.54319768280941" calcext:value-type="float">
            <text:p>0.54319768280941</text:p>
          </table:table-cell>
          <table:table-cell office:value-type="float" office:value="1.4051435350723" calcext:value-type="float">
            <text:p>1.4051435350723</text:p>
          </table:table-cell>
          <table:table-cell office:value-type="float" office:value="0.20128374017513" calcext:value-type="float">
            <text:p>0.20128374017513</text:p>
          </table:table-cell>
          <table:table-cell office:value-type="float" office:value="0.010136824610052" calcext:value-type="float">
            <text:p>0.010136824610052</text:p>
          </table:table-cell>
          <table:table-cell office:value-type="float" office:value="0.96031108080671" calcext:value-type="float">
            <text:p>0.96031108080671</text:p>
          </table:table-cell>
          <table:table-cell office:value-type="float" office:value="1.2234910939688" calcext:value-type="float">
            <text:p>1.2234910939688</text:p>
          </table:table-cell>
          <table:table-cell office:value-type="float" office:value="0.34882948336834" calcext:value-type="float">
            <text:p>0.34882948336834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210332764764" calcext:value-type="float">
            <text:p>0.9210332764764</text:p>
          </table:table-cell>
          <table:table-cell office:value-type="float" office:value="0.53861183924051" calcext:value-type="float">
            <text:p>0.53861183924051</text:p>
          </table:table-cell>
          <table:table-cell office:value-type="float" office:value="1.3952058780564" calcext:value-type="float">
            <text:p>1.3952058780564</text:p>
          </table:table-cell>
          <table:table-cell office:value-type="float" office:value="0.20986619714587" calcext:value-type="float">
            <text:p>0.20986619714587</text:p>
          </table:table-cell>
          <table:table-cell office:value-type="float" office:value="0.0089393808782851" calcext:value-type="float">
            <text:p>0.008939380878285</text:p>
          </table:table-cell>
          <table:table-cell office:value-type="float" office:value="0.96067214984307" calcext:value-type="float">
            <text:p>0.96067214984307</text:p>
          </table:table-cell>
          <table:table-cell office:value-type="float" office:value="1.2168157475667" calcext:value-type="float">
            <text:p>1.2168157475667</text:p>
          </table:table-cell>
          <table:table-cell office:value-type="float" office:value="0.35386464133517" calcext:value-type="float">
            <text:p>0.3538646413351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292008939531" calcext:value-type="float">
            <text:p>0.9292008939531</text:p>
          </table:table-cell>
          <table:table-cell office:value-type="float" office:value="0.53415482919246" calcext:value-type="float">
            <text:p>0.53415482919246</text:p>
          </table:table-cell>
          <table:table-cell office:value-type="float" office:value="1.3854328171792" calcext:value-type="float">
            <text:p>1.3854328171792</text:p>
          </table:table-cell>
          <table:table-cell office:value-type="float" office:value="0.21825011431307" calcext:value-type="float">
            <text:p>0.21825011431307</text:p>
          </table:table-cell>
          <table:table-cell office:value-type="float" office:value="0.007880827619463" calcext:value-type="float">
            <text:p>0.007880827619463</text:p>
          </table:table-cell>
          <table:table-cell office:value-type="float" office:value="0.96099929650445" calcext:value-type="float">
            <text:p>0.96099929650445</text:p>
          </table:table-cell>
          <table:table-cell office:value-type="float" office:value="1.2102747981865" calcext:value-type="float">
            <text:p>1.2102747981865</text:p>
          </table:table-cell>
          <table:table-cell office:value-type="float" office:value="0.35877079160843" calcext:value-type="float">
            <text:p>0.3587707916084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93713045498783" calcext:value-type="float">
            <text:p>0.93713045498783</text:p>
          </table:table-cell>
          <table:table-cell office:value-type="float" office:value="0.52985797362019" calcext:value-type="float">
            <text:p>0.52985797362019</text:p>
          </table:table-cell>
          <table:table-cell office:value-type="float" office:value="1.3758227491468" calcext:value-type="float">
            <text:p>1.3758227491468</text:p>
          </table:table-cell>
          <table:table-cell office:value-type="float" office:value="0.22643948520731" calcext:value-type="float">
            <text:p>0.22643948520731</text:p>
          </table:table-cell>
          <table:table-cell office:value-type="float" office:value="0.0069455724644777" calcext:value-type="float">
            <text:p>0.006945572464478</text:p>
          </table:table-cell>
          <table:table-cell office:value-type="float" office:value="0.96129555305895" calcext:value-type="float">
            <text:p>0.96129555305895</text:p>
          </table:table-cell>
          <table:table-cell office:value-type="float" office:value="1.2038670459104" calcext:value-type="float">
            <text:p>1.2038670459104</text:p>
          </table:table-cell>
          <table:table-cell office:value-type="float" office:value="0.36355038796151" calcext:value-type="float">
            <text:p>0.3635503879615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9447642282806" calcext:value-type="float">
            <text:p>0.9447642282806</text:p>
          </table:table-cell>
          <table:table-cell office:value-type="float" office:value="0.52574905508624" calcext:value-type="float">
            <text:p>0.52574905508624</text:p>
          </table:table-cell>
          <table:table-cell office:value-type="float" office:value="1.3663740993852" calcext:value-type="float">
            <text:p>1.3663740993852</text:p>
          </table:table-cell>
          <table:table-cell office:value-type="float" office:value="0.2344382105882" calcext:value-type="float">
            <text:p>0.2344382105882</text:p>
          </table:table-cell>
          <table:table-cell office:value-type="float" office:value="0.0061196695322417" calcext:value-type="float">
            <text:p>0.006119669532242</text:p>
          </table:table-cell>
          <table:table-cell office:value-type="float" office:value="0.96156370719733" calcext:value-type="float">
            <text:p>0.96156370719733</text:p>
          </table:table-cell>
          <table:table-cell office:value-type="float" office:value="1.1975912883321" calcext:value-type="float">
            <text:p>1.1975912883321</text:p>
          </table:table-cell>
          <table:table-cell office:value-type="float" office:value="0.36820583987198" calcext:value-type="float">
            <text:p>0.36820583987198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205215696405" calcext:value-type="float">
            <text:p>0.95205215696405</text:p>
          </table:table-cell>
          <table:table-cell office:value-type="float" office:value="0.52185173628309" calcext:value-type="float">
            <text:p>0.52185173628309</text:p>
          </table:table-cell>
          <table:table-cell office:value-type="float" office:value="1.3570853209139" calcext:value-type="float">
            <text:p>1.3570853209139</text:p>
          </table:table-cell>
          <table:table-cell office:value-type="float" office:value="0.24225010098094" calcext:value-type="float">
            <text:p>0.24225010098094</text:p>
          </table:table-cell>
          <table:table-cell office:value-type="float" office:value="0.0053906664368518" calcext:value-type="float">
            <text:p>0.005390666436852</text:p>
          </table:table-cell>
          <table:table-cell office:value-type="float" office:value="0.96180631728493" calcext:value-type="float">
            <text:p>0.96180631728493</text:p>
          </table:table-cell>
          <table:table-cell office:value-type="float" office:value="1.1914463217653" calcext:value-type="float">
            <text:p>1.1914463217653</text:p>
          </table:table-cell>
          <table:table-cell office:value-type="float" office:value="0.37273951284451" calcext:value-type="float">
            <text:p>0.37273951284451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95895272538474" calcext:value-type="float">
            <text:p>0.95895272538474</text:p>
          </table:table-cell>
          <table:table-cell office:value-type="float" office:value="0.51818514761331" calcext:value-type="float">
            <text:p>0.51818514761331</text:p>
          </table:table-cell>
          <table:table-cell office:value-type="float" office:value="1.3479548932279" calcext:value-type="float">
            <text:p>1.3479548932279</text:p>
          </table:table-cell>
          <table:table-cell office:value-type="float" office:value="0.24987887915175" calcext:value-type="float">
            <text:p>0.24987887915175</text:p>
          </table:table-cell>
          <table:table-cell office:value-type="float" office:value="0.0047474612650285" calcext:value-type="float">
            <text:p>0.004747461265029</text:p>
          </table:table-cell>
          <table:table-cell office:value-type="float" office:value="0.96202572742204" calcext:value-type="float">
            <text:p>0.96202572742204</text:p>
          </table:table-cell>
          <table:table-cell office:value-type="float" office:value="1.1854309417405" calcext:value-type="float">
            <text:p>1.1854309417405</text:p>
          </table:table-cell>
          <table:table-cell office:value-type="float" office:value="0.37715372910461" calcext:value-type="float">
            <text:p>0.37715372910461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96543346561034" calcext:value-type="float">
            <text:p>0.96543346561034</text:p>
          </table:table-cell>
          <table:table-cell office:value-type="float" office:value="0.51476366360968" calcext:value-type="float">
            <text:p>0.51476366360968</text:p>
          </table:table-cell>
          <table:table-cell office:value-type="float" office:value="1.3389813211867" calcext:value-type="float">
            <text:p>1.3389813211867</text:p>
          </table:table-cell>
          <table:table-cell office:value-type="float" office:value="0.2573281825241" calcext:value-type="float">
            <text:p>0.2573281825241</text:p>
          </table:table-cell>
          <table:table-cell office:value-type="float" office:value="0.0041801697940104" calcext:value-type="float">
            <text:p>0.00418016979401</text:p>
          </table:table-cell>
          <table:table-cell office:value-type="float" office:value="0.96222408217116" calcext:value-type="float">
            <text:p>0.96222408217116</text:p>
          </table:table-cell>
          <table:table-cell office:value-type="float" office:value="1.1795439430249" calcext:value-type="float">
            <text:p>1.1795439430249</text:p>
          </table:table-cell>
          <table:table-cell office:value-type="float" office:value="0.38145076853248" calcext:value-type="float">
            <text:p>0.38145076853248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97147109213303" calcext:value-type="float">
            <text:p>0.97147109213303</text:p>
          </table:table-cell>
          <table:table-cell office:value-type="float" office:value="0.51159687233603" calcext:value-type="float">
            <text:p>0.51159687233603</text:p>
          </table:table-cell>
          <table:table-cell office:value-type="float" office:value="1.3301631339107" calcext:value-type="float">
            <text:p>1.3301631339107</text:p>
          </table:table-cell>
          <table:table-cell office:value-type="float" office:value="0.26460156553828" calcext:value-type="float">
            <text:p>0.26460156553828</text:p>
          </table:table-cell>
          <table:table-cell office:value-type="float" office:value="0.0036800029662364" calcext:value-type="float">
            <text:p>0.003680002966236</text:p>
          </table:table-cell>
          <table:table-cell office:value-type="float" office:value="0.962403340831" calcext:value-type="float">
            <text:p>0.962403340831</text:p>
          </table:table-cell>
          <table:table-cell office:value-type="float" office:value="1.1737841193214" calcext:value-type="float">
            <text:p>1.1737841193214</text:p>
          </table:table-cell>
          <table:table-cell office:value-type="float" office:value="0.38563286974986" calcext:value-type="float">
            <text:p>0.38563286974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97705128263859" calcext:value-type="float">
            <text:p>0.97705128263859</text:p>
          </table:table-cell>
          <table:table-cell office:value-type="float" office:value="0.50868972675736" calcext:value-type="float">
            <text:p>0.50868972675736</text:p>
          </table:table-cell>
          <table:table-cell office:value-type="float" office:value="1.3214988836818" calcext:value-type="float">
            <text:p>1.3214988836818</text:p>
          </table:table-cell>
          <table:table-cell office:value-type="float" office:value="0.27170250195647" calcext:value-type="float">
            <text:p>0.27170250195647</text:p>
          </table:table-cell>
          <table:table-cell office:value-type="float" office:value="0.0032391544216314" calcext:value-type="float">
            <text:p>0.003239154421631</text:p>
          </table:table-cell>
          <table:table-cell office:value-type="float" office:value="0.96256529116896" calcext:value-type="float">
            <text:p>0.96256529116896</text:p>
          </table:table-cell>
          <table:table-cell office:value-type="float" office:value="1.1681502627504" calcext:value-type="float">
            <text:p>1.1681502627504</text:p>
          </table:table-cell>
          <table:table-cell office:value-type="float" office:value="0.38970223130174" calcext:value-type="float">
            <text:p>0.3897022313017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8216814792281" calcext:value-type="float">
            <text:p>0.98216814792281</text:p>
          </table:table-cell>
          <table:table-cell office:value-type="float" office:value="0.50604285424886" calcext:value-type="float">
            <text:p>0.50604285424886</text:p>
          </table:table-cell>
          <table:table-cell office:value-type="float" office:value="1.3129871448493" calcext:value-type="float">
            <text:p>1.3129871448493</text:p>
          </table:table-cell>
          <table:table-cell office:value-type="float" office:value="0.27863438711528" calcext:value-type="float">
            <text:p>0.27863438711528</text:p>
          </table:table-cell>
          <table:table-cell office:value-type="float" office:value="0.0028506977554616" calcext:value-type="float">
            <text:p>0.002850697755462</text:p>
          </table:table-cell>
          <table:table-cell office:value-type="float" office:value="0.9627115625368" calcext:value-type="float">
            <text:p>0.9627115625368</text:p>
          </table:table-cell>
          <table:table-cell office:value-type="float" office:value="1.1626411631888" calcext:value-type="float">
            <text:p>1.1626411631888</text:p>
          </table:table-cell>
          <table:table-cell office:value-type="float" office:value="0.39366101289366" calcext:value-type="float">
            <text:p>0.3936610128936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98682345226836" calcext:value-type="float">
            <text:p>0.98682345226836</text:p>
          </table:table-cell>
          <table:table-cell office:value-type="float" office:value="0.50365299127559" calcext:value-type="float">
            <text:p>0.50365299127559</text:p>
          </table:table-cell>
          <table:table-cell office:value-type="float" office:value="1.3046265127398" calcext:value-type="float">
            <text:p>1.3046265127398</text:p>
          </table:table-cell>
          <table:table-cell office:value-type="float" office:value="0.285400540128" calcext:value-type="float">
            <text:p>0.285400540128</text:p>
          </table:table-cell>
          <table:table-cell office:value-type="float" office:value="0.0025084930462965" calcext:value-type="float">
            <text:p>0.002508493046297</text:p>
          </table:table-cell>
          <table:table-cell office:value-type="float" office:value="0.96284363832273" calcext:value-type="float">
            <text:p>0.96284363832273</text:p>
          </table:table-cell>
          <table:table-cell office:value-type="float" office:value="1.1572556075122" calcext:value-type="float">
            <text:p>1.1572556075122</text:p>
          </table:table-cell>
          <table:table-cell office:value-type="float" office:value="0.39751133665786" calcext:value-type="float">
            <text:p>0.39751133665786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9102565576198" calcext:value-type="float">
            <text:p>0.99102565576198</text:p>
          </table:table-cell>
          <table:table-cell office:value-type="float" office:value="0.50151350541188" calcext:value-type="float">
            <text:p>0.50151350541188</text:p>
          </table:table-cell>
          <table:table-cell office:value-type="float" office:value="1.2964156025701" calcext:value-type="float">
            <text:p>1.2964156025701</text:p>
          </table:table-cell>
          <table:table-cell office:value-type="float" office:value="0.29200420603824" calcext:value-type="float">
            <text:p>0.29200420603824</text:p>
          </table:table-cell>
          <table:table-cell office:value-type="float" office:value="0.0022071021313016" calcext:value-type="float">
            <text:p>0.002207102131302</text:p>
          </table:table-cell>
          <table:table-cell office:value-type="float" office:value="0.96296286770887" calcext:value-type="float">
            <text:p>0.96296286770887</text:p>
          </table:table-cell>
          <table:table-cell office:value-type="float" office:value="1.1519923787773" calcext:value-type="float">
            <text:p>1.1519923787773</text:p>
          </table:table-cell>
          <table:table-cell office:value-type="float" office:value="0.40125528842986" calcext:value-type="float">
            <text:p>0.4012552884298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99478885201864" calcext:value-type="float">
            <text:p>0.99478885201864</text:p>
          </table:table-cell>
          <table:table-cell office:value-type="float" office:value="0.49961496622602" calcext:value-type="float">
            <text:p>0.49961496622602</text:p>
          </table:table-cell>
          <table:table-cell office:value-type="float" office:value="1.2883530483619" calcext:value-type="float">
            <text:p>1.2883530483619</text:p>
          </table:table-cell>
          <table:table-cell office:value-type="float" office:value="0.29844855792692" calcext:value-type="float">
            <text:p>0.29844855792692</text:p>
          </table:table-cell>
          <table:table-cell office:value-type="float" office:value="0.0019417120612659" calcext:value-type="float">
            <text:p>0.001941712061266</text:p>
          </table:table-cell>
          <table:table-cell office:value-type="float" office:value="0.96307047671875" calcext:value-type="float">
            <text:p>0.96307047671875</text:p>
          </table:table-cell>
          <table:table-cell office:value-type="float" office:value="1.1468502553677" calcext:value-type="float">
            <text:p>1.1468502553677</text:p>
          </table:table-cell>
          <table:table-cell office:value-type="float" office:value="0.40489491902273" calcext:value-type="float">
            <text:p>0.40489491902273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9981316698828" calcext:value-type="float">
            <text:p>0.9981316698828</text:p>
          </table:table-cell>
          <table:table-cell office:value-type="float" office:value="0.49794572945407" calcext:value-type="float">
            <text:p>0.49794572945407</text:p>
          </table:table-cell>
          <table:table-cell office:value-type="float" office:value="1.2804375018592" calcext:value-type="float">
            <text:p>1.2804375018592</text:p>
          </table:table-cell>
          <table:table-cell office:value-type="float" office:value="0.30473669897431" calcext:value-type="float">
            <text:p>0.30473669897431</text:p>
          </table:table-cell>
          <table:table-cell office:value-type="float" office:value="0.001708066146291" calcext:value-type="float">
            <text:p>0.001708066146291</text:p>
          </table:table-cell>
          <table:table-cell office:value-type="float" office:value="0.96316757855293" calcext:value-type="float">
            <text:p>0.96316757855293</text:p>
          </table:table-cell>
          <table:table-cell office:value-type="float" office:value="1.1418280101205" calcext:value-type="float">
            <text:p>1.1418280101205</text:p>
          </table:table-cell>
          <table:table-cell office:value-type="float" office:value="0.40843224548997" calcext:value-type="float">
            <text:p>0.4084322454899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0010761977593" calcext:value-type="float">
            <text:p>1.0010761977593</text:p>
          </table:table-cell>
          <table:table-cell office:value-type="float" office:value="0.49649250432391" calcext:value-type="float">
            <text:p>0.49649250432391</text:p>
          </table:table-cell>
          <table:table-cell office:value-type="float" office:value="1.272667631447" calcext:value-type="float">
            <text:p>1.272667631447</text:p>
          </table:table-cell>
          <table:table-cell office:value-type="float" office:value="0.31087166447865" calcext:value-type="float">
            <text:p>0.31087166447865</text:p>
          </table:table-cell>
          <table:table-cell office:value-type="float" office:value="0.0015024019998716" calcext:value-type="float">
            <text:p>0.001502401999872</text:p>
          </table:table-cell>
          <table:table-cell office:value-type="float" office:value="0.96325518322128" calcext:value-type="float">
            <text:p>0.96325518322128</text:p>
          </table:table-cell>
          <table:table-cell office:value-type="float" office:value="1.1369244094478" calcext:value-type="float">
            <text:p>1.1369244094478</text:p>
          </table:table-cell>
          <table:table-cell office:value-type="float" office:value="0.41186925237043" calcext:value-type="float">
            <text:p>0.4118692523704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0036469764248" calcext:value-type="float">
            <text:p>1.0036469764248</text:p>
          </table:table-cell>
          <table:table-cell office:value-type="float" office:value="0.49524088074492" calcext:value-type="float">
            <text:p>0.49524088074492</text:p>
          </table:table-cell>
          <table:table-cell office:value-type="float" office:value="1.2650421210708" calcext:value-type="float">
            <text:p>1.2650421210708</text:p>
          </table:table-cell>
          <table:table-cell office:value-type="float" office:value="0.31685642383298" calcext:value-type="float">
            <text:p>0.31685642383298</text:p>
          </table:table-cell>
          <table:table-cell office:value-type="float" office:value="0.0013213959993052" calcext:value-type="float">
            <text:p>0.001321395999305</text:p>
          </table:table-cell>
          <table:table-cell office:value-type="float" office:value="0.96333420648887" calcext:value-type="float">
            <text:p>0.96333420648887</text:p>
          </table:table-cell>
          <table:table-cell office:value-type="float" office:value="1.1321382124627" calcext:value-type="float">
            <text:p>1.1321382124627</text:p>
          </table:table-cell>
          <table:table-cell office:value-type="float" office:value="0.41520789291188" calcext:value-type="float">
            <text:p>0.41520789291188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0058700924728" calcext:value-type="float">
            <text:p>1.0058700924728</text:p>
          </table:table-cell>
          <table:table-cell office:value-type="float" office:value="0.49417580031909" calcext:value-type="float">
            <text:p>0.49417580031909</text:p>
          </table:table-cell>
          <table:table-cell office:value-type="float" office:value="1.2575596691564" calcext:value-type="float">
            <text:p>1.2575596691564</text:p>
          </table:table-cell>
          <table:table-cell office:value-type="float" office:value="0.32269388246159" calcext:value-type="float">
            <text:p>0.32269388246159</text:p>
          </table:table-cell>
          <table:table-cell office:value-type="float" office:value="0.0011621135997115" calcext:value-type="float">
            <text:p>0.001162113599712</text:p>
          </table:table-cell>
          <table:table-cell office:value-type="float" office:value="0.96340547815902" calcext:value-type="float">
            <text:p>0.96340547815902</text:p>
          </table:table-cell>
          <table:table-cell office:value-type="float" office:value="1.1274681701158" calcext:value-type="float">
            <text:p>1.1274681701158</text:p>
          </table:table-cell>
          <table:table-cell office:value-type="float" office:value="0.41845009026367" calcext:value-type="float">
            <text:p>0.4184500902636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0077723915347" calcext:value-type="float">
            <text:p>1.0077723915347</text:p>
          </table:table-cell>
          <table:table-cell office:value-type="float" office:value="0.4932819619356" calcext:value-type="float">
            <text:p>0.4932819619356</text:p>
          </table:table-cell>
          <table:table-cell office:value-type="float" office:value="1.2502189875315" calcext:value-type="float">
            <text:p>1.2502189875315</text:p>
          </table:table-cell>
          <table:table-cell office:value-type="float" office:value="0.32838688371734" calcext:value-type="float">
            <text:p>0.32838688371734</text:p>
          </table:table-cell>
          <table:table-cell office:value-type="float" office:value="0.0010219649669201" calcext:value-type="float">
            <text:p>0.00102196496692</text:p>
          </table:table-cell>
          <table:table-cell office:value-type="float" office:value="0.96346974972102" calcext:value-type="float">
            <text:p>0.96346974972102</text:p>
          </table:table-cell>
          <table:table-cell office:value-type="float" office:value="1.122913024356" calcext:value-type="float">
            <text:p>1.122913024356</text:p>
          </table:table-cell>
          <table:table-cell office:value-type="float" office:value="0.42159773864581" calcext:value-type="float">
            <text:p>0.4215977386458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0093808191655" calcext:value-type="float">
            <text:p>1.0093808191655</text:p>
          </table:table-cell>
          <table:table-cell office:value-type="float" office:value="0.4925441585627" calcext:value-type="float">
            <text:p>0.4925441585627</text:p>
          </table:table-cell>
          <table:table-cell office:value-type="float" office:value="1.243018800346" calcext:value-type="float">
            <text:p>1.243018800346</text:p>
          </table:table-cell>
          <table:table-cell office:value-type="float" office:value="0.33393821074125" calcext:value-type="float">
            <text:p>0.33393821074125</text:p>
          </table:table-cell>
          <table:table-cell office:value-type="float" office:value="0.00089866542398477" calcext:value-type="float">
            <text:p>0.000898665423985</text:p>
          </table:table-cell>
          <table:table-cell office:value-type="float" office:value="0.96352770139431" calcext:value-type="float">
            <text:p>0.96352770139431</text:p>
          </table:table-cell>
          <table:table-cell office:value-type="float" office:value="1.1184715073097" calcext:value-type="float">
            <text:p>1.1184715073097</text:p>
          </table:table-cell>
          <table:table-cell office:value-type="float" office:value="0.42465270448361" calcext:value-type="float">
            <text:p>0.4246527044836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107218883353" calcext:value-type="float">
            <text:p>1.0107218883353</text:p>
          </table:table-cell>
          <table:table-cell office:value-type="float" office:value="0.49194754643713" calcext:value-type="float">
            <text:p>0.49194754643713</text:p>
          </table:table-cell>
          <table:table-cell office:value-type="float" office:value="1.2359578429943" calcext:value-type="float">
            <text:p>1.2359578429943</text:p>
          </table:table-cell>
          <table:table-cell office:value-type="float" office:value="0.33935058828531" calcext:value-type="float">
            <text:p>0.33935058828531</text:p>
          </table:table-cell>
          <table:table-cell office:value-type="float" office:value="0.00079020024102549" calcext:value-type="float">
            <text:p>0.000790200241025</text:p>
          </table:table-cell>
          <table:table-cell office:value-type="float" office:value="0.9635799486022" calcext:value-type="float">
            <text:p>0.9635799486022</text:p>
          </table:table-cell>
          <table:table-cell office:value-type="float" office:value="1.1141423404931" calcext:value-type="float">
            <text:p>1.1141423404931</text:p>
          </table:table-cell>
          <table:table-cell office:value-type="float" office:value="0.42761682750917" calcext:value-type="float">
            <text:p>0.427616827509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0118212659815" calcext:value-type="float">
            <text:p>1.0118212659815</text:p>
          </table:table-cell>
          <table:table-cell office:value-type="float" office:value="0.49147785115741" calcext:value-type="float">
            <text:p>0.49147785115741</text:p>
          </table:table-cell>
          <table:table-cell office:value-type="float" office:value="1.2290348610371" calcext:value-type="float">
            <text:p>1.2290348610371</text:p>
          </table:table-cell>
          <table:table-cell office:value-type="float" office:value="0.34462668449973" calcext:value-type="float">
            <text:p>0.34462668449973</text:p>
          </table:table-cell>
          <table:table-cell office:value-type="float" office:value="0.00069479333243871" calcext:value-type="float">
            <text:p>0.000694793332439</text:p>
          </table:table-cell>
          <table:table-cell office:value-type="float" office:value="0.96362704790959" calcext:value-type="float">
            <text:p>0.96362704790959</text:p>
          </table:table-cell>
          <table:table-cell office:value-type="float" office:value="1.1099242340568" calcext:value-type="float">
            <text:p>1.1099242340568</text:p>
          </table:table-cell>
          <table:table-cell office:value-type="float" office:value="0.43049192182747" calcext:value-type="float">
            <text:p>0.4304919218274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0127034668669" calcext:value-type="float">
            <text:p>1.0127034668669</text:p>
          </table:table-cell>
          <table:table-cell office:value-type="float" office:value="0.4911215172833" calcext:value-type="float">
            <text:p>0.4911215172833</text:p>
          </table:table-cell>
          <table:table-cell office:value-type="float" office:value="1.2222486091244" calcext:value-type="float">
            <text:p>1.2222486091244</text:p>
          </table:table-cell>
          <table:table-cell office:value-type="float" office:value="0.34976911268536" calcext:value-type="float">
            <text:p>0.34976911268536</text:p>
          </table:table-cell>
          <table:table-cell office:value-type="float" office:value="0.00061087946048974" calcext:value-type="float">
            <text:p>0.00061087946049</text:p>
          </table:table-cell>
          <table:table-cell office:value-type="float" office:value="0.96366950245923" calcext:value-type="float">
            <text:p>0.96366950245923</text:p>
          </table:table-cell>
          <table:table-cell office:value-type="float" office:value="1.1058158860701" calcext:value-type="float">
            <text:p>1.1058158860701</text:p>
          </table:table-cell>
          <table:table-cell office:value-type="float" office:value="0.43327977694564" calcext:value-type="float">
            <text:p>0.43327977694564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0133916407265" calcext:value-type="float">
            <text:p>1.0133916407265</text:p>
          </table:table-cell>
          <table:table-cell office:value-type="float" office:value="0.49086580913001" calcext:value-type="float">
            <text:p>0.49086580913001</text:p>
          </table:table-cell>
          <table:table-cell office:value-type="float" office:value="1.2155978499196" calcext:value-type="float">
            <text:p>1.2155978499196</text:p>
          </table:table-cell>
          <table:table-cell office:value-type="float" office:value="0.35478043301248" calcext:value-type="float">
            <text:p>0.35478043301248</text:p>
          </table:table-cell>
          <table:table-cell office:value-type="float" office:value="0.00053707957843738" calcext:value-type="float">
            <text:p>0.000537079578437</text:p>
          </table:table-cell>
          <table:table-cell office:value-type="float" office:value="0.96370776694117" calcext:value-type="float">
            <text:p>0.96370776694117</text:p>
          </table:table-cell>
          <table:table-cell office:value-type="float" office:value="1.1018159818466" calcext:value-type="float">
            <text:p>1.1018159818466</text:p>
          </table:table-cell>
          <table:table-cell office:value-type="float" office:value="0.43598215876374" calcext:value-type="float">
            <text:p>0.43598215876374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0139074379375" calcext:value-type="float">
            <text:p>1.0139074379375</text:p>
          </table:table-cell>
          <table:table-cell office:value-type="float" office:value="0.4906988707463" calcext:value-type="float">
            <text:p>0.4906988707463</text:p>
          </table:table-cell>
          <table:table-cell office:value-type="float" office:value="1.209081353025" calcext:value-type="float">
            <text:p>1.209081353025</text:p>
          </table:table-cell>
          <table:table-cell office:value-type="float" office:value="0.35966315420626" calcext:value-type="float">
            <text:p>0.35966315420626</text:p>
          </table:table-cell>
          <table:table-cell office:value-type="float" office:value="0.0004721789791704" calcext:value-type="float">
            <text:p>0.00047217897917</text:p>
          </table:table-cell>
          <table:table-cell office:value-type="float" office:value="0.96374225212865" calcext:value-type="float">
            <text:p>0.96374225212865</text:p>
          </table:table-cell>
          <table:table-cell office:value-type="float" office:value="1.0979231933164" calcext:value-type="float">
            <text:p>1.0979231933164</text:p>
          </table:table-cell>
          <table:table-cell office:value-type="float" office:value="0.43860081052564" calcext:value-type="float">
            <text:p>0.43860081052564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0142709393061" calcext:value-type="float">
            <text:p>1.0142709393061</text:p>
          </table:table-cell>
          <table:table-cell office:value-type="float" office:value="0.49060975280293" calcext:value-type="float">
            <text:p>0.49060975280293</text:p>
          </table:table-cell>
          <table:table-cell office:value-type="float" office:value="1.20269789391" calcext:value-type="float">
            <text:p>1.20269789391</text:p>
          </table:table-cell>
          <table:table-cell office:value-type="float" office:value="0.36441973519993" calcext:value-type="float">
            <text:p>0.36441973519993</text:p>
          </table:table-cell>
          <table:table-cell office:value-type="float" office:value="0.00041510794647591" calcext:value-type="float">
            <text:p>0.000415107946476</text:p>
          </table:table-cell>
          <table:table-cell office:value-type="float" office:value="0.96377332901315" calcext:value-type="float">
            <text:p>0.96377332901315</text:p>
          </table:table-cell>
          <table:table-cell office:value-type="float" office:value="1.0941361784482" calcext:value-type="float">
            <text:p>1.0941361784482</text:p>
          </table:table-cell>
          <table:table-cell office:value-type="float" office:value="0.44113745372878" calcext:value-type="float">
            <text:p>0.44113745372878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.014500636637" calcext:value-type="float">
            <text:p>1.014500636637</text:p>
          </table:table-cell>
          <table:table-cell office:value-type="float" office:value="0.49058841349104" calcext:value-type="float">
            <text:p>0.49058841349104</text:p>
          </table:table-cell>
          <table:table-cell office:value-type="float" office:value="1.1964462528417" calcext:value-type="float">
            <text:p>1.1964462528417</text:p>
          </table:table-cell>
          <table:table-cell office:value-type="float" office:value="0.36905258675591" calcext:value-type="float">
            <text:p>0.36905258675591</text:p>
          </table:table-cell>
          <table:table-cell office:value-type="float" office:value="0.00036492463527738" calcext:value-type="float">
            <text:p>0.000364924635277</text:p>
          </table:table-cell>
          <table:table-cell office:value-type="float" office:value="0.96380133256948" calcext:value-type="float">
            <text:p>0.96380133256948</text:p>
          </table:table-cell>
          <table:table-cell office:value-type="float" office:value="1.0904535807247" calcext:value-type="float">
            <text:p>1.0904535807247</text:p>
          </table:table-cell>
          <table:table-cell office:value-type="float" office:value="0.44359378899132" calcext:value-type="float">
            <text:p>0.4435937889913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.0146134522466" calcext:value-type="float">
            <text:p>1.0146134522466</text:p>
          </table:table-cell>
          <table:table-cell office:value-type="float" office:value="0.49062569969932" calcext:value-type="float">
            <text:p>0.49062569969932</text:p>
          </table:table-cell>
          <table:table-cell office:value-type="float" office:value="1.1903252138199" calcext:value-type="float">
            <text:p>1.1903252138199</text:p>
          </table:table-cell>
          <table:table-cell office:value-type="float" office:value="0.37356407305561" calcext:value-type="float">
            <text:p>0.37356407305561</text:p>
          </table:table-cell>
          <table:table-cell office:value-type="float" office:value="0.00032079993434928" calcext:value-type="float">
            <text:p>0.000320799934349</text:p>
          </table:table-cell>
          <table:table-cell office:value-type="float" office:value="0.96382656518047" calcext:value-type="float">
            <text:p>0.96382656518047</text:p>
          </table:table-cell>
          <table:table-cell office:value-type="float" office:value="1.0868740286753" calcext:value-type="float">
            <text:p>1.0868740286753</text:p>
          </table:table-cell>
          <table:table-cell office:value-type="float" office:value="0.44597149687547" calcext:value-type="float">
            <text:p>0.4459714968754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.0146247872476" calcext:value-type="float">
            <text:p>1.0146247872476</text:p>
          </table:table-cell>
          <table:table-cell office:value-type="float" office:value="0.49071331382565" calcext:value-type="float">
            <text:p>0.49071331382565</text:p>
          </table:table-cell>
          <table:table-cell office:value-type="float" office:value="1.184333563517" calcext:value-type="float">
            <text:p>1.184333563517</text:p>
          </table:table-cell>
          <table:table-cell office:value-type="float" office:value="0.37795651325798" calcext:value-type="float">
            <text:p>0.37795651325798</text:p>
          </table:table-cell>
          <table:table-cell office:value-type="float" office:value="0.00028200408935529" calcext:value-type="float">
            <text:p>0.000282004089355</text:p>
          </table:table-cell>
          <table:table-cell office:value-type="float" office:value="0.96384929974971" calcext:value-type="float">
            <text:p>0.96384929974971</text:p>
          </table:table-cell>
          <table:table-cell office:value-type="float" office:value="1.0833961354696" calcext:value-type="float">
            <text:p>1.0833961354696</text:p>
          </table:table-cell>
          <table:table-cell office:value-type="float" office:value="0.44827223866579" calcext:value-type="float">
            <text:p>0.4482722386657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.0145485901151" calcext:value-type="float">
            <text:p>1.0145485901151</text:p>
          </table:table-cell>
          <table:table-cell office:value-type="float" office:value="0.49084377067059" calcext:value-type="float">
            <text:p>0.49084377067059</text:p>
          </table:table-cell>
          <table:table-cell office:value-type="float" office:value="1.1784700902235" calcext:value-type="float">
            <text:p>1.1784700902235</text:p>
          </table:table-cell>
          <table:table-cell office:value-type="float" office:value="0.38223218302724" calcext:value-type="float">
            <text:p>0.38223218302724</text:p>
          </table:table-cell>
          <table:table-cell office:value-type="float" office:value="0.00024789489165594" calcext:value-type="float">
            <text:p>0.000247894891656</text:p>
          </table:table-cell>
          <table:table-cell office:value-type="float" office:value="0.96386978252513" calcext:value-type="float">
            <text:p>0.96386978252513</text:p>
          </table:table-cell>
          <table:table-cell office:value-type="float" office:value="1.0800184985744" calcext:value-type="float">
            <text:p>1.0800184985744</text:p>
          </table:table-cell>
          <table:table-cell office:value-type="float" office:value="0.45049765710121" calcext:value-type="float">
            <text:p>0.4504976571012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14397438633" calcext:value-type="float">
            <text:p>1.014397438633</text:p>
          </table:table-cell>
          <table:table-cell office:value-type="float" office:value="0.49101034800844" calcext:value-type="float">
            <text:p>0.49101034800844</text:p>
          </table:table-cell>
          <table:table-cell office:value-type="float" office:value="1.1727335828015" calcext:value-type="float">
            <text:p>1.1727335828015</text:p>
          </table:table-cell>
          <table:table-cell office:value-type="float" office:value="0.38639331602986" calcext:value-type="float">
            <text:p>0.38639331602986</text:p>
          </table:table-cell>
          <table:table-cell office:value-type="float" office:value="0.00021790724735239" calcext:value-type="float">
            <text:p>0.000217907247352</text:p>
          </table:table-cell>
          <table:table-cell office:value-type="float" office:value="0.96388823566481" calcext:value-type="float">
            <text:p>0.96388823566481</text:p>
          </table:table-cell>
          <table:table-cell office:value-type="float" office:value="1.0767396994783" calcext:value-type="float">
            <text:p>1.0767396994783</text:p>
          </table:table-cell>
          <table:table-cell office:value-type="float" office:value="0.45264937705967" calcext:value-type="float">
            <text:p>0.4526493770596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0141826297429" calcext:value-type="float">
            <text:p>1.0141826297429</text:p>
          </table:table-cell>
          <table:table-cell office:value-type="float" office:value="0.49120703367075" calcext:value-type="float">
            <text:p>0.49120703367075</text:p>
          </table:table-cell>
          <table:table-cell office:value-type="float" office:value="1.1671228296472" calcext:value-type="float">
            <text:p>1.1671228296472</text:p>
          </table:table-cell>
          <table:table-cell office:value-type="float" office:value="0.39044210540083" calcext:value-type="float">
            <text:p>0.39044210540083</text:p>
          </table:table-cell>
          <table:table-cell office:value-type="float" office:value="0.00019154397671617" calcext:value-type="float">
            <text:p>0.000191543976716</text:p>
          </table:table-cell>
          <table:table-cell office:value-type="float" office:value="0.96390485956039" calcext:value-type="float">
            <text:p>0.96390485956039</text:p>
          </table:table-cell>
          <table:table-cell office:value-type="float" office:value="1.0735583034868" calcext:value-type="float">
            <text:p>1.0735583034868</text:p>
          </table:table-cell>
          <table:table-cell office:value-type="float" office:value="0.45472900619431" calcext:value-type="float">
            <text:p>0.45472900619431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0139142730645" calcext:value-type="float">
            <text:p>1.0139142730645</text:p>
          </table:table-cell>
          <table:table-cell office:value-type="float" office:value="0.49142847131898" calcext:value-type="float">
            <text:p>0.49142847131898</text:p>
          </table:table-cell>
          <table:table-cell office:value-type="float" office:value="1.1616366176636" calcext:value-type="float">
            <text:p>1.1616366176636</text:p>
          </table:table-cell>
          <table:table-cell office:value-type="float" office:value="0.39438070517911" calcext:value-type="float">
            <text:p>0.39438070517911</text:p>
          </table:table-cell>
          <table:table-cell office:value-type="float" office:value="0.00016836769847395" calcext:value-type="float">
            <text:p>0.000168367698474</text:p>
          </table:table-cell>
          <table:table-cell office:value-type="float" office:value="0.96391983494286" calcext:value-type="float">
            <text:p>0.96391983494286</text:p>
          </table:table-cell>
          <table:table-cell office:value-type="float" office:value="1.0704728595897" calcext:value-type="float">
            <text:p>1.0704728595897</text:p>
          </table:table-cell>
          <table:table-cell office:value-type="float" office:value="0.45673813552028" calcext:value-type="float">
            <text:p>0.45673813552028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0136013848969" calcext:value-type="float">
            <text:p>1.0136013848969</text:p>
          </table:table-cell>
          <table:table-cell office:value-type="float" office:value="0.49166990653036" calcext:value-type="float">
            <text:p>0.49166990653036</text:p>
          </table:table-cell>
          <table:table-cell office:value-type="float" office:value="1.1562737312458" calcext:value-type="float">
            <text:p>1.1562737312458</text:p>
          </table:table-cell>
          <table:table-cell office:value-type="float" office:value="0.3982112317122" calcext:value-type="float">
            <text:p>0.3982112317122</text:p>
          </table:table-cell>
          <table:table-cell office:value-type="float" office:value="0.00014799367416223" calcext:value-type="float">
            <text:p>0.000147993674162</text:p>
          </table:table-cell>
          <table:table-cell office:value-type="float" office:value="0.96393332478957" calcext:value-type="float">
            <text:p>0.96393332478957</text:p>
          </table:table-cell>
          <table:table-cell office:value-type="float" office:value="1.0674819004056" calcext:value-type="float">
            <text:p>1.0674819004056</text:p>
          </table:table-cell>
          <table:table-cell office:value-type="float" office:value="0.4586783399512" calcext:value-type="float">
            <text:p>0.458678339951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0132519803769" calcext:value-type="float">
            <text:p>1.0132519803769</text:p>
          </table:table-cell>
          <table:table-cell office:value-type="float" office:value="0.4919271343675" calcext:value-type="float">
            <text:p>0.4919271343675</text:p>
          </table:table-cell>
          <table:table-cell office:value-type="float" office:value="1.1510329512809" calcext:value-type="float">
            <text:p>1.1510329512809</text:p>
          </table:table-cell>
          <table:table-cell office:value-type="float" office:value="0.40193576502943" calcext:value-type="float">
            <text:p>0.40193576502943</text:p>
          </table:table-cell>
          <table:table-cell office:value-type="float" office:value="0.00013008350115674" calcext:value-type="float">
            <text:p>0.000130083501157</text:p>
          </table:table-cell>
          <table:table-cell office:value-type="float" office:value="0.96394547605015" calcext:value-type="float">
            <text:p>0.96394547605015</text:p>
          </table:table-cell>
          <table:table-cell office:value-type="float" office:value="1.0645839422042" calcext:value-type="float">
            <text:p>1.0645839422042</text:p>
          </table:table-cell>
          <table:table-cell office:value-type="float" office:value="0.46055117878456" calcext:value-type="float">
            <text:p>0.46055117878456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128731621643" calcext:value-type="float">
            <text:p>1.0128731621643</text:p>
          </table:table-cell>
          <table:table-cell office:value-type="float" office:value="0.49219644923896" calcext:value-type="float">
            <text:p>0.49219644923896</text:p>
          </table:table-cell>
          <table:table-cell office:value-type="float" office:value="1.1459130541643" calcext:value-type="float">
            <text:p>1.1459130541643</text:p>
          </table:table-cell>
          <table:table-cell office:value-type="float" office:value="0.40555635018368" calcext:value-type="float">
            <text:p>0.40555635018368</text:p>
          </table:table-cell>
          <table:table-cell office:value-type="float" office:value="0.00011433955524266" calcext:value-type="float">
            <text:p>0.000114339555243</text:p>
          </table:table-cell>
          <table:table-cell office:value-type="float" office:value="0.96395642120787" calcext:value-type="float">
            <text:p>0.96395642120787</text:p>
          </table:table-cell>
          <table:table-cell office:value-type="float" office:value="1.0617774850092" calcext:value-type="float">
            <text:p>1.0617774850092</text:p>
          </table:table-cell>
          <table:table-cell office:value-type="float" office:value="0.46235819613541" calcext:value-type="float">
            <text:p>0.4623581961354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124712045697" calcext:value-type="float">
            <text:p>1.0124712045697</text:p>
          </table:table-cell>
          <table:table-cell office:value-type="float" office:value="0.49247459757251" calcext:value-type="float">
            <text:p>0.49247459757251</text:p>
          </table:table-cell>
          <table:table-cell office:value-type="float" office:value="1.1409128108342" calcext:value-type="float">
            <text:p>1.1409128108342</text:p>
          </table:table-cell>
          <table:table-cell office:value-type="float" office:value="0.40907499856116" calcext:value-type="float">
            <text:p>0.40907499856116</text:p>
          </table:table-cell>
          <table:table-cell office:value-type="float" office:value="0.0001005000949239" calcext:value-type="float">
            <text:p>0.000100500094924</text:p>
          </table:table-cell>
          <table:table-cell office:value-type="float" office:value="0.96396627969161" calcext:value-type="float">
            <text:p>0.96396627969161</text:p>
          </table:table-cell>
          <table:table-cell office:value-type="float" office:value="1.0590610127843" calcext:value-type="float">
            <text:p>1.0590610127843</text:p>
          </table:table-cell>
          <table:table-cell office:value-type="float" office:value="0.46410092131785" calcext:value-type="float">
            <text:p>0.4641009213178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120516324687" calcext:value-type="float">
            <text:p>1.0120516324687</text:p>
          </table:table-cell>
          <table:table-cell office:value-type="float" office:value="0.49275873360296" calcext:value-type="float">
            <text:p>0.49275873360296</text:p>
          </table:table-cell>
          <table:table-cell office:value-type="float" office:value="1.1360309858283" calcext:value-type="float">
            <text:p>1.1360309858283</text:p>
          </table:table-cell>
          <table:table-cell office:value-type="float" office:value="0.41249368915842" calcext:value-type="float">
            <text:p>0.41249368915842</text:p>
          </table:table-cell>
          <table:table-cell office:value-type="float" office:value="0.000088334949769562" calcext:value-type="float">
            <text:p>8.8334949769562E-05</text:p>
          </table:table-cell>
          <table:table-cell office:value-type="float" office:value="0.96397515915205" calcext:value-type="float">
            <text:p>0.96397515915205</text:p>
          </table:table-cell>
          <table:table-cell office:value-type="float" office:value="1.0564329937028" calcext:value-type="float">
            <text:p>1.0564329937028</text:p>
          </table:table-cell>
          <table:table-cell office:value-type="float" office:value="0.46578086917392" calcext:value-type="float">
            <text:p>0.4657808691739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11619294663" calcext:value-type="float">
            <text:p>1.011619294663</text:p>
          </table:table-cell>
          <table:table-cell office:value-type="float" office:value="0.49304637841162" calcext:value-type="float">
            <text:p>0.49304637841162</text:p>
          </table:table-cell>
          <table:table-cell office:value-type="float" office:value="1.1312663363633" calcext:value-type="float">
            <text:p>1.1312663363633</text:p>
          </table:table-cell>
          <table:table-cell office:value-type="float" office:value="0.41581436982629" calcext:value-type="float">
            <text:p>0.41581436982629</text:p>
          </table:table-cell>
          <table:table-cell office:value-type="float" office:value="0.000077641723576301" calcext:value-type="float">
            <text:p>7.7641723576301E-05</text:p>
          </table:table-cell>
          <table:table-cell office:value-type="float" office:value="0.96398315661521" calcext:value-type="float">
            <text:p>0.96398315661521</text:p>
          </table:table-cell>
          <table:table-cell office:value-type="float" office:value="1.0538918805033" calcext:value-type="float">
            <text:p>1.0538918805033</text:p>
          </table:table-cell>
          <table:table-cell office:value-type="float" office:value="0.4673995403497" calcext:value-type="float">
            <text:p>0.467399540349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111784315897" calcext:value-type="float">
            <text:p>1.0111784315897</text:p>
          </table:table-cell>
          <table:table-cell office:value-type="float" office:value="0.49333538223303" calcext:value-type="float">
            <text:p>0.49333538223303</text:p>
          </table:table-cell>
          <table:table-cell office:value-type="float" office:value="1.1266176114418" calcext:value-type="float">
            <text:p>1.1266176114418</text:p>
          </table:table-cell>
          <table:table-cell office:value-type="float" office:value="0.41903895847973" calcext:value-type="float">
            <text:p>0.41903895847973</text:p>
          </table:table-cell>
          <table:table-cell office:value-type="float" office:value="0.000068242452120822" calcext:value-type="float">
            <text:p>6.8242452120822E-05</text:p>
          </table:table-cell>
          <table:table-cell office:value-type="float" office:value="0.96399035952406" calcext:value-type="float">
            <text:p>0.96399035952406</text:p>
          </table:table-cell>
          <table:table-cell office:value-type="float" office:value="1.0514361109315" calcext:value-type="float">
            <text:p>1.0514361109315</text:p>
          </table:table-cell>
          <table:table-cell office:value-type="float" office:value="0.46895842151876" calcext:value-type="float">
            <text:p>0.46895842151876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107327374485" calcext:value-type="float">
            <text:p>1.0107327374485</text:p>
          </table:table-cell>
          <table:table-cell office:value-type="float" office:value="0.49362388995849" calcext:value-type="float">
            <text:p>0.49362388995849</text:p>
          </table:table-cell>
          <table:table-cell office:value-type="float" office:value="1.1220835509871" calcext:value-type="float">
            <text:p>1.1220835509871</text:p>
          </table:table-cell>
          <table:table-cell office:value-type="float" office:value="0.42216934427302" calcext:value-type="float">
            <text:p>0.42216934427302</text:p>
          </table:table-cell>
          <table:table-cell office:value-type="float" office:value="0.00005998066099391" calcext:value-type="float">
            <text:p>5.998066099391E-05</text:p>
          </table:table-cell>
          <table:table-cell office:value-type="float" office:value="0.96399684667949" calcext:value-type="float">
            <text:p>0.96399684667949</text:p>
          </table:table-cell>
          <table:table-cell office:value-type="float" office:value="1.0490641082687" calcext:value-type="float">
            <text:p>1.0490641082687</text:p>
          </table:table-cell>
          <table:table-cell office:value-type="float" office:value="0.47045898555298" calcext:value-type="float">
            <text:p>0.47045898555298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102854169366" calcext:value-type="float">
            <text:p>1.0102854169366</text:p>
          </table:table-cell>
          <table:table-cell office:value-type="float" office:value="0.49391030970733" calcext:value-type="float">
            <text:p>0.49391030970733</text:p>
          </table:table-cell>
          <table:table-cell office:value-type="float" office:value="1.1176628850118" calcext:value-type="float">
            <text:p>1.1176628850118</text:p>
          </table:table-cell>
          <table:table-cell office:value-type="float" office:value="0.42520738873922" calcext:value-type="float">
            <text:p>0.42520738873922</text:p>
          </table:table-cell>
          <table:table-cell office:value-type="float" office:value="0.000052718776298022" calcext:value-type="float">
            <text:p>5.2718776298022E-05</text:p>
          </table:table-cell>
          <table:table-cell office:value-type="float" office:value="0.96400268908977" calcext:value-type="float">
            <text:p>0.96400268908977</text:p>
          </table:table-cell>
          <table:table-cell office:value-type="float" office:value="1.0467742819477" calcext:value-type="float">
            <text:p>1.0467742819477</text:p>
          </table:table-cell>
          <table:table-cell office:value-type="float" office:value="0.47190269164133" calcext:value-type="float">
            <text:p>0.47190269164133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0098392368575" calcext:value-type="float">
            <text:p>1.0098392368575</text:p>
          </table:table-cell>
          <table:table-cell office:value-type="float" office:value="0.49419328429861" calcext:value-type="float">
            <text:p>0.49419328429861</text:p>
          </table:table-cell>
          <table:table-cell office:value-type="float" office:value="1.1133543328204" calcext:value-type="float">
            <text:p>1.1133543328204</text:p>
          </table:table-cell>
          <table:table-cell office:value-type="float" office:value="0.42815492689305" calcext:value-type="float">
            <text:p>0.42815492689305</text:p>
          </table:table-cell>
          <table:table-cell office:value-type="float" office:value="0.000046335846146171" calcext:value-type="float">
            <text:p>4.6335846146171E-05</text:p>
          </table:table-cell>
          <table:table-cell office:value-type="float" office:value="0.96400795073735" calcext:value-type="float">
            <text:p>0.96400795073735</text:p>
          </table:table-cell>
          <table:table-cell office:value-type="float" office:value="1.044565028255" calcext:value-type="float">
            <text:p>1.044565028255</text:p>
          </table:table-cell>
          <table:table-cell office:value-type="float" office:value="0.47329098535703" calcext:value-type="float">
            <text:p>0.47329098535703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0093965729195" calcext:value-type="float">
            <text:p>1.0093965729195</text:p>
          </table:table-cell>
          <table:table-cell office:value-type="float" office:value="0.49447166543394" calcext:value-type="float">
            <text:p>0.49447166543394</text:p>
          </table:table-cell>
          <table:table-cell office:value-type="float" office:value="1.1091566022511" calcext:value-type="float">
            <text:p>1.1091566022511</text:p>
          </table:table-cell>
          <table:table-cell office:value-type="float" office:value="0.43101376829615" calcext:value-type="float">
            <text:p>0.43101376829615</text:p>
          </table:table-cell>
          <table:table-cell office:value-type="float" office:value="0.00004072553590287" calcext:value-type="float">
            <text:p>4.072553590287E-05</text:p>
          </table:table-cell>
          <table:table-cell office:value-type="float" office:value="0.9640126892709" calcext:value-type="float">
            <text:p>0.9640126892709</text:p>
          </table:table-cell>
          <table:table-cell office:value-type="float" office:value="1.0424347311185" calcext:value-type="float">
            <text:p>1.0424347311185</text:p>
          </table:table-cell>
          <table:table-cell office:value-type="float" office:value="0.4746252986742" calcext:value-type="float">
            <text:p>0.4746252986742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089594520618" calcext:value-type="float">
            <text:p>1.0089594520618</text:p>
          </table:table-cell>
          <table:table-cell office:value-type="float" office:value="0.49474449039219" calcext:value-type="float">
            <text:p>0.49474449039219</text:p>
          </table:table-cell>
          <table:table-cell office:value-type="float" office:value="1.105068388959" calcext:value-type="float">
            <text:p>1.105068388959</text:p>
          </table:table-cell>
          <table:table-cell office:value-type="float" office:value="0.43378569808374" calcext:value-type="float">
            <text:p>0.43378569808374</text:p>
          </table:table-cell>
          <table:table-cell office:value-type="float" office:value="0.000035794364475067" calcext:value-type="float">
            <text:p>3.5794364475067E-05</text:p>
          </table:table-cell>
          <table:table-cell office:value-type="float" office:value="0.96401695662965" calcext:value-type="float">
            <text:p>0.96401695662965</text:p>
          </table:table-cell>
          <table:table-cell office:value-type="float" office:value="1.0403817629801" calcext:value-type="float">
            <text:p>1.0403817629801</text:p>
          </table:table-cell>
          <table:table-cell office:value-type="float" office:value="0.47590704993491" calcext:value-type="float">
            <text:p>0.47590704993491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085295906576" calcext:value-type="float">
            <text:p>1.0085295906576</text:p>
          </table:table-cell>
          <table:table-cell office:value-type="float" office:value="0.49501096103411" calcext:value-type="float">
            <text:p>0.49501096103411</text:p>
          </table:table-cell>
          <table:table-cell office:value-type="float" office:value="1.1010883757441" calcext:value-type="float">
            <text:p>1.1010883757441</text:p>
          </table:table-cell>
          <table:table-cell office:value-type="float" office:value="0.43647247795141" calcext:value-type="float">
            <text:p>0.43647247795141</text:p>
          </table:table-cell>
          <table:table-cell office:value-type="float" office:value="0.000031460152824334" calcext:value-type="float">
            <text:p>3.1460152824334E-05</text:p>
          </table:table-cell>
          <table:table-cell office:value-type="float" office:value="0.96402079960675" calcext:value-type="float">
            <text:p>0.96402079960675</text:p>
          </table:table-cell>
          <table:table-cell office:value-type="float" office:value="1.0384044857498" calcext:value-type="float">
            <text:p>1.0384044857498</text:p>
          </table:table-cell>
          <table:table-cell office:value-type="float" office:value="0.47713764376807" calcext:value-type="float">
            <text:p>0.47713764376807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0081084289371" calcext:value-type="float">
            <text:p>1.0081084289371</text:p>
          </table:table-cell>
          <table:table-cell office:value-type="float" office:value="0.49527042491983" calcext:value-type="float">
            <text:p>0.49527042491983</text:p>
          </table:table-cell>
          <table:table-cell office:value-type="float" office:value="1.0972152319276" calcext:value-type="float">
            <text:p>1.0972152319276</text:p>
          </table:table-cell>
          <table:table-cell office:value-type="float" office:value="0.43907584710106" calcext:value-type="float">
            <text:p>0.43907584710106</text:p>
          </table:table-cell>
          <table:table-cell office:value-type="float" office:value="0.000027650659286988" calcext:value-type="float">
            <text:p>2.7650659286988E-05</text:p>
          </table:table-cell>
          <table:table-cell office:value-type="float" office:value="0.96402426035728" calcext:value-type="float">
            <text:p>0.96402426035728</text:p>
          </table:table-cell>
          <table:table-cell office:value-type="float" office:value="1.0365012518413" calcext:value-type="float">
            <text:p>1.0365012518413</text:p>
          </table:table-cell>
          <table:table-cell office:value-type="float" office:value="0.47831847096163" calcext:value-type="float">
            <text:p>0.47831847096163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0076971619626" calcext:value-type="float">
            <text:p>1.0076971619626</text:p>
          </table:table-cell>
          <table:table-cell office:value-type="float" office:value="0.49552235834929" calcext:value-type="float">
            <text:p>0.49552235834929</text:p>
          </table:table-cell>
          <table:table-cell office:value-type="float" office:value="1.0934476127808" calcext:value-type="float">
            <text:p>1.0934476127808</text:p>
          </table:table-cell>
          <table:table-cell office:value-type="float" office:value="0.44159752314477" calcext:value-type="float">
            <text:p>0.44159752314477</text:p>
          </table:table-cell>
          <table:table-cell office:value-type="float" office:value="0.000024302379306442" calcext:value-type="float">
            <text:p>2.4302379306442E-05</text:p>
          </table:table-cell>
          <table:table-cell office:value-type="float" office:value="0.96402737685653" calcext:value-type="float">
            <text:p>0.96402737685653</text:p>
          </table:table-cell>
          <table:table-cell office:value-type="float" office:value="1.0346704052833" calcext:value-type="float">
            <text:p>1.0346704052833</text:p>
          </table:table-cell>
          <table:table-cell office:value-type="float" office:value="0.47945090829011" calcext:value-type="float">
            <text:p>0.47945090829011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072967674737" calcext:value-type="float">
            <text:p>1.0072967674737</text:p>
          </table:table-cell>
          <table:table-cell office:value-type="float" office:value="0.49576635114699" calcext:value-type="float">
            <text:p>0.49576635114699</text:p>
          </table:table-cell>
          <table:table-cell office:value-type="float" office:value="1.0897841590072" calcext:value-type="float">
            <text:p>1.0897841590072</text:p>
          </table:table-cell>
          <table:table-cell office:value-type="float" office:value="0.44403920296541" calcext:value-type="float">
            <text:p>0.44403920296541</text:p>
          </table:table-cell>
          <table:table-cell office:value-type="float" office:value="0.000021359489846678" calcext:value-type="float">
            <text:p>2.1359489846678E-05</text:p>
          </table:table-cell>
          <table:table-cell office:value-type="float" office:value="0.96403018331322" calcext:value-type="float">
            <text:p>0.96403018331322</text:p>
          </table:table-cell>
          <table:table-cell office:value-type="float" office:value="1.0329102829061" calcext:value-type="float">
            <text:p>1.0329102829061</text:p>
          </table:table-cell>
          <table:table-cell office:value-type="float" office:value="0.48053631829938" calcext:value-type="float">
            <text:p>0.48053631829938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069080308947" calcext:value-type="float">
            <text:p>1.0069080308947</text:p>
          </table:table-cell>
          <table:table-cell office:value-type="float" office:value="0.49600209302385" calcext:value-type="float">
            <text:p>0.49600209302385</text:p>
          </table:table-cell>
          <table:table-cell office:value-type="float" office:value="1.0862234962849" calcext:value-type="float">
            <text:p>1.0862234962849</text:p>
          </table:table-cell>
          <table:table-cell office:value-type="float" office:value="0.4464025635329" calcext:value-type="float">
            <text:p>0.4464025635329</text:p>
          </table:table-cell>
          <table:table-cell office:value-type="float" office:value="0.000018772920526348" calcext:value-type="float">
            <text:p>1.8772920526348E-05</text:p>
          </table:table-cell>
          <table:table-cell office:value-type="float" office:value="0.9640327105428" calcext:value-type="float">
            <text:p>0.9640327105428</text:p>
          </table:table-cell>
          <table:table-cell office:value-type="float" office:value="1.0312192155967" calcext:value-type="float">
            <text:p>1.0312192155967</text:p>
          </table:table-cell>
          <table:table-cell office:value-type="float" office:value="0.48157604905095" calcext:value-type="float">
            <text:p>0.4815760490509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065315677822" calcext:value-type="float">
            <text:p>1.0065315677822</text:p>
          </table:table-cell>
          <table:table-cell office:value-type="float" office:value="0.49622936136208" calcext:value-type="float">
            <text:p>0.49622936136208</text:p>
          </table:table-cell>
          <table:table-cell office:value-type="float" office:value="1.0827642348697" calcext:value-type="float">
            <text:p>1.0827642348697</text:p>
          </table:table-cell>
          <table:table-cell office:value-type="float" office:value="0.44868926267488" calcext:value-type="float">
            <text:p>0.44868926267488</text:p>
          </table:table-cell>
          <table:table-cell office:value-type="float" office:value="0.00001649953921637" calcext:value-type="float">
            <text:p>1.649953921637E-05</text:p>
          </table:table-cell>
          <table:table-cell office:value-type="float" office:value="0.96403498630087" calcext:value-type="float">
            <text:p>0.96403498630087</text:p>
          </table:table-cell>
          <table:table-cell office:value-type="float" office:value="1.0295955296211" calcext:value-type="float">
            <text:p>1.0295955296211</text:p>
          </table:table-cell>
          <table:table-cell office:value-type="float" office:value="0.48257143382861" calcext:value-type="float">
            <text:p>0.48257143382861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061678439619" calcext:value-type="float">
            <text:p>1.0061678439619</text:p>
          </table:table-cell>
          <table:table-cell office:value-type="float" office:value="0.49644801028134" calcext:value-type="float">
            <text:p>0.49644801028134</text:p>
          </table:table-cell>
          <table:table-cell office:value-type="float" office:value="1.079404969263" calcext:value-type="float">
            <text:p>1.079404969263</text:p>
          </table:table-cell>
          <table:table-cell office:value-type="float" office:value="0.45090093980073" calcext:value-type="float">
            <text:p>0.45090093980073</text:p>
          </table:table-cell>
          <table:table-cell office:value-type="float" office:value="0.000014501432225546" calcext:value-type="float">
            <text:p>1.4501432225546E-05</text:p>
          </table:table-cell>
          <table:table-cell office:value-type="float" office:value="0.9640370355886" calcext:value-type="float">
            <text:p>0.9640370355886</text:p>
          </table:table-cell>
          <table:table-cell office:value-type="float" office:value="1.0280375480058" calcext:value-type="float">
            <text:p>1.0280375480058</text:p>
          </table:table-cell>
          <table:table-cell office:value-type="float" office:value="0.48352379080977" calcext:value-type="float">
            <text:p>0.48352379080977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0058171935871" calcext:value-type="float">
            <text:p>1.0058171935871</text:p>
          </table:table-cell>
          <table:table-cell office:value-type="float" office:value="0.49665796085745" calcext:value-type="float">
            <text:p>0.49665796085745</text:p>
          </table:table-cell>
          <table:table-cell office:value-type="float" office:value="1.0761442779485" calcext:value-type="float">
            <text:p>1.0761442779485</text:p>
          </table:table-cell>
          <table:table-cell office:value-type="float" office:value="0.45303921657789" calcext:value-type="float">
            <text:p>0.45303921657789</text:p>
          </table:table-cell>
          <table:table-cell office:value-type="float" office:value="0.000012745273937681" calcext:value-type="float">
            <text:p>1.2745273937681E-05</text:p>
          </table:table-cell>
          <table:table-cell office:value-type="float" office:value="0.96403888092481" calcext:value-type="float">
            <text:p>0.96403888092481</text:p>
          </table:table-cell>
          <table:table-cell office:value-type="float" office:value="1.0265435919759" calcext:value-type="float">
            <text:p>1.0265435919759</text:p>
          </table:table-cell>
          <table:table-cell office:value-type="float" office:value="0.48443442270488" calcext:value-type="float">
            <text:p>0.48443442270488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0054798353262" calcext:value-type="float">
            <text:p>1.0054798353262</text:p>
          </table:table-cell>
          <table:table-cell office:value-type="float" office:value="0.49685919237635" calcext:value-type="float">
            <text:p>0.49685919237635</text:p>
          </table:table-cell>
          <table:table-cell office:value-type="float" office:value="1.0729807231994" calcext:value-type="float">
            <text:p>1.0729807231994</text:p>
          </table:table-cell>
          <table:table-cell office:value-type="float" office:value="0.4551056975594" calcext:value-type="float">
            <text:p>0.4551056975594</text:p>
          </table:table-cell>
          <table:table-cell office:value-type="float" office:value="0.000011201771971647" calcext:value-type="float">
            <text:p>1.1201771971647E-05</text:p>
          </table:table-cell>
          <table:table-cell office:value-type="float" office:value="0.96404054259181" calcext:value-type="float">
            <text:p>0.96404054259181</text:p>
          </table:table-cell>
          <table:table-cell office:value-type="float" office:value="1.0251119824421" calcext:value-type="float">
            <text:p>1.0251119824421</text:p>
          </table:table-cell>
          <table:table-cell office:value-type="float" office:value="0.4853046163678" calcext:value-type="float">
            <text:p>0.4853046163678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051558868702" calcext:value-type="float">
            <text:p>1.0051558868702</text:p>
          </table:table-cell>
          <table:table-cell office:value-type="float" office:value="0.49705173451773" calcext:value-type="float">
            <text:p>0.49705173451773</text:p>
          </table:table-cell>
          <table:table-cell office:value-type="float" office:value="1.0699128509597" calcext:value-type="float">
            <text:p>1.0699128509597</text:p>
          </table:table-cell>
          <table:table-cell office:value-type="float" office:value="0.45710197076177" calcext:value-type="float">
            <text:p>0.45710197076177</text:p>
          </table:table-cell>
          <table:table-cell office:value-type="float" office:value="0.0000098451792925655" calcext:value-type="float">
            <text:p>9.8451792925655E-06</text:p>
          </table:table-cell>
          <table:table-cell office:value-type="float" office:value="0.96404203885719" calcext:value-type="float">
            <text:p>0.96404203885719</text:p>
          </table:table-cell>
          <table:table-cell office:value-type="float" office:value="1.0237410415317" calcext:value-type="float">
            <text:p>1.0237410415317</text:p>
          </table:table-cell>
          <table:table-cell office:value-type="float" office:value="0.48613564238064" calcext:value-type="float">
            <text:p>0.48613564238064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048453779302" calcext:value-type="float">
            <text:p>1.0048453779302</text:p>
          </table:table-cell>
          <table:table-cell office:value-type="float" office:value="0.4972356603729" calcext:value-type="float">
            <text:p>0.4972356603729</text:p>
          </table:table-cell>
          <table:table-cell office:value-type="float" office:value="1.0669391908022" calcext:value-type="float">
            <text:p>1.0669391908022</text:p>
          </table:table-cell>
          <table:table-cell office:value-type="float" office:value="0.45902960819232" calcext:value-type="float">
            <text:p>0.45902960819232</text:p>
          </table:table-cell>
          <table:table-cell office:value-type="float" office:value="0.0000086528653346809" calcext:value-type="float">
            <text:p>8.6528653346809E-06</text:p>
          </table:table-cell>
          <table:table-cell office:value-type="float" office:value="0.9640433861736" calcext:value-type="float">
            <text:p>0.9640433861736</text:p>
          </table:table-cell>
          <table:table-cell office:value-type="float" office:value="1.0224290941568" calcext:value-type="float">
            <text:p>1.0224290941568</text:p>
          </table:table-cell>
          <table:table-cell office:value-type="float" office:value="0.48692875461651" calcext:value-type="float">
            <text:p>0.48692875461651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045482618781" calcext:value-type="float">
            <text:p>1.0045482618781</text:p>
          </table:table-cell>
          <table:table-cell office:value-type="float" office:value="0.49741108021131" calcext:value-type="float">
            <text:p>0.49741108021131</text:p>
          </table:table-cell>
          <table:table-cell office:value-type="float" office:value="1.0640582559648" calcext:value-type="float">
            <text:p>1.0640582559648</text:p>
          </table:table-cell>
          <table:table-cell office:value-type="float" office:value="0.46089016632531" calcext:value-type="float">
            <text:p>0.46089016632531</text:p>
          </table:table-cell>
          <table:table-cell office:value-type="float" office:value="0.000007604938947874" calcext:value-type="float">
            <text:p>7.604938947874E-06</text:p>
          </table:table-cell>
          <table:table-cell office:value-type="float" office:value="0.96404459935873" calcext:value-type="float">
            <text:p>0.96404459935873</text:p>
          </table:table-cell>
          <table:table-cell office:value-type="float" office:value="1.0211744696118" calcext:value-type="float">
            <text:p>1.0211744696118</text:p>
          </table:table-cell>
          <table:table-cell office:value-type="float" office:value="0.48768518978393" calcext:value-type="float">
            <text:p>0.48768518978393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042644261696" calcext:value-type="float">
            <text:p>1.0042644261696</text:p>
          </table:table-cell>
          <table:table-cell office:value-type="float" office:value="0.49757813591874" calcext:value-type="float">
            <text:p>0.49757813591874</text:p>
          </table:table-cell>
          <table:table-cell office:value-type="float" office:value="1.0612685434692" calcext:value-type="float">
            <text:p>1.0612685434692</text:p>
          </table:table-cell>
          <table:table-cell office:value-type="float" office:value="0.46268518652612" calcext:value-type="float">
            <text:p>0.46268518652612</text:p>
          </table:table-cell>
          <table:table-cell office:value-type="float" office:value="0.0000066839169219296" calcext:value-type="float">
            <text:p>6.6839169219296E-06</text:p>
          </table:table-cell>
          <table:table-cell office:value-type="float" office:value="0.96404569175762" calcext:value-type="float">
            <text:p>0.96404569175762</text:p>
          </table:table-cell>
          <table:table-cell office:value-type="float" office:value="1.0199755031961" calcext:value-type="float">
            <text:p>1.0199755031961</text:p>
          </table:table-cell>
          <table:table-cell office:value-type="float" office:value="0.48840616695642" calcext:value-type="float">
            <text:p>0.48840616695642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039937016716" calcext:value-type="float">
            <text:p>1.0039937016716</text:p>
          </table:table-cell>
          <table:table-cell office:value-type="float" office:value="0.49773699603843" calcext:value-type="float">
            <text:p>0.49773699603843</text:p>
          </table:table-cell>
          <table:table-cell office:value-type="float" office:value="1.0585685343212" calcext:value-type="float">
            <text:p>1.0585685343212</text:p>
          </table:table-cell>
          <table:table-cell office:value-type="float" office:value="0.46441619542318" calcext:value-type="float">
            <text:p>0.46441619542318</text:p>
          </table:table-cell>
          <table:table-cell office:value-type="float" office:value="0.0000058744326568207" calcext:value-type="float">
            <text:p>5.8744326568207E-06</text:p>
          </table:table-cell>
          <table:table-cell office:value-type="float" office:value="0.96404667538864" calcext:value-type="float">
            <text:p>0.96404667538864</text:p>
          </table:table-cell>
          <table:table-cell office:value-type="float" office:value="1.0188305378503" calcext:value-type="float">
            <text:p>1.0188305378503</text:p>
          </table:table-cell>
          <table:table-cell office:value-type="float" office:value="0.48909288709137" calcext:value-type="float">
            <text:p>0.48909288709137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0037358710063" calcext:value-type="float">
            <text:p>1.0037358710063</text:p>
          </table:table-cell>
          <table:table-cell office:value-type="float" office:value="0.49788785135331" calcext:value-type="float">
            <text:p>0.49788785135331</text:p>
          </table:table-cell>
          <table:table-cell office:value-type="float" office:value="1.0559566937965" calcext:value-type="float">
            <text:p>1.0559566937965</text:p>
          </table:table-cell>
          <table:table-cell office:value-type="float" office:value="0.46608470522721" calcext:value-type="float">
            <text:p>0.46608470522721</text:p>
          </table:table-cell>
          <table:table-cell office:value-type="float" office:value="0.0000051629798544138" calcext:value-type="float">
            <text:p>5.1629798544138E-06</text:p>
          </table:table-cell>
          <table:table-cell office:value-type="float" office:value="0.96404756107548" calcext:value-type="float">
            <text:p>0.96404756107548</text:p>
          </table:table-cell>
          <table:table-cell office:value-type="float" office:value="1.017737925803" calcext:value-type="float">
            <text:p>1.017737925803</text:p>
          </table:table-cell>
          <table:table-cell office:value-type="float" office:value="0.48974653254199" calcext:value-type="float">
            <text:p>0.489746532541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349067601" calcext:value-type="float">
            <text:p>1.00349067601</text:p>
          </table:table-cell>
          <table:table-cell office:value-type="float" office:value="0.49803091095432" calcext:value-type="float">
            <text:p>0.49803091095432</text:p>
          </table:table-cell>
          <table:table-cell office:value-type="float" office:value="1.0534314718118" calcext:value-type="float">
            <text:p>1.0534314718118</text:p>
          </table:table-cell>
          <table:table-cell office:value-type="float" office:value="0.46769221399771" calcext:value-type="float">
            <text:p>0.46769221399771</text:p>
          </table:table-cell>
          <table:table-cell office:value-type="float" office:value="0.000004537687507575" calcext:value-type="float">
            <text:p>4.537687507575E-06</text:p>
          </table:table-cell>
          <table:table-cell office:value-type="float" office:value="0.96404835856554" calcext:value-type="float">
            <text:p>0.96404835856554</text:p>
          </table:table-cell>
          <table:table-cell office:value-type="float" office:value="1.0166960302177" calcext:value-type="float">
            <text:p>1.0166960302177</text:p>
          </table:table-cell>
          <table:table-cell office:value-type="float" office:value="0.49036826656623" calcext:value-type="float">
            <text:p>0.49036826656623</text:p>
          </table:table-cell>
          <table:table-cell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0032578243959" calcext:value-type="float">
            <text:p>1.0032578243959</text:p>
          </table:table-cell>
          <table:table-cell office:value-type="float" office:value="0.49816639874528" calcext:value-type="float">
            <text:p>0.49816639874528</text:p>
          </table:table-cell>
          <table:table-cell office:value-type="float" office:value="1.0509913033826" calcext:value-type="float">
            <text:p>1.0509913033826</text:p>
          </table:table-cell>
          <table:table-cell office:value-type="float" office:value="0.46924020585669" calcext:value-type="float">
            <text:p>0.46924020585669</text:p>
          </table:table-cell>
          <table:table-cell office:value-type="float" office:value="0.0000039881219154706" calcext:value-type="float">
            <text:p>3.9881219154706E-06</text:p>
          </table:table-cell>
          <table:table-cell office:value-type="float" office:value="0.96404907663688" calcext:value-type="float">
            <text:p>0.96404907663688</text:p>
          </table:table-cell>
          <table:table-cell office:value-type="float" office:value="1.0157032268327" calcext:value-type="float">
            <text:p>1.0157032268327</text:p>
          </table:table-cell>
          <table:table-cell office:value-type="float" office:value="0.49095923283663" calcext:value-type="float">
            <text:p>0.49095923283663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030369956996" calcext:value-type="float">
            <text:p>1.0030369956996</text:p>
          </table:table-cell>
          <table:table-cell office:value-type="float" office:value="0.49829455034035" calcext:value-type="float">
            <text:p>0.49829455034035</text:p>
          </table:table-cell>
          <table:table-cell office:value-type="float" office:value="1.0486346091677" calcext:value-type="float">
            <text:p>1.0486346091677</text:p>
          </table:table-cell>
          <table:table-cell office:value-type="float" office:value="0.47073015114989" calcext:value-type="float">
            <text:p>0.47073015114989</text:p>
          </table:table-cell>
          <table:table-cell office:value-type="float" office:value="0.0000035051127004621" calcext:value-type="float">
            <text:p>3.5051127004621E-06</text:p>
          </table:table-cell>
          <table:table-cell office:value-type="float" office:value="0.96404972319455" calcext:value-type="float">
            <text:p>0.96404972319455</text:p>
          </table:table-cell>
          <table:table-cell office:value-type="float" office:value="1.0147579055876" calcext:value-type="float">
            <text:p>1.0147579055876</text:p>
          </table:table-cell>
          <table:table-cell office:value-type="float" office:value="0.49152055495502" calcext:value-type="float">
            <text:p>0.49152055495502</text:p>
          </table:table-cell>
          <table:table-cell table:number-columns-repeated="2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028278465786" calcext:value-type="float">
            <text:p>1.0028278465786</text:p>
          </table:table-cell>
          <table:table-cell office:value-type="float" office:value="0.49841561031435" calcext:value-type="float">
            <text:p>0.49841561031435</text:p>
          </table:table-cell>
          <table:table-cell office:value-type="float" office:value="1.0463597961014" calcext:value-type="float">
            <text:p>1.0463597961014</text:p>
          </table:table-cell>
          <table:table-cell office:value-type="float" office:value="0.47216350655597" calcext:value-type="float">
            <text:p>0.47216350655597</text:p>
          </table:table-cell>
          <table:table-cell office:value-type="float" office:value="0.0000030805998766144" calcext:value-type="float">
            <text:p>3.0805998766144E-06</text:p>
          </table:table-cell>
          <table:table-cell office:value-type="float" office:value="0.96405030535726" calcext:value-type="float">
            <text:p>0.96405030535726</text:p>
          </table:table-cell>
          <table:table-cell office:value-type="float" office:value="1.013858472228" calcext:value-type="float">
            <text:p>1.013858472228</text:p>
          </table:table-cell>
          <table:table-cell office:value-type="float" office:value="0.49205333597586" calcext:value-type="float">
            <text:p>0.49205333597586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026300155309" calcext:value-type="float">
            <text:p>1.0026300155309</text:p>
          </table:table-cell>
          <table:table-cell office:value-type="float" office:value="0.49852982977067" calcext:value-type="float">
            <text:p>0.49852982977067</text:p>
          </table:table-cell>
          <table:table-cell office:value-type="float" office:value="1.0441652581108" calcext:value-type="float">
            <text:p>1.0441652581108</text:p>
          </table:table-cell>
          <table:table-cell office:value-type="float" office:value="0.47354171514439" calcext:value-type="float">
            <text:p>0.47354171514439</text:p>
          </table:table-cell>
          <table:table-cell office:value-type="float" office:value="0.0000027074994244305" calcext:value-type="float">
            <text:p>2.7074994244305E-06</text:p>
          </table:table-cell>
          <table:table-cell office:value-type="float" office:value="0.96405082953559" calcext:value-type="float">
            <text:p>0.96405082953559</text:p>
          </table:table-cell>
          <table:table-cell office:value-type="float" office:value="1.0130033498802" calcext:value-type="float">
            <text:p>1.0130033498802</text:p>
          </table:table-cell>
          <table:table-cell office:value-type="float" office:value="0.49255865794211" calcext:value-type="float">
            <text:p>0.49255865794211</text:p>
          </table:table-cell>
          <table:table-cell table:number-columns-repeated="2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024431270861" calcext:value-type="float">
            <text:p>1.0024431270861</text:p>
          </table:table-cell>
          <table:table-cell office:value-type="float" office:value="0.49863746419505" calcext:value-type="float">
            <text:p>0.49863746419505</text:p>
          </table:table-cell>
          <table:table-cell office:value-type="float" office:value="1.04204937692" calcext:value-type="float">
            <text:p>1.04204937692</text:p>
          </table:table-cell>
          <table:table-cell office:value-type="float" office:value="0.47486620638276" calcext:value-type="float">
            <text:p>0.47486620638276</text:p>
          </table:table-cell>
          <table:table-cell office:value-type="float" office:value="0.0000023795851338124" calcext:value-type="float">
            <text:p>2.3795851338124E-06</text:p>
          </table:table-cell>
          <table:table-cell office:value-type="float" office:value="0.96405130150232" calcext:value-type="float">
            <text:p>0.96405130150232</text:p>
          </table:table-cell>
          <table:table-cell office:value-type="float" office:value="1.0121909805911" calcext:value-type="float">
            <text:p>1.0121909805911</text:p>
          </table:table-cell>
          <table:table-cell office:value-type="float" office:value="0.49303758143694" calcext:value-type="float">
            <text:p>0.49303758143694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022667955247" calcext:value-type="float">
            <text:p>1.0022667955247</text:p>
          </table:table-cell>
          <table:table-cell office:value-type="float" office:value="0.49873877156668" calcext:value-type="float">
            <text:p>0.49873877156668</text:p>
          </table:table-cell>
          <table:table-cell office:value-type="float" office:value="1.0400105229376" calcext:value-type="float">
            <text:p>1.0400105229376</text:p>
          </table:table-cell>
          <table:table-cell office:value-type="float" office:value="0.47613839609493" calcext:value-type="float">
            <text:p>0.47613839609493</text:p>
          </table:table-cell>
          <table:table-cell office:value-type="float" office:value="0.0000020913847475951" calcext:value-type="float">
            <text:p>2.0913847475951E-06</text:p>
          </table:table-cell>
          <table:table-cell office:value-type="float" office:value="0.96405172645586" calcext:value-type="float">
            <text:p>0.96405172645586</text:p>
          </table:table-cell>
          <table:table-cell office:value-type="float" office:value="1.0114198268234" calcext:value-type="float">
            <text:p>1.0114198268234</text:p>
          </table:table-cell>
          <table:table-cell office:value-type="float" office:value="0.49349114515526" calcext:value-type="float">
            <text:p>0.49349114515526</text:p>
          </table:table-cell>
          <table:table-cell table:number-columns-repeated="2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0021006281679" calcext:value-type="float">
            <text:p>1.0021006281679</text:p>
          </table:table-cell>
          <table:table-cell office:value-type="float" office:value="0.49883401070121" calcext:value-type="float">
            <text:p>0.49883401070121</text:p>
          </table:table-cell>
          <table:table-cell office:value-type="float" office:value="1.0380470562258" calcext:value-type="float">
            <text:p>1.0380470562258</text:p>
          </table:table-cell>
          <table:table-cell office:value-type="float" office:value="0.4773596863711" calcext:value-type="float">
            <text:p>0.4773596863711</text:p>
          </table:table-cell>
          <table:table-cell office:value-type="float" office:value="0.0000018380886757519" calcext:value-type="float">
            <text:p>1.8380886757519E-06</text:p>
          </table:table-cell>
          <table:table-cell office:value-type="float" office:value="0.96405210907733" calcext:value-type="float">
            <text:p>0.96405210907733</text:p>
          </table:table-cell>
          <table:table-cell office:value-type="float" office:value="1.010688372902" calcext:value-type="float">
            <text:p>1.010688372902</text:p>
          </table:table-cell>
          <table:table-cell office:value-type="float" office:value="0.49392036549782" calcext:value-type="float">
            <text:p>0.49392036549782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019442282809" calcext:value-type="float">
            <text:p>1.0019442282809</text:p>
          </table:table-cell>
          <table:table-cell office:value-type="float" office:value="0.49892343980251" calcext:value-type="float">
            <text:p>0.49892343980251</text:p>
          </table:table-cell>
          <table:table-cell office:value-type="float" office:value="1.0361573275506" calcext:value-type="float">
            <text:p>1.0361573275506</text:p>
          </table:table-cell>
          <table:table-cell office:value-type="float" office:value="0.47853146543171" calcext:value-type="float">
            <text:p>0.47853146543171</text:p>
          </table:table-cell>
          <table:table-cell office:value-type="float" office:value="0.0000016154697594428" calcext:value-type="float">
            <text:p>1.6154697594428E-06</text:p>
          </table:table-cell>
          <table:table-cell office:value-type="float" office:value="0.96405245358201" calcext:value-type="float">
            <text:p>0.96405245358201</text:p>
          </table:table-cell>
          <table:table-cell office:value-type="float" office:value="1.0099951264039" calcext:value-type="float">
            <text:p>1.0099951264039</text:p>
          </table:table-cell>
          <table:table-cell office:value-type="float" office:value="0.49432623619148" calcext:value-type="float">
            <text:p>0.49432623619148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0017971976275" calcext:value-type="float">
            <text:p>1.0017971976275</text:p>
          </table:table-cell>
          <table:table-cell office:value-type="float" office:value="0.49900731520276" calcext:value-type="float">
            <text:p>0.49900731520276</text:p>
          </table:table-cell>
          <table:table-cell office:value-type="float" office:value="1.0343396795072" calcext:value-type="float">
            <text:p>1.0343396795072</text:p>
          </table:table-cell>
          <table:table-cell office:value-type="float" office:value="0.47965510744684" calcext:value-type="float">
            <text:p>0.47965510744684</text:p>
          </table:table-cell>
          <table:table-cell office:value-type="float" office:value="0.0000014198127479226" calcext:value-type="float">
            <text:p>1.4198127479226E-06</text:p>
          </table:table-cell>
          <table:table-cell office:value-type="float" office:value="0.96405276376564" calcext:value-type="float">
            <text:p>0.96405276376564</text:p>
          </table:table-cell>
          <table:table-cell office:value-type="float" office:value="1.0093386194858" calcext:value-type="float">
            <text:p>1.0093386194858</text:p>
          </table:table-cell>
          <table:table-cell office:value-type="float" office:value="0.49470972793816" calcext:value-type="float">
            <text:p>0.49470972793816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016591387073" calcext:value-type="float">
            <text:p>1.0016591387073</text:p>
          </table:table-cell>
          <table:table-cell office:value-type="float" office:value="0.49908589027195" calcext:value-type="float">
            <text:p>0.49908589027195</text:p>
          </table:table-cell>
          <table:table-cell office:value-type="float" office:value="1.0325924477191" calcext:value-type="float">
            <text:p>1.0325924477191</text:p>
          </table:table-cell>
          <table:table-cell office:value-type="float" office:value="0.48073197231336" calcext:value-type="float">
            <text:p>0.48073197231336</text:p>
          </table:table-cell>
          <table:table-cell office:value-type="float" office:value="0.0000012478523129767" calcext:value-type="float">
            <text:p>1.2478523129767E-06</text:p>
          </table:table-cell>
          <table:table-cell office:value-type="float" office:value="0.96405304304618" calcext:value-type="float">
            <text:p>0.96405304304618</text:p>
          </table:table-cell>
          <table:table-cell office:value-type="float" office:value="1.0087174101442" calcext:value-type="float">
            <text:p>1.0087174101442</text:p>
          </table:table-cell>
          <table:table-cell office:value-type="float" office:value="0.49507178809545" calcext:value-type="float">
            <text:p>0.49507178809545</text:p>
          </table:table-cell>
          <table:table-cell table:number-columns-repeated="2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01529656709" calcext:value-type="float">
            <text:p>1.001529656709</text:p>
          </table:table-cell>
          <table:table-cell office:value-type="float" office:value="0.4991594144802" calcext:value-type="float">
            <text:p>0.4991594144802</text:p>
          </table:table-cell>
          <table:table-cell office:value-type="float" office:value="1.0309139621068" calcext:value-type="float">
            <text:p>1.0309139621068</text:p>
          </table:table-cell>
          <table:table-cell office:value-type="float" office:value="0.48176340539212" calcext:value-type="float">
            <text:p>0.48176340539212</text:p>
          </table:table-cell>
          <table:table-cell office:value-type="float" office:value="0.0000010967181689334" calcext:value-type="float">
            <text:p>1.0967181689334E-06</text:p>
          </table:table-cell>
          <table:table-cell office:value-type="float" office:value="0.96405329450224" calcext:value-type="float">
            <text:p>0.96405329450224</text:p>
          </table:table-cell>
          <table:table-cell office:value-type="float" office:value="1.0081300834036" calcext:value-type="float">
            <text:p>1.0081300834036</text:p>
          </table:table-cell>
          <table:table-cell office:value-type="float" office:value="0.49541334039093" calcext:value-type="float">
            <text:p>0.49541334039093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014083612045" calcext:value-type="float">
            <text:p>1.0014083612045</text:p>
          </table:table-cell>
          <table:table-cell office:value-type="float" office:value="0.49922813259748" calcext:value-type="float">
            <text:p>0.49922813259748</text:p>
          </table:table-cell>
          <table:table-cell office:value-type="float" office:value="1.0293025482206" calcext:value-type="float">
            <text:p>1.0293025482206</text:p>
          </table:table-cell>
          <table:table-cell office:value-type="float" office:value="0.48275073720777" calcext:value-type="float">
            <text:p>0.48275073720777</text:p>
          </table:table-cell>
          <table:table-cell office:value-type="float" office:value="0.00000096388848027947" calcext:value-type="float">
            <text:p>9.6388848027947E-07</text:p>
          </table:table-cell>
          <table:table-cell office:value-type="float" office:value="0.96405352090412" calcext:value-type="float">
            <text:p>0.96405352090412</text:p>
          </table:table-cell>
          <table:table-cell office:value-type="float" office:value="1.0075752524271" calcext:value-type="float">
            <text:p>1.0075752524271</text:p>
          </table:table-cell>
          <table:table-cell office:value-type="float" office:value="0.49573528467265" calcext:value-type="float">
            <text:p>0.49573528467265</text:p>
          </table:table-cell>
          <table:table-cell table:number-columns-repeated="2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012948676097" calcext:value-type="float">
            <text:p>1.0012948676097</text:p>
          </table:table-cell>
          <table:table-cell office:value-type="float" office:value="0.49929228401721" calcext:value-type="float">
            <text:p>0.49929228401721</text:p>
          </table:table-cell>
          <table:table-cell office:value-type="float" office:value="1.0277565286335" calcext:value-type="float">
            <text:p>1.0277565286335</text:p>
          </table:table-cell>
          <table:table-cell office:value-type="float" office:value="0.48369528311405" calcext:value-type="float">
            <text:p>0.48369528311405</text:p>
          </table:table-cell>
          <table:table-cell office:value-type="float" office:value="0.00000084714636743649" calcext:value-type="float">
            <text:p>8.4714636743649E-07</text:p>
          </table:table-cell>
          <table:table-cell office:value-type="float" office:value="0.96405372474728" calcext:value-type="float">
            <text:p>0.96405372474728</text:p>
          </table:table-cell>
          <table:table-cell office:value-type="float" office:value="1.0070515595461" calcext:value-type="float">
            <text:p>1.0070515595461</text:p>
          </table:table-cell>
          <table:table-cell office:value-type="float" office:value="0.49603849669735" calcext:value-type="float">
            <text:p>0.49603849669735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0011887984358" calcext:value-type="float">
            <text:p>1.0011887984358</text:p>
          </table:table-cell>
          <table:table-cell office:value-type="float" office:value="0.49935210219098" calcext:value-type="float">
            <text:p>0.49935210219098</text:p>
          </table:table-cell>
          <table:table-cell office:value-type="float" office:value="1.0262742243886" calcext:value-type="float">
            <text:p>1.0262742243886</text:p>
          </table:table-cell>
          <table:table-cell office:value-type="float" office:value="0.48459834292752" calcext:value-type="float">
            <text:p>0.48459834292752</text:p>
          </table:table-cell>
          <table:table-cell office:value-type="float" office:value="0.00000074454342234773" calcext:value-type="float">
            <text:p>7.4454342234773E-07</text:p>
          </table:table-cell>
          <table:table-cell office:value-type="float" office:value="0.9640539082788" calcext:value-type="float">
            <text:p>0.9640539082788</text:p>
          </table:table-cell>
          <table:table-cell office:value-type="float" office:value="1.0065576772061" calcext:value-type="float">
            <text:p>1.0065576772061</text:p>
          </table:table-cell>
          <table:table-cell office:value-type="float" office:value="0.49632382795796" calcext:value-type="float">
            <text:p>0.49632382795796</text:p>
          </table:table-cell>
          <table:table-cell table:number-columns-repeated="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010897843493" calcext:value-type="float">
            <text:p>1.0010897843493</text:p>
          </table:table-cell>
          <table:table-cell office:value-type="float" office:value="0.49940781416338" calcext:value-type="float">
            <text:p>0.49940781416338</text:p>
          </table:table-cell>
          <table:table-cell office:value-type="float" office:value="1.0248539564946" calcext:value-type="float">
            <text:p>1.0248539564946</text:p>
          </table:table-cell>
          <table:table-cell office:value-type="float" office:value="0.48546120053305" calcext:value-type="float">
            <text:p>0.48546120053305</text:p>
          </table:table-cell>
          <table:table-cell office:value-type="float" office:value="0.00000065436722321388" calcext:value-type="float">
            <text:p>6.5436722321388E-07</text:p>
          </table:table-cell>
          <table:table-cell office:value-type="float" office:value="0.96405407352192" calcext:value-type="float">
            <text:p>0.96405407352192</text:p>
          </table:table-cell>
          <table:table-cell office:value-type="float" office:value="1.0060923088257" calcext:value-type="float">
            <text:p>1.0060923088257</text:p>
          </table:table-cell>
          <table:table-cell office:value-type="float" office:value="0.49659210555186" calcext:value-type="float">
            <text:p>0.49659210555186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009974650608" calcext:value-type="float">
            <text:p>1.0009974650608</text:p>
          </table:table-cell>
          <table:table-cell office:value-type="float" office:value="0.49945964019631" calcext:value-type="float">
            <text:p>0.49945964019631</text:p>
          </table:table-cell>
          <table:table-cell office:value-type="float" office:value="1.0234940474646" calcext:value-type="float">
            <text:p>1.0234940474646</text:p>
          </table:table-cell>
          <table:table-cell office:value-type="float" office:value="0.48628512346425" calcext:value-type="float">
            <text:p>0.48628512346425</text:p>
          </table:table-cell>
          <table:table-cell office:value-type="float" office:value="0.00000057511272846087" calcext:value-type="float">
            <text:p>5.7511272846087E-07</text:p>
          </table:table-cell>
          <table:table-cell office:value-type="float" office:value="0.9640542222985" calcext:value-type="float">
            <text:p>0.9640542222985</text:p>
          </table:table-cell>
          <table:table-cell office:value-type="float" office:value="1.0056541895654" calcext:value-type="float">
            <text:p>1.0056541895654</text:p>
          </table:table-cell>
          <table:table-cell office:value-type="float" office:value="0.49684413209051" calcext:value-type="float">
            <text:p>0.49684413209051</text:p>
          </table:table-cell>
          <table:table-cell table:number-columns-repeated="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009114900604" calcext:value-type="float">
            <text:p>1.0009114900604</text:p>
          </table:table-cell>
          <table:table-cell office:value-type="float" office:value="0.49950779347374" calcext:value-type="float">
            <text:p>0.49950779347374</text:p>
          </table:table-cell>
          <table:table-cell office:value-type="float" office:value="1.0221928228894" calcext:value-type="float">
            <text:p>1.0221928228894</text:p>
          </table:table-cell>
          <table:table-cell office:value-type="float" office:value="0.48707136246257" calcext:value-type="float">
            <text:p>0.48707136246257</text:p>
          </table:table-cell>
          <table:table-cell office:value-type="float" office:value="0.00000050545717203282" calcext:value-type="float">
            <text:p>5.0545717203282E-07</text:p>
          </table:table-cell>
          <table:table-cell office:value-type="float" office:value="0.96405435624895" calcext:value-type="float">
            <text:p>0.96405435624895</text:p>
          </table:table-cell>
          <table:table-cell office:value-type="float" office:value="1.0052420870063" calcext:value-type="float">
            <text:p>1.0052420870063</text:p>
          </table:table-cell>
          <table:table-cell office:value-type="float" office:value="0.49708068565119" calcext:value-type="float">
            <text:p>0.49708068565119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0008315192124" calcext:value-type="float">
            <text:p>1.0008315192124</text:p>
          </table:table-cell>
          <table:table-cell office:value-type="float" office:value="0.49955247987822" calcext:value-type="float">
            <text:p>0.49955247987822</text:p>
          </table:table-cell>
          <table:table-cell office:value-type="float" office:value="1.0209486130416" calcext:value-type="float">
            <text:p>1.0209486130416</text:p>
          </table:table-cell>
          <table:table-cell office:value-type="float" office:value="0.48782115101864" calcext:value-type="float">
            <text:p>0.48782115101864</text:p>
          </table:table-cell>
          <table:table-cell office:value-type="float" office:value="0.00000044423798899615" calcext:value-type="float">
            <text:p>4.4423798899615E-07</text:p>
          </table:table-cell>
          <table:table-cell office:value-type="float" office:value="0.96405447685032" calcext:value-type="float">
            <text:p>0.96405447685032</text:p>
          </table:table-cell>
          <table:table-cell office:value-type="float" office:value="1.0048548017371" calcext:value-type="float">
            <text:p>1.0048548017371</text:p>
          </table:table-cell>
          <table:table-cell office:value-type="float" office:value="0.49730251977128" calcext:value-type="float">
            <text:p>0.49730251977128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0007572232272" calcext:value-type="float">
            <text:p>1.0007572232272</text:p>
          </table:table-cell>
          <table:table-cell office:value-type="float" office:value="0.49959389783137" calcext:value-type="float">
            <text:p>0.49959389783137</text:p>
          </table:table-cell>
          <table:table-cell office:value-type="float" office:value="1.0197597544995" calcext:value-type="float">
            <text:p>1.0197597544995</text:p>
          </table:table-cell>
          <table:table-cell office:value-type="float" office:value="0.48853570489969" calcext:value-type="float">
            <text:p>0.48853570489969</text:p>
          </table:table-cell>
          <table:table-cell office:value-type="float" office:value="0.00000039043341052121" calcext:value-type="float">
            <text:p>3.9043341052121E-07</text:p>
          </table:table-cell>
          <table:table-cell office:value-type="float" office:value="0.96405458543258" calcext:value-type="float">
            <text:p>0.96405458543258</text:p>
          </table:table-cell>
          <table:table-cell office:value-type="float" office:value="1.0044911678481" calcext:value-type="float">
            <text:p>1.0044911678481</text:p>
          </table:table-cell>
          <table:table-cell office:value-type="float" office:value="0.4975103634849" calcext:value-type="float">
            <text:p>0.497510363484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0006882840201" calcext:value-type="float">
            <text:p>1.0006882840201</text:p>
          </table:table-cell>
          <table:table-cell office:value-type="float" office:value="0.49963223819145" calcext:value-type="float">
            <text:p>0.49963223819145</text:p>
          </table:table-cell>
          <table:table-cell office:value-type="float" office:value="1.0186245917878" calcext:value-type="float">
            <text:p>1.0186245917878</text:p>
          </table:table-cell>
          <table:table-cell office:value-type="float" office:value="0.48921622166678" calcext:value-type="float">
            <text:p>0.48921622166678</text:p>
          </table:table-cell>
          <table:table-cell office:value-type="float" office:value="0.00000034314545329065" calcext:value-type="float">
            <text:p>3.4314545329065E-07</text:p>
          </table:table-cell>
          <table:table-cell office:value-type="float" office:value="0.96405468319315" calcext:value-type="float">
            <text:p>0.96405468319315</text:p>
          </table:table-cell>
          <table:table-cell office:value-type="float" office:value="1.0041500533338" calcext:value-type="float">
            <text:p>1.0041500533338</text:p>
          </table:table-cell>
          <table:table-cell office:value-type="float" office:value="0.49770492140184" calcext:value-type="float">
            <text:p>0.49770492140184</text:p>
          </table:table-cell>
          <table:table-cell table:number-columns-repeated="2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0006243949708" calcext:value-type="float">
            <text:p>1.0006243949708</text:p>
          </table:table-cell>
          <table:table-cell office:value-type="float" office:value="0.49966768420129" calcext:value-type="float">
            <text:p>0.49966768420129</text:p>
          </table:table-cell>
          <table:table-cell office:value-type="float" office:value="1.0175414790233" calcext:value-type="float">
            <text:p>1.0175414790233</text:p>
          </table:table-cell>
          <table:table-cell office:value-type="float" office:value="0.48986388018586" calcext:value-type="float">
            <text:p>0.48986388018586</text:p>
          </table:table-cell>
          <table:table-cell office:value-type="float" office:value="0.00000030158482490661" calcext:value-type="float">
            <text:p>3.0158482490661E-07</text:p>
          </table:table-cell>
          <table:table-cell office:value-type="float" office:value="0.96405477121035" calcext:value-type="float">
            <text:p>0.96405477121035</text:p>
          </table:table-cell>
          <table:table-cell office:value-type="float" office:value="1.0038303604031" calcext:value-type="float">
            <text:p>1.0038303604031</text:p>
          </table:table-cell>
          <table:table-cell office:value-type="float" office:value="0.497886873828" calcext:value-type="float">
            <text:p>0.497886873828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0005652610938" calcext:value-type="float">
            <text:p>1.0005652610938</text:p>
          </table:table-cell>
          <table:table-cell office:value-type="float" office:value="0.49970041148106" calcext:value-type="float">
            <text:p>0.49970041148106</text:p>
          </table:table-cell>
          <table:table-cell office:value-type="float" office:value="1.0165087815622" calcext:value-type="float">
            <text:p>1.0165087815622</text:p>
          </table:table-cell>
          <table:table-cell office:value-type="float" office:value="0.49047984013666" calcext:value-type="float">
            <text:p>0.49047984013666</text:p>
          </table:table-cell>
          <table:table-cell office:value-type="float" office:value="0.00000026505785967495" calcext:value-type="float">
            <text:p>2.6505785967495E-07</text:p>
          </table:table-cell>
          <table:table-cell office:value-type="float" office:value="0.96405485045501" calcext:value-type="float">
            <text:p>0.96405485045501</text:p>
          </table:table-cell>
          <table:table-cell office:value-type="float" office:value="1.0035310256999" calcext:value-type="float">
            <text:p>1.0035310256999</text:p>
          </table:table-cell>
          <table:table-cell office:value-type="float" office:value="0.49805687692684" calcext:value-type="float">
            <text:p>0.49805687692684</text:p>
          </table:table-cell>
          <table:table-cell table:number-columns-repeated="2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0005105991294" calcext:value-type="float">
            <text:p>1.0005105991294</text:p>
          </table:table-cell>
          <table:table-cell office:value-type="float" office:value="0.49973058806012" calcext:value-type="float">
            <text:p>0.49973058806012</text:p>
          </table:table-cell>
          <table:table-cell office:value-type="float" office:value="1.0155248776377" calcext:value-type="float">
            <text:p>1.0155248776377</text:p>
          </table:table-cell>
          <table:table-cell office:value-type="float" office:value="0.49106524152305" calcext:value-type="float">
            <text:p>0.49106524152305</text:p>
          </table:table-cell>
          <table:table-cell office:value-type="float" office:value="0.00000023295490409689" calcext:value-type="float">
            <text:p>2.3295490409689E-07</text:p>
          </table:table-cell>
          <table:table-cell office:value-type="float" office:value="0.96405492180127" calcext:value-type="float">
            <text:p>0.96405492180127</text:p>
          </table:table-cell>
          <table:table-cell office:value-type="float" office:value="1.0032510204351" calcext:value-type="float">
            <text:p>1.0032510204351</text:p>
          </table:table-cell>
          <table:table-cell office:value-type="float" office:value="0.49821556292056" calcext:value-type="float">
            <text:p>0.49821556292056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0004601375648" calcext:value-type="float">
            <text:p>1.0004601375648</text:p>
          </table:table-cell>
          <table:table-cell office:value-type="float" office:value="0.49975837444339" calcext:value-type="float">
            <text:p>0.49975837444339</text:p>
          </table:table-cell>
          <table:table-cell office:value-type="float" office:value="1.0145881598182" calcext:value-type="float">
            <text:p>1.0145881598182</text:p>
          </table:table-cell>
          <table:table-cell office:value-type="float" office:value="0.49162121673426" calcext:value-type="float">
            <text:p>0.49162121673426</text:p>
          </table:table-cell>
          <table:table-cell office:value-type="float" office:value="0.00000020474014210973" calcext:value-type="float">
            <text:p>2.0474014210973E-07</text:p>
          </table:table-cell>
          <table:table-cell office:value-type="float" office:value="0.96405498603618" calcext:value-type="float">
            <text:p>0.96405498603618</text:p>
          </table:table-cell>
          <table:table-cell office:value-type="float" office:value="1.0029893504314" calcext:value-type="float">
            <text:p>1.0029893504314</text:p>
          </table:table-cell>
          <table:table-cell office:value-type="float" office:value="0.49836354032981" calcext:value-type="float">
            <text:p>0.49836354032981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004136165936" calcext:value-type="float">
            <text:p>1.0004136165936</text:p>
          </table:table-cell>
          <table:table-cell office:value-type="float" office:value="0.49978392370758" calcext:value-type="float">
            <text:p>0.49978392370758</text:p>
          </table:table-cell>
          <table:table-cell office:value-type="float" office:value="1.013697025666" calcext:value-type="float">
            <text:p>1.013697025666</text:p>
          </table:table-cell>
          <table:table-cell office:value-type="float" office:value="0.49214885728033" calcext:value-type="float">
            <text:p>0.49214885728033</text:p>
          </table:table-cell>
          <table:table-cell office:value-type="float" office:value="0.00000017994265254739" calcext:value-type="float">
            <text:p>1.7994265254739E-07</text:p>
          </table:table-cell>
          <table:table-cell office:value-type="float" office:value="0.96405504386839" calcext:value-type="float">
            <text:p>0.96405504386839</text:p>
          </table:table-cell>
          <table:table-cell office:value-type="float" office:value="1.0027450560847" calcext:value-type="float">
            <text:p>1.0027450560847</text:p>
          </table:table-cell>
          <table:table-cell office:value-type="float" office:value="0.4985013942505" calcext:value-type="float">
            <text:p>0.4985013942505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0003707880206" calcext:value-type="float">
            <text:p>1.0003707880206</text:p>
          </table:table-cell>
          <table:table-cell office:value-type="float" office:value="0.49980738162333" calcext:value-type="float">
            <text:p>0.49980738162333</text:p>
          </table:table-cell>
          <table:table-cell office:value-type="float" office:value="1.0128499040329" calcext:value-type="float">
            <text:p>1.0128499040329</text:p>
          </table:table-cell>
          <table:table-cell office:value-type="float" office:value="0.4926492400909" calcext:value-type="float">
            <text:p>0.4926492400909</text:p>
          </table:table-cell>
          <table:table-cell office:value-type="float" office:value="0.00000015814854960261" calcext:value-type="float">
            <text:p>1.5814854960261E-07</text:p>
          </table:table-cell>
          <table:table-cell office:value-type="float" office:value="0.96405509593596" calcext:value-type="float">
            <text:p>0.96405509593596</text:p>
          </table:table-cell>
          <table:table-cell office:value-type="float" office:value="1.0025172122447" calcext:value-type="float">
            <text:p>1.0025172122447</text:p>
          </table:table-cell>
          <table:table-cell office:value-type="float" office:value="0.49862968666599" calcext:value-type="float">
            <text:p>0.49862968666599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00033141512" calcext:value-type="float">
            <text:p>1.00033141512</text:p>
          </table:table-cell>
          <table:table-cell office:value-type="float" office:value="0.49982888679951" calcext:value-type="float">
            <text:p>0.49982888679951</text:p>
          </table:table-cell>
          <table:table-cell office:value-type="float" office:value="1.0120452426417" calcext:value-type="float">
            <text:p>1.0120452426417</text:p>
          </table:table-cell>
          <table:table-cell office:value-type="float" office:value="0.49312342072987" calcext:value-type="float">
            <text:p>0.49312342072987</text:p>
          </table:table-cell>
          <table:table-cell office:value-type="float" office:value="0.00000013899407514034" calcext:value-type="float">
            <text:p>1.3899407514034E-07</text:p>
          </table:table-cell>
          <table:table-cell office:value-type="float" office:value="0.96405514281336" calcext:value-type="float">
            <text:p>0.96405514281336</text:p>
          </table:table-cell>
          <table:table-cell office:value-type="float" office:value="1.0023049280176" calcext:value-type="float">
            <text:p>1.0023049280176</text:p>
          </table:table-cell>
          <table:table-cell office:value-type="float" office:value="0.49874895679279" calcext:value-type="float">
            <text:p>0.49874895679279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002952724519" calcext:value-type="float">
            <text:p>1.0002952724519</text:p>
          </table:table-cell>
          <table:table-cell office:value-type="float" office:value="0.49984857084629" calcext:value-type="float">
            <text:p>0.49984857084629</text:p>
          </table:table-cell>
          <table:table-cell office:value-type="float" office:value="1.0112815096161" calcext:value-type="float">
            <text:p>1.0112815096161</text:p>
          </table:table-cell>
          <table:table-cell office:value-type="float" office:value="0.49357243294789" calcext:value-type="float">
            <text:p>0.49357243294789</text:p>
          </table:table-cell>
          <table:table-cell office:value-type="float" office:value="0.00000012215952759242" calcext:value-type="float">
            <text:p>1.2215952759242E-07</text:p>
          </table:table-cell>
          <table:table-cell office:value-type="float" office:value="0.96405518501786" calcext:value-type="float">
            <text:p>0.96405518501786</text:p>
          </table:table-cell>
          <table:table-cell office:value-type="float" office:value="1.0021073464944" calcext:value-type="float">
            <text:p>1.0021073464944</text:p>
          </table:table-cell>
          <table:table-cell office:value-type="float" office:value="0.49885972145787" calcext:value-type="float">
            <text:p>0.49885972145787</text:p>
          </table:table-cell>
          <table:table-cell table:number-columns-repeated="2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002621456447" calcext:value-type="float">
            <text:p>1.0002621456447</text:p>
          </table:table-cell>
          <table:table-cell office:value-type="float" office:value="0.49986655855407" calcext:value-type="float">
            <text:p>0.49986655855407</text:p>
          </table:table-cell>
          <table:table-cell office:value-type="float" office:value="1.0105571949525" calcext:value-type="float">
            <text:p>1.0105571949525</text:p>
          </table:table-cell>
          <table:table-cell office:value-type="float" office:value="0.49399728826143" calcext:value-type="float">
            <text:p>0.49399728826143</text:p>
          </table:table-cell>
          <table:table-cell office:value-type="float" office:value="0.00000010736392612126" calcext:value-type="float">
            <text:p>1.0736392612126E-07</text:p>
          </table:table-cell>
          <table:table-cell office:value-type="float" office:value="0.96405522301516" calcext:value-type="float">
            <text:p>0.96405522301516</text:p>
          </table:table-cell>
          <table:table-cell office:value-type="float" office:value="1.0019236444103" calcext:value-type="float">
            <text:p>1.0019236444103</text:p>
          </table:table-cell>
          <table:table-cell office:value-type="float" office:value="0.49896247550554" calcext:value-type="float">
            <text:p>0.49896247550554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002318311464" calcext:value-type="float">
            <text:p>1.0002318311464</text:p>
          </table:table-cell>
          <table:table-cell office:value-type="float" office:value="0.49988296808531" calcext:value-type="float">
            <text:p>0.49988296808531</text:p>
          </table:table-cell>
          <table:table-cell office:value-type="float" office:value="1.0098708119307" calcext:value-type="float">
            <text:p>1.0098708119307</text:p>
          </table:table-cell>
          <table:table-cell office:value-type="float" office:value="0.49439897556095" calcext:value-type="float">
            <text:p>0.49439897556095</text:p>
          </table:table-cell>
          <table:table-cell office:value-type="float" office:value="0.00000009436032100877" calcext:value-type="float">
            <text:p>9.436032100877E-08</text:p>
          </table:table-cell>
          <table:table-cell office:value-type="float" office:value="0.96405525722458" calcext:value-type="float">
            <text:p>0.96405525722458</text:p>
          </table:table-cell>
          <table:table-cell office:value-type="float" office:value="1.0017530317367" calcext:value-type="float">
            <text:p>1.0017530317367</text:p>
          </table:table-cell>
          <table:table-cell office:value-type="float" office:value="0.49905769223265" calcext:value-type="float">
            <text:p>0.49905769223265</text:p>
          </table:table-cell>
          <table:table-cell table:number-columns-repeated="2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002041359517" calcext:value-type="float">
            <text:p>1.0002041359517</text:p>
          </table:table-cell>
          <table:table-cell office:value-type="float" office:value="0.49989791117689" calcext:value-type="float">
            <text:p>0.49989791117689</text:p>
          </table:table-cell>
          <table:table-cell office:value-type="float" office:value="1.0092208984573" calcext:value-type="float">
            <text:p>1.0092208984573</text:p>
          </table:table-cell>
          <table:table-cell office:value-type="float" office:value="0.49477846075063" calcext:value-type="float">
            <text:p>0.49477846075063</text:p>
          </table:table-cell>
          <table:table-cell office:value-type="float" office:value="0.000000082931672009028" calcext:value-type="float">
            <text:p>8.2931672009028E-08</text:p>
          </table:table-cell>
          <table:table-cell office:value-type="float" office:value="0.96405528802366" calcext:value-type="float">
            <text:p>0.96405528802366</text:p>
          </table:table-cell>
          <table:table-cell office:value-type="float" office:value="1.0015947512109" calcext:value-type="float">
            <text:p>1.0015947512109</text:p>
          </table:table-cell>
          <table:table-cell office:value-type="float" office:value="0.49914582384445" calcext:value-type="float">
            <text:p>0.49914582384445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001788773081" calcext:value-type="float">
            <text:p>1.0001788773081</text:p>
          </table:table-cell>
          <table:table-cell office:value-type="float" office:value="0.4999114933508" calcext:value-type="float">
            <text:p>0.4999114933508</text:p>
          </table:table-cell>
          <table:table-cell office:value-type="float" office:value="1.0086060183366" calcext:value-type="float">
            <text:p>1.0086060183366</text:p>
          </table:table-cell>
          <table:table-cell office:value-type="float" office:value="0.49513668642203" calcext:value-type="float">
            <text:p>0.49513668642203</text:p>
          </table:table-cell>
          <table:table-cell office:value-type="float" office:value="0.000000072887225880587" calcext:value-type="float">
            <text:p>7.2887225880587E-08</text:p>
          </table:table-cell>
          <table:table-cell office:value-type="float" office:value="0.96405531575229" calcext:value-type="float">
            <text:p>0.96405531575229</text:p>
          </table:table-cell>
          <table:table-cell office:value-type="float" office:value="1.0014480778131" calcext:value-type="float">
            <text:p>1.0014480778131</text:p>
          </table:table-cell>
          <table:table-cell office:value-type="float" office:value="0.49922730193897" calcext:value-type="float">
            <text:p>0.49922730193897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0001558824051" calcext:value-type="float">
            <text:p>1.0001558824051</text:p>
          </table:table-cell>
          <table:table-cell office:value-type="float" office:value="0.49992381413088" calcext:value-type="float">
            <text:p>0.49992381413088</text:p>
          </table:table-cell>
          <table:table-cell office:value-type="float" office:value="1.0080247624657" calcext:value-type="float">
            <text:p>1.0080247624657</text:p>
          </table:table-cell>
          <table:table-cell office:value-type="float" office:value="0.49547457156372" calcext:value-type="float">
            <text:p>0.49547457156372</text:p>
          </table:table-cell>
          <table:table-cell office:value-type="float" office:value="0.000000064059060235057" calcext:value-type="float">
            <text:p>6.4059060235057E-08</text:p>
          </table:table-cell>
          <table:table-cell office:value-type="float" office:value="0.96405534071749" calcext:value-type="float">
            <text:p>0.96405534071749</text:p>
          </table:table-cell>
          <table:table-cell office:value-type="float" office:value="1.0013123181851" calcext:value-type="float">
            <text:p>1.0013123181851</text:p>
          </table:table-cell>
          <table:table-cell office:value-type="float" office:value="0.49930253800846" calcext:value-type="float">
            <text:p>0.49930253800846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0013498805" calcext:value-type="float">
            <text:p>1.00013498805</text:p>
          </table:table-cell>
          <table:table-cell office:value-type="float" office:value="0.49993496726407" calcext:value-type="float">
            <text:p>0.49993496726407</text:p>
          </table:table-cell>
          <table:table-cell office:value-type="float" office:value="1.0074757499487" calcext:value-type="float">
            <text:p>1.0074757499487</text:p>
          </table:table-cell>
          <table:table-cell office:value-type="float" office:value="0.49579301130865" calcext:value-type="float">
            <text:p>0.49579301130865</text:p>
          </table:table-cell>
          <table:table-cell office:value-type="float" office:value="0.000000056300168577516" calcext:value-type="float">
            <text:p>5.6300168577516E-08</text:p>
          </table:table-cell>
          <table:table-cell office:value-type="float" office:value="0.96405536319365" calcext:value-type="float">
            <text:p>0.96405536319365</text:p>
          </table:table-cell>
          <table:table-cell office:value-type="float" office:value="1.0011868100037" calcext:value-type="float">
            <text:p>1.0011868100037</text:p>
          </table:table-cell>
          <table:table-cell office:value-type="float" office:value="0.49937192395926" calcext:value-type="float">
            <text:p>0.49937192395926</text:p>
          </table:table-cell>
          <table:table-cell table:number-columns-repeated="2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0001160403342" calcext:value-type="float">
            <text:p>1.0001160403342</text:p>
          </table:table-cell>
          <table:table-cell office:value-type="float" office:value="0.49994504094439" calcext:value-type="float">
            <text:p>0.49994504094439</text:p>
          </table:table-cell>
          <table:table-cell office:value-type="float" office:value="1.0069576291276" calcext:value-type="float">
            <text:p>1.0069576291276</text:p>
          </table:table-cell>
          <table:table-cell office:value-type="float" office:value="0.49609287672083" calcext:value-type="float">
            <text:p>0.49609287672083</text:p>
          </table:table-cell>
          <table:table-cell office:value-type="float" office:value="0.000000049481039915318" calcext:value-type="float">
            <text:p>4.9481039915318E-08</text:p>
          </table:table-cell>
          <table:table-cell office:value-type="float" office:value="0.96405538342889" calcext:value-type="float">
            <text:p>0.96405538342889</text:p>
          </table:table-cell>
          <table:table-cell office:value-type="float" office:value="1.0010709213099" calcext:value-type="float">
            <text:p>1.0010709213099</text:p>
          </table:table-cell>
          <table:table-cell office:value-type="float" office:value="0.49943583264731" calcext:value-type="float">
            <text:p>0.49943583264731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0000988942914" calcext:value-type="float">
            <text:p>1.0000988942914</text:p>
          </table:table-cell>
          <table:table-cell office:value-type="float" office:value="0.49995411803818" calcext:value-type="float">
            <text:p>0.49995411803818</text:p>
          </table:table-cell>
          <table:table-cell office:value-type="float" office:value="1.0064690785263" calcext:value-type="float">
            <text:p>1.0064690785263</text:p>
          </table:table-cell>
          <table:table-cell office:value-type="float" office:value="0.49637501462278" calcext:value-type="float">
            <text:p>0.49637501462278</text:p>
          </table:table-cell>
          <table:table-cell office:value-type="float" office:value="0.000000043487843953309" calcext:value-type="float">
            <text:p>4.3487843953309E-08</text:p>
          </table:table-cell>
          <table:table-cell office:value-type="float" office:value="0.9640554016466" calcext:value-type="float">
            <text:p>0.9640554016466</text:p>
          </table:table-cell>
          <table:table-cell office:value-type="float" office:value="1.0009640497996" calcext:value-type="float">
            <text:p>1.0009640497996</text:p>
          </table:table-cell>
          <table:table-cell office:value-type="float" office:value="0.49949461842672" calcext:value-type="float">
            <text:p>0.49949461842672</text:p>
          </table:table-cell>
          <table:table-cell table:number-columns-repeated="2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0000834135523" calcext:value-type="float">
            <text:p>1.0000834135523</text:p>
          </table:table-cell>
          <table:table-cell office:value-type="float" office:value="0.49996227630938" calcext:value-type="float">
            <text:p>0.49996227630938</text:p>
          </table:table-cell>
          <table:table-cell office:value-type="float" office:value="1.0060088077049" calcext:value-type="float">
            <text:p>1.0060088077049</text:p>
          </table:table-cell>
          <table:table-cell office:value-type="float" office:value="0.49664024746463" calcext:value-type="float">
            <text:p>0.49664024746463</text:p>
          </table:table-cell>
          <table:table-cell office:value-type="float" office:value="0.000000038220549592197" calcext:value-type="float">
            <text:p>3.8220549592197E-08</text:p>
          </table:table-cell>
          <table:table-cell office:value-type="float" office:value="0.9640554180479" calcext:value-type="float">
            <text:p>0.9640554180479</text:p>
          </table:table-cell>
          <table:table-cell office:value-type="float" office:value="1.00086562208" calcext:value-type="float">
            <text:p>1.00086562208</text:p>
          </table:table-cell>
          <table:table-cell office:value-type="float" office:value="0.49954861770927" calcext:value-type="float">
            <text:p>0.49954861770927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000694699961" calcext:value-type="float">
            <text:p>1.0000694699961</text:p>
          </table:table-cell>
          <table:table-cell office:value-type="float" office:value="0.49996958864372" calcext:value-type="float">
            <text:p>0.49996958864372</text:p>
          </table:table-cell>
          <table:table-cell office:value-type="float" office:value="1.0055755580238" calcext:value-type="float">
            <text:p>1.0055755580238</text:p>
          </table:table-cell>
          <table:table-cell office:value-type="float" office:value="0.4968893732356" calcext:value-type="float">
            <text:p>0.4968893732356</text:p>
          </table:table-cell>
          <table:table-cell office:value-type="float" office:value="0.000000033591235072233" calcext:value-type="float">
            <text:p>3.3591235072233E-08</text:p>
          </table:table-cell>
          <table:table-cell office:value-type="float" office:value="0.96405543281386" calcext:value-type="float">
            <text:p>0.96405543281386</text:p>
          </table:table-cell>
          <table:table-cell office:value-type="float" office:value="1.000775092896" calcext:value-type="float">
            <text:p>1.000775092896</text:p>
          </table:table-cell>
          <table:table-cell office:value-type="float" office:value="0.49959814953236" calcext:value-type="float">
            <text:p>0.49959814953236</text:p>
          </table:table-cell>
          <table:table-cell table:number-columns-repeated="2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0000569434022" calcext:value-type="float">
            <text:p>1.0000569434022</text:p>
          </table:table-cell>
          <table:table-cell office:value-type="float" office:value="0.49997612327065" calcext:value-type="float">
            <text:p>0.49997612327065</text:p>
          </table:table-cell>
          <table:table-cell office:value-type="float" office:value="1.0051681033151" calcext:value-type="float">
            <text:p>1.0051681033151</text:p>
          </table:table-cell>
          <table:table-cell office:value-type="float" office:value="0.4971231654185" calcext:value-type="float">
            <text:p>0.4971231654185</text:p>
          </table:table-cell>
          <table:table-cell office:value-type="float" office:value="0.000000029522627756645" calcext:value-type="float">
            <text:p>2.9522627756645E-08</text:p>
          </table:table-cell>
          <table:table-cell office:value-type="float" office:value="0.9640554461075" calcext:value-type="float">
            <text:p>0.9640554461075</text:p>
          </table:table-cell>
          <table:table-cell office:value-type="float" office:value="1.0006919443315" calcext:value-type="float">
            <text:p>1.0006919443315</text:p>
          </table:table-cell>
          <table:table-cell office:value-type="float" office:value="0.49964351613348" calcext:value-type="float">
            <text:p>0.49964351613348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000457211034" calcext:value-type="float">
            <text:p>1.0000457211034</text:p>
          </table:table-cell>
          <table:table-cell office:value-type="float" office:value="0.49998194398247" calcext:value-type="float">
            <text:p>0.49998194398247</text:p>
          </table:table-cell>
          <table:table-cell office:value-type="float" office:value="1.0047852504604" calcext:value-type="float">
            <text:p>1.0047852504604</text:p>
          </table:table-cell>
          <table:table-cell office:value-type="float" office:value="0.49734237298721" calcext:value-type="float">
            <text:p>0.49734237298721</text:p>
          </table:table-cell>
          <table:table-cell office:value-type="float" office:value="0.000000025946814311857" calcext:value-type="float">
            <text:p>2.5946814311857E-08</text:p>
          </table:table-cell>
          <table:table-cell office:value-type="float" office:value="0.96405545807562" calcext:value-type="float">
            <text:p>0.96405545807562</text:p>
          </table:table-cell>
          <table:table-cell office:value-type="float" office:value="1.0006156849897" calcext:value-type="float">
            <text:p>1.0006156849897</text:p>
          </table:table-cell>
          <table:table-cell office:value-type="float" office:value="0.49968500352875" calcext:value-type="float">
            <text:p>0.49968500352875</text:p>
          </table:table-cell>
          <table:table-cell table:number-columns-repeated="2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0000356976419" calcext:value-type="float">
            <text:p>1.0000356976419</text:p>
          </table:table-cell>
          <table:table-cell office:value-type="float" office:value="0.49998711034949" calcext:value-type="float">
            <text:p>0.49998711034949</text:p>
          </table:table-cell>
          <table:table-cell office:value-type="float" office:value="1.0044258398762" calcext:value-type="float">
            <text:p>1.0044258398762</text:p>
          </table:table-cell>
          <table:table-cell office:value-type="float" office:value="0.49754772044714" calcext:value-type="float">
            <text:p>0.49754772044714</text:p>
          </table:table-cell>
          <table:table-cell office:value-type="float" office:value="0.000000022804107107609" calcext:value-type="float">
            <text:p>2.2804107107609E-08</text:p>
          </table:table-cell>
          <table:table-cell office:value-type="float" office:value="0.96405546885035" calcext:value-type="float">
            <text:p>0.96405546885035</text:p>
          </table:table-cell>
          <table:table-cell office:value-type="float" office:value="1.0005458491564" calcext:value-type="float">
            <text:p>1.0005458491564</text:p>
          </table:table-cell>
          <table:table-cell office:value-type="float" office:value="0.49972288209373" calcext:value-type="float">
            <text:p>0.49972288209373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000267744305" calcext:value-type="float">
            <text:p>1.0000267744305</text:p>
          </table:table-cell>
          <table:table-cell office:value-type="float" office:value="0.49999167793093" calcext:value-type="float">
            <text:p>0.49999167793093</text:p>
          </table:table-cell>
          <table:table-cell office:value-type="float" office:value="1.0040887459057" calcext:value-type="float">
            <text:p>1.0040887459057</text:p>
          </table:table-cell>
          <table:table-cell office:value-type="float" office:value="0.49773990791832" calcext:value-type="float">
            <text:p>0.49773990791832</text:p>
          </table:table-cell>
          <table:table-cell office:value-type="float" office:value="0.00000002004204608566" calcext:value-type="float">
            <text:p>2.004204608566E-08</text:p>
          </table:table-cell>
          <table:table-cell office:value-type="float" office:value="0.96405547855069" calcext:value-type="float">
            <text:p>0.96405547855069</text:p>
          </table:table-cell>
          <table:table-cell office:value-type="float" office:value="1.00048199595" calcext:value-type="float">
            <text:p>1.00048199595</text:p>
          </table:table-cell>
          <table:table-cell office:value-type="float" office:value="0.49975740714447" calcext:value-type="float">
            <text:p>0.49975740714447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00018859419" calcext:value-type="float">
            <text:p>1.000018859419</text:p>
          </table:table-cell>
          <table:table-cell office:value-type="float" office:value="0.49999569848076" calcext:value-type="float">
            <text:p>0.49999569848076</text:p>
          </table:table-cell>
          <table:table-cell office:value-type="float" office:value="1.0037728771187" calcext:value-type="float">
            <text:p>1.0037728771187</text:p>
          </table:table-cell>
          <table:table-cell office:value-type="float" office:value="0.49791961115444" calcext:value-type="float">
            <text:p>0.49791961115444</text:p>
          </table:table-cell>
          <table:table-cell office:value-type="float" office:value="0.000000017614546540897" calcext:value-type="float">
            <text:p>1.7614546540897E-08</text:p>
          </table:table-cell>
          <table:table-cell office:value-type="float" office:value="0.96405548728366" calcext:value-type="float">
            <text:p>0.96405548728366</text:p>
          </table:table-cell>
          <table:table-cell office:value-type="float" office:value="1.0004237084634" calcext:value-type="float">
            <text:p>1.0004237084634</text:p>
          </table:table-cell>
          <table:table-cell office:value-type="float" office:value="0.4997888195169" calcext:value-type="float">
            <text:p>0.4997888195169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000118667671" calcext:value-type="float">
            <text:p>1.0000118667671</text:p>
          </table:table-cell>
          <table:table-cell office:value-type="float" office:value="0.49999922014824" calcext:value-type="float">
            <text:p>0.49999922014824</text:p>
          </table:table-cell>
          <table:table-cell office:value-type="float" office:value="1.0034771766171" calcext:value-type="float">
            <text:p>1.0034771766171</text:p>
          </table:table-cell>
          <table:table-cell office:value-type="float" office:value="0.49808748196976" calcext:value-type="float">
            <text:p>0.49808748196976</text:p>
          </table:table-cell>
          <table:table-cell office:value-type="float" office:value="0.000000015481066454315" calcext:value-type="float">
            <text:p>1.5481066454315E-08</text:p>
          </table:table-cell>
          <table:table-cell office:value-type="float" office:value="0.96405549514581" calcext:value-type="float">
            <text:p>0.96405549514581</text:p>
          </table:table-cell>
          <table:table-cell office:value-type="float" office:value="1.0003705928987" calcext:value-type="float">
            <text:p>1.0003705928987</text:p>
          </table:table-cell>
          <table:table-cell office:value-type="float" office:value="0.49981734614301" calcext:value-type="float">
            <text:p>0.49981734614301</text:p>
          </table:table-cell>
          <table:table-cell table:number-columns-repeated="2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0000057165257" calcext:value-type="float">
            <text:p>1.0000057165257</text:p>
          </table:table-cell>
          <table:table-cell office:value-type="float" office:value="0.50000228767254" calcext:value-type="float">
            <text:p>0.50000228767254</text:p>
          </table:table-cell>
          <table:table-cell office:value-type="float" office:value="1.0032006219579" calcext:value-type="float">
            <text:p>1.0032006219579</text:p>
          </table:table-cell>
          <table:table-cell office:value-type="float" office:value="0.49824414826216" calcext:value-type="float">
            <text:p>0.49824414826216</text:p>
          </table:table-cell>
          <table:table-cell office:value-type="float" office:value="0.000000013605994128781" calcext:value-type="float">
            <text:p>1.3605994128781E-08</text:p>
          </table:table-cell>
          <table:table-cell office:value-type="float" office:value="0.96405550222395" calcext:value-type="float">
            <text:p>0.96405550222395</text:p>
          </table:table-cell>
          <table:table-cell office:value-type="float" office:value="1.0003222777016" calcext:value-type="float">
            <text:p>1.0003222777016</text:p>
          </table:table-cell>
          <table:table-cell office:value-type="float" office:value="0.49984320062197" calcext:value-type="float">
            <text:p>0.49984320062197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0000003343262" calcext:value-type="float">
            <text:p>1.0000003343262</text:p>
          </table:table-cell>
          <table:table-cell office:value-type="float" office:value="0.50000494257135" calcext:value-type="float">
            <text:p>0.50000494257135</text:p>
          </table:table-cell>
          <table:table-cell office:value-type="float" office:value="1.0029422252715" calcext:value-type="float">
            <text:p>1.0029422252715</text:p>
          </table:table-cell>
          <table:table-cell office:value-type="float" office:value="0.49839021427497" calcext:value-type="float">
            <text:p>0.49839021427497</text:p>
          </table:table-cell>
          <table:table-cell office:value-type="float" office:value="0.000000011958031157733" calcext:value-type="float">
            <text:p>1.1958031157733E-08</text:p>
          </table:table-cell>
          <table:table-cell office:value-type="float" office:value="0.96405550859626" calcext:value-type="float">
            <text:p>0.96405550859626</text:p>
          </table:table-cell>
          <table:table-cell office:value-type="float" office:value="1.000278412695" calcext:value-type="float">
            <text:p>1.000278412695</text:p>
          </table:table-cell>
          <table:table-cell office:value-type="float" office:value="0.49986658378484" calcext:value-type="float">
            <text:p>0.49986658378484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999956510781" calcext:value-type="float">
            <text:p>0.9999956510781</text:p>
          </table:table-cell>
          <table:table-cell office:value-type="float" office:value="0.50000722332311" calcext:value-type="float">
            <text:p>0.50000722332311</text:p>
          </table:table-cell>
          <table:table-cell office:value-type="float" office:value="1.0027010332307" calcext:value-type="float">
            <text:p>1.0027010332307</text:p>
          </table:table-cell>
          <table:table-cell office:value-type="float" office:value="0.49852626088776" calcext:value-type="float">
            <text:p>0.49852626088776</text:p>
          </table:table-cell>
          <table:table-cell office:value-type="float" office:value="0.000000010509670000429" calcext:value-type="float">
            <text:p>1.0509670000429E-08</text:p>
          </table:table-cell>
          <table:table-cell office:value-type="float" office:value="0.96405551433311" calcext:value-type="float">
            <text:p>0.96405551433311</text:p>
          </table:table-cell>
          <table:table-cell office:value-type="float" office:value="1.0002386682184" calcext:value-type="float">
            <text:p>1.0002386682184</text:p>
          </table:table-cell>
          <table:table-cell office:value-type="float" office:value="0.49988768425151" calcext:value-type="float">
            <text:p>0.49988768425151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99999160267727" calcext:value-type="float">
            <text:p>0.99999160267727</text:p>
          </table:table-cell>
          <table:table-cell office:value-type="float" office:value="0.50000916554273" calcext:value-type="float">
            <text:p>0.50000916554273</text:p>
          </table:table-cell>
          <table:table-cell office:value-type="float" office:value="1.0024761269194" calcext:value-type="float">
            <text:p>1.0024761269194</text:p>
          </table:table-cell>
          <table:table-cell office:value-type="float" office:value="0.49865284593336" calcext:value-type="float">
            <text:p>0.49865284593336</text:p>
          </table:table-cell>
          <table:table-cell office:value-type="float" office:value="0.0000000092367348327576" calcext:value-type="float">
            <text:p>9.2367348327576E-09</text:p>
          </table:table-cell>
          <table:table-cell office:value-type="float" office:value="0.96405551949786" calcext:value-type="float">
            <text:p>0.96405551949786</text:p>
          </table:table-cell>
          <table:table-cell office:value-type="float" office:value="1.0002027342726" calcext:value-type="float">
            <text:p>1.0002027342726</text:p>
          </table:table-cell>
          <table:table-cell office:value-type="float" office:value="0.4999066789785" calcext:value-type="float">
            <text:p>0.4999066789785</text:p>
          </table:table-cell>
          <table:table-cell table:number-columns-repeated="2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99998812972304" calcext:value-type="float">
            <text:p>0.99998812972304</text:p>
          </table:table-cell>
          <table:table-cell office:value-type="float" office:value="0.50001080215066" calcext:value-type="float">
            <text:p>0.50001080215066</text:p>
          </table:table-cell>
          <table:table-cell office:value-type="float" office:value="1.002266621624" calcext:value-type="float">
            <text:p>1.002266621624</text:p>
          </table:table-cell>
          <table:table-cell office:value-type="float" office:value="0.49877050454824" calcext:value-type="float">
            <text:p>0.49877050454824</text:p>
          </table:table-cell>
          <table:table-cell office:value-type="float" office:value="0.0000000081179780101768" calcext:value-type="float">
            <text:p>8.1179780101768E-09</text:p>
          </table:table-cell>
          <table:table-cell office:value-type="float" office:value="0.96405552414756" calcext:value-type="float">
            <text:p>0.96405552414756</text:p>
          </table:table-cell>
          <table:table-cell office:value-type="float" office:value="1.000170319674" calcext:value-type="float">
            <text:p>1.000170319674</text:p>
          </table:table-cell>
          <table:table-cell office:value-type="float" office:value="0.49992373379658" calcext:value-type="float">
            <text:p>0.4999237337965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9998517724579" calcext:value-type="float">
            <text:p>0.99998517724579</text:p>
          </table:table-cell>
          <table:table-cell office:value-type="float" office:value="0.5000121635353" calcext:value-type="float">
            <text:p>0.5000121635353</text:p>
          </table:table-cell>
          <table:table-cell office:value-type="float" office:value="1.0020716665512" calcext:value-type="float">
            <text:p>1.0020716665512</text:p>
          </table:table-cell>
          <table:table-cell office:value-type="float" office:value="0.49887974955435" calcext:value-type="float">
            <text:p>0.49887974955435</text:p>
          </table:table-cell>
          <table:table-cell office:value-type="float" office:value="0.0000000071347254068803" calcext:value-type="float">
            <text:p>7.1347254068803E-09</text:p>
          </table:table-cell>
          <table:table-cell office:value-type="float" office:value="0.96405552833357" calcext:value-type="float">
            <text:p>0.96405552833357</text:p>
          </table:table-cell>
          <table:table-cell office:value-type="float" office:value="1.0001411512212" calcext:value-type="float">
            <text:p>1.0001411512212</text:p>
          </table:table-cell>
          <table:table-cell office:value-type="float" office:value="0.49993900393715" calcext:value-type="float">
            <text:p>0.499939003937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9T10:28:37.976856111</dc:date>
    <meta:editing-duration>PT13M2S</meta:editing-duration>
    <meta:editing-cycles>1</meta:editing-cycles>
    <meta:document-statistic meta:table-count="1" meta:cell-count="137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Sheet2.A1:Sheet2.B152 Sheet2.D1:Sheet2.D152 Sheet2.F1:Sheet2.F152 Sheet2.H1:Sheet2.H152" chart:data-source-has-labels="row" svg:x="0.32cm" svg:y="0.18cm" svg:width="12.164cm" svg:height="8.64cm">
          <chartooo:coordinate-region svg:x="1.047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52" chart:label-cell-address="Sheet2.B1:Sheet2.B1" chart:class="chart:scatter">
            <chart:domain table:cell-range-address="Sheet2.A2:Sheet2.A152"/>
            <chart:data-point chart:repeated="151"/>
          </chart:series>
          <chart:series chart:style-name="ch7" chart:values-cell-range-address="Sheet2.D2:Sheet2.D152" chart:label-cell-address="Sheet2.D1:Sheet2.D1" chart:class="chart:scatter">
            <chart:data-point chart:repeated="151"/>
          </chart:series>
          <chart:series chart:style-name="ch8" chart:values-cell-range-address="Sheet2.F2:Sheet2.F152" chart:label-cell-address="Sheet2.F1:Sheet2.F1" chart:class="chart:scatter">
            <chart:data-point chart:repeated="151"/>
          </chart:series>
          <chart:series chart:style-name="ch9" chart:values-cell-range-address="Sheet2.H2:Sheet2.H152" chart:label-cell-address="Sheet2.H1:Sheet2.H1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cold_thick</text:p>
                <draw:g>
                  <svg:desc>Sheet2.B1:Sheet2.B1</svg:desc>
                </draw:g>
              </table:table-cell>
              <table:table-cell office:value-type="string">
                <text:p>f_pp</text:p>
                <draw:g>
                  <svg:desc>Sheet2.D1:Sheet2.D1</svg:desc>
                </draw:g>
              </table:table-cell>
              <table:table-cell office:value-type="string">
                <text:p>f_hot_thick</text:p>
                <draw:g>
                  <svg:desc>Sheet2.F1:Sheet2.F1</svg:desc>
                </draw:g>
              </table:table-cell>
              <table:table-cell office:value-type="string">
                <text:p>f_hot_thin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52</svg:desc>
                </draw:g>
              </table:table-cell>
              <table:table-cell office:value-type="float" office:value="1.4">
                <text:p>1.4</text:p>
                <draw:g>
                  <svg:desc>Sheet2.B2:Sheet2.B152</svg:desc>
                </draw:g>
              </table:table-cell>
              <table:table-cell office:value-type="float" office:value="0.8">
                <text:p>0.8</text:p>
                <draw:g>
                  <svg:desc>Sheet2.D2:Sheet2.D152</svg:desc>
                </draw:g>
              </table:table-cell>
              <table:table-cell office:value-type="float" office:value="1.4">
                <text:p>1.4</text:p>
                <draw:g>
                  <svg:desc>Sheet2.F2:Sheet2.F152</svg:desc>
                </draw:g>
              </table:table-cell>
              <table:table-cell office:value-type="float" office:value="0.6">
                <text:p>0.6</text:p>
                <draw:g>
                  <svg:desc>Sheet2.H2:Sheet2.H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2186132184882">
                <text:p>1.2186132184882</text:p>
              </table:table-cell>
              <table:table-cell office:value-type="float" office:value="0.93070834085214">
                <text:p>0.93070834085214</text:p>
              </table:table-cell>
              <table:table-cell office:value-type="float" office:value="0.93614026242007">
                <text:p>0.93614026242007</text:p>
              </table:table-cell>
              <table:table-cell office:value-type="float" office:value="0.63077851899516">
                <text:p>0.63077851899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1242817487192">
                <text:p>1.1242817487192</text:p>
              </table:table-cell>
              <table:table-cell office:value-type="float" office:value="1.1000314471333">
                <text:p>1.1000314471333</text:p>
              </table:table-cell>
              <table:table-cell office:value-type="float" office:value="0.76644796886697">
                <text:p>0.76644796886697</text:p>
              </table:table-cell>
              <table:table-cell office:value-type="float" office:value="0.6674862307408">
                <text:p>0.6674862307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617582099842">
                <text:p>1.0617582099842</text:p>
              </table:table-cell>
              <table:table-cell office:value-type="float" office:value="1.3072683959876">
                <text:p>1.3072683959876</text:p>
              </table:table-cell>
              <table:table-cell office:value-type="float" office:value="0.65729627349011">
                <text:p>0.65729627349011</text:p>
              </table:table-cell>
              <table:table-cell office:value-type="float" office:value="0.71109783080401">
                <text:p>0.71109783080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015828637527">
                <text:p>1.015828637527</text:p>
              </table:table-cell>
              <table:table-cell office:value-type="float" office:value="1.5288937038897">
                <text:p>1.5288937038897</text:p>
              </table:table-cell>
              <table:table-cell office:value-type="float" office:value="0.57632484447098">
                <text:p>0.57632484447098</text:p>
              </table:table-cell>
              <table:table-cell office:value-type="float" office:value="0.76260266082012">
                <text:p>0.76260266082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8006588350045">
                <text:p>0.98006588350045</text:p>
              </table:table-cell>
              <table:table-cell office:value-type="float" office:value="1.7099146007225">
                <text:p>1.7099146007225</text:p>
              </table:table-cell>
              <table:table-cell office:value-type="float" office:value="0.51177084454437">
                <text:p>0.51177084454437</text:p>
              </table:table-cell>
              <table:table-cell office:value-type="float" office:value="0.82283195561582">
                <text:p>0.8228319556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5117067115044">
                <text:p>0.95117067115044</text:p>
              </table:table-cell>
              <table:table-cell office:value-type="float" office:value="1.8031745949107">
                <text:p>1.8031745949107</text:p>
              </table:table-cell>
              <table:table-cell office:value-type="float" office:value="0.45802337152564">
                <text:p>0.45802337152564</text:p>
              </table:table-cell>
              <table:table-cell office:value-type="float" office:value="0.89213676311658">
                <text:p>0.89213676311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9272384851028">
                <text:p>0.9272384851028</text:p>
              </table:table-cell>
              <table:table-cell office:value-type="float" office:value="1.8250431966527">
                <text:p>1.8250431966527</text:p>
              </table:table-cell>
              <table:table-cell office:value-type="float" office:value="0.4119790876916">
                <text:p>0.4119790876916</text:p>
              </table:table-cell>
              <table:table-cell office:value-type="float" office:value="0.96987482420532">
                <text:p>0.96987482420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90707886858839">
                <text:p>0.90707886858839</text:p>
              </table:table-cell>
              <table:table-cell office:value-type="float" office:value="1.8184621818901">
                <text:p>1.8184621818901</text:p>
              </table:table-cell>
              <table:table-cell office:value-type="float" office:value="0.37174976556876">
                <text:p>0.37174976556876</text:p>
              </table:table-cell>
              <table:table-cell office:value-type="float" office:value="1.0537569563927">
                <text:p>1.0537569563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88990345788788">
                <text:p>0.88990345788788</text:p>
              </table:table-cell>
              <table:table-cell office:value-type="float" office:value="1.8045403127178">
                <text:p>1.8045403127178</text:p>
              </table:table-cell>
              <table:table-cell office:value-type="float" office:value="0.33610646156406">
                <text:p>0.33610646156406</text:p>
              </table:table-cell>
              <table:table-cell office:value-type="float" office:value="1.1393347689627">
                <text:p>1.1393347689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87516680609138">
                <text:p>0.87516680609138</text:p>
              </table:table-cell>
              <table:table-cell office:value-type="float" office:value="1.7890692307587">
                <text:p>1.7890692307587</text:p>
              </table:table-cell>
              <table:table-cell office:value-type="float" office:value="0.30420770984591">
                <text:p>0.30420770984591</text:p>
              </table:table-cell>
              <table:table-cell office:value-type="float" office:value="1.2202169453946">
                <text:p>1.220216945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86247841171879">
                <text:p>0.86247841171879</text:p>
              </table:table-cell>
              <table:table-cell office:value-type="float" office:value="1.7734041392581">
                <text:p>1.7734041392581</text:p>
              </table:table-cell>
              <table:table-cell office:value-type="float" office:value="0.27545361415983">
                <text:p>0.27545361415983</text:p>
              </table:table-cell>
              <table:table-cell office:value-type="float" office:value="1.2895705424827">
                <text:p>1.2895705424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85155097765425">
                <text:p>0.85155097765425</text:p>
              </table:table-cell>
              <table:table-cell office:value-type="float" office:value="1.7578629154871">
                <text:p>1.7578629154871</text:p>
              </table:table-cell>
              <table:table-cell office:value-type="float" office:value="0.24940172994114">
                <text:p>0.24940172994114</text:p>
              </table:table-cell>
              <table:table-cell office:value-type="float" office:value="1.3425553957889">
                <text:p>1.3425553957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84216841117653">
                <text:p>0.84216841117653</text:p>
              </table:table-cell>
              <table:table-cell office:value-type="float" office:value="1.7425220479235">
                <text:p>1.7425220479235</text:p>
              </table:table-cell>
              <table:table-cell office:value-type="float" office:value="0.22571575758282">
                <text:p>0.22571575758282</text:p>
              </table:table-cell>
              <table:table-cell office:value-type="float" office:value="1.3780724246373">
                <text:p>1.3780724246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3416518810783">
                <text:p>0.83416518810783</text:p>
              </table:table-cell>
              <table:table-cell office:value-type="float" office:value="1.7273993254512">
                <text:p>1.7273993254512</text:p>
              </table:table-cell>
              <table:table-cell office:value-type="float" office:value="0.20413280400766">
                <text:p>0.20413280400766</text:p>
              </table:table-cell>
              <table:table-cell office:value-type="float" office:value="1.3984386396043">
                <text:p>1.3984386396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2741255981589">
                <text:p>0.82741255981589</text:p>
              </table:table-cell>
              <table:table-cell office:value-type="float" office:value="1.7124975309175">
                <text:p>1.7124975309175</text:p>
              </table:table-cell>
              <table:table-cell office:value-type="float" office:value="0.18444172883405">
                <text:p>0.18444172883405</text:p>
              </table:table-cell>
              <table:table-cell office:value-type="float" office:value="1.4075474444859">
                <text:p>1.4075474444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2180903704872">
                <text:p>0.82180903704872</text:p>
              </table:table-cell>
              <table:table-cell office:value-type="float" office:value="1.6978154448678">
                <text:p>1.6978154448678</text:p>
              </table:table-cell>
              <table:table-cell office:value-type="float" office:value="0.1664684196428">
                <text:p>0.1664684196428</text:p>
              </table:table-cell>
              <table:table-cell office:value-type="float" office:value="1.4091547150198">
                <text:p>1.4091547150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1727363096363">
                <text:p>0.81727363096363</text:p>
              </table:table-cell>
              <table:table-cell office:value-type="float" office:value="1.6833507612329">
                <text:p>1.6833507612329</text:p>
              </table:table-cell>
              <table:table-cell office:value-type="float" office:value="0.15006557662341">
                <text:p>0.15006557662341</text:p>
              </table:table-cell>
              <table:table-cell office:value-type="float" office:value="1.406109347048">
                <text:p>1.406109347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1374091779962">
                <text:p>0.81374091779962</text:p>
              </table:table-cell>
              <table:table-cell office:value-type="float" office:value="1.6691008972767">
                <text:p>1.6691008972767</text:p>
              </table:table-cell>
              <table:table-cell office:value-type="float" office:value="0.13510553593985">
                <text:p>0.13510553593985</text:p>
              </table:table-cell>
              <table:table-cell office:value-type="float" office:value="1.4003099553788">
                <text:p>1.4003099553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81115733511334">
                <text:p>0.81115733511334</text:p>
              </table:table-cell>
              <table:table-cell office:value-type="float" office:value="1.6550632281316">
                <text:p>1.6550632281316</text:p>
              </table:table-cell>
              <table:table-cell office:value-type="float" office:value="0.12147520109433">
                <text:p>0.12147520109433</text:p>
              </table:table-cell>
              <table:table-cell office:value-type="float" office:value="1.3929361528516">
                <text:p>1.3929361528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80947832347629">
                <text:p>0.80947832347629</text:p>
              </table:table-cell>
              <table:table-cell office:value-type="float" office:value="1.6412351568053">
                <text:p>1.6412351568053</text:p>
              </table:table-cell>
              <table:table-cell office:value-type="float" office:value="0.10907246967406">
                <text:p>0.10907246967406</text:p>
              </table:table-cell>
              <table:table-cell office:value-type="float" office:value="1.384695080283">
                <text:p>1.384695080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80866605578192">
                <text:p>0.80866605578192</text:p>
              </table:table-cell>
              <table:table-cell office:value-type="float" office:value="1.6276141351174">
                <text:p>1.6276141351174</text:p>
              </table:table-cell>
              <table:table-cell office:value-type="float" office:value="0.097803736628084">
                <text:p>0.097803736628084</text:p>
              </table:table-cell>
              <table:table-cell office:value-type="float" office:value="1.3760039484371">
                <text:p>1.3760039484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80868757862409">
                <text:p>0.80868757862409</text:p>
              </table:table-cell>
              <table:table-cell office:value-type="float" office:value="1.6141976694243">
                <text:p>1.6141976694243</text:p>
              </table:table-cell>
              <table:table-cell office:value-type="float" office:value="0.087582177453392">
                <text:p>0.087582177453392</text:p>
              </table:table-cell>
              <table:table-cell office:value-type="float" office:value="1.3671077362151">
                <text:p>1.3671077362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809513244735">
                <text:p>0.809513244735</text:p>
              </table:table-cell>
              <table:table-cell office:value-type="float" office:value="1.6009833214675">
                <text:p>1.6009833214675</text:p>
              </table:table-cell>
              <table:table-cell office:value-type="float" office:value="0.078326594879405">
                <text:p>0.078326594879405</text:p>
              </table:table-cell>
              <table:table-cell office:value-type="float" office:value="1.3581504506498">
                <text:p>1.3581504506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81111535285877">
                <text:p>0.81111535285877</text:p>
              </table:table-cell>
              <table:table-cell office:value-type="float" office:value="1.5879687076213">
                <text:p>1.5879687076213</text:p>
              </table:table-cell>
              <table:table-cell office:value-type="float" office:value="0.069960667669081">
                <text:p>0.069960667669081</text:p>
              </table:table-cell>
              <table:table-cell office:value-type="float" office:value="1.3492170579975">
                <text:p>1.3492170579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81346693816649">
                <text:p>0.81346693816649</text:p>
              </table:table-cell>
              <table:table-cell office:value-type="float" office:value="1.5751514976148">
                <text:p>1.5751514976148</text:p>
              </table:table-cell>
              <table:table-cell office:value-type="float" office:value="0.06241247970819">
                <text:p>0.06241247970819</text:p>
              </table:table-cell>
              <table:table-cell office:value-type="float" office:value="1.340357889635">
                <text:p>1.340357889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81654067637745">
                <text:p>0.81654067637745</text:p>
              </table:table-cell>
              <table:table-cell office:value-type="float" office:value="1.5625294130905">
                <text:p>1.5625294130905</text:p>
              </table:table-cell>
              <table:table-cell office:value-type="float" office:value="0.055614237242412">
                <text:p>0.055614237242412</text:p>
              </table:table-cell>
              <table:table-cell office:value-type="float" office:value="1.331602827609">
                <text:p>1.331602827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82030788063664">
                <text:p>0.82030788063664</text:p>
              </table:table-cell>
              <table:table-cell office:value-type="float" office:value="1.5501002261288">
                <text:p>1.5501002261288</text:p>
              </table:table-cell>
              <table:table-cell office:value-type="float" office:value="0.049502105168681">
                <text:p>0.049502105168681</text:p>
              </table:table-cell>
              <table:table-cell office:value-type="float" office:value="1.3229695814364">
                <text:p>1.3229695814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82473758344163">
                <text:p>0.82473758344163</text:p>
              </table:table-cell>
              <table:table-cell office:value-type="float" office:value="1.5378617566053">
                <text:p>1.5378617566053</text:p>
              </table:table-cell>
              <table:table-cell office:value-type="float" office:value="0.044016111548958">
                <text:p>0.044016111548958</text:p>
              </table:table-cell>
              <table:table-cell office:value-type="float" office:value="1.3144685499066">
                <text:p>1.314468549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829795707386">
                <text:p>0.829795707386</text:p>
              </table:table-cell>
              <table:table-cell office:value-type="float" office:value="1.5258118593608">
                <text:p>1.5258118593608</text:p>
              </table:table-cell>
              <table:table-cell office:value-type="float" office:value="0.039100084079774">
                <text:p>0.039100084079774</text:p>
              </table:table-cell>
              <table:table-cell office:value-type="float" office:value="1.3061057006518">
                <text:p>1.3061057006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3544433853341">
                <text:p>0.83544433853341</text:p>
              </table:table-cell>
              <table:table-cell office:value-type="float" office:value="1.5139484575127">
                <text:p>1.5139484575127</text:p>
              </table:table-cell>
              <table:table-cell office:value-type="float" office:value="0.0347015937988">
                <text:p>0.0347015937988</text:p>
              </table:table-cell>
              <table:table-cell office:value-type="float" office:value="1.297884291198">
                <text:p>1.297884291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84164112485308">
                <text:p>0.84164112485308</text:p>
              </table:table-cell>
              <table:table-cell office:value-type="float" office:value="1.5022695143631">
                <text:p>1.5022695143631</text:p>
              </table:table-cell>
              <table:table-cell office:value-type="float" office:value="0.030771890317266">
                <text:p>0.030771890317266</text:p>
              </table:table-cell>
              <table:table-cell office:value-type="float" office:value="1.2898059072965">
                <text:p>1.2898059072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84833882886261">
                <text:p>0.84833882886261</text:p>
              </table:table-cell>
              <table:table-cell office:value-type="float" office:value="1.4907730345158">
                <text:p>1.4907730345158</text:p>
              </table:table-cell>
              <table:table-cell office:value-type="float" office:value="0.027265819711387">
                <text:p>0.027265819711387</text:p>
              </table:table-cell>
              <table:table-cell office:value-type="float" office:value="1.2818710952833">
                <text:p>1.2818710952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5548506792531">
                <text:p>0.85548506792531</text:p>
              </table:table-cell>
              <table:table-cell office:value-type="float" office:value="1.4794570636516">
                <text:p>1.4794570636516</text:p>
              </table:table-cell>
              <table:table-cell office:value-type="float" office:value="0.024141721231412">
                <text:p>0.024141721231412</text:p>
              </table:table-cell>
              <table:table-cell office:value-type="float" office:value="1.2740797507678">
                <text:p>1.2740797507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6302227654556">
                <text:p>0.86302227654556</text:p>
              </table:table-cell>
              <table:table-cell office:value-type="float" office:value="1.4683196877259">
                <text:p>1.4683196877259</text:p>
              </table:table-cell>
              <table:table-cell office:value-type="float" office:value="0.021361302504452">
                <text:p>0.021361302504452</text:p>
              </table:table-cell>
              <table:table-cell office:value-type="float" office:value="1.2664313596789">
                <text:p>1.2664313596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7088792178473">
                <text:p>0.87088792178473</text:p>
              </table:table-cell>
              <table:table-cell office:value-type="float" office:value="1.4573590319217">
                <text:p>1.4573590319217</text:p>
              </table:table-cell>
              <table:table-cell office:value-type="float" office:value="0.0188894952135">
                <text:p>0.0188894952135</text:p>
              </table:table-cell>
              <table:table-cell office:value-type="float" office:value="1.2589251490052">
                <text:p>1.2589251490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87901499485909">
                <text:p>0.87901499485909</text:p>
              </table:table-cell>
              <table:table-cell office:value-type="float" office:value="1.4465732595003">
                <text:p>1.4465732595003</text:p>
              </table:table-cell>
              <table:table-cell office:value-type="float" office:value="0.016694294597495">
                <text:p>0.016694294597495</text:p>
              </table:table-cell>
              <table:table-cell office:value-type="float" office:value="1.2515601817852">
                <text:p>1.2515601817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8873327888523">
                <text:p>0.8873327888523</text:p>
              </table:table-cell>
              <table:table-cell office:value-type="float" office:value="1.4359605706159">
                <text:p>1.4359605706159</text:p>
              </table:table-cell>
              <table:table-cell office:value-type="float" office:value="0.01474658677288">
                <text:p>0.01474658677288</text:p>
              </table:table-cell>
              <table:table-cell office:value-type="float" office:value="1.2443354173651">
                <text:p>1.2443354173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89576795467998">
                <text:p>0.89576795467998</text:p>
              </table:table-cell>
              <table:table-cell office:value-type="float" office:value="1.425519201121">
                <text:p>1.425519201121</text:p>
              </table:table-cell>
              <table:table-cell office:value-type="float" office:value="0.013019968026894">
                <text:p>0.013019968026894</text:p>
              </table:table-cell>
              <table:table-cell office:value-type="float" office:value="1.2372497498229">
                <text:p>1.2372497498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90424580620582">
                <text:p>0.90424580620582</text:p>
              </table:table-cell>
              <table:table-cell office:value-type="float" office:value="1.4152474213767">
                <text:p>1.4152474213767</text:p>
              </table:table-cell>
              <table:table-cell office:value-type="float" office:value="0.011490560042094">
                <text:p>0.011490560042094</text:p>
              </table:table-cell>
              <table:table-cell office:value-type="float" office:value="1.2303020325483">
                <text:p>1.2303020325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1269182280448">
                <text:p>0.91269182280448</text:p>
              </table:table-cell>
              <table:table-cell office:value-type="float" office:value="1.4051435350723">
                <text:p>1.4051435350723</text:p>
              </table:table-cell>
              <table:table-cell office:value-type="float" office:value="0.010136824610052">
                <text:p>0.010136824610052</text:p>
              </table:table-cell>
              <table:table-cell office:value-type="float" office:value="1.2234910939688">
                <text:p>1.2234910939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210332764764">
                <text:p>0.9210332764764</text:p>
              </table:table-cell>
              <table:table-cell office:value-type="float" office:value="1.3952058780564">
                <text:p>1.3952058780564</text:p>
              </table:table-cell>
              <table:table-cell office:value-type="float" office:value="0.0089393808782851">
                <text:p>0.0089393808782851</text:p>
              </table:table-cell>
              <table:table-cell office:value-type="float" office:value="1.2168157475667">
                <text:p>1.2168157475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9292008939531">
                <text:p>0.9292008939531</text:p>
              </table:table-cell>
              <table:table-cell office:value-type="float" office:value="1.3854328171792">
                <text:p>1.3854328171792</text:p>
              </table:table-cell>
              <table:table-cell office:value-type="float" office:value="0.007880827619463">
                <text:p>0.007880827619463</text:p>
              </table:table-cell>
              <table:table-cell office:value-type="float" office:value="1.2102747981865">
                <text:p>1.2102747981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93713045498783">
                <text:p>0.93713045498783</text:p>
              </table:table-cell>
              <table:table-cell office:value-type="float" office:value="1.3758227491468">
                <text:p>1.3758227491468</text:p>
              </table:table-cell>
              <table:table-cell office:value-type="float" office:value="0.0069455724644777">
                <text:p>0.0069455724644777</text:p>
              </table:table-cell>
              <table:table-cell office:value-type="float" office:value="1.2038670459104">
                <text:p>1.2038670459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447642282806">
                <text:p>0.9447642282806</text:p>
              </table:table-cell>
              <table:table-cell office:value-type="float" office:value="1.3663740993852">
                <text:p>1.3663740993852</text:p>
              </table:table-cell>
              <table:table-cell office:value-type="float" office:value="0.0061196695322417">
                <text:p>0.0061196695322417</text:p>
              </table:table-cell>
              <table:table-cell office:value-type="float" office:value="1.1975912883321">
                <text:p>1.1975912883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95205215696405">
                <text:p>0.95205215696405</text:p>
              </table:table-cell>
              <table:table-cell office:value-type="float" office:value="1.3570853209139">
                <text:p>1.3570853209139</text:p>
              </table:table-cell>
              <table:table-cell office:value-type="float" office:value="0.0053906664368518">
                <text:p>0.0053906664368518</text:p>
              </table:table-cell>
              <table:table-cell office:value-type="float" office:value="1.1914463217653">
                <text:p>1.19144632176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95895272538474">
                <text:p>0.95895272538474</text:p>
              </table:table-cell>
              <table:table-cell office:value-type="float" office:value="1.3479548932279">
                <text:p>1.3479548932279</text:p>
              </table:table-cell>
              <table:table-cell office:value-type="float" office:value="0.0047474612650285">
                <text:p>0.0047474612650285</text:p>
              </table:table-cell>
              <table:table-cell office:value-type="float" office:value="1.1854309417405">
                <text:p>1.1854309417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96543346561034">
                <text:p>0.96543346561034</text:p>
              </table:table-cell>
              <table:table-cell office:value-type="float" office:value="1.3389813211867">
                <text:p>1.3389813211867</text:p>
              </table:table-cell>
              <table:table-cell office:value-type="float" office:value="0.0041801697940104">
                <text:p>0.0041801697940104</text:p>
              </table:table-cell>
              <table:table-cell office:value-type="float" office:value="1.1795439430249">
                <text:p>1.1795439430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97147109213303">
                <text:p>0.97147109213303</text:p>
              </table:table-cell>
              <table:table-cell office:value-type="float" office:value="1.3301631339107">
                <text:p>1.3301631339107</text:p>
              </table:table-cell>
              <table:table-cell office:value-type="float" office:value="0.0036800029662364">
                <text:p>0.0036800029662364</text:p>
              </table:table-cell>
              <table:table-cell office:value-type="float" office:value="1.1737841193214">
                <text:p>1.1737841193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97705128263859">
                <text:p>0.97705128263859</text:p>
              </table:table-cell>
              <table:table-cell office:value-type="float" office:value="1.3214988836818">
                <text:p>1.3214988836818</text:p>
              </table:table-cell>
              <table:table-cell office:value-type="float" office:value="0.0032391544216314">
                <text:p>0.0032391544216314</text:p>
              </table:table-cell>
              <table:table-cell office:value-type="float" office:value="1.1681502627504">
                <text:p>1.16815026275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98216814792281">
                <text:p>0.98216814792281</text:p>
              </table:table-cell>
              <table:table-cell office:value-type="float" office:value="1.3129871448493">
                <text:p>1.3129871448493</text:p>
              </table:table-cell>
              <table:table-cell office:value-type="float" office:value="0.0028506977554616">
                <text:p>0.0028506977554616</text:p>
              </table:table-cell>
              <table:table-cell office:value-type="float" office:value="1.1626411631888">
                <text:p>1.1626411631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98682345226836">
                <text:p>0.98682345226836</text:p>
              </table:table-cell>
              <table:table-cell office:value-type="float" office:value="1.3046265127398">
                <text:p>1.3046265127398</text:p>
              </table:table-cell>
              <table:table-cell office:value-type="float" office:value="0.0025084930462965">
                <text:p>0.0025084930462965</text:p>
              </table:table-cell>
              <table:table-cell office:value-type="float" office:value="1.1572556075122">
                <text:p>1.1572556075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99102565576198">
                <text:p>0.99102565576198</text:p>
              </table:table-cell>
              <table:table-cell office:value-type="float" office:value="1.2964156025701">
                <text:p>1.2964156025701</text:p>
              </table:table-cell>
              <table:table-cell office:value-type="float" office:value="0.0022071021313016">
                <text:p>0.0022071021313016</text:p>
              </table:table-cell>
              <table:table-cell office:value-type="float" office:value="1.1519923787773">
                <text:p>1.1519923787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99478885201864">
                <text:p>0.99478885201864</text:p>
              </table:table-cell>
              <table:table-cell office:value-type="float" office:value="1.2883530483619">
                <text:p>1.2883530483619</text:p>
              </table:table-cell>
              <table:table-cell office:value-type="float" office:value="0.0019417120612659">
                <text:p>0.0019417120612659</text:p>
              </table:table-cell>
              <table:table-cell office:value-type="float" office:value="1.1468502553677">
                <text:p>1.1468502553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9981316698828">
                <text:p>0.9981316698828</text:p>
              </table:table-cell>
              <table:table-cell office:value-type="float" office:value="1.2804375018592">
                <text:p>1.2804375018592</text:p>
              </table:table-cell>
              <table:table-cell office:value-type="float" office:value="0.001708066146291">
                <text:p>0.001708066146291</text:p>
              </table:table-cell>
              <table:table-cell office:value-type="float" office:value="1.1418280101205">
                <text:p>1.1418280101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.0010761977593">
                <text:p>1.0010761977593</text:p>
              </table:table-cell>
              <table:table-cell office:value-type="float" office:value="1.272667631447">
                <text:p>1.272667631447</text:p>
              </table:table-cell>
              <table:table-cell office:value-type="float" office:value="0.0015024019998716">
                <text:p>0.0015024019998716</text:p>
              </table:table-cell>
              <table:table-cell office:value-type="float" office:value="1.1369244094478">
                <text:p>1.1369244094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.0036469764248">
                <text:p>1.0036469764248</text:p>
              </table:table-cell>
              <table:table-cell office:value-type="float" office:value="1.2650421210708">
                <text:p>1.2650421210708</text:p>
              </table:table-cell>
              <table:table-cell office:value-type="float" office:value="0.0013213959993052">
                <text:p>0.0013213959993052</text:p>
              </table:table-cell>
              <table:table-cell office:value-type="float" office:value="1.1321382124627">
                <text:p>1.1321382124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.0058700924728">
                <text:p>1.0058700924728</text:p>
              </table:table-cell>
              <table:table-cell office:value-type="float" office:value="1.2575596691564">
                <text:p>1.2575596691564</text:p>
              </table:table-cell>
              <table:table-cell office:value-type="float" office:value="0.0011621135997115">
                <text:p>0.0011621135997115</text:p>
              </table:table-cell>
              <table:table-cell office:value-type="float" office:value="1.1274681701158">
                <text:p>1.1274681701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0077723915347">
                <text:p>1.0077723915347</text:p>
              </table:table-cell>
              <table:table-cell office:value-type="float" office:value="1.2502189875315">
                <text:p>1.2502189875315</text:p>
              </table:table-cell>
              <table:table-cell office:value-type="float" office:value="0.0010219649669201">
                <text:p>0.0010219649669201</text:p>
              </table:table-cell>
              <table:table-cell office:value-type="float" office:value="1.122913024356">
                <text:p>1.1229130243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0093808191655">
                <text:p>1.0093808191655</text:p>
              </table:table-cell>
              <table:table-cell office:value-type="float" office:value="1.243018800346">
                <text:p>1.243018800346</text:p>
              </table:table-cell>
              <table:table-cell office:value-type="float" office:value="0.00089866542398477">
                <text:p>0.00089866542398477</text:p>
              </table:table-cell>
              <table:table-cell office:value-type="float" office:value="1.1184715073097">
                <text:p>1.1184715073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0107218883353">
                <text:p>1.0107218883353</text:p>
              </table:table-cell>
              <table:table-cell office:value-type="float" office:value="1.2359578429943">
                <text:p>1.2359578429943</text:p>
              </table:table-cell>
              <table:table-cell office:value-type="float" office:value="0.00079020024102549">
                <text:p>0.00079020024102549</text:p>
              </table:table-cell>
              <table:table-cell office:value-type="float" office:value="1.1141423404931">
                <text:p>1.1141423404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0118212659815">
                <text:p>1.0118212659815</text:p>
              </table:table-cell>
              <table:table-cell office:value-type="float" office:value="1.2290348610371">
                <text:p>1.2290348610371</text:p>
              </table:table-cell>
              <table:table-cell office:value-type="float" office:value="0.00069479333243871">
                <text:p>0.00069479333243871</text:p>
              </table:table-cell>
              <table:table-cell office:value-type="float" office:value="1.1099242340568">
                <text:p>1.1099242340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0127034668669">
                <text:p>1.0127034668669</text:p>
              </table:table-cell>
              <table:table-cell office:value-type="float" office:value="1.2222486091244">
                <text:p>1.2222486091244</text:p>
              </table:table-cell>
              <table:table-cell office:value-type="float" office:value="0.00061087946048974">
                <text:p>0.00061087946048974</text:p>
              </table:table-cell>
              <table:table-cell office:value-type="float" office:value="1.1058158860701">
                <text:p>1.1058158860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0133916407265">
                <text:p>1.0133916407265</text:p>
              </table:table-cell>
              <table:table-cell office:value-type="float" office:value="1.2155978499196">
                <text:p>1.2155978499196</text:p>
              </table:table-cell>
              <table:table-cell office:value-type="float" office:value="0.00053707957843738">
                <text:p>0.00053707957843738</text:p>
              </table:table-cell>
              <table:table-cell office:value-type="float" office:value="1.1018159818466">
                <text:p>1.1018159818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.0139074379375">
                <text:p>1.0139074379375</text:p>
              </table:table-cell>
              <table:table-cell office:value-type="float" office:value="1.209081353025">
                <text:p>1.209081353025</text:p>
              </table:table-cell>
              <table:table-cell office:value-type="float" office:value="0.0004721789791704">
                <text:p>0.0004721789791704</text:p>
              </table:table-cell>
              <table:table-cell office:value-type="float" office:value="1.0979231933164">
                <text:p>1.0979231933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.0142709393061">
                <text:p>1.0142709393061</text:p>
              </table:table-cell>
              <table:table-cell office:value-type="float" office:value="1.20269789391">
                <text:p>1.20269789391</text:p>
              </table:table-cell>
              <table:table-cell office:value-type="float" office:value="0.00041510794647591">
                <text:p>0.00041510794647591</text:p>
              </table:table-cell>
              <table:table-cell office:value-type="float" office:value="1.0941361784482">
                <text:p>1.0941361784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.014500636637">
                <text:p>1.014500636637</text:p>
              </table:table-cell>
              <table:table-cell office:value-type="float" office:value="1.1964462528417">
                <text:p>1.1964462528417</text:p>
              </table:table-cell>
              <table:table-cell office:value-type="float" office:value="0.00036492463527738">
                <text:p>0.00036492463527738</text:p>
              </table:table-cell>
              <table:table-cell office:value-type="float" office:value="1.0904535807247">
                <text:p>1.09045358072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.0146134522466">
                <text:p>1.0146134522466</text:p>
              </table:table-cell>
              <table:table-cell office:value-type="float" office:value="1.1903252138199">
                <text:p>1.1903252138199</text:p>
              </table:table-cell>
              <table:table-cell office:value-type="float" office:value="0.00032079993434928">
                <text:p>0.00032079993434928</text:p>
              </table:table-cell>
              <table:table-cell office:value-type="float" office:value="1.0868740286753">
                <text:p>1.0868740286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.0146247872476">
                <text:p>1.0146247872476</text:p>
              </table:table-cell>
              <table:table-cell office:value-type="float" office:value="1.184333563517">
                <text:p>1.184333563517</text:p>
              </table:table-cell>
              <table:table-cell office:value-type="float" office:value="0.00028200408935529">
                <text:p>0.00028200408935529</text:p>
              </table:table-cell>
              <table:table-cell office:value-type="float" office:value="1.0833961354696">
                <text:p>1.0833961354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.0145485901151">
                <text:p>1.0145485901151</text:p>
              </table:table-cell>
              <table:table-cell office:value-type="float" office:value="1.1784700902235">
                <text:p>1.1784700902235</text:p>
              </table:table-cell>
              <table:table-cell office:value-type="float" office:value="0.00024789489165594">
                <text:p>0.00024789489165594</text:p>
              </table:table-cell>
              <table:table-cell office:value-type="float" office:value="1.0800184985744">
                <text:p>1.0800184985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014397438633">
                <text:p>1.014397438633</text:p>
              </table:table-cell>
              <table:table-cell office:value-type="float" office:value="1.1727335828015">
                <text:p>1.1727335828015</text:p>
              </table:table-cell>
              <table:table-cell office:value-type="float" office:value="0.00021790724735239">
                <text:p>0.00021790724735239</text:p>
              </table:table-cell>
              <table:table-cell office:value-type="float" office:value="1.0767396994783">
                <text:p>1.0767396994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0141826297429">
                <text:p>1.0141826297429</text:p>
              </table:table-cell>
              <table:table-cell office:value-type="float" office:value="1.1671228296472">
                <text:p>1.1671228296472</text:p>
              </table:table-cell>
              <table:table-cell office:value-type="float" office:value="0.00019154397671617">
                <text:p>0.00019154397671617</text:p>
              </table:table-cell>
              <table:table-cell office:value-type="float" office:value="1.0735583034868">
                <text:p>1.07355830348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0139142730645">
                <text:p>1.0139142730645</text:p>
              </table:table-cell>
              <table:table-cell office:value-type="float" office:value="1.1616366176636">
                <text:p>1.1616366176636</text:p>
              </table:table-cell>
              <table:table-cell office:value-type="float" office:value="0.00016836769847395">
                <text:p>0.00016836769847395</text:p>
              </table:table-cell>
              <table:table-cell office:value-type="float" office:value="1.0704728595897">
                <text:p>1.0704728595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0136013848969">
                <text:p>1.0136013848969</text:p>
              </table:table-cell>
              <table:table-cell office:value-type="float" office:value="1.1562737312458">
                <text:p>1.1562737312458</text:p>
              </table:table-cell>
              <table:table-cell office:value-type="float" office:value="0.00014799367416223">
                <text:p>0.00014799367416223</text:p>
              </table:table-cell>
              <table:table-cell office:value-type="float" office:value="1.0674819004056">
                <text:p>1.0674819004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0132519803769">
                <text:p>1.0132519803769</text:p>
              </table:table-cell>
              <table:table-cell office:value-type="float" office:value="1.1510329512809">
                <text:p>1.1510329512809</text:p>
              </table:table-cell>
              <table:table-cell office:value-type="float" office:value="0.00013008350115674">
                <text:p>0.00013008350115674</text:p>
              </table:table-cell>
              <table:table-cell office:value-type="float" office:value="1.0645839422042">
                <text:p>1.0645839422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0128731621643">
                <text:p>1.0128731621643</text:p>
              </table:table-cell>
              <table:table-cell office:value-type="float" office:value="1.1459130541643">
                <text:p>1.1459130541643</text:p>
              </table:table-cell>
              <table:table-cell office:value-type="float" office:value="0.00011433955524266">
                <text:p>0.00011433955524266</text:p>
              </table:table-cell>
              <table:table-cell office:value-type="float" office:value="1.0617774850092">
                <text:p>1.0617774850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0124712045697">
                <text:p>1.0124712045697</text:p>
              </table:table-cell>
              <table:table-cell office:value-type="float" office:value="1.1409128108342">
                <text:p>1.1409128108342</text:p>
              </table:table-cell>
              <table:table-cell office:value-type="float" office:value="0.0001005000949239">
                <text:p>0.0001005000949239</text:p>
              </table:table-cell>
              <table:table-cell office:value-type="float" office:value="1.0590610127843">
                <text:p>1.05906101278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0120516324687">
                <text:p>1.0120516324687</text:p>
              </table:table-cell>
              <table:table-cell office:value-type="float" office:value="1.1360309858283">
                <text:p>1.1360309858283</text:p>
              </table:table-cell>
              <table:table-cell office:value-type="float" office:value="0.000088334949769562">
                <text:p>0.000088334949769562</text:p>
              </table:table-cell>
              <table:table-cell office:value-type="float" office:value="1.0564329937028">
                <text:p>1.0564329937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011619294663">
                <text:p>1.011619294663</text:p>
              </table:table-cell>
              <table:table-cell office:value-type="float" office:value="1.1312663363633">
                <text:p>1.1312663363633</text:p>
              </table:table-cell>
              <table:table-cell office:value-type="float" office:value="0.000077641723576301">
                <text:p>0.000077641723576301</text:p>
              </table:table-cell>
              <table:table-cell office:value-type="float" office:value="1.0538918805033">
                <text:p>1.0538918805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0111784315897">
                <text:p>1.0111784315897</text:p>
              </table:table-cell>
              <table:table-cell office:value-type="float" office:value="1.1266176114418">
                <text:p>1.1266176114418</text:p>
              </table:table-cell>
              <table:table-cell office:value-type="float" office:value="0.000068242452120822">
                <text:p>0.000068242452120822</text:p>
              </table:table-cell>
              <table:table-cell office:value-type="float" office:value="1.0514361109315">
                <text:p>1.0514361109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0107327374485">
                <text:p>1.0107327374485</text:p>
              </table:table-cell>
              <table:table-cell office:value-type="float" office:value="1.1220835509871">
                <text:p>1.1220835509871</text:p>
              </table:table-cell>
              <table:table-cell office:value-type="float" office:value="0.00005998066099391">
                <text:p>0.00005998066099391</text:p>
              </table:table-cell>
              <table:table-cell office:value-type="float" office:value="1.0490641082687">
                <text:p>1.0490641082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0102854169366">
                <text:p>1.0102854169366</text:p>
              </table:table-cell>
              <table:table-cell office:value-type="float" office:value="1.1176628850118">
                <text:p>1.1176628850118</text:p>
              </table:table-cell>
              <table:table-cell office:value-type="float" office:value="0.000052718776298022">
                <text:p>0.000052718776298022</text:p>
              </table:table-cell>
              <table:table-cell office:value-type="float" office:value="1.0467742819477">
                <text:p>1.0467742819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0098392368575">
                <text:p>1.0098392368575</text:p>
              </table:table-cell>
              <table:table-cell office:value-type="float" office:value="1.1133543328204">
                <text:p>1.1133543328204</text:p>
              </table:table-cell>
              <table:table-cell office:value-type="float" office:value="0.000046335846146171">
                <text:p>0.000046335846146171</text:p>
              </table:table-cell>
              <table:table-cell office:value-type="float" office:value="1.044565028255">
                <text:p>1.044565028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0093965729195">
                <text:p>1.0093965729195</text:p>
              </table:table-cell>
              <table:table-cell office:value-type="float" office:value="1.1091566022511">
                <text:p>1.1091566022511</text:p>
              </table:table-cell>
              <table:table-cell office:value-type="float" office:value="0.00004072553590287">
                <text:p>0.00004072553590287</text:p>
              </table:table-cell>
              <table:table-cell office:value-type="float" office:value="1.0424347311185">
                <text:p>1.0424347311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0089594520618">
                <text:p>1.0089594520618</text:p>
              </table:table-cell>
              <table:table-cell office:value-type="float" office:value="1.105068388959">
                <text:p>1.105068388959</text:p>
              </table:table-cell>
              <table:table-cell office:value-type="float" office:value="0.000035794364475067">
                <text:p>0.000035794364475067</text:p>
              </table:table-cell>
              <table:table-cell office:value-type="float" office:value="1.0403817629801">
                <text:p>1.0403817629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0085295906576">
                <text:p>1.0085295906576</text:p>
              </table:table-cell>
              <table:table-cell office:value-type="float" office:value="1.1010883757441">
                <text:p>1.1010883757441</text:p>
              </table:table-cell>
              <table:table-cell office:value-type="float" office:value="0.000031460152824334">
                <text:p>0.000031460152824334</text:p>
              </table:table-cell>
              <table:table-cell office:value-type="float" office:value="1.0384044857498">
                <text:p>1.0384044857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0081084289371">
                <text:p>1.0081084289371</text:p>
              </table:table-cell>
              <table:table-cell office:value-type="float" office:value="1.0972152319276">
                <text:p>1.0972152319276</text:p>
              </table:table-cell>
              <table:table-cell office:value-type="float" office:value="0.000027650659286988">
                <text:p>0.000027650659286988</text:p>
              </table:table-cell>
              <table:table-cell office:value-type="float" office:value="1.0365012518413">
                <text:p>1.0365012518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0076971619626">
                <text:p>1.0076971619626</text:p>
              </table:table-cell>
              <table:table-cell office:value-type="float" office:value="1.0934476127808">
                <text:p>1.0934476127808</text:p>
              </table:table-cell>
              <table:table-cell office:value-type="float" office:value="0.000024302379306442">
                <text:p>0.000024302379306442</text:p>
              </table:table-cell>
              <table:table-cell office:value-type="float" office:value="1.0346704052833">
                <text:p>1.0346704052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0072967674737">
                <text:p>1.0072967674737</text:p>
              </table:table-cell>
              <table:table-cell office:value-type="float" office:value="1.0897841590072">
                <text:p>1.0897841590072</text:p>
              </table:table-cell>
              <table:table-cell office:value-type="float" office:value="0.000021359489846678">
                <text:p>0.000021359489846678</text:p>
              </table:table-cell>
              <table:table-cell office:value-type="float" office:value="1.0329102829061">
                <text:p>1.0329102829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0069080308947">
                <text:p>1.0069080308947</text:p>
              </table:table-cell>
              <table:table-cell office:value-type="float" office:value="1.0862234962849">
                <text:p>1.0862234962849</text:p>
              </table:table-cell>
              <table:table-cell office:value-type="float" office:value="0.000018772920526348">
                <text:p>0.000018772920526348</text:p>
              </table:table-cell>
              <table:table-cell office:value-type="float" office:value="1.0312192155967">
                <text:p>1.0312192155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.0065315677822">
                <text:p>1.0065315677822</text:p>
              </table:table-cell>
              <table:table-cell office:value-type="float" office:value="1.0827642348697">
                <text:p>1.0827642348697</text:p>
              </table:table-cell>
              <table:table-cell office:value-type="float" office:value="0.00001649953921637">
                <text:p>0.00001649953921637</text:p>
              </table:table-cell>
              <table:table-cell office:value-type="float" office:value="1.0295955296211">
                <text:p>1.0295955296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.0061678439619">
                <text:p>1.0061678439619</text:p>
              </table:table-cell>
              <table:table-cell office:value-type="float" office:value="1.079404969263">
                <text:p>1.079404969263</text:p>
              </table:table-cell>
              <table:table-cell office:value-type="float" office:value="0.000014501432225546">
                <text:p>0.000014501432225546</text:p>
              </table:table-cell>
              <table:table-cell office:value-type="float" office:value="1.0280375480058">
                <text:p>1.0280375480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.0058171935871">
                <text:p>1.0058171935871</text:p>
              </table:table-cell>
              <table:table-cell office:value-type="float" office:value="1.0761442779485">
                <text:p>1.0761442779485</text:p>
              </table:table-cell>
              <table:table-cell office:value-type="float" office:value="0.000012745273937681">
                <text:p>0.000012745273937681</text:p>
              </table:table-cell>
              <table:table-cell office:value-type="float" office:value="1.0265435919759">
                <text:p>1.0265435919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.0054798353262">
                <text:p>1.0054798353262</text:p>
              </table:table-cell>
              <table:table-cell office:value-type="float" office:value="1.0729807231994">
                <text:p>1.0729807231994</text:p>
              </table:table-cell>
              <table:table-cell office:value-type="float" office:value="0.000011201771971647">
                <text:p>0.000011201771971647</text:p>
              </table:table-cell>
              <table:table-cell office:value-type="float" office:value="1.0251119824421">
                <text:p>1.0251119824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.0051558868702">
                <text:p>1.0051558868702</text:p>
              </table:table-cell>
              <table:table-cell office:value-type="float" office:value="1.0699128509597">
                <text:p>1.0699128509597</text:p>
              </table:table-cell>
              <table:table-cell office:value-type="float" office:value="0.0000098451792925655">
                <text:p>0.0000098451792925655</text:p>
              </table:table-cell>
              <table:table-cell office:value-type="float" office:value="1.0237410415317">
                <text:p>1.02374104153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1.0048453779302">
                <text:p>1.0048453779302</text:p>
              </table:table-cell>
              <table:table-cell office:value-type="float" office:value="1.0669391908022">
                <text:p>1.0669391908022</text:p>
              </table:table-cell>
              <table:table-cell office:value-type="float" office:value="0.0000086528653346809">
                <text:p>0.0000086528653346809</text:p>
              </table:table-cell>
              <table:table-cell office:value-type="float" office:value="1.0224290941568">
                <text:p>1.0224290941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1.0045482618781">
                <text:p>1.0045482618781</text:p>
              </table:table-cell>
              <table:table-cell office:value-type="float" office:value="1.0640582559648">
                <text:p>1.0640582559648</text:p>
              </table:table-cell>
              <table:table-cell office:value-type="float" office:value="0.000007604938947874">
                <text:p>0.000007604938947874</text:p>
              </table:table-cell>
              <table:table-cell office:value-type="float" office:value="1.0211744696118">
                <text:p>1.0211744696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1.0042644261696">
                <text:p>1.0042644261696</text:p>
              </table:table-cell>
              <table:table-cell office:value-type="float" office:value="1.0612685434692">
                <text:p>1.0612685434692</text:p>
              </table:table-cell>
              <table:table-cell office:value-type="float" office:value="0.0000066839169219296">
                <text:p>0.0000066839169219296</text:p>
              </table:table-cell>
              <table:table-cell office:value-type="float" office:value="1.0199755031961">
                <text:p>1.0199755031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1.0039937016716">
                <text:p>1.0039937016716</text:p>
              </table:table-cell>
              <table:table-cell office:value-type="float" office:value="1.0585685343212">
                <text:p>1.0585685343212</text:p>
              </table:table-cell>
              <table:table-cell office:value-type="float" office:value="0.0000058744326568207">
                <text:p>0.0000058744326568207</text:p>
              </table:table-cell>
              <table:table-cell office:value-type="float" office:value="1.0188305378503">
                <text:p>1.0188305378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.0037358710063">
                <text:p>1.0037358710063</text:p>
              </table:table-cell>
              <table:table-cell office:value-type="float" office:value="1.0559566937965">
                <text:p>1.0559566937965</text:p>
              </table:table-cell>
              <table:table-cell office:value-type="float" office:value="0.0000051629798544138">
                <text:p>0.0000051629798544138</text:p>
              </table:table-cell>
              <table:table-cell office:value-type="float" office:value="1.017737925803">
                <text:p>1.0177379258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0349067601">
                <text:p>1.00349067601</text:p>
              </table:table-cell>
              <table:table-cell office:value-type="float" office:value="1.0534314718118">
                <text:p>1.0534314718118</text:p>
              </table:table-cell>
              <table:table-cell office:value-type="float" office:value="0.000004537687507575">
                <text:p>0.000004537687507575</text:p>
              </table:table-cell>
              <table:table-cell office:value-type="float" office:value="1.0166960302177">
                <text:p>1.01669603021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.0032578243959">
                <text:p>1.0032578243959</text:p>
              </table:table-cell>
              <table:table-cell office:value-type="float" office:value="1.0509913033826">
                <text:p>1.0509913033826</text:p>
              </table:table-cell>
              <table:table-cell office:value-type="float" office:value="0.0000039881219154706">
                <text:p>0.0000039881219154706</text:p>
              </table:table-cell>
              <table:table-cell office:value-type="float" office:value="1.0157032268327">
                <text:p>1.01570322683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0030369956996">
                <text:p>1.0030369956996</text:p>
              </table:table-cell>
              <table:table-cell office:value-type="float" office:value="1.0486346091677">
                <text:p>1.0486346091677</text:p>
              </table:table-cell>
              <table:table-cell office:value-type="float" office:value="0.0000035051127004621">
                <text:p>0.0000035051127004621</text:p>
              </table:table-cell>
              <table:table-cell office:value-type="float" office:value="1.0147579055876">
                <text:p>1.0147579055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0028278465786">
                <text:p>1.0028278465786</text:p>
              </table:table-cell>
              <table:table-cell office:value-type="float" office:value="1.0463597961014">
                <text:p>1.0463597961014</text:p>
              </table:table-cell>
              <table:table-cell office:value-type="float" office:value="0.0000030805998766144">
                <text:p>0.0000030805998766144</text:p>
              </table:table-cell>
              <table:table-cell office:value-type="float" office:value="1.013858472228">
                <text:p>1.013858472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0026300155309">
                <text:p>1.0026300155309</text:p>
              </table:table-cell>
              <table:table-cell office:value-type="float" office:value="1.0441652581108">
                <text:p>1.0441652581108</text:p>
              </table:table-cell>
              <table:table-cell office:value-type="float" office:value="0.0000027074994244305">
                <text:p>0.0000027074994244305</text:p>
              </table:table-cell>
              <table:table-cell office:value-type="float" office:value="1.0130033498802">
                <text:p>1.0130033498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0024431270861">
                <text:p>1.0024431270861</text:p>
              </table:table-cell>
              <table:table-cell office:value-type="float" office:value="1.04204937692">
                <text:p>1.04204937692</text:p>
              </table:table-cell>
              <table:table-cell office:value-type="float" office:value="0.0000023795851338124">
                <text:p>0.0000023795851338124</text:p>
              </table:table-cell>
              <table:table-cell office:value-type="float" office:value="1.0121909805911">
                <text:p>1.0121909805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0022667955247">
                <text:p>1.0022667955247</text:p>
              </table:table-cell>
              <table:table-cell office:value-type="float" office:value="1.0400105229376">
                <text:p>1.0400105229376</text:p>
              </table:table-cell>
              <table:table-cell office:value-type="float" office:value="0.0000020913847475951">
                <text:p>0.0000020913847475951</text:p>
              </table:table-cell>
              <table:table-cell office:value-type="float" office:value="1.0114198268234">
                <text:p>1.0114198268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0021006281679">
                <text:p>1.0021006281679</text:p>
              </table:table-cell>
              <table:table-cell office:value-type="float" office:value="1.0380470562258">
                <text:p>1.0380470562258</text:p>
              </table:table-cell>
              <table:table-cell office:value-type="float" office:value="0.0000018380886757519">
                <text:p>0.0000018380886757519</text:p>
              </table:table-cell>
              <table:table-cell office:value-type="float" office:value="1.010688372902">
                <text:p>1.010688372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0019442282809">
                <text:p>1.0019442282809</text:p>
              </table:table-cell>
              <table:table-cell office:value-type="float" office:value="1.0361573275506">
                <text:p>1.0361573275506</text:p>
              </table:table-cell>
              <table:table-cell office:value-type="float" office:value="0.0000016154697594428">
                <text:p>0.0000016154697594428</text:p>
              </table:table-cell>
              <table:table-cell office:value-type="float" office:value="1.0099951264039">
                <text:p>1.0099951264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0017971976275">
                <text:p>1.0017971976275</text:p>
              </table:table-cell>
              <table:table-cell office:value-type="float" office:value="1.0343396795072">
                <text:p>1.0343396795072</text:p>
              </table:table-cell>
              <table:table-cell office:value-type="float" office:value="0.0000014198127479226">
                <text:p>0.0000014198127479226</text:p>
              </table:table-cell>
              <table:table-cell office:value-type="float" office:value="1.0093386194858">
                <text:p>1.0093386194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0016591387073">
                <text:p>1.0016591387073</text:p>
              </table:table-cell>
              <table:table-cell office:value-type="float" office:value="1.0325924477191">
                <text:p>1.0325924477191</text:p>
              </table:table-cell>
              <table:table-cell office:value-type="float" office:value="0.0000012478523129767">
                <text:p>0.0000012478523129767</text:p>
              </table:table-cell>
              <table:table-cell office:value-type="float" office:value="1.0087174101442">
                <text:p>1.0087174101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001529656709">
                <text:p>1.001529656709</text:p>
              </table:table-cell>
              <table:table-cell office:value-type="float" office:value="1.0309139621068">
                <text:p>1.0309139621068</text:p>
              </table:table-cell>
              <table:table-cell office:value-type="float" office:value="0.0000010967181689334">
                <text:p>0.0000010967181689334</text:p>
              </table:table-cell>
              <table:table-cell office:value-type="float" office:value="1.0081300834036">
                <text:p>1.0081300834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0014083612045">
                <text:p>1.0014083612045</text:p>
              </table:table-cell>
              <table:table-cell office:value-type="float" office:value="1.0293025482206">
                <text:p>1.0293025482206</text:p>
              </table:table-cell>
              <table:table-cell office:value-type="float" office:value="0.00000096388848027947">
                <text:p>0.00000096388848027947</text:p>
              </table:table-cell>
              <table:table-cell office:value-type="float" office:value="1.0075752524271">
                <text:p>1.00757525242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0012948676097">
                <text:p>1.0012948676097</text:p>
              </table:table-cell>
              <table:table-cell office:value-type="float" office:value="1.0277565286335">
                <text:p>1.0277565286335</text:p>
              </table:table-cell>
              <table:table-cell office:value-type="float" office:value="0.00000084714636743649">
                <text:p>0.00000084714636743649</text:p>
              </table:table-cell>
              <table:table-cell office:value-type="float" office:value="1.0070515595461">
                <text:p>1.0070515595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.0011887984358">
                <text:p>1.0011887984358</text:p>
              </table:table-cell>
              <table:table-cell office:value-type="float" office:value="1.0262742243886">
                <text:p>1.0262742243886</text:p>
              </table:table-cell>
              <table:table-cell office:value-type="float" office:value="0.00000074454342234773">
                <text:p>0.00000074454342234773</text:p>
              </table:table-cell>
              <table:table-cell office:value-type="float" office:value="1.0065576772061">
                <text:p>1.00655767720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.0010897843493">
                <text:p>1.0010897843493</text:p>
              </table:table-cell>
              <table:table-cell office:value-type="float" office:value="1.0248539564946">
                <text:p>1.0248539564946</text:p>
              </table:table-cell>
              <table:table-cell office:value-type="float" office:value="0.00000065436722321388">
                <text:p>0.00000065436722321388</text:p>
              </table:table-cell>
              <table:table-cell office:value-type="float" office:value="1.0060923088257">
                <text:p>1.00609230882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1.0009974650608">
                <text:p>1.0009974650608</text:p>
              </table:table-cell>
              <table:table-cell office:value-type="float" office:value="1.0234940474646">
                <text:p>1.0234940474646</text:p>
              </table:table-cell>
              <table:table-cell office:value-type="float" office:value="0.00000057511272846087">
                <text:p>0.00000057511272846087</text:p>
              </table:table-cell>
              <table:table-cell office:value-type="float" office:value="1.0056541895654">
                <text:p>1.0056541895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.0009114900604">
                <text:p>1.0009114900604</text:p>
              </table:table-cell>
              <table:table-cell office:value-type="float" office:value="1.0221928228894">
                <text:p>1.0221928228894</text:p>
              </table:table-cell>
              <table:table-cell office:value-type="float" office:value="0.00000050545717203282">
                <text:p>0.00000050545717203282</text:p>
              </table:table-cell>
              <table:table-cell office:value-type="float" office:value="1.0052420870063">
                <text:p>1.0052420870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.0008315192124">
                <text:p>1.0008315192124</text:p>
              </table:table-cell>
              <table:table-cell office:value-type="float" office:value="1.0209486130416">
                <text:p>1.0209486130416</text:p>
              </table:table-cell>
              <table:table-cell office:value-type="float" office:value="0.00000044423798899615">
                <text:p>0.00000044423798899615</text:p>
              </table:table-cell>
              <table:table-cell office:value-type="float" office:value="1.0048548017371">
                <text:p>1.0048548017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.0007572232272">
                <text:p>1.0007572232272</text:p>
              </table:table-cell>
              <table:table-cell office:value-type="float" office:value="1.0197597544995">
                <text:p>1.0197597544995</text:p>
              </table:table-cell>
              <table:table-cell office:value-type="float" office:value="0.00000039043341052121">
                <text:p>0.00000039043341052121</text:p>
              </table:table-cell>
              <table:table-cell office:value-type="float" office:value="1.0044911678481">
                <text:p>1.00449116784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.0006882840201">
                <text:p>1.0006882840201</text:p>
              </table:table-cell>
              <table:table-cell office:value-type="float" office:value="1.0186245917878">
                <text:p>1.0186245917878</text:p>
              </table:table-cell>
              <table:table-cell office:value-type="float" office:value="0.00000034314545329065">
                <text:p>0.00000034314545329065</text:p>
              </table:table-cell>
              <table:table-cell office:value-type="float" office:value="1.0041500533338">
                <text:p>1.0041500533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.0006243949708">
                <text:p>1.0006243949708</text:p>
              </table:table-cell>
              <table:table-cell office:value-type="float" office:value="1.0175414790233">
                <text:p>1.0175414790233</text:p>
              </table:table-cell>
              <table:table-cell office:value-type="float" office:value="0.00000030158482490661">
                <text:p>0.00000030158482490661</text:p>
              </table:table-cell>
              <table:table-cell office:value-type="float" office:value="1.0038303604031">
                <text:p>1.0038303604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.0005652610938">
                <text:p>1.0005652610938</text:p>
              </table:table-cell>
              <table:table-cell office:value-type="float" office:value="1.0165087815622">
                <text:p>1.0165087815622</text:p>
              </table:table-cell>
              <table:table-cell office:value-type="float" office:value="0.00000026505785967495">
                <text:p>0.00000026505785967495</text:p>
              </table:table-cell>
              <table:table-cell office:value-type="float" office:value="1.0035310256999">
                <text:p>1.0035310256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.0005105991294">
                <text:p>1.0005105991294</text:p>
              </table:table-cell>
              <table:table-cell office:value-type="float" office:value="1.0155248776377">
                <text:p>1.0155248776377</text:p>
              </table:table-cell>
              <table:table-cell office:value-type="float" office:value="0.00000023295490409689">
                <text:p>0.00000023295490409689</text:p>
              </table:table-cell>
              <table:table-cell office:value-type="float" office:value="1.0032510204351">
                <text:p>1.00325102043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.0004601375648">
                <text:p>1.0004601375648</text:p>
              </table:table-cell>
              <table:table-cell office:value-type="float" office:value="1.0145881598182">
                <text:p>1.0145881598182</text:p>
              </table:table-cell>
              <table:table-cell office:value-type="float" office:value="0.00000020474014210973">
                <text:p>0.00000020474014210973</text:p>
              </table:table-cell>
              <table:table-cell office:value-type="float" office:value="1.0029893504314">
                <text:p>1.0029893504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.0004136165936">
                <text:p>1.0004136165936</text:p>
              </table:table-cell>
              <table:table-cell office:value-type="float" office:value="1.013697025666">
                <text:p>1.013697025666</text:p>
              </table:table-cell>
              <table:table-cell office:value-type="float" office:value="0.00000017994265254739">
                <text:p>0.00000017994265254739</text:p>
              </table:table-cell>
              <table:table-cell office:value-type="float" office:value="1.0027450560847">
                <text:p>1.00274505608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0003707880206">
                <text:p>1.0003707880206</text:p>
              </table:table-cell>
              <table:table-cell office:value-type="float" office:value="1.0128499040329">
                <text:p>1.0128499040329</text:p>
              </table:table-cell>
              <table:table-cell office:value-type="float" office:value="0.00000015814854960261">
                <text:p>0.00000015814854960261</text:p>
              </table:table-cell>
              <table:table-cell office:value-type="float" office:value="1.0025172122447">
                <text:p>1.0025172122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00033141512">
                <text:p>1.00033141512</text:p>
              </table:table-cell>
              <table:table-cell office:value-type="float" office:value="1.0120452426417">
                <text:p>1.0120452426417</text:p>
              </table:table-cell>
              <table:table-cell office:value-type="float" office:value="0.00000013899407514034">
                <text:p>0.00000013899407514034</text:p>
              </table:table-cell>
              <table:table-cell office:value-type="float" office:value="1.0023049280176">
                <text:p>1.0023049280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002952724519">
                <text:p>1.0002952724519</text:p>
              </table:table-cell>
              <table:table-cell office:value-type="float" office:value="1.0112815096161">
                <text:p>1.0112815096161</text:p>
              </table:table-cell>
              <table:table-cell office:value-type="float" office:value="0.00000012215952759242">
                <text:p>0.00000012215952759242</text:p>
              </table:table-cell>
              <table:table-cell office:value-type="float" office:value="1.0021073464944">
                <text:p>1.0021073464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002621456447">
                <text:p>1.0002621456447</text:p>
              </table:table-cell>
              <table:table-cell office:value-type="float" office:value="1.0105571949525">
                <text:p>1.0105571949525</text:p>
              </table:table-cell>
              <table:table-cell office:value-type="float" office:value="0.00000010736392612126">
                <text:p>0.00000010736392612126</text:p>
              </table:table-cell>
              <table:table-cell office:value-type="float" office:value="1.0019236444103">
                <text:p>1.0019236444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002318311464">
                <text:p>1.0002318311464</text:p>
              </table:table-cell>
              <table:table-cell office:value-type="float" office:value="1.0098708119307">
                <text:p>1.0098708119307</text:p>
              </table:table-cell>
              <table:table-cell office:value-type="float" office:value="0.00000009436032100877">
                <text:p>0.00000009436032100877</text:p>
              </table:table-cell>
              <table:table-cell office:value-type="float" office:value="1.0017530317367">
                <text:p>1.0017530317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002041359517">
                <text:p>1.0002041359517</text:p>
              </table:table-cell>
              <table:table-cell office:value-type="float" office:value="1.0092208984573">
                <text:p>1.0092208984573</text:p>
              </table:table-cell>
              <table:table-cell office:value-type="float" office:value="0.000000082931672009028">
                <text:p>0.000000082931672009028</text:p>
              </table:table-cell>
              <table:table-cell office:value-type="float" office:value="1.0015947512109">
                <text:p>1.0015947512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0001788773081">
                <text:p>1.0001788773081</text:p>
              </table:table-cell>
              <table:table-cell office:value-type="float" office:value="1.0086060183366">
                <text:p>1.0086060183366</text:p>
              </table:table-cell>
              <table:table-cell office:value-type="float" office:value="0.000000072887225880587">
                <text:p>0.000000072887225880587</text:p>
              </table:table-cell>
              <table:table-cell office:value-type="float" office:value="1.0014480778131">
                <text:p>1.0014480778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0001558824051">
                <text:p>1.0001558824051</text:p>
              </table:table-cell>
              <table:table-cell office:value-type="float" office:value="1.0080247624657">
                <text:p>1.0080247624657</text:p>
              </table:table-cell>
              <table:table-cell office:value-type="float" office:value="0.000000064059060235057">
                <text:p>0.000000064059060235057</text:p>
              </table:table-cell>
              <table:table-cell office:value-type="float" office:value="1.0013123181851">
                <text:p>1.0013123181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00013498805">
                <text:p>1.00013498805</text:p>
              </table:table-cell>
              <table:table-cell office:value-type="float" office:value="1.0074757499487">
                <text:p>1.0074757499487</text:p>
              </table:table-cell>
              <table:table-cell office:value-type="float" office:value="0.000000056300168577516">
                <text:p>0.000000056300168577516</text:p>
              </table:table-cell>
              <table:table-cell office:value-type="float" office:value="1.0011868100037">
                <text:p>1.0011868100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1.0001160403342">
                <text:p>1.0001160403342</text:p>
              </table:table-cell>
              <table:table-cell office:value-type="float" office:value="1.0069576291276">
                <text:p>1.0069576291276</text:p>
              </table:table-cell>
              <table:table-cell office:value-type="float" office:value="0.000000049481039915318">
                <text:p>0.000000049481039915318</text:p>
              </table:table-cell>
              <table:table-cell office:value-type="float" office:value="1.0010709213099">
                <text:p>1.00107092130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0000988942914">
                <text:p>1.0000988942914</text:p>
              </table:table-cell>
              <table:table-cell office:value-type="float" office:value="1.0064690785263">
                <text:p>1.0064690785263</text:p>
              </table:table-cell>
              <table:table-cell office:value-type="float" office:value="0.000000043487843953309">
                <text:p>0.000000043487843953309</text:p>
              </table:table-cell>
              <table:table-cell office:value-type="float" office:value="1.0009640497996">
                <text:p>1.0009640497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0000834135523">
                <text:p>1.0000834135523</text:p>
              </table:table-cell>
              <table:table-cell office:value-type="float" office:value="1.0060088077049">
                <text:p>1.0060088077049</text:p>
              </table:table-cell>
              <table:table-cell office:value-type="float" office:value="0.000000038220549592197">
                <text:p>0.000000038220549592197</text:p>
              </table:table-cell>
              <table:table-cell office:value-type="float" office:value="1.00086562208">
                <text:p>1.000865622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0000694699961">
                <text:p>1.0000694699961</text:p>
              </table:table-cell>
              <table:table-cell office:value-type="float" office:value="1.0055755580238">
                <text:p>1.0055755580238</text:p>
              </table:table-cell>
              <table:table-cell office:value-type="float" office:value="0.000000033591235072233">
                <text:p>0.000000033591235072233</text:p>
              </table:table-cell>
              <table:table-cell office:value-type="float" office:value="1.000775092896">
                <text:p>1.000775092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0000569434022">
                <text:p>1.0000569434022</text:p>
              </table:table-cell>
              <table:table-cell office:value-type="float" office:value="1.0051681033151">
                <text:p>1.0051681033151</text:p>
              </table:table-cell>
              <table:table-cell office:value-type="float" office:value="0.000000029522627756645">
                <text:p>0.000000029522627756645</text:p>
              </table:table-cell>
              <table:table-cell office:value-type="float" office:value="1.0006919443315">
                <text:p>1.0006919443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000457211034">
                <text:p>1.0000457211034</text:p>
              </table:table-cell>
              <table:table-cell office:value-type="float" office:value="1.0047852504604">
                <text:p>1.0047852504604</text:p>
              </table:table-cell>
              <table:table-cell office:value-type="float" office:value="0.000000025946814311857">
                <text:p>0.000000025946814311857</text:p>
              </table:table-cell>
              <table:table-cell office:value-type="float" office:value="1.0006156849897">
                <text:p>1.000615684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0000356976419">
                <text:p>1.0000356976419</text:p>
              </table:table-cell>
              <table:table-cell office:value-type="float" office:value="1.0044258398762">
                <text:p>1.0044258398762</text:p>
              </table:table-cell>
              <table:table-cell office:value-type="float" office:value="0.000000022804107107609">
                <text:p>0.000000022804107107609</text:p>
              </table:table-cell>
              <table:table-cell office:value-type="float" office:value="1.0005458491564">
                <text:p>1.00054584915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000267744305">
                <text:p>1.0000267744305</text:p>
              </table:table-cell>
              <table:table-cell office:value-type="float" office:value="1.0040887459057">
                <text:p>1.0040887459057</text:p>
              </table:table-cell>
              <table:table-cell office:value-type="float" office:value="0.00000002004204608566">
                <text:p>0.00000002004204608566</text:p>
              </table:table-cell>
              <table:table-cell office:value-type="float" office:value="1.00048199595">
                <text:p>1.000481995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00018859419">
                <text:p>1.000018859419</text:p>
              </table:table-cell>
              <table:table-cell office:value-type="float" office:value="1.0037728771187">
                <text:p>1.0037728771187</text:p>
              </table:table-cell>
              <table:table-cell office:value-type="float" office:value="0.000000017614546540897">
                <text:p>0.000000017614546540897</text:p>
              </table:table-cell>
              <table:table-cell office:value-type="float" office:value="1.0004237084634">
                <text:p>1.00042370846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0000118667671">
                <text:p>1.0000118667671</text:p>
              </table:table-cell>
              <table:table-cell office:value-type="float" office:value="1.0034771766171">
                <text:p>1.0034771766171</text:p>
              </table:table-cell>
              <table:table-cell office:value-type="float" office:value="0.000000015481066454315">
                <text:p>0.000000015481066454315</text:p>
              </table:table-cell>
              <table:table-cell office:value-type="float" office:value="1.0003705928987">
                <text:p>1.00037059289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0000057165257">
                <text:p>1.0000057165257</text:p>
              </table:table-cell>
              <table:table-cell office:value-type="float" office:value="1.0032006219579">
                <text:p>1.0032006219579</text:p>
              </table:table-cell>
              <table:table-cell office:value-type="float" office:value="0.000000013605994128781">
                <text:p>0.000000013605994128781</text:p>
              </table:table-cell>
              <table:table-cell office:value-type="float" office:value="1.0003222777016">
                <text:p>1.0003222777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0000003343262">
                <text:p>1.0000003343262</text:p>
              </table:table-cell>
              <table:table-cell office:value-type="float" office:value="1.0029422252715">
                <text:p>1.0029422252715</text:p>
              </table:table-cell>
              <table:table-cell office:value-type="float" office:value="0.000000011958031157733">
                <text:p>0.000000011958031157733</text:p>
              </table:table-cell>
              <table:table-cell office:value-type="float" office:value="1.000278412695">
                <text:p>1.0002784126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9999956510781">
                <text:p>0.9999956510781</text:p>
              </table:table-cell>
              <table:table-cell office:value-type="float" office:value="1.0027010332307">
                <text:p>1.0027010332307</text:p>
              </table:table-cell>
              <table:table-cell office:value-type="float" office:value="0.000000010509670000429">
                <text:p>0.000000010509670000429</text:p>
              </table:table-cell>
              <table:table-cell office:value-type="float" office:value="1.0002386682184">
                <text:p>1.0002386682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99999160267727">
                <text:p>0.99999160267727</text:p>
              </table:table-cell>
              <table:table-cell office:value-type="float" office:value="1.0024761269194">
                <text:p>1.0024761269194</text:p>
              </table:table-cell>
              <table:table-cell office:value-type="float" office:value="0.0000000092367348327576">
                <text:p>0.0000000092367348327576</text:p>
              </table:table-cell>
              <table:table-cell office:value-type="float" office:value="1.0002027342726">
                <text:p>1.00020273427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9998812972304">
                <text:p>0.99998812972304</text:p>
              </table:table-cell>
              <table:table-cell office:value-type="float" office:value="1.002266621624">
                <text:p>1.002266621624</text:p>
              </table:table-cell>
              <table:table-cell office:value-type="float" office:value="0.0000000081179780101768">
                <text:p>0.0000000081179780101768</text:p>
              </table:table-cell>
              <table:table-cell office:value-type="float" office:value="1.000170319674">
                <text:p>1.0001703196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99998517724579">
                <text:p>0.99998517724579</text:p>
              </table:table-cell>
              <table:table-cell office:value-type="float" office:value="1.0020716665512">
                <text:p>1.0020716665512</text:p>
              </table:table-cell>
              <table:table-cell office:value-type="float" office:value="0.0000000071347254068803">
                <text:p>0.0000000071347254068803</text:p>
              </table:table-cell>
              <table:table-cell office:value-type="float" office:value="1.0001411512212">
                <text:p>1.0001411512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Sheet2.A1:Sheet2.A152 Sheet2.C1:Sheet2.C152 Sheet2.E1:Sheet2.E152 Sheet2.G1:Sheet2.G152 Sheet2.I1:Sheet2.I152" chart:data-source-has-labels="row" svg:x="0.32cm" svg:y="0.18cm" svg:width="12.058cm" svg:height="8.64cm">
          <chartooo:coordinate-region svg:x="1.153cm" svg:y="0.306cm" svg:width="10.98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52" chart:label-cell-address="Sheet2.C1:Sheet2.C1" chart:class="chart:scatter">
            <chart:domain table:cell-range-address="Sheet2.A2:Sheet2.A152"/>
            <chart:data-point chart:repeated="151"/>
          </chart:series>
          <chart:series chart:style-name="ch7" chart:values-cell-range-address="Sheet2.E2:Sheet2.E152" chart:label-cell-address="Sheet2.E1:Sheet2.E1" chart:class="chart:scatter">
            <chart:data-point chart:repeated="151"/>
          </chart:series>
          <chart:series chart:style-name="ch8" chart:values-cell-range-address="Sheet2.G2:Sheet2.G152" chart:label-cell-address="Sheet2.G1:Sheet2.G1" chart:class="chart:scatter">
            <chart:data-point chart:repeated="151"/>
          </chart:series>
          <chart:series chart:style-name="ch9" chart:values-cell-range-address="Sheet2.I2:Sheet2.I152" chart:label-cell-address="Sheet2.I1:Sheet2.I1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52</svg:desc>
                </draw:g>
              </table:table-cell>
              <table:table-cell office:value-type="float" office:value="0.35">
                <text:p>0.35</text:p>
                <draw:g>
                  <svg:desc>Sheet2.C2:Sheet2.C152</svg:desc>
                </draw:g>
              </table:table-cell>
              <table:table-cell office:value-type="float" office:value="0.45">
                <text:p>0.45</text:p>
                <draw:g>
                  <svg:desc>Sheet2.E2:Sheet2.E152</svg:desc>
                </draw:g>
              </table:table-cell>
              <table:table-cell office:value-type="float" office:value="0.65">
                <text:p>0.65</text:p>
                <draw:g>
                  <svg:desc>Sheet2.G2:Sheet2.G152</svg:desc>
                </draw:g>
              </table:table-cell>
              <table:table-cell office:value-type="float" office:value="0.65">
                <text:p>0.65</text:p>
                <draw:g>
                  <svg:desc>Sheet2.I2:Sheet2.I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4351990567733">
                <text:p>0.4351990567733</text:p>
              </table:table-cell>
              <table:table-cell office:value-type="float" office:value="0.36113415039304">
                <text:p>0.36113415039304</text:p>
              </table:table-cell>
              <table:table-cell office:value-type="float" office:value="0.76419632104564">
                <text:p>0.76419632104564</text:p>
              </table:table-cell>
              <table:table-cell office:value-type="float" office:value="0.63060565735124">
                <text:p>0.6306056573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47932436810403">
                <text:p>0.47932436810403</text:p>
              </table:table-cell>
              <table:table-cell office:value-type="float" office:value="0.24701167270108">
                <text:p>0.24701167270108</text:p>
              </table:table-cell>
              <table:table-cell office:value-type="float" office:value="0.804351057413">
                <text:p>0.804351057413</text:p>
              </table:table-cell>
              <table:table-cell office:value-type="float" office:value="0.60788020592502">
                <text:p>0.60788020592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5083372462237">
                <text:p>0.5083372462237</text:p>
              </table:table-cell>
              <table:table-cell office:value-type="float" office:value="0.10863893977437">
                <text:p>0.10863893977437</text:p>
              </table:table-cell>
              <table:table-cell office:value-type="float" office:value="0.82927104169682">
                <text:p>0.82927104169682</text:p>
              </table:table-cell>
              <table:table-cell office:value-type="float" office:value="0.58128119748244">
                <text:p>0.58128119748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52941926303706">
                <text:p>0.52941926303706</text:p>
              </table:table-cell>
              <table:table-cell office:value-type="float" office:value="-0.037481365577683">
                <text:p>-0.037481365577683</text:p>
              </table:table-cell>
              <table:table-cell office:value-type="float" office:value="0.84712997428836">
                <text:p>0.84712997428836</text:p>
              </table:table-cell>
              <table:table-cell office:value-type="float" office:value="0.55026861857695">
                <text:p>0.5502686185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54561667989284">
                <text:p>0.54561667989284</text:p>
              </table:table-cell>
              <table:table-cell office:value-type="float" office:value="-0.15403564769989">
                <text:p>-0.15403564769989</text:p>
              </table:table-cell>
              <table:table-cell office:value-type="float" office:value="0.86091220983158">
                <text:p>0.86091220983158</text:p>
              </table:table-cell>
              <table:table-cell office:value-type="float" office:value="0.51440905474613">
                <text:p>0.51440905474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55849962608079">
                <text:p>0.55849962608079</text:p>
              </table:table-cell>
              <table:table-cell office:value-type="float" office:value="-0.20997773481078">
                <text:p>-0.20997773481078</text:p>
              </table:table-cell>
              <table:table-cell office:value-type="float" office:value="0.87204872319291">
                <text:p>0.87204872319291</text:p>
              </table:table-cell>
              <table:table-cell office:value-type="float" office:value="0.4735663456874">
                <text:p>0.4735663456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56897825461818">
                <text:p>0.56897825461818</text:p>
              </table:table-cell>
              <table:table-cell office:value-type="float" office:value="-0.21747179774942">
                <text:p>-0.21747179774942</text:p>
              </table:table-cell>
              <table:table-cell office:value-type="float" office:value="0.88133557345641">
                <text:p>0.88133557345641</text:p>
              </table:table-cell>
              <table:table-cell office:value-type="float" office:value="0.4282006047862">
                <text:p>0.4282006047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57762394532071">
                <text:p>0.57762394532071</text:p>
              </table:table-cell>
              <table:table-cell office:value-type="float" office:value="-0.2059774083515">
                <text:p>-0.2059774083515</text:p>
              </table:table-cell>
              <table:table-cell office:value-type="float" office:value="0.88926003986779">
                <text:p>0.88926003986779</text:p>
              </table:table-cell>
              <table:table-cell office:value-type="float" office:value="0.37974173262653">
                <text:p>0.3797417326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8481680096924">
                <text:p>0.58481680096924</text:p>
              </table:table-cell>
              <table:table-cell office:value-type="float" office:value="-0.18979286688424">
                <text:p>-0.18979286688424</text:p>
              </table:table-cell>
              <table:table-cell office:value-type="float" office:value="0.89614103165369">
                <text:p>0.89614103165369</text:p>
              </table:table-cell>
              <table:table-cell office:value-type="float" office:value="0.33086800829388">
                <text:p>0.33086800829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9082105236308">
                <text:p>0.59082105236308</text:p>
              </table:table-cell>
              <table:table-cell office:value-type="float" office:value="-0.17280889437675">
                <text:p>-0.17280889437675</text:p>
              </table:table-cell>
              <table:table-cell office:value-type="float" office:value="0.90219780950622">
                <text:p>0.90219780950622</text:p>
              </table:table-cell>
              <table:table-cell office:value-type="float" office:value="0.28534712333485">
                <text:p>0.285347123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59582681459428">
                <text:p>0.59582681459428</text:p>
              </table:table-cell>
              <table:table-cell office:value-type="float" office:value="-0.15592562064617">
                <text:p>-0.15592562064617</text:p>
              </table:table-cell>
              <table:table-cell office:value-type="float" office:value="0.90758690163731">
                <text:p>0.90758690163731</text:p>
              </table:table-cell>
              <table:table-cell office:value-type="float" office:value="0.24712847262895">
                <text:p>0.24712847262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59997469616141">
                <text:p>0.59997469616141</text:p>
              </table:table-cell>
              <table:table-cell office:value-type="float" office:value="-0.1393480985171">
                <text:p>-0.1393480985171</text:p>
              </table:table-cell>
              <table:table-cell office:value-type="float" office:value="0.91242340429356">
                <text:p>0.91242340429356</text:p>
              </table:table-cell>
              <table:table-cell office:value-type="float" office:value="0.21891763960368">
                <text:p>0.21891763960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60337105093744">
                <text:p>0.60337105093744</text:p>
              </table:table-cell>
              <table:table-cell office:value-type="float" office:value="-0.12312061956815">
                <text:p>-0.12312061956815</text:p>
              </table:table-cell>
              <table:table-cell office:value-type="float" office:value="0.91679399560671">
                <text:p>0.91679399560671</text:p>
              </table:table-cell>
              <table:table-cell office:value-type="float" office:value="0.20119127412568">
                <text:p>0.20119127412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60609783562164">
                <text:p>0.60609783562164</text:p>
              </table:table-cell>
              <table:table-cell office:value-type="float" office:value="-0.10724870703166">
                <text:p>-0.10724870703166</text:p>
              </table:table-cell>
              <table:table-cell office:value-type="float" office:value="0.92076527016653">
                <text:p>0.92076527016653</text:p>
              </table:table-cell>
              <table:table-cell office:value-type="float" office:value="0.19243991459577">
                <text:p>0.19243991459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60821921420541">
                <text:p>0.60821921420541</text:p>
              </table:table-cell>
              <table:table-cell office:value-type="float" office:value="-0.091728142250142">
                <text:p>-0.091728142250142</text:p>
              </table:table-cell>
              <table:table-cell office:value-type="float" office:value="0.92438929195947">
                <text:p>0.92438929195947</text:p>
              </table:table-cell>
              <table:table-cell office:value-type="float" office:value="0.19027628329536">
                <text:p>0.19027628329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60978612640802">
                <text:p>0.60978612640802</text:p>
              </table:table-cell>
              <table:table-cell office:value-type="float" office:value="-0.076552235192297">
                <text:p>-0.076552235192297</text:p>
              </table:table-cell>
              <table:table-cell office:value-type="float" office:value="0.92770741938652">
                <text:p>0.92770741938652</text:p>
              </table:table-cell>
              <table:table-cell office:value-type="float" office:value="0.19243983167418">
                <text:p>0.1924398316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61083954176827">
                <text:p>0.61083954176827</text:p>
              </table:table-cell>
              <table:table-cell office:value-type="float" office:value="-0.061713738332623">
                <text:p>-0.061713738332623</text:p>
              </table:table-cell>
              <table:table-cell office:value-type="float" office:value="0.93075301440072">
                <text:p>0.93075301440072</text:p>
              </table:table-cell>
              <table:table-cell office:value-type="float" office:value="0.19723335323584">
                <text:p>0.19723335323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61141284331713">
                <text:p>0.61141284331713</text:p>
              </table:table-cell>
              <table:table-cell office:value-type="float" office:value="-0.047205372673533">
                <text:p>-0.047205372673533</text:p>
              </table:table-cell>
              <table:table-cell office:value-type="float" office:value="0.93355340522717">
                <text:p>0.93355340522717</text:p>
              </table:table-cell>
              <table:table-cell office:value-type="float" office:value="0.20353418717253">
                <text:p>0.20353418717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61153362275235">
                <text:p>0.61153362275235</text:p>
              </table:table-cell>
              <table:table-cell office:value-type="float" office:value="-0.033019976408747">
                <text:p>-0.033019976408747</text:p>
              </table:table-cell>
              <table:table-cell office:value-type="float" office:value="0.93613133347708">
                <text:p>0.93613133347708</text:p>
              </table:table-cell>
              <table:table-cell office:value-type="float" office:value="0.21064948672396">
                <text:p>0.21064948672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61122507118193">
                <text:p>0.61122507118193</text:p>
              </table:table-cell>
              <table:table-cell office:value-type="float" office:value="-0.019150546286172">
                <text:p>-0.019150546286172</text:p>
              </table:table-cell>
              <table:table-cell office:value-type="float" office:value="0.93850603455127">
                <text:p>0.93850603455127</text:p>
              </table:table-cell>
              <table:table-cell office:value-type="float" office:value="0.21816687132048">
                <text:p>0.21816687132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61050708849971">
                <text:p>0.61050708849971</text:p>
              </table:table-cell>
              <table:table-cell office:value-type="float" office:value="-0.0055902472073905">
                <text:p>-0.0055902472073905</text:p>
              </table:table-cell>
              <table:table-cell office:value-type="float" office:value="0.94069405046712">
                <text:p>0.94069405046712</text:p>
              </table:table-cell>
              <table:table-cell office:value-type="float" office:value="0.22584516189381">
                <text:p>0.22584516189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60939719519966">
                <text:p>0.60939719519966</text:p>
              </table:table-cell>
              <table:table-cell office:value-type="float" office:value="0.0076675878871537">
                <text:p>0.0076675878871537</text:p>
              </table:table-cell>
              <table:table-cell office:value-type="float" office:value="0.94270984326087">
                <text:p>0.94270984326087</text:p>
              </table:table-cell>
              <table:table-cell office:value-type="float" office:value="0.23354442572094">
                <text:p>0.23354442572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60791130440071">
                <text:p>0.60791130440071</text:p>
              </table:table-cell>
              <table:table-cell office:value-type="float" office:value="0.020629461150138">
                <text:p>0.020629461150138</text:p>
              </table:table-cell>
              <table:table-cell office:value-type="float" office:value="0.94456625736439">
                <text:p>0.94456625736439</text:p>
              </table:table-cell>
              <table:table-cell office:value-type="float" office:value="0.2411838386502">
                <text:p>0.2411838386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6060643939115">
                <text:p>0.6060643939115</text:p>
              </table:table-cell>
              <table:table-cell office:value-type="float" office:value="0.033301713866136">
                <text:p>0.033301713866136</text:p>
              </table:table-cell>
              <table:table-cell office:value-type="float" office:value="0.9462748664292">
                <text:p>0.9462748664292</text:p>
              </table:table-cell>
              <table:table-cell office:value-type="float" office:value="0.24871699363144">
                <text:p>0.24871699363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60387110529024">
                <text:p>0.60387110529024</text:p>
              </table:table-cell>
              <table:table-cell office:value-type="float" office:value="0.045690530710781">
                <text:p>0.045690530710781</text:p>
              </table:table-cell>
              <table:table-cell office:value-type="float" office:value="0.94784623134985">
                <text:p>0.94784623134985</text:p>
              </table:table-cell>
              <table:table-cell office:value-type="float" office:value="0.25611758172611">
                <text:p>0.25611758172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60134628713124">
                <text:p>0.60134628713124</text:p>
              </table:table-cell>
              <table:table-cell office:value-type="float" office:value="0.057801944001599">
                <text:p>0.057801944001599</text:p>
              </table:table-cell>
              <table:table-cell office:value-type="float" office:value="0.94929009013535">
                <text:p>0.94929009013535</text:p>
              </table:table-cell>
              <table:table-cell office:value-type="float" office:value="0.26337109747587">
                <text:p>0.26337109747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59850549206579">
                <text:p>0.59850549206579</text:p>
              </table:table-cell>
              <table:table-cell office:value-type="float" office:value="0.069641837863996">
                <text:p>0.069641837863996</text:p>
              </table:table-cell>
              <table:table-cell office:value-type="float" office:value="0.9506154958277">
                <text:p>0.9506154958277</text:p>
              </table:table-cell>
              <table:table-cell office:value-type="float" office:value="0.27047001480419">
                <text:p>0.27047001480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5953654304556">
                <text:p>0.5953654304556</text:p>
              </table:table-cell>
              <table:table-cell office:value-type="float" office:value="0.081215963919539">
                <text:p>0.081215963919539</text:p>
              </table:table-cell>
              <table:table-cell office:value-type="float" office:value="0.95183091528534">
                <text:p>0.95183091528534</text:p>
              </table:table-cell>
              <table:table-cell office:value-type="float" office:value="0.27741096225384">
                <text:p>0.27741096225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59194437812588">
                <text:p>0.59194437812588</text:p>
              </table:table-cell>
              <table:table-cell office:value-type="float" office:value="0.092529918633182">
                <text:p>0.092529918633182</text:p>
              </table:table-cell>
              <table:table-cell office:value-type="float" office:value="0.9529442989871">
                <text:p>0.9529442989871</text:p>
              </table:table-cell>
              <table:table-cell office:value-type="float" office:value="0.2841930552314">
                <text:p>0.2841930552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58826253052382">
                <text:p>0.58826253052382</text:p>
              </table:table-cell>
              <table:table-cell office:value-type="float" office:value="0.10358916031035">
                <text:p>0.10358916031035</text:p>
              </table:table-cell>
              <table:table-cell office:value-type="float" office:value="0.95396312985979">
                <text:p>0.95396312985979</text:p>
              </table:table-cell>
              <table:table-cell office:value-type="float" office:value="0.29081690251812">
                <text:p>0.29081690251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58434229148297">
                <text:p>0.58434229148297</text:p>
              </table:table-cell>
              <table:table-cell office:value-type="float" office:value="0.11439901739399">
                <text:p>0.11439901739399</text:p>
              </table:table-cell>
              <table:table-cell office:value-type="float" office:value="0.95489445736579">
                <text:p>0.95489445736579</text:p>
              </table:table-cell>
              <table:table-cell office:value-type="float" office:value="0.29728400902535">
                <text:p>0.29728400902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58020848152235">
                <text:p>0.58020848152235</text:p>
              </table:table-cell>
              <table:table-cell office:value-type="float" office:value="0.124964690547">
                <text:p>0.124964690547</text:p>
              </table:table-cell>
              <table:table-cell office:value-type="float" office:value="0.95574492163181">
                <text:p>0.95574492163181</text:p>
              </table:table-cell>
              <table:table-cell office:value-type="float" office:value="0.30359641353224">
                <text:p>0.30359641353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575888448647">
                <text:p>0.575888448647</text:p>
              </table:table-cell>
              <table:table-cell office:value-type="float" office:value="0.1352912554781">
                <text:p>0.1352912554781</text:p>
              </table:table-cell>
              <table:table-cell office:value-type="float" office:value="0.95652077120597">
                <text:p>0.95652077120597</text:p>
              </table:table-cell>
              <table:table-cell office:value-type="float" office:value="0.30975646708649">
                <text:p>0.30975646708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57141206438645">
                <text:p>0.57141206438645</text:p>
              </table:table-cell>
              <table:table-cell office:value-type="float" office:value="0.14538366603863">
                <text:p>0.14538366603863</text:p>
              </table:table-cell>
              <table:table-cell office:value-type="float" office:value="0.95722787706114">
                <text:p>0.95722787706114</text:p>
              </table:table-cell>
              <table:table-cell office:value-type="float" office:value="0.31576669640735">
                <text:p>0.31576669640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5668115897161">
                <text:p>0.5668115897161</text:p>
              </table:table-cell>
              <table:table-cell office:value-type="float" office:value="0.1552467573889">
                <text:p>0.1552467573889</text:p>
              </table:table-cell>
              <table:table-cell office:value-type="float" office:value="0.95787174469005">
                <text:p>0.95787174469005</text:p>
              </table:table-cell>
              <table:table-cell office:value-type="float" office:value="0.32162971913881">
                <text:p>0.32162971913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56212139988603">
                <text:p>0.56212139988603</text:p>
              </table:table-cell>
              <table:table-cell office:value-type="float" office:value="0.16488524914815">
                <text:p>0.16488524914815</text:p>
              </table:table-cell>
              <table:table-cell office:value-type="float" office:value="0.95845752553251">
                <text:p>0.95845752553251</text:p>
              </table:table-cell>
              <table:table-cell office:value-type="float" office:value="0.32734819102296">
                <text:p>0.32734819102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55737756413259">
                <text:p>0.55737756413259</text:p>
              </table:table-cell>
              <table:table-cell office:value-type="float" office:value="0.17430374849099">
                <text:p>0.17430374849099</text:p>
              </table:table-cell>
              <table:table-cell office:value-type="float" office:value="0.95899002851367">
                <text:p>0.95899002851367</text:p>
              </table:table-cell>
              <table:table-cell office:value-type="float" office:value="0.33292477290085">
                <text:p>0.33292477290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5526172855339">
                <text:p>0.5526172855339</text:p>
              </table:table-cell>
              <table:table-cell office:value-type="float" office:value="0.18350675317565">
                <text:p>0.18350675317565</text:p>
              </table:table-cell>
              <table:table-cell office:value-type="float" office:value="0.95947373212957">
                <text:p>0.95947373212957</text:p>
              </table:table-cell>
              <table:table-cell office:value-type="float" office:value="0.338362110136">
                <text:p>0.33836211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54787821723409">
                <text:p>0.54787821723409</text:p>
              </table:table-cell>
              <table:table-cell office:value-type="float" office:value="0.19249865449866">
                <text:p>0.19249865449866</text:p>
              </table:table-cell>
              <table:table-cell office:value-type="float" office:value="0.95991279727084">
                <text:p>0.95991279727084</text:p>
              </table:table-cell>
              <table:table-cell office:value-type="float" office:value="0.34366281988565">
                <text:p>0.34366281988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4319768280941">
                <text:p>0.54319768280941</text:p>
              </table:table-cell>
              <table:table-cell office:value-type="float" office:value="0.20128374017513">
                <text:p>0.20128374017513</text:p>
              </table:table-cell>
              <table:table-cell office:value-type="float" office:value="0.96031108080671">
                <text:p>0.96031108080671</text:p>
              </table:table-cell>
              <table:table-cell office:value-type="float" office:value="0.34882948336834">
                <text:p>0.34882948336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861183924051">
                <text:p>0.53861183924051</text:p>
              </table:table-cell>
              <table:table-cell office:value-type="float" office:value="0.20986619714587">
                <text:p>0.20986619714587</text:p>
              </table:table-cell>
              <table:table-cell office:value-type="float" office:value="0.96067214984307">
                <text:p>0.96067214984307</text:p>
              </table:table-cell>
              <table:table-cell office:value-type="float" office:value="0.35386464133517">
                <text:p>0.353864641335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53415482919246">
                <text:p>0.53415482919246</text:p>
              </table:table-cell>
              <table:table-cell office:value-type="float" office:value="0.21825011431307">
                <text:p>0.21825011431307</text:p>
              </table:table-cell>
              <table:table-cell office:value-type="float" office:value="0.96099929650445">
                <text:p>0.96099929650445</text:p>
              </table:table-cell>
              <table:table-cell office:value-type="float" office:value="0.35877079160843">
                <text:p>0.35877079160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52985797362019">
                <text:p>0.52985797362019</text:p>
              </table:table-cell>
              <table:table-cell office:value-type="float" office:value="0.22643948520731">
                <text:p>0.22643948520731</text:p>
              </table:table-cell>
              <table:table-cell office:value-type="float" office:value="0.96129555305895">
                <text:p>0.96129555305895</text:p>
              </table:table-cell>
              <table:table-cell office:value-type="float" office:value="0.36355038796151">
                <text:p>0.36355038796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52574905508624">
                <text:p>0.52574905508624</text:p>
              </table:table-cell>
              <table:table-cell office:value-type="float" office:value="0.2344382105882">
                <text:p>0.2344382105882</text:p>
              </table:table-cell>
              <table:table-cell office:value-type="float" office:value="0.96156370719733">
                <text:p>0.96156370719733</text:p>
              </table:table-cell>
              <table:table-cell office:value-type="float" office:value="0.36820583987198">
                <text:p>0.36820583987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52185173628309">
                <text:p>0.52185173628309</text:p>
              </table:table-cell>
              <table:table-cell office:value-type="float" office:value="0.24225010098094">
                <text:p>0.24225010098094</text:p>
              </table:table-cell>
              <table:table-cell office:value-type="float" office:value="0.96180631728493">
                <text:p>0.96180631728493</text:p>
              </table:table-cell>
              <table:table-cell office:value-type="float" office:value="0.37273951284451">
                <text:p>0.37273951284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51818514761331">
                <text:p>0.51818514761331</text:p>
              </table:table-cell>
              <table:table-cell office:value-type="float" office:value="0.24987887915175">
                <text:p>0.24987887915175</text:p>
              </table:table-cell>
              <table:table-cell office:value-type="float" office:value="0.96202572742204">
                <text:p>0.96202572742204</text:p>
              </table:table-cell>
              <table:table-cell office:value-type="float" office:value="0.37715372910461">
                <text:p>0.37715372910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51476366360968">
                <text:p>0.51476366360968</text:p>
              </table:table-cell>
              <table:table-cell office:value-type="float" office:value="0.2573281825241">
                <text:p>0.2573281825241</text:p>
              </table:table-cell>
              <table:table-cell office:value-type="float" office:value="0.96222408217116">
                <text:p>0.96222408217116</text:p>
              </table:table-cell>
              <table:table-cell office:value-type="float" office:value="0.38145076853248">
                <text:p>0.38145076853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1159687233603">
                <text:p>0.51159687233603</text:p>
              </table:table-cell>
              <table:table-cell office:value-type="float" office:value="0.26460156553828">
                <text:p>0.26460156553828</text:p>
              </table:table-cell>
              <table:table-cell office:value-type="float" office:value="0.962403340831">
                <text:p>0.962403340831</text:p>
              </table:table-cell>
              <table:table-cell office:value-type="float" office:value="0.38563286974986">
                <text:p>0.38563286974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0868972675736">
                <text:p>0.50868972675736</text:p>
              </table:table-cell>
              <table:table-cell office:value-type="float" office:value="0.27170250195647">
                <text:p>0.27170250195647</text:p>
              </table:table-cell>
              <table:table-cell office:value-type="float" office:value="0.96256529116896">
                <text:p>0.96256529116896</text:p>
              </table:table-cell>
              <table:table-cell office:value-type="float" office:value="0.38970223130174">
                <text:p>0.38970223130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0604285424886">
                <text:p>0.50604285424886</text:p>
              </table:table-cell>
              <table:table-cell office:value-type="float" office:value="0.27863438711528">
                <text:p>0.27863438711528</text:p>
              </table:table-cell>
              <table:table-cell office:value-type="float" office:value="0.9627115625368">
                <text:p>0.9627115625368</text:p>
              </table:table-cell>
              <table:table-cell office:value-type="float" office:value="0.39366101289366">
                <text:p>0.39366101289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0365299127559">
                <text:p>0.50365299127559</text:p>
              </table:table-cell>
              <table:table-cell office:value-type="float" office:value="0.285400540128">
                <text:p>0.285400540128</text:p>
              </table:table-cell>
              <table:table-cell office:value-type="float" office:value="0.96284363832273">
                <text:p>0.96284363832273</text:p>
              </table:table-cell>
              <table:table-cell office:value-type="float" office:value="0.39751133665786">
                <text:p>0.39751133665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0151350541188">
                <text:p>0.50151350541188</text:p>
              </table:table-cell>
              <table:table-cell office:value-type="float" office:value="0.29200420603824">
                <text:p>0.29200420603824</text:p>
              </table:table-cell>
              <table:table-cell office:value-type="float" office:value="0.96296286770887">
                <text:p>0.96296286770887</text:p>
              </table:table-cell>
              <table:table-cell office:value-type="float" office:value="0.40125528842986">
                <text:p>0.40125528842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49961496622602">
                <text:p>0.49961496622602</text:p>
              </table:table-cell>
              <table:table-cell office:value-type="float" office:value="0.29844855792692">
                <text:p>0.29844855792692</text:p>
              </table:table-cell>
              <table:table-cell office:value-type="float" office:value="0.96307047671875">
                <text:p>0.96307047671875</text:p>
              </table:table-cell>
              <table:table-cell office:value-type="float" office:value="0.40489491902273">
                <text:p>0.40489491902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49794572945407">
                <text:p>0.49794572945407</text:p>
              </table:table-cell>
              <table:table-cell office:value-type="float" office:value="0.30473669897431">
                <text:p>0.30473669897431</text:p>
              </table:table-cell>
              <table:table-cell office:value-type="float" office:value="0.96316757855293">
                <text:p>0.96316757855293</text:p>
              </table:table-cell>
              <table:table-cell office:value-type="float" office:value="0.40843224548997">
                <text:p>0.40843224548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49649250432391">
                <text:p>0.49649250432391</text:p>
              </table:table-cell>
              <table:table-cell office:value-type="float" office:value="0.31087166447865">
                <text:p>0.31087166447865</text:p>
              </table:table-cell>
              <table:table-cell office:value-type="float" office:value="0.96325518322128">
                <text:p>0.96325518322128</text:p>
              </table:table-cell>
              <table:table-cell office:value-type="float" office:value="0.41186925237043">
                <text:p>0.41186925237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49524088074492">
                <text:p>0.49524088074492</text:p>
              </table:table-cell>
              <table:table-cell office:value-type="float" office:value="0.31685642383298">
                <text:p>0.31685642383298</text:p>
              </table:table-cell>
              <table:table-cell office:value-type="float" office:value="0.96333420648887">
                <text:p>0.96333420648887</text:p>
              </table:table-cell>
              <table:table-cell office:value-type="float" office:value="0.41520789291188">
                <text:p>0.41520789291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49417580031909">
                <text:p>0.49417580031909</text:p>
              </table:table-cell>
              <table:table-cell office:value-type="float" office:value="0.32269388246159">
                <text:p>0.32269388246159</text:p>
              </table:table-cell>
              <table:table-cell office:value-type="float" office:value="0.96340547815902">
                <text:p>0.96340547815902</text:p>
              </table:table-cell>
              <table:table-cell office:value-type="float" office:value="0.41845009026367">
                <text:p>0.41845009026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4932819619356">
                <text:p>0.4932819619356</text:p>
              </table:table-cell>
              <table:table-cell office:value-type="float" office:value="0.32838688371734">
                <text:p>0.32838688371734</text:p>
              </table:table-cell>
              <table:table-cell office:value-type="float" office:value="0.96346974972102">
                <text:p>0.96346974972102</text:p>
              </table:table-cell>
              <table:table-cell office:value-type="float" office:value="0.42159773864581">
                <text:p>0.42159773864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4925441585627">
                <text:p>0.4925441585627</text:p>
              </table:table-cell>
              <table:table-cell office:value-type="float" office:value="0.33393821074125">
                <text:p>0.33393821074125</text:p>
              </table:table-cell>
              <table:table-cell office:value-type="float" office:value="0.96352770139431">
                <text:p>0.96352770139431</text:p>
              </table:table-cell>
              <table:table-cell office:value-type="float" office:value="0.42465270448361">
                <text:p>0.424652704483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49194754643713">
                <text:p>0.49194754643713</text:p>
              </table:table-cell>
              <table:table-cell office:value-type="float" office:value="0.33935058828531">
                <text:p>0.33935058828531</text:p>
              </table:table-cell>
              <table:table-cell office:value-type="float" office:value="0.9635799486022">
                <text:p>0.9635799486022</text:p>
              </table:table-cell>
              <table:table-cell office:value-type="float" office:value="0.42761682750917">
                <text:p>0.42761682750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49147785115741">
                <text:p>0.49147785115741</text:p>
              </table:table-cell>
              <table:table-cell office:value-type="float" office:value="0.34462668449973">
                <text:p>0.34462668449973</text:p>
              </table:table-cell>
              <table:table-cell office:value-type="float" office:value="0.96362704790959">
                <text:p>0.96362704790959</text:p>
              </table:table-cell>
              <table:table-cell office:value-type="float" office:value="0.43049192182747">
                <text:p>0.43049192182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4911215172833">
                <text:p>0.4911215172833</text:p>
              </table:table-cell>
              <table:table-cell office:value-type="float" office:value="0.34976911268536">
                <text:p>0.34976911268536</text:p>
              </table:table-cell>
              <table:table-cell office:value-type="float" office:value="0.96366950245923">
                <text:p>0.96366950245923</text:p>
              </table:table-cell>
              <table:table-cell office:value-type="float" office:value="0.43327977694564">
                <text:p>0.43327977694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49086580913001">
                <text:p>0.49086580913001</text:p>
              </table:table-cell>
              <table:table-cell office:value-type="float" office:value="0.35478043301248">
                <text:p>0.35478043301248</text:p>
              </table:table-cell>
              <table:table-cell office:value-type="float" office:value="0.96370776694117">
                <text:p>0.96370776694117</text:p>
              </table:table-cell>
              <table:table-cell office:value-type="float" office:value="0.43598215876374">
                <text:p>0.43598215876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4906988707463">
                <text:p>0.4906988707463</text:p>
              </table:table-cell>
              <table:table-cell office:value-type="float" office:value="0.35966315420626">
                <text:p>0.35966315420626</text:p>
              </table:table-cell>
              <table:table-cell office:value-type="float" office:value="0.96374225212865">
                <text:p>0.96374225212865</text:p>
              </table:table-cell>
              <table:table-cell office:value-type="float" office:value="0.43860081052564">
                <text:p>0.43860081052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49060975280293">
                <text:p>0.49060975280293</text:p>
              </table:table-cell>
              <table:table-cell office:value-type="float" office:value="0.36441973519993">
                <text:p>0.36441973519993</text:p>
              </table:table-cell>
              <table:table-cell office:value-type="float" office:value="0.96377332901315">
                <text:p>0.96377332901315</text:p>
              </table:table-cell>
              <table:table-cell office:value-type="float" office:value="0.44113745372878">
                <text:p>0.44113745372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49058841349104">
                <text:p>0.49058841349104</text:p>
              </table:table-cell>
              <table:table-cell office:value-type="float" office:value="0.36905258675591">
                <text:p>0.36905258675591</text:p>
              </table:table-cell>
              <table:table-cell office:value-type="float" office:value="0.96380133256948">
                <text:p>0.96380133256948</text:p>
              </table:table-cell>
              <table:table-cell office:value-type="float" office:value="0.44359378899132">
                <text:p>0.44359378899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49062569969932">
                <text:p>0.49062569969932</text:p>
              </table:table-cell>
              <table:table-cell office:value-type="float" office:value="0.37356407305561">
                <text:p>0.37356407305561</text:p>
              </table:table-cell>
              <table:table-cell office:value-type="float" office:value="0.96382656518047">
                <text:p>0.96382656518047</text:p>
              </table:table-cell>
              <table:table-cell office:value-type="float" office:value="0.44597149687547">
                <text:p>0.445971496875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49071331382565">
                <text:p>0.49071331382565</text:p>
              </table:table-cell>
              <table:table-cell office:value-type="float" office:value="0.37795651325798">
                <text:p>0.37795651325798</text:p>
              </table:table-cell>
              <table:table-cell office:value-type="float" office:value="0.96384929974971">
                <text:p>0.96384929974971</text:p>
              </table:table-cell>
              <table:table-cell office:value-type="float" office:value="0.44827223866579">
                <text:p>0.44827223866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49084377067059">
                <text:p>0.49084377067059</text:p>
              </table:table-cell>
              <table:table-cell office:value-type="float" office:value="0.38223218302724">
                <text:p>0.38223218302724</text:p>
              </table:table-cell>
              <table:table-cell office:value-type="float" office:value="0.96386978252513">
                <text:p>0.96386978252513</text:p>
              </table:table-cell>
              <table:table-cell office:value-type="float" office:value="0.45049765710121">
                <text:p>0.45049765710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49101034800844">
                <text:p>0.49101034800844</text:p>
              </table:table-cell>
              <table:table-cell office:value-type="float" office:value="0.38639331602986">
                <text:p>0.38639331602986</text:p>
              </table:table-cell>
              <table:table-cell office:value-type="float" office:value="0.96388823566481">
                <text:p>0.96388823566481</text:p>
              </table:table-cell>
              <table:table-cell office:value-type="float" office:value="0.45264937705967">
                <text:p>0.45264937705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49120703367075">
                <text:p>0.49120703367075</text:p>
              </table:table-cell>
              <table:table-cell office:value-type="float" office:value="0.39044210540083">
                <text:p>0.39044210540083</text:p>
              </table:table-cell>
              <table:table-cell office:value-type="float" office:value="0.96390485956039">
                <text:p>0.96390485956039</text:p>
              </table:table-cell>
              <table:table-cell office:value-type="float" office:value="0.45472900619431">
                <text:p>0.45472900619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49142847131898">
                <text:p>0.49142847131898</text:p>
              </table:table-cell>
              <table:table-cell office:value-type="float" office:value="0.39438070517911">
                <text:p>0.39438070517911</text:p>
              </table:table-cell>
              <table:table-cell office:value-type="float" office:value="0.96391983494286">
                <text:p>0.96391983494286</text:p>
              </table:table-cell>
              <table:table-cell office:value-type="float" office:value="0.45673813552028">
                <text:p>0.45673813552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49166990653036">
                <text:p>0.49166990653036</text:p>
              </table:table-cell>
              <table:table-cell office:value-type="float" office:value="0.3982112317122">
                <text:p>0.3982112317122</text:p>
              </table:table-cell>
              <table:table-cell office:value-type="float" office:value="0.96393332478957">
                <text:p>0.96393332478957</text:p>
              </table:table-cell>
              <table:table-cell office:value-type="float" office:value="0.4586783399512">
                <text:p>0.4586783399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4919271343675">
                <text:p>0.4919271343675</text:p>
              </table:table-cell>
              <table:table-cell office:value-type="float" office:value="0.40193576502943">
                <text:p>0.40193576502943</text:p>
              </table:table-cell>
              <table:table-cell office:value-type="float" office:value="0.96394547605015">
                <text:p>0.96394547605015</text:p>
              </table:table-cell>
              <table:table-cell office:value-type="float" office:value="0.46055117878456">
                <text:p>0.46055117878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49219644923896">
                <text:p>0.49219644923896</text:p>
              </table:table-cell>
              <table:table-cell office:value-type="float" office:value="0.40555635018368">
                <text:p>0.40555635018368</text:p>
              </table:table-cell>
              <table:table-cell office:value-type="float" office:value="0.96395642120787">
                <text:p>0.96395642120787</text:p>
              </table:table-cell>
              <table:table-cell office:value-type="float" office:value="0.46235819613541">
                <text:p>0.46235819613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9247459757251">
                <text:p>0.49247459757251</text:p>
              </table:table-cell>
              <table:table-cell office:value-type="float" office:value="0.40907499856116">
                <text:p>0.40907499856116</text:p>
              </table:table-cell>
              <table:table-cell office:value-type="float" office:value="0.96396627969161">
                <text:p>0.96396627969161</text:p>
              </table:table-cell>
              <table:table-cell office:value-type="float" office:value="0.46410092131785">
                <text:p>0.46410092131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49275873360296">
                <text:p>0.49275873360296</text:p>
              </table:table-cell>
              <table:table-cell office:value-type="float" office:value="0.41249368915842">
                <text:p>0.41249368915842</text:p>
              </table:table-cell>
              <table:table-cell office:value-type="float" office:value="0.96397515915205">
                <text:p>0.96397515915205</text:p>
              </table:table-cell>
              <table:table-cell office:value-type="float" office:value="0.46578086917392">
                <text:p>0.46578086917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49304637841162">
                <text:p>0.49304637841162</text:p>
              </table:table-cell>
              <table:table-cell office:value-type="float" office:value="0.41581436982629">
                <text:p>0.41581436982629</text:p>
              </table:table-cell>
              <table:table-cell office:value-type="float" office:value="0.96398315661521">
                <text:p>0.96398315661521</text:p>
              </table:table-cell>
              <table:table-cell office:value-type="float" office:value="0.4673995403497">
                <text:p>0.4673995403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49333538223303">
                <text:p>0.49333538223303</text:p>
              </table:table-cell>
              <table:table-cell office:value-type="float" office:value="0.41903895847973">
                <text:p>0.41903895847973</text:p>
              </table:table-cell>
              <table:table-cell office:value-type="float" office:value="0.96399035952406">
                <text:p>0.96399035952406</text:p>
              </table:table-cell>
              <table:table-cell office:value-type="float" office:value="0.46895842151876">
                <text:p>0.46895842151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49362388995849">
                <text:p>0.49362388995849</text:p>
              </table:table-cell>
              <table:table-cell office:value-type="float" office:value="0.42216934427302">
                <text:p>0.42216934427302</text:p>
              </table:table-cell>
              <table:table-cell office:value-type="float" office:value="0.96399684667949">
                <text:p>0.96399684667949</text:p>
              </table:table-cell>
              <table:table-cell office:value-type="float" office:value="0.47045898555298">
                <text:p>0.47045898555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49391030970733">
                <text:p>0.49391030970733</text:p>
              </table:table-cell>
              <table:table-cell office:value-type="float" office:value="0.42520738873922">
                <text:p>0.42520738873922</text:p>
              </table:table-cell>
              <table:table-cell office:value-type="float" office:value="0.96400268908977">
                <text:p>0.96400268908977</text:p>
              </table:table-cell>
              <table:table-cell office:value-type="float" office:value="0.47190269164133">
                <text:p>0.47190269164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49419328429861">
                <text:p>0.49419328429861</text:p>
              </table:table-cell>
              <table:table-cell office:value-type="float" office:value="0.42815492689305">
                <text:p>0.42815492689305</text:p>
              </table:table-cell>
              <table:table-cell office:value-type="float" office:value="0.96400795073735">
                <text:p>0.96400795073735</text:p>
              </table:table-cell>
              <table:table-cell office:value-type="float" office:value="0.47329098535703">
                <text:p>0.4732909853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49447166543394">
                <text:p>0.49447166543394</text:p>
              </table:table-cell>
              <table:table-cell office:value-type="float" office:value="0.43101376829615">
                <text:p>0.43101376829615</text:p>
              </table:table-cell>
              <table:table-cell office:value-type="float" office:value="0.9640126892709">
                <text:p>0.9640126892709</text:p>
              </table:table-cell>
              <table:table-cell office:value-type="float" office:value="0.4746252986742">
                <text:p>0.474625298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49474449039219">
                <text:p>0.49474449039219</text:p>
              </table:table-cell>
              <table:table-cell office:value-type="float" office:value="0.43378569808374">
                <text:p>0.43378569808374</text:p>
              </table:table-cell>
              <table:table-cell office:value-type="float" office:value="0.96401695662965">
                <text:p>0.96401695662965</text:p>
              </table:table-cell>
              <table:table-cell office:value-type="float" office:value="0.47590704993491">
                <text:p>0.47590704993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49501096103411">
                <text:p>0.49501096103411</text:p>
              </table:table-cell>
              <table:table-cell office:value-type="float" office:value="0.43647247795141">
                <text:p>0.43647247795141</text:p>
              </table:table-cell>
              <table:table-cell office:value-type="float" office:value="0.96402079960675">
                <text:p>0.96402079960675</text:p>
              </table:table-cell>
              <table:table-cell office:value-type="float" office:value="0.47713764376807">
                <text:p>0.47713764376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49527042491983">
                <text:p>0.49527042491983</text:p>
              </table:table-cell>
              <table:table-cell office:value-type="float" office:value="0.43907584710106">
                <text:p>0.43907584710106</text:p>
              </table:table-cell>
              <table:table-cell office:value-type="float" office:value="0.96402426035728">
                <text:p>0.96402426035728</text:p>
              </table:table-cell>
              <table:table-cell office:value-type="float" office:value="0.47831847096163">
                <text:p>0.47831847096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49552235834929">
                <text:p>0.49552235834929</text:p>
              </table:table-cell>
              <table:table-cell office:value-type="float" office:value="0.44159752314477">
                <text:p>0.44159752314477</text:p>
              </table:table-cell>
              <table:table-cell office:value-type="float" office:value="0.96402737685653">
                <text:p>0.96402737685653</text:p>
              </table:table-cell>
              <table:table-cell office:value-type="float" office:value="0.47945090829011">
                <text:p>0.47945090829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49576635114699">
                <text:p>0.49576635114699</text:p>
              </table:table-cell>
              <table:table-cell office:value-type="float" office:value="0.44403920296541">
                <text:p>0.44403920296541</text:p>
              </table:table-cell>
              <table:table-cell office:value-type="float" office:value="0.96403018331322">
                <text:p>0.96403018331322</text:p>
              </table:table-cell>
              <table:table-cell office:value-type="float" office:value="0.48053631829938">
                <text:p>0.48053631829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49600209302385">
                <text:p>0.49600209302385</text:p>
              </table:table-cell>
              <table:table-cell office:value-type="float" office:value="0.4464025635329">
                <text:p>0.4464025635329</text:p>
              </table:table-cell>
              <table:table-cell office:value-type="float" office:value="0.9640327105428">
                <text:p>0.9640327105428</text:p>
              </table:table-cell>
              <table:table-cell office:value-type="float" office:value="0.48157604905095">
                <text:p>0.48157604905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49622936136208">
                <text:p>0.49622936136208</text:p>
              </table:table-cell>
              <table:table-cell office:value-type="float" office:value="0.44868926267488">
                <text:p>0.44868926267488</text:p>
              </table:table-cell>
              <table:table-cell office:value-type="float" office:value="0.96403498630087">
                <text:p>0.96403498630087</text:p>
              </table:table-cell>
              <table:table-cell office:value-type="float" office:value="0.48257143382861">
                <text:p>0.48257143382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49644801028134">
                <text:p>0.49644801028134</text:p>
              </table:table-cell>
              <table:table-cell office:value-type="float" office:value="0.45090093980073">
                <text:p>0.45090093980073</text:p>
              </table:table-cell>
              <table:table-cell office:value-type="float" office:value="0.9640370355886">
                <text:p>0.9640370355886</text:p>
              </table:table-cell>
              <table:table-cell office:value-type="float" office:value="0.48352379080977">
                <text:p>0.48352379080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49665796085745">
                <text:p>0.49665796085745</text:p>
              </table:table-cell>
              <table:table-cell office:value-type="float" office:value="0.45303921657789">
                <text:p>0.45303921657789</text:p>
              </table:table-cell>
              <table:table-cell office:value-type="float" office:value="0.96403888092481">
                <text:p>0.96403888092481</text:p>
              </table:table-cell>
              <table:table-cell office:value-type="float" office:value="0.48443442270488">
                <text:p>0.48443442270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49685919237635">
                <text:p>0.49685919237635</text:p>
              </table:table-cell>
              <table:table-cell office:value-type="float" office:value="0.4551056975594">
                <text:p>0.4551056975594</text:p>
              </table:table-cell>
              <table:table-cell office:value-type="float" office:value="0.96404054259181">
                <text:p>0.96404054259181</text:p>
              </table:table-cell>
              <table:table-cell office:value-type="float" office:value="0.4853046163678">
                <text:p>0.4853046163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49705173451773">
                <text:p>0.49705173451773</text:p>
              </table:table-cell>
              <table:table-cell office:value-type="float" office:value="0.45710197076177">
                <text:p>0.45710197076177</text:p>
              </table:table-cell>
              <table:table-cell office:value-type="float" office:value="0.96404203885719">
                <text:p>0.96404203885719</text:p>
              </table:table-cell>
              <table:table-cell office:value-type="float" office:value="0.48613564238064">
                <text:p>0.48613564238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4972356603729">
                <text:p>0.4972356603729</text:p>
              </table:table-cell>
              <table:table-cell office:value-type="float" office:value="0.45902960819232">
                <text:p>0.45902960819232</text:p>
              </table:table-cell>
              <table:table-cell office:value-type="float" office:value="0.9640433861736">
                <text:p>0.9640433861736</text:p>
              </table:table-cell>
              <table:table-cell office:value-type="float" office:value="0.48692875461651">
                <text:p>0.48692875461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49741108021131">
                <text:p>0.49741108021131</text:p>
              </table:table-cell>
              <table:table-cell office:value-type="float" office:value="0.46089016632531">
                <text:p>0.46089016632531</text:p>
              </table:table-cell>
              <table:table-cell office:value-type="float" office:value="0.96404459935873">
                <text:p>0.96404459935873</text:p>
              </table:table-cell>
              <table:table-cell office:value-type="float" office:value="0.48768518978393">
                <text:p>0.48768518978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49757813591874">
                <text:p>0.49757813591874</text:p>
              </table:table-cell>
              <table:table-cell office:value-type="float" office:value="0.46268518652612">
                <text:p>0.46268518652612</text:p>
              </table:table-cell>
              <table:table-cell office:value-type="float" office:value="0.96404569175762">
                <text:p>0.96404569175762</text:p>
              </table:table-cell>
              <table:table-cell office:value-type="float" office:value="0.48840616695642">
                <text:p>0.48840616695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49773699603843">
                <text:p>0.49773699603843</text:p>
              </table:table-cell>
              <table:table-cell office:value-type="float" office:value="0.46441619542318">
                <text:p>0.46441619542318</text:p>
              </table:table-cell>
              <table:table-cell office:value-type="float" office:value="0.96404667538864">
                <text:p>0.96404667538864</text:p>
              </table:table-cell>
              <table:table-cell office:value-type="float" office:value="0.48909288709137">
                <text:p>0.48909288709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49788785135331">
                <text:p>0.49788785135331</text:p>
              </table:table-cell>
              <table:table-cell office:value-type="float" office:value="0.46608470522721">
                <text:p>0.46608470522721</text:p>
              </table:table-cell>
              <table:table-cell office:value-type="float" office:value="0.96404756107548">
                <text:p>0.96404756107548</text:p>
              </table:table-cell>
              <table:table-cell office:value-type="float" office:value="0.48974653254199">
                <text:p>0.48974653254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49803091095432">
                <text:p>0.49803091095432</text:p>
              </table:table-cell>
              <table:table-cell office:value-type="float" office:value="0.46769221399771">
                <text:p>0.46769221399771</text:p>
              </table:table-cell>
              <table:table-cell office:value-type="float" office:value="0.96404835856554">
                <text:p>0.96404835856554</text:p>
              </table:table-cell>
              <table:table-cell office:value-type="float" office:value="0.49036826656623">
                <text:p>0.490368266566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49816639874528">
                <text:p>0.49816639874528</text:p>
              </table:table-cell>
              <table:table-cell office:value-type="float" office:value="0.46924020585669">
                <text:p>0.46924020585669</text:p>
              </table:table-cell>
              <table:table-cell office:value-type="float" office:value="0.96404907663688">
                <text:p>0.96404907663688</text:p>
              </table:table-cell>
              <table:table-cell office:value-type="float" office:value="0.49095923283663">
                <text:p>0.49095923283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49829455034035">
                <text:p>0.49829455034035</text:p>
              </table:table-cell>
              <table:table-cell office:value-type="float" office:value="0.47073015114989">
                <text:p>0.47073015114989</text:p>
              </table:table-cell>
              <table:table-cell office:value-type="float" office:value="0.96404972319455">
                <text:p>0.96404972319455</text:p>
              </table:table-cell>
              <table:table-cell office:value-type="float" office:value="0.49152055495502">
                <text:p>0.49152055495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49841561031435">
                <text:p>0.49841561031435</text:p>
              </table:table-cell>
              <table:table-cell office:value-type="float" office:value="0.47216350655597">
                <text:p>0.47216350655597</text:p>
              </table:table-cell>
              <table:table-cell office:value-type="float" office:value="0.96405030535726">
                <text:p>0.96405030535726</text:p>
              </table:table-cell>
              <table:table-cell office:value-type="float" office:value="0.49205333597586">
                <text:p>0.49205333597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49852982977067">
                <text:p>0.49852982977067</text:p>
              </table:table-cell>
              <table:table-cell office:value-type="float" office:value="0.47354171514439">
                <text:p>0.47354171514439</text:p>
              </table:table-cell>
              <table:table-cell office:value-type="float" office:value="0.96405082953559">
                <text:p>0.96405082953559</text:p>
              </table:table-cell>
              <table:table-cell office:value-type="float" office:value="0.49255865794211">
                <text:p>0.492558657942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49863746419505">
                <text:p>0.49863746419505</text:p>
              </table:table-cell>
              <table:table-cell office:value-type="float" office:value="0.47486620638276">
                <text:p>0.47486620638276</text:p>
              </table:table-cell>
              <table:table-cell office:value-type="float" office:value="0.96405130150232">
                <text:p>0.96405130150232</text:p>
              </table:table-cell>
              <table:table-cell office:value-type="float" office:value="0.49303758143694">
                <text:p>0.493037581436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49873877156668">
                <text:p>0.49873877156668</text:p>
              </table:table-cell>
              <table:table-cell office:value-type="float" office:value="0.47613839609493">
                <text:p>0.47613839609493</text:p>
              </table:table-cell>
              <table:table-cell office:value-type="float" office:value="0.96405172645586">
                <text:p>0.96405172645586</text:p>
              </table:table-cell>
              <table:table-cell office:value-type="float" office:value="0.49349114515526">
                <text:p>0.49349114515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9883401070121">
                <text:p>0.49883401070121</text:p>
              </table:table-cell>
              <table:table-cell office:value-type="float" office:value="0.4773596863711">
                <text:p>0.4773596863711</text:p>
              </table:table-cell>
              <table:table-cell office:value-type="float" office:value="0.96405210907733">
                <text:p>0.96405210907733</text:p>
              </table:table-cell>
              <table:table-cell office:value-type="float" office:value="0.49392036549782">
                <text:p>0.49392036549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9892343980251">
                <text:p>0.49892343980251</text:p>
              </table:table-cell>
              <table:table-cell office:value-type="float" office:value="0.47853146543171">
                <text:p>0.47853146543171</text:p>
              </table:table-cell>
              <table:table-cell office:value-type="float" office:value="0.96405245358201">
                <text:p>0.96405245358201</text:p>
              </table:table-cell>
              <table:table-cell office:value-type="float" office:value="0.49432623619148">
                <text:p>0.49432623619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49900731520276">
                <text:p>0.49900731520276</text:p>
              </table:table-cell>
              <table:table-cell office:value-type="float" office:value="0.47965510744684">
                <text:p>0.47965510744684</text:p>
              </table:table-cell>
              <table:table-cell office:value-type="float" office:value="0.96405276376564">
                <text:p>0.96405276376564</text:p>
              </table:table-cell>
              <table:table-cell office:value-type="float" office:value="0.49470972793816">
                <text:p>0.49470972793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49908589027195">
                <text:p>0.49908589027195</text:p>
              </table:table-cell>
              <table:table-cell office:value-type="float" office:value="0.48073197231336">
                <text:p>0.48073197231336</text:p>
              </table:table-cell>
              <table:table-cell office:value-type="float" office:value="0.96405304304618">
                <text:p>0.96405304304618</text:p>
              </table:table-cell>
              <table:table-cell office:value-type="float" office:value="0.49507178809545">
                <text:p>0.49507178809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4991594144802">
                <text:p>0.4991594144802</text:p>
              </table:table-cell>
              <table:table-cell office:value-type="float" office:value="0.48176340539212">
                <text:p>0.48176340539212</text:p>
              </table:table-cell>
              <table:table-cell office:value-type="float" office:value="0.96405329450224">
                <text:p>0.96405329450224</text:p>
              </table:table-cell>
              <table:table-cell office:value-type="float" office:value="0.49541334039093">
                <text:p>0.49541334039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49922813259748">
                <text:p>0.49922813259748</text:p>
              </table:table-cell>
              <table:table-cell office:value-type="float" office:value="0.48275073720777">
                <text:p>0.48275073720777</text:p>
              </table:table-cell>
              <table:table-cell office:value-type="float" office:value="0.96405352090412">
                <text:p>0.96405352090412</text:p>
              </table:table-cell>
              <table:table-cell office:value-type="float" office:value="0.49573528467265">
                <text:p>0.49573528467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49929228401721">
                <text:p>0.49929228401721</text:p>
              </table:table-cell>
              <table:table-cell office:value-type="float" office:value="0.48369528311405">
                <text:p>0.48369528311405</text:p>
              </table:table-cell>
              <table:table-cell office:value-type="float" office:value="0.96405372474728">
                <text:p>0.96405372474728</text:p>
              </table:table-cell>
              <table:table-cell office:value-type="float" office:value="0.49603849669735">
                <text:p>0.49603849669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49935210219098">
                <text:p>0.49935210219098</text:p>
              </table:table-cell>
              <table:table-cell office:value-type="float" office:value="0.48459834292752">
                <text:p>0.48459834292752</text:p>
              </table:table-cell>
              <table:table-cell office:value-type="float" office:value="0.9640539082788">
                <text:p>0.9640539082788</text:p>
              </table:table-cell>
              <table:table-cell office:value-type="float" office:value="0.49632382795796">
                <text:p>0.496323827957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49940781416338">
                <text:p>0.49940781416338</text:p>
              </table:table-cell>
              <table:table-cell office:value-type="float" office:value="0.48546120053305">
                <text:p>0.48546120053305</text:p>
              </table:table-cell>
              <table:table-cell office:value-type="float" office:value="0.96405407352192">
                <text:p>0.96405407352192</text:p>
              </table:table-cell>
              <table:table-cell office:value-type="float" office:value="0.49659210555186">
                <text:p>0.49659210555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49945964019631">
                <text:p>0.49945964019631</text:p>
              </table:table-cell>
              <table:table-cell office:value-type="float" office:value="0.48628512346425">
                <text:p>0.48628512346425</text:p>
              </table:table-cell>
              <table:table-cell office:value-type="float" office:value="0.9640542222985">
                <text:p>0.9640542222985</text:p>
              </table:table-cell>
              <table:table-cell office:value-type="float" office:value="0.49684413209051">
                <text:p>0.49684413209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49950779347374">
                <text:p>0.49950779347374</text:p>
              </table:table-cell>
              <table:table-cell office:value-type="float" office:value="0.48707136246257">
                <text:p>0.48707136246257</text:p>
              </table:table-cell>
              <table:table-cell office:value-type="float" office:value="0.96405435624895">
                <text:p>0.96405435624895</text:p>
              </table:table-cell>
              <table:table-cell office:value-type="float" office:value="0.49708068565119">
                <text:p>0.49708068565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49955247987822">
                <text:p>0.49955247987822</text:p>
              </table:table-cell>
              <table:table-cell office:value-type="float" office:value="0.48782115101864">
                <text:p>0.48782115101864</text:p>
              </table:table-cell>
              <table:table-cell office:value-type="float" office:value="0.96405447685032">
                <text:p>0.96405447685032</text:p>
              </table:table-cell>
              <table:table-cell office:value-type="float" office:value="0.49730251977128">
                <text:p>0.4973025197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49959389783137">
                <text:p>0.49959389783137</text:p>
              </table:table-cell>
              <table:table-cell office:value-type="float" office:value="0.48853570489969">
                <text:p>0.48853570489969</text:p>
              </table:table-cell>
              <table:table-cell office:value-type="float" office:value="0.96405458543258">
                <text:p>0.96405458543258</text:p>
              </table:table-cell>
              <table:table-cell office:value-type="float" office:value="0.4975103634849">
                <text:p>0.4975103634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49963223819145">
                <text:p>0.49963223819145</text:p>
              </table:table-cell>
              <table:table-cell office:value-type="float" office:value="0.48921622166678">
                <text:p>0.48921622166678</text:p>
              </table:table-cell>
              <table:table-cell office:value-type="float" office:value="0.96405468319315">
                <text:p>0.96405468319315</text:p>
              </table:table-cell>
              <table:table-cell office:value-type="float" office:value="0.49770492140184">
                <text:p>0.49770492140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49966768420129">
                <text:p>0.49966768420129</text:p>
              </table:table-cell>
              <table:table-cell office:value-type="float" office:value="0.48986388018586">
                <text:p>0.48986388018586</text:p>
              </table:table-cell>
              <table:table-cell office:value-type="float" office:value="0.96405477121035">
                <text:p>0.96405477121035</text:p>
              </table:table-cell>
              <table:table-cell office:value-type="float" office:value="0.497886873828">
                <text:p>0.497886873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49970041148106">
                <text:p>0.49970041148106</text:p>
              </table:table-cell>
              <table:table-cell office:value-type="float" office:value="0.49047984013666">
                <text:p>0.49047984013666</text:p>
              </table:table-cell>
              <table:table-cell office:value-type="float" office:value="0.96405485045501">
                <text:p>0.96405485045501</text:p>
              </table:table-cell>
              <table:table-cell office:value-type="float" office:value="0.49805687692684">
                <text:p>0.49805687692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49973058806012">
                <text:p>0.49973058806012</text:p>
              </table:table-cell>
              <table:table-cell office:value-type="float" office:value="0.49106524152305">
                <text:p>0.49106524152305</text:p>
              </table:table-cell>
              <table:table-cell office:value-type="float" office:value="0.96405492180127">
                <text:p>0.96405492180127</text:p>
              </table:table-cell>
              <table:table-cell office:value-type="float" office:value="0.49821556292056">
                <text:p>0.49821556292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49975837444339">
                <text:p>0.49975837444339</text:p>
              </table:table-cell>
              <table:table-cell office:value-type="float" office:value="0.49162121673426">
                <text:p>0.49162121673426</text:p>
              </table:table-cell>
              <table:table-cell office:value-type="float" office:value="0.96405498603618">
                <text:p>0.96405498603618</text:p>
              </table:table-cell>
              <table:table-cell office:value-type="float" office:value="0.49836354032981">
                <text:p>0.498363540329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49978392370758">
                <text:p>0.49978392370758</text:p>
              </table:table-cell>
              <table:table-cell office:value-type="float" office:value="0.49214885728033">
                <text:p>0.49214885728033</text:p>
              </table:table-cell>
              <table:table-cell office:value-type="float" office:value="0.96405504386839">
                <text:p>0.96405504386839</text:p>
              </table:table-cell>
              <table:table-cell office:value-type="float" office:value="0.4985013942505">
                <text:p>0.4985013942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49980738162333">
                <text:p>0.49980738162333</text:p>
              </table:table-cell>
              <table:table-cell office:value-type="float" office:value="0.4926492400909">
                <text:p>0.4926492400909</text:p>
              </table:table-cell>
              <table:table-cell office:value-type="float" office:value="0.96405509593596">
                <text:p>0.96405509593596</text:p>
              </table:table-cell>
              <table:table-cell office:value-type="float" office:value="0.49862968666599">
                <text:p>0.498629686665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49982888679951">
                <text:p>0.49982888679951</text:p>
              </table:table-cell>
              <table:table-cell office:value-type="float" office:value="0.49312342072987">
                <text:p>0.49312342072987</text:p>
              </table:table-cell>
              <table:table-cell office:value-type="float" office:value="0.96405514281336">
                <text:p>0.96405514281336</text:p>
              </table:table-cell>
              <table:table-cell office:value-type="float" office:value="0.49874895679279">
                <text:p>0.498748956792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49984857084629">
                <text:p>0.49984857084629</text:p>
              </table:table-cell>
              <table:table-cell office:value-type="float" office:value="0.49357243294789">
                <text:p>0.49357243294789</text:p>
              </table:table-cell>
              <table:table-cell office:value-type="float" office:value="0.96405518501786">
                <text:p>0.96405518501786</text:p>
              </table:table-cell>
              <table:table-cell office:value-type="float" office:value="0.49885972145787">
                <text:p>0.49885972145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49986655855407">
                <text:p>0.49986655855407</text:p>
              </table:table-cell>
              <table:table-cell office:value-type="float" office:value="0.49399728826143">
                <text:p>0.49399728826143</text:p>
              </table:table-cell>
              <table:table-cell office:value-type="float" office:value="0.96405522301516">
                <text:p>0.96405522301516</text:p>
              </table:table-cell>
              <table:table-cell office:value-type="float" office:value="0.49896247550554">
                <text:p>0.498962475505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49988296808531">
                <text:p>0.49988296808531</text:p>
              </table:table-cell>
              <table:table-cell office:value-type="float" office:value="0.49439897556095">
                <text:p>0.49439897556095</text:p>
              </table:table-cell>
              <table:table-cell office:value-type="float" office:value="0.96405525722458">
                <text:p>0.96405525722458</text:p>
              </table:table-cell>
              <table:table-cell office:value-type="float" office:value="0.49905769223265">
                <text:p>0.49905769223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49989791117689">
                <text:p>0.49989791117689</text:p>
              </table:table-cell>
              <table:table-cell office:value-type="float" office:value="0.49477846075063">
                <text:p>0.49477846075063</text:p>
              </table:table-cell>
              <table:table-cell office:value-type="float" office:value="0.96405528802366">
                <text:p>0.96405528802366</text:p>
              </table:table-cell>
              <table:table-cell office:value-type="float" office:value="0.49914582384445">
                <text:p>0.4991458238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4999114933508">
                <text:p>0.4999114933508</text:p>
              </table:table-cell>
              <table:table-cell office:value-type="float" office:value="0.49513668642203">
                <text:p>0.49513668642203</text:p>
              </table:table-cell>
              <table:table-cell office:value-type="float" office:value="0.96405531575229">
                <text:p>0.96405531575229</text:p>
              </table:table-cell>
              <table:table-cell office:value-type="float" office:value="0.49922730193897">
                <text:p>0.49922730193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49992381413088">
                <text:p>0.49992381413088</text:p>
              </table:table-cell>
              <table:table-cell office:value-type="float" office:value="0.49547457156372">
                <text:p>0.49547457156372</text:p>
              </table:table-cell>
              <table:table-cell office:value-type="float" office:value="0.96405534071749">
                <text:p>0.96405534071749</text:p>
              </table:table-cell>
              <table:table-cell office:value-type="float" office:value="0.49930253800846">
                <text:p>0.49930253800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49993496726407">
                <text:p>0.49993496726407</text:p>
              </table:table-cell>
              <table:table-cell office:value-type="float" office:value="0.49579301130865">
                <text:p>0.49579301130865</text:p>
              </table:table-cell>
              <table:table-cell office:value-type="float" office:value="0.96405536319365">
                <text:p>0.96405536319365</text:p>
              </table:table-cell>
              <table:table-cell office:value-type="float" office:value="0.49937192395926">
                <text:p>0.499371923959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49994504094439">
                <text:p>0.49994504094439</text:p>
              </table:table-cell>
              <table:table-cell office:value-type="float" office:value="0.49609287672083">
                <text:p>0.49609287672083</text:p>
              </table:table-cell>
              <table:table-cell office:value-type="float" office:value="0.96405538342889">
                <text:p>0.96405538342889</text:p>
              </table:table-cell>
              <table:table-cell office:value-type="float" office:value="0.49943583264731">
                <text:p>0.499435832647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49995411803818">
                <text:p>0.49995411803818</text:p>
              </table:table-cell>
              <table:table-cell office:value-type="float" office:value="0.49637501462278">
                <text:p>0.49637501462278</text:p>
              </table:table-cell>
              <table:table-cell office:value-type="float" office:value="0.9640554016466">
                <text:p>0.9640554016466</text:p>
              </table:table-cell>
              <table:table-cell office:value-type="float" office:value="0.49949461842672">
                <text:p>0.49949461842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49996227630938">
                <text:p>0.49996227630938</text:p>
              </table:table-cell>
              <table:table-cell office:value-type="float" office:value="0.49664024746463">
                <text:p>0.49664024746463</text:p>
              </table:table-cell>
              <table:table-cell office:value-type="float" office:value="0.9640554180479">
                <text:p>0.9640554180479</text:p>
              </table:table-cell>
              <table:table-cell office:value-type="float" office:value="0.49954861770927">
                <text:p>0.49954861770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49996958864372">
                <text:p>0.49996958864372</text:p>
              </table:table-cell>
              <table:table-cell office:value-type="float" office:value="0.4968893732356">
                <text:p>0.4968893732356</text:p>
              </table:table-cell>
              <table:table-cell office:value-type="float" office:value="0.96405543281386">
                <text:p>0.96405543281386</text:p>
              </table:table-cell>
              <table:table-cell office:value-type="float" office:value="0.49959814953236">
                <text:p>0.49959814953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49997612327065">
                <text:p>0.49997612327065</text:p>
              </table:table-cell>
              <table:table-cell office:value-type="float" office:value="0.4971231654185">
                <text:p>0.4971231654185</text:p>
              </table:table-cell>
              <table:table-cell office:value-type="float" office:value="0.9640554461075">
                <text:p>0.9640554461075</text:p>
              </table:table-cell>
              <table:table-cell office:value-type="float" office:value="0.49964351613348">
                <text:p>0.49964351613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49998194398247">
                <text:p>0.49998194398247</text:p>
              </table:table-cell>
              <table:table-cell office:value-type="float" office:value="0.49734237298721">
                <text:p>0.49734237298721</text:p>
              </table:table-cell>
              <table:table-cell office:value-type="float" office:value="0.96405545807562">
                <text:p>0.96405545807562</text:p>
              </table:table-cell>
              <table:table-cell office:value-type="float" office:value="0.49968500352875">
                <text:p>0.49968500352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49998711034949">
                <text:p>0.49998711034949</text:p>
              </table:table-cell>
              <table:table-cell office:value-type="float" office:value="0.49754772044714">
                <text:p>0.49754772044714</text:p>
              </table:table-cell>
              <table:table-cell office:value-type="float" office:value="0.96405546885035">
                <text:p>0.96405546885035</text:p>
              </table:table-cell>
              <table:table-cell office:value-type="float" office:value="0.49972288209373">
                <text:p>0.49972288209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9999167793093">
                <text:p>0.49999167793093</text:p>
              </table:table-cell>
              <table:table-cell office:value-type="float" office:value="0.49773990791832">
                <text:p>0.49773990791832</text:p>
              </table:table-cell>
              <table:table-cell office:value-type="float" office:value="0.96405547855069">
                <text:p>0.96405547855069</text:p>
              </table:table-cell>
              <table:table-cell office:value-type="float" office:value="0.49975740714447">
                <text:p>0.49975740714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9999569848076">
                <text:p>0.49999569848076</text:p>
              </table:table-cell>
              <table:table-cell office:value-type="float" office:value="0.49791961115444">
                <text:p>0.49791961115444</text:p>
              </table:table-cell>
              <table:table-cell office:value-type="float" office:value="0.96405548728366">
                <text:p>0.96405548728366</text:p>
              </table:table-cell>
              <table:table-cell office:value-type="float" office:value="0.4997888195169">
                <text:p>0.4997888195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49999922014824">
                <text:p>0.49999922014824</text:p>
              </table:table-cell>
              <table:table-cell office:value-type="float" office:value="0.49808748196976">
                <text:p>0.49808748196976</text:p>
              </table:table-cell>
              <table:table-cell office:value-type="float" office:value="0.96405549514581">
                <text:p>0.96405549514581</text:p>
              </table:table-cell>
              <table:table-cell office:value-type="float" office:value="0.49981734614301">
                <text:p>0.49981734614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50000228767254">
                <text:p>0.50000228767254</text:p>
              </table:table-cell>
              <table:table-cell office:value-type="float" office:value="0.49824414826216">
                <text:p>0.49824414826216</text:p>
              </table:table-cell>
              <table:table-cell office:value-type="float" office:value="0.96405550222395">
                <text:p>0.96405550222395</text:p>
              </table:table-cell>
              <table:table-cell office:value-type="float" office:value="0.49984320062197">
                <text:p>0.49984320062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50000494257135">
                <text:p>0.50000494257135</text:p>
              </table:table-cell>
              <table:table-cell office:value-type="float" office:value="0.49839021427497">
                <text:p>0.49839021427497</text:p>
              </table:table-cell>
              <table:table-cell office:value-type="float" office:value="0.96405550859626">
                <text:p>0.96405550859626</text:p>
              </table:table-cell>
              <table:table-cell office:value-type="float" office:value="0.49986658378484">
                <text:p>0.49986658378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50000722332311">
                <text:p>0.50000722332311</text:p>
              </table:table-cell>
              <table:table-cell office:value-type="float" office:value="0.49852626088776">
                <text:p>0.49852626088776</text:p>
              </table:table-cell>
              <table:table-cell office:value-type="float" office:value="0.96405551433311">
                <text:p>0.96405551433311</text:p>
              </table:table-cell>
              <table:table-cell office:value-type="float" office:value="0.49988768425151">
                <text:p>0.49988768425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50000916554273">
                <text:p>0.50000916554273</text:p>
              </table:table-cell>
              <table:table-cell office:value-type="float" office:value="0.49865284593336">
                <text:p>0.49865284593336</text:p>
              </table:table-cell>
              <table:table-cell office:value-type="float" office:value="0.96405551949786">
                <text:p>0.96405551949786</text:p>
              </table:table-cell>
              <table:table-cell office:value-type="float" office:value="0.4999066789785">
                <text:p>0.4999066789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50001080215066">
                <text:p>0.50001080215066</text:p>
              </table:table-cell>
              <table:table-cell office:value-type="float" office:value="0.49877050454824">
                <text:p>0.49877050454824</text:p>
              </table:table-cell>
              <table:table-cell office:value-type="float" office:value="0.96405552414756">
                <text:p>0.96405552414756</text:p>
              </table:table-cell>
              <table:table-cell office:value-type="float" office:value="0.49992373379658">
                <text:p>0.49992373379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5000121635353">
                <text:p>0.5000121635353</text:p>
              </table:table-cell>
              <table:table-cell office:value-type="float" office:value="0.49887974955435">
                <text:p>0.49887974955435</text:p>
              </table:table-cell>
              <table:table-cell office:value-type="float" office:value="0.96405552833357">
                <text:p>0.96405552833357</text:p>
              </table:table-cell>
              <table:table-cell office:value-type="float" office:value="0.49993900393715">
                <text:p>0.49993900393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25cm" svg:stroke-color="#333333" draw:fill-color="#3333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98cm" svg:y="3.205cm" style:legend-expansion="high" chart:style-name="ch2"/>
        <chart:plot-area chart:style-name="ch3" table:cell-range-address="Sheet2.B1:Sheet2.C152 Sheet2.K1:Sheet2.K152 Sheet2.E1:Sheet2.E152 Sheet2.G1:Sheet2.G152 Sheet2.I1:Sheet2.I152" chart:data-source-has-labels="row" svg:x="0.32cm" svg:y="0.18cm" svg:width="11.258cm" svg:height="8.64cm">
          <chartooo:coordinate-region svg:x="1.153cm" svg:y="0.306cm" svg:width="10.33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152" chart:label-cell-address="Sheet2.C1:Sheet2.C1" chart:class="chart:scatter">
            <chart:domain table:cell-range-address="Sheet2.B2:Sheet2.B152"/>
            <chart:data-point chart:repeated="151"/>
          </chart:series>
          <chart:series chart:style-name="ch8" chart:values-cell-range-address="Sheet2.K2:Sheet2.K152" chart:label-cell-address="Sheet2.K1:Sheet2.K1" chart:class="chart:scatter">
            <chart:domain table:cell-range-address="Sheet2.J2:Sheet2.J152"/>
            <chart:data-point chart:repeated="151"/>
          </chart:series>
          <chart:series chart:style-name="ch9" chart:values-cell-range-address="Sheet2.E2:Sheet2.E152" chart:label-cell-address="Sheet2.E1:Sheet2.E1" chart:class="chart:scatter">
            <chart:domain table:cell-range-address="Sheet2.D2:Sheet2.D152"/>
            <chart:data-point chart:repeated="151"/>
          </chart:series>
          <chart:series chart:style-name="ch10" chart:values-cell-range-address="Sheet2.G2:Sheet2.G152" chart:label-cell-address="Sheet2.G1:Sheet2.G1" chart:class="chart:scatter">
            <chart:domain table:cell-range-address="Sheet2.F2:Sheet2.F152"/>
            <chart:data-point chart:repeated="151"/>
          </chart:series>
          <chart:series chart:style-name="ch11" chart:values-cell-range-address="Sheet2.I2:Sheet2.I152" chart:label-cell-address="Sheet2.I1:Sheet2.I1" chart:class="chart:scatter">
            <chart:domain table:cell-range-address="Sheet2.H2:Sheet2.H152"/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_stable</text:p>
                <draw:g>
                  <svg:desc>Sheet2.K1:Sheet2.K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2.B2:Sheet2.B152</svg:desc>
                </draw:g>
              </table:table-cell>
              <table:table-cell office:value-type="float" office:value="0.35">
                <text:p>0.35</text:p>
                <draw:g>
                  <svg:desc>Sheet2.C2:Sheet2.C152</svg:desc>
                </draw:g>
              </table:table-cell>
              <table:table-cell office:value-type="float" office:value="0">
                <text:p>0</text:p>
                <draw:g>
                  <svg:desc>Sheet2.J2:Sheet2.J152</svg:desc>
                </draw:g>
              </table:table-cell>
              <table:table-cell office:value-type="float" office:value="0.5">
                <text:p>0.5</text:p>
                <draw:g>
                  <svg:desc>Sheet2.K2:Sheet2.K152</svg:desc>
                </draw:g>
              </table:table-cell>
              <table:table-cell office:value-type="float" office:value="0.8">
                <text:p>0.8</text:p>
                <draw:g>
                  <svg:desc>Sheet2.D2:Sheet2.D152</svg:desc>
                </draw:g>
              </table:table-cell>
              <table:table-cell office:value-type="float" office:value="0.45">
                <text:p>0.45</text:p>
                <draw:g>
                  <svg:desc>Sheet2.E2:Sheet2.E152</svg:desc>
                </draw:g>
              </table:table-cell>
              <table:table-cell office:value-type="float" office:value="1.4">
                <text:p>1.4</text:p>
                <draw:g>
                  <svg:desc>Sheet2.F2:Sheet2.F152</svg:desc>
                </draw:g>
              </table:table-cell>
              <table:table-cell office:value-type="float" office:value="0.65">
                <text:p>0.65</text:p>
                <draw:g>
                  <svg:desc>Sheet2.G2:Sheet2.G152</svg:desc>
                </draw:g>
              </table:table-cell>
              <table:table-cell office:value-type="float" office:value="0.6">
                <text:p>0.6</text:p>
                <draw:g>
                  <svg:desc>Sheet2.H2:Sheet2.H152</svg:desc>
                </draw:g>
              </table:table-cell>
              <table:table-cell office:value-type="float" office:value="0.65">
                <text:p>0.65</text:p>
                <draw:g>
                  <svg:desc>Sheet2.I2:Sheet2.I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86132184882">
                <text:p>1.2186132184882</text:p>
              </table:table-cell>
              <table:table-cell office:value-type="float" office:value="0.4351990567733">
                <text:p>0.435199056773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3070834085214">
                <text:p>0.93070834085214</text:p>
              </table:table-cell>
              <table:table-cell office:value-type="float" office:value="0.36113415039304">
                <text:p>0.36113415039304</text:p>
              </table:table-cell>
              <table:table-cell office:value-type="float" office:value="0.93614026242007">
                <text:p>0.93614026242007</text:p>
              </table:table-cell>
              <table:table-cell office:value-type="float" office:value="0.76419632104564">
                <text:p>0.76419632104564</text:p>
              </table:table-cell>
              <table:table-cell office:value-type="float" office:value="0.63077851899516">
                <text:p>0.63077851899516</text:p>
              </table:table-cell>
              <table:table-cell office:value-type="float" office:value="0.63060565735124">
                <text:p>0.6306056573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42817487192">
                <text:p>1.1242817487192</text:p>
              </table:table-cell>
              <table:table-cell office:value-type="float" office:value="0.47932436810403">
                <text:p>0.4793243681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00314471333">
                <text:p>1.1000314471333</text:p>
              </table:table-cell>
              <table:table-cell office:value-type="float" office:value="0.24701167270108">
                <text:p>0.24701167270108</text:p>
              </table:table-cell>
              <table:table-cell office:value-type="float" office:value="0.76644796886697">
                <text:p>0.76644796886697</text:p>
              </table:table-cell>
              <table:table-cell office:value-type="float" office:value="0.804351057413">
                <text:p>0.804351057413</text:p>
              </table:table-cell>
              <table:table-cell office:value-type="float" office:value="0.6674862307408">
                <text:p>0.6674862307408</text:p>
              </table:table-cell>
              <table:table-cell office:value-type="float" office:value="0.60788020592502">
                <text:p>0.60788020592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17582099842">
                <text:p>1.0617582099842</text:p>
              </table:table-cell>
              <table:table-cell office:value-type="float" office:value="0.5083372462237">
                <text:p>0.508337246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72683959876">
                <text:p>1.3072683959876</text:p>
              </table:table-cell>
              <table:table-cell office:value-type="float" office:value="0.10863893977437">
                <text:p>0.10863893977437</text:p>
              </table:table-cell>
              <table:table-cell office:value-type="float" office:value="0.65729627349011">
                <text:p>0.65729627349011</text:p>
              </table:table-cell>
              <table:table-cell office:value-type="float" office:value="0.82927104169682">
                <text:p>0.82927104169682</text:p>
              </table:table-cell>
              <table:table-cell office:value-type="float" office:value="0.71109783080401">
                <text:p>0.71109783080401</text:p>
              </table:table-cell>
              <table:table-cell office:value-type="float" office:value="0.58128119748244">
                <text:p>0.58128119748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5828637527">
                <text:p>1.015828637527</text:p>
              </table:table-cell>
              <table:table-cell office:value-type="float" office:value="0.52941926303706">
                <text:p>0.5294192630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88937038897">
                <text:p>1.5288937038897</text:p>
              </table:table-cell>
              <table:table-cell office:value-type="float" office:value="-0.037481365577683">
                <text:p>-0.037481365577683</text:p>
              </table:table-cell>
              <table:table-cell office:value-type="float" office:value="0.57632484447098">
                <text:p>0.57632484447098</text:p>
              </table:table-cell>
              <table:table-cell office:value-type="float" office:value="0.84712997428836">
                <text:p>0.84712997428836</text:p>
              </table:table-cell>
              <table:table-cell office:value-type="float" office:value="0.76260266082012">
                <text:p>0.76260266082012</text:p>
              </table:table-cell>
              <table:table-cell office:value-type="float" office:value="0.55026861857695">
                <text:p>0.5502686185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06588350045">
                <text:p>0.98006588350045</text:p>
              </table:table-cell>
              <table:table-cell office:value-type="float" office:value="0.54561667989284">
                <text:p>0.5456166798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9146007225">
                <text:p>1.7099146007225</text:p>
              </table:table-cell>
              <table:table-cell office:value-type="float" office:value="-0.15403564769989">
                <text:p>-0.15403564769989</text:p>
              </table:table-cell>
              <table:table-cell office:value-type="float" office:value="0.51177084454437">
                <text:p>0.51177084454437</text:p>
              </table:table-cell>
              <table:table-cell office:value-type="float" office:value="0.86091220983158">
                <text:p>0.86091220983158</text:p>
              </table:table-cell>
              <table:table-cell office:value-type="float" office:value="0.82283195561582">
                <text:p>0.82283195561582</text:p>
              </table:table-cell>
              <table:table-cell office:value-type="float" office:value="0.51440905474613">
                <text:p>0.51440905474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117067115044">
                <text:p>0.95117067115044</text:p>
              </table:table-cell>
              <table:table-cell office:value-type="float" office:value="0.55849962608079">
                <text:p>0.5584996260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31745949107">
                <text:p>1.8031745949107</text:p>
              </table:table-cell>
              <table:table-cell office:value-type="float" office:value="-0.20997773481078">
                <text:p>-0.20997773481078</text:p>
              </table:table-cell>
              <table:table-cell office:value-type="float" office:value="0.45802337152564">
                <text:p>0.45802337152564</text:p>
              </table:table-cell>
              <table:table-cell office:value-type="float" office:value="0.87204872319291">
                <text:p>0.87204872319291</text:p>
              </table:table-cell>
              <table:table-cell office:value-type="float" office:value="0.89213676311658">
                <text:p>0.89213676311658</text:p>
              </table:table-cell>
              <table:table-cell office:value-type="float" office:value="0.4735663456874">
                <text:p>0.4735663456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72384851028">
                <text:p>0.9272384851028</text:p>
              </table:table-cell>
              <table:table-cell office:value-type="float" office:value="0.56897825461818">
                <text:p>0.5689782546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50431966527">
                <text:p>1.8250431966527</text:p>
              </table:table-cell>
              <table:table-cell office:value-type="float" office:value="-0.21747179774942">
                <text:p>-0.21747179774942</text:p>
              </table:table-cell>
              <table:table-cell office:value-type="float" office:value="0.4119790876916">
                <text:p>0.4119790876916</text:p>
              </table:table-cell>
              <table:table-cell office:value-type="float" office:value="0.88133557345641">
                <text:p>0.88133557345641</text:p>
              </table:table-cell>
              <table:table-cell office:value-type="float" office:value="0.96987482420532">
                <text:p>0.96987482420532</text:p>
              </table:table-cell>
              <table:table-cell office:value-type="float" office:value="0.4282006047862">
                <text:p>0.4282006047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707886858839">
                <text:p>0.90707886858839</text:p>
              </table:table-cell>
              <table:table-cell office:value-type="float" office:value="0.57762394532071">
                <text:p>0.577623945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84621818901">
                <text:p>1.8184621818901</text:p>
              </table:table-cell>
              <table:table-cell office:value-type="float" office:value="-0.2059774083515">
                <text:p>-0.2059774083515</text:p>
              </table:table-cell>
              <table:table-cell office:value-type="float" office:value="0.37174976556876">
                <text:p>0.37174976556876</text:p>
              </table:table-cell>
              <table:table-cell office:value-type="float" office:value="0.88926003986779">
                <text:p>0.88926003986779</text:p>
              </table:table-cell>
              <table:table-cell office:value-type="float" office:value="1.0537569563927">
                <text:p>1.0537569563927</text:p>
              </table:table-cell>
              <table:table-cell office:value-type="float" office:value="0.37974173262653">
                <text:p>0.3797417326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90345788788">
                <text:p>0.88990345788788</text:p>
              </table:table-cell>
              <table:table-cell office:value-type="float" office:value="0.58481680096924">
                <text:p>0.5848168009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45403127178">
                <text:p>1.8045403127178</text:p>
              </table:table-cell>
              <table:table-cell office:value-type="float" office:value="-0.18979286688424">
                <text:p>-0.18979286688424</text:p>
              </table:table-cell>
              <table:table-cell office:value-type="float" office:value="0.33610646156406">
                <text:p>0.33610646156406</text:p>
              </table:table-cell>
              <table:table-cell office:value-type="float" office:value="0.89614103165369">
                <text:p>0.89614103165369</text:p>
              </table:table-cell>
              <table:table-cell office:value-type="float" office:value="1.1393347689627">
                <text:p>1.1393347689627</text:p>
              </table:table-cell>
              <table:table-cell office:value-type="float" office:value="0.33086800829388">
                <text:p>0.33086800829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516680609138">
                <text:p>0.87516680609138</text:p>
              </table:table-cell>
              <table:table-cell office:value-type="float" office:value="0.59082105236308">
                <text:p>0.5908210523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90692307587">
                <text:p>1.7890692307587</text:p>
              </table:table-cell>
              <table:table-cell office:value-type="float" office:value="-0.17280889437675">
                <text:p>-0.17280889437675</text:p>
              </table:table-cell>
              <table:table-cell office:value-type="float" office:value="0.30420770984591">
                <text:p>0.30420770984591</text:p>
              </table:table-cell>
              <table:table-cell office:value-type="float" office:value="0.90219780950622">
                <text:p>0.90219780950622</text:p>
              </table:table-cell>
              <table:table-cell office:value-type="float" office:value="1.2202169453946">
                <text:p>1.2202169453946</text:p>
              </table:table-cell>
              <table:table-cell office:value-type="float" office:value="0.28534712333485">
                <text:p>0.285347123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247841171879">
                <text:p>0.86247841171879</text:p>
              </table:table-cell>
              <table:table-cell office:value-type="float" office:value="0.59582681459428">
                <text:p>0.5958268145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34041392581">
                <text:p>1.7734041392581</text:p>
              </table:table-cell>
              <table:table-cell office:value-type="float" office:value="-0.15592562064617">
                <text:p>-0.15592562064617</text:p>
              </table:table-cell>
              <table:table-cell office:value-type="float" office:value="0.27545361415983">
                <text:p>0.27545361415983</text:p>
              </table:table-cell>
              <table:table-cell office:value-type="float" office:value="0.90758690163731">
                <text:p>0.90758690163731</text:p>
              </table:table-cell>
              <table:table-cell office:value-type="float" office:value="1.2895705424827">
                <text:p>1.2895705424827</text:p>
              </table:table-cell>
              <table:table-cell office:value-type="float" office:value="0.24712847262895">
                <text:p>0.24712847262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155097765425">
                <text:p>0.85155097765425</text:p>
              </table:table-cell>
              <table:table-cell office:value-type="float" office:value="0.59997469616141">
                <text:p>0.5999746961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78629154871">
                <text:p>1.7578629154871</text:p>
              </table:table-cell>
              <table:table-cell office:value-type="float" office:value="-0.1393480985171">
                <text:p>-0.1393480985171</text:p>
              </table:table-cell>
              <table:table-cell office:value-type="float" office:value="0.24940172994114">
                <text:p>0.24940172994114</text:p>
              </table:table-cell>
              <table:table-cell office:value-type="float" office:value="0.91242340429356">
                <text:p>0.91242340429356</text:p>
              </table:table-cell>
              <table:table-cell office:value-type="float" office:value="1.3425553957889">
                <text:p>1.3425553957889</text:p>
              </table:table-cell>
              <table:table-cell office:value-type="float" office:value="0.21891763960368">
                <text:p>0.21891763960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216841117653">
                <text:p>0.84216841117653</text:p>
              </table:table-cell>
              <table:table-cell office:value-type="float" office:value="0.60337105093744">
                <text:p>0.6033710509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25220479235">
                <text:p>1.7425220479235</text:p>
              </table:table-cell>
              <table:table-cell office:value-type="float" office:value="-0.12312061956815">
                <text:p>-0.12312061956815</text:p>
              </table:table-cell>
              <table:table-cell office:value-type="float" office:value="0.22571575758282">
                <text:p>0.22571575758282</text:p>
              </table:table-cell>
              <table:table-cell office:value-type="float" office:value="0.91679399560671">
                <text:p>0.91679399560671</text:p>
              </table:table-cell>
              <table:table-cell office:value-type="float" office:value="1.3780724246373">
                <text:p>1.3780724246373</text:p>
              </table:table-cell>
              <table:table-cell office:value-type="float" office:value="0.20119127412568">
                <text:p>0.20119127412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416518810783">
                <text:p>0.83416518810783</text:p>
              </table:table-cell>
              <table:table-cell office:value-type="float" office:value="0.60609783562164">
                <text:p>0.6060978356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73993254512">
                <text:p>1.7273993254512</text:p>
              </table:table-cell>
              <table:table-cell office:value-type="float" office:value="-0.10724870703166">
                <text:p>-0.10724870703166</text:p>
              </table:table-cell>
              <table:table-cell office:value-type="float" office:value="0.20413280400766">
                <text:p>0.20413280400766</text:p>
              </table:table-cell>
              <table:table-cell office:value-type="float" office:value="0.92076527016653">
                <text:p>0.92076527016653</text:p>
              </table:table-cell>
              <table:table-cell office:value-type="float" office:value="1.3984386396043">
                <text:p>1.3984386396043</text:p>
              </table:table-cell>
              <table:table-cell office:value-type="float" office:value="0.19243991459577">
                <text:p>0.19243991459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741255981589">
                <text:p>0.82741255981589</text:p>
              </table:table-cell>
              <table:table-cell office:value-type="float" office:value="0.60821921420541">
                <text:p>0.6082192142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24975309175">
                <text:p>1.7124975309175</text:p>
              </table:table-cell>
              <table:table-cell office:value-type="float" office:value="-0.091728142250142">
                <text:p>-0.091728142250142</text:p>
              </table:table-cell>
              <table:table-cell office:value-type="float" office:value="0.18444172883405">
                <text:p>0.18444172883405</text:p>
              </table:table-cell>
              <table:table-cell office:value-type="float" office:value="0.92438929195947">
                <text:p>0.92438929195947</text:p>
              </table:table-cell>
              <table:table-cell office:value-type="float" office:value="1.4075474444859">
                <text:p>1.4075474444859</text:p>
              </table:table-cell>
              <table:table-cell office:value-type="float" office:value="0.19027628329536">
                <text:p>0.19027628329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180903704872">
                <text:p>0.82180903704872</text:p>
              </table:table-cell>
              <table:table-cell office:value-type="float" office:value="0.60978612640802">
                <text:p>0.6097861264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8154448678">
                <text:p>1.6978154448678</text:p>
              </table:table-cell>
              <table:table-cell office:value-type="float" office:value="-0.076552235192297">
                <text:p>-0.076552235192297</text:p>
              </table:table-cell>
              <table:table-cell office:value-type="float" office:value="0.1664684196428">
                <text:p>0.1664684196428</text:p>
              </table:table-cell>
              <table:table-cell office:value-type="float" office:value="0.92770741938652">
                <text:p>0.92770741938652</text:p>
              </table:table-cell>
              <table:table-cell office:value-type="float" office:value="1.4091547150198">
                <text:p>1.4091547150198</text:p>
              </table:table-cell>
              <table:table-cell office:value-type="float" office:value="0.19243983167418">
                <text:p>0.1924398316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727363096363">
                <text:p>0.81727363096363</text:p>
              </table:table-cell>
              <table:table-cell office:value-type="float" office:value="0.61083954176827">
                <text:p>0.6108395417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33507612329">
                <text:p>1.6833507612329</text:p>
              </table:table-cell>
              <table:table-cell office:value-type="float" office:value="-0.061713738332623">
                <text:p>-0.061713738332623</text:p>
              </table:table-cell>
              <table:table-cell office:value-type="float" office:value="0.15006557662341">
                <text:p>0.15006557662341</text:p>
              </table:table-cell>
              <table:table-cell office:value-type="float" office:value="0.93075301440072">
                <text:p>0.93075301440072</text:p>
              </table:table-cell>
              <table:table-cell office:value-type="float" office:value="1.406109347048">
                <text:p>1.406109347048</text:p>
              </table:table-cell>
              <table:table-cell office:value-type="float" office:value="0.19723335323584">
                <text:p>0.19723335323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374091779962">
                <text:p>0.81374091779962</text:p>
              </table:table-cell>
              <table:table-cell office:value-type="float" office:value="0.61141284331713">
                <text:p>0.6114128433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1008972767">
                <text:p>1.6691008972767</text:p>
              </table:table-cell>
              <table:table-cell office:value-type="float" office:value="-0.047205372673533">
                <text:p>-0.047205372673533</text:p>
              </table:table-cell>
              <table:table-cell office:value-type="float" office:value="0.13510553593985">
                <text:p>0.13510553593985</text:p>
              </table:table-cell>
              <table:table-cell office:value-type="float" office:value="0.93355340522717">
                <text:p>0.93355340522717</text:p>
              </table:table-cell>
              <table:table-cell office:value-type="float" office:value="1.4003099553788">
                <text:p>1.4003099553788</text:p>
              </table:table-cell>
              <table:table-cell office:value-type="float" office:value="0.20353418717253">
                <text:p>0.20353418717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115733511334">
                <text:p>0.81115733511334</text:p>
              </table:table-cell>
              <table:table-cell office:value-type="float" office:value="0.61153362275235">
                <text:p>0.6115336227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50632281316">
                <text:p>1.6550632281316</text:p>
              </table:table-cell>
              <table:table-cell office:value-type="float" office:value="-0.033019976408747">
                <text:p>-0.033019976408747</text:p>
              </table:table-cell>
              <table:table-cell office:value-type="float" office:value="0.12147520109433">
                <text:p>0.12147520109433</text:p>
              </table:table-cell>
              <table:table-cell office:value-type="float" office:value="0.93613133347708">
                <text:p>0.93613133347708</text:p>
              </table:table-cell>
              <table:table-cell office:value-type="float" office:value="1.3929361528516">
                <text:p>1.3929361528516</text:p>
              </table:table-cell>
              <table:table-cell office:value-type="float" office:value="0.21064948672396">
                <text:p>0.21064948672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947832347629">
                <text:p>0.80947832347629</text:p>
              </table:table-cell>
              <table:table-cell office:value-type="float" office:value="0.61122507118193">
                <text:p>0.6112250711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12351568053">
                <text:p>1.6412351568053</text:p>
              </table:table-cell>
              <table:table-cell office:value-type="float" office:value="-0.019150546286172">
                <text:p>-0.019150546286172</text:p>
              </table:table-cell>
              <table:table-cell office:value-type="float" office:value="0.10907246967406">
                <text:p>0.10907246967406</text:p>
              </table:table-cell>
              <table:table-cell office:value-type="float" office:value="0.93850603455127">
                <text:p>0.93850603455127</text:p>
              </table:table-cell>
              <table:table-cell office:value-type="float" office:value="1.384695080283">
                <text:p>1.384695080283</text:p>
              </table:table-cell>
              <table:table-cell office:value-type="float" office:value="0.21816687132048">
                <text:p>0.21816687132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866605578192">
                <text:p>0.80866605578192</text:p>
              </table:table-cell>
              <table:table-cell office:value-type="float" office:value="0.61050708849971">
                <text:p>0.6105070884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76141351174">
                <text:p>1.6276141351174</text:p>
              </table:table-cell>
              <table:table-cell office:value-type="float" office:value="-0.0055902472073905">
                <text:p>-0.0055902472073905</text:p>
              </table:table-cell>
              <table:table-cell office:value-type="float" office:value="0.097803736628084">
                <text:p>0.097803736628084</text:p>
              </table:table-cell>
              <table:table-cell office:value-type="float" office:value="0.94069405046712">
                <text:p>0.94069405046712</text:p>
              </table:table-cell>
              <table:table-cell office:value-type="float" office:value="1.3760039484371">
                <text:p>1.3760039484371</text:p>
              </table:table-cell>
              <table:table-cell office:value-type="float" office:value="0.22584516189381">
                <text:p>0.22584516189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868757862409">
                <text:p>0.80868757862409</text:p>
              </table:table-cell>
              <table:table-cell office:value-type="float" office:value="0.60939719519966">
                <text:p>0.6093971951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41976694243">
                <text:p>1.6141976694243</text:p>
              </table:table-cell>
              <table:table-cell office:value-type="float" office:value="0.0076675878871537">
                <text:p>0.0076675878871537</text:p>
              </table:table-cell>
              <table:table-cell office:value-type="float" office:value="0.087582177453392">
                <text:p>0.087582177453392</text:p>
              </table:table-cell>
              <table:table-cell office:value-type="float" office:value="0.94270984326087">
                <text:p>0.94270984326087</text:p>
              </table:table-cell>
              <table:table-cell office:value-type="float" office:value="1.3671077362151">
                <text:p>1.3671077362151</text:p>
              </table:table-cell>
              <table:table-cell office:value-type="float" office:value="0.23354442572094">
                <text:p>0.23354442572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9513244735">
                <text:p>0.809513244735</text:p>
              </table:table-cell>
              <table:table-cell office:value-type="float" office:value="0.60791130440071">
                <text:p>0.6079113044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09833214675">
                <text:p>1.6009833214675</text:p>
              </table:table-cell>
              <table:table-cell office:value-type="float" office:value="0.020629461150138">
                <text:p>0.020629461150138</text:p>
              </table:table-cell>
              <table:table-cell office:value-type="float" office:value="0.078326594879405">
                <text:p>0.078326594879405</text:p>
              </table:table-cell>
              <table:table-cell office:value-type="float" office:value="0.94456625736439">
                <text:p>0.94456625736439</text:p>
              </table:table-cell>
              <table:table-cell office:value-type="float" office:value="1.3581504506498">
                <text:p>1.3581504506498</text:p>
              </table:table-cell>
              <table:table-cell office:value-type="float" office:value="0.2411838386502">
                <text:p>0.2411838386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1111535285877">
                <text:p>0.81111535285877</text:p>
              </table:table-cell>
              <table:table-cell office:value-type="float" office:value="0.6060643939115">
                <text:p>0.606064393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79687076213">
                <text:p>1.5879687076213</text:p>
              </table:table-cell>
              <table:table-cell office:value-type="float" office:value="0.033301713866136">
                <text:p>0.033301713866136</text:p>
              </table:table-cell>
              <table:table-cell office:value-type="float" office:value="0.069960667669081">
                <text:p>0.069960667669081</text:p>
              </table:table-cell>
              <table:table-cell office:value-type="float" office:value="0.9462748664292">
                <text:p>0.9462748664292</text:p>
              </table:table-cell>
              <table:table-cell office:value-type="float" office:value="1.3492170579975">
                <text:p>1.3492170579975</text:p>
              </table:table-cell>
              <table:table-cell office:value-type="float" office:value="0.24871699363144">
                <text:p>0.24871699363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346693816649">
                <text:p>0.81346693816649</text:p>
              </table:table-cell>
              <table:table-cell office:value-type="float" office:value="0.60387110529024">
                <text:p>0.6038711052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51514976148">
                <text:p>1.5751514976148</text:p>
              </table:table-cell>
              <table:table-cell office:value-type="float" office:value="0.045690530710781">
                <text:p>0.045690530710781</text:p>
              </table:table-cell>
              <table:table-cell office:value-type="float" office:value="0.06241247970819">
                <text:p>0.06241247970819</text:p>
              </table:table-cell>
              <table:table-cell office:value-type="float" office:value="0.94784623134985">
                <text:p>0.94784623134985</text:p>
              </table:table-cell>
              <table:table-cell office:value-type="float" office:value="1.340357889635">
                <text:p>1.340357889635</text:p>
              </table:table-cell>
              <table:table-cell office:value-type="float" office:value="0.25611758172611">
                <text:p>0.25611758172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654067637745">
                <text:p>0.81654067637745</text:p>
              </table:table-cell>
              <table:table-cell office:value-type="float" office:value="0.60134628713124">
                <text:p>0.601346287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5294130905">
                <text:p>1.5625294130905</text:p>
              </table:table-cell>
              <table:table-cell office:value-type="float" office:value="0.057801944001599">
                <text:p>0.057801944001599</text:p>
              </table:table-cell>
              <table:table-cell office:value-type="float" office:value="0.055614237242412">
                <text:p>0.055614237242412</text:p>
              </table:table-cell>
              <table:table-cell office:value-type="float" office:value="0.94929009013535">
                <text:p>0.94929009013535</text:p>
              </table:table-cell>
              <table:table-cell office:value-type="float" office:value="1.331602827609">
                <text:p>1.331602827609</text:p>
              </table:table-cell>
              <table:table-cell office:value-type="float" office:value="0.26337109747587">
                <text:p>0.26337109747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030788063664">
                <text:p>0.82030788063664</text:p>
              </table:table-cell>
              <table:table-cell office:value-type="float" office:value="0.59850549206579">
                <text:p>0.5985054920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01002261288">
                <text:p>1.5501002261288</text:p>
              </table:table-cell>
              <table:table-cell office:value-type="float" office:value="0.069641837863996">
                <text:p>0.069641837863996</text:p>
              </table:table-cell>
              <table:table-cell office:value-type="float" office:value="0.049502105168681">
                <text:p>0.049502105168681</text:p>
              </table:table-cell>
              <table:table-cell office:value-type="float" office:value="0.9506154958277">
                <text:p>0.9506154958277</text:p>
              </table:table-cell>
              <table:table-cell office:value-type="float" office:value="1.3229695814364">
                <text:p>1.3229695814364</text:p>
              </table:table-cell>
              <table:table-cell office:value-type="float" office:value="0.27047001480419">
                <text:p>0.27047001480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473758344163">
                <text:p>0.82473758344163</text:p>
              </table:table-cell>
              <table:table-cell office:value-type="float" office:value="0.5953654304556">
                <text:p>0.595365430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78617566053">
                <text:p>1.5378617566053</text:p>
              </table:table-cell>
              <table:table-cell office:value-type="float" office:value="0.081215963919539">
                <text:p>0.081215963919539</text:p>
              </table:table-cell>
              <table:table-cell office:value-type="float" office:value="0.044016111548958">
                <text:p>0.044016111548958</text:p>
              </table:table-cell>
              <table:table-cell office:value-type="float" office:value="0.95183091528534">
                <text:p>0.95183091528534</text:p>
              </table:table-cell>
              <table:table-cell office:value-type="float" office:value="1.3144685499066">
                <text:p>1.3144685499066</text:p>
              </table:table-cell>
              <table:table-cell office:value-type="float" office:value="0.27741096225384">
                <text:p>0.27741096225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9795707386">
                <text:p>0.829795707386</text:p>
              </table:table-cell>
              <table:table-cell office:value-type="float" office:value="0.59194437812588">
                <text:p>0.5919443781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58118593608">
                <text:p>1.5258118593608</text:p>
              </table:table-cell>
              <table:table-cell office:value-type="float" office:value="0.092529918633182">
                <text:p>0.092529918633182</text:p>
              </table:table-cell>
              <table:table-cell office:value-type="float" office:value="0.039100084079774">
                <text:p>0.039100084079774</text:p>
              </table:table-cell>
              <table:table-cell office:value-type="float" office:value="0.9529442989871">
                <text:p>0.9529442989871</text:p>
              </table:table-cell>
              <table:table-cell office:value-type="float" office:value="1.3061057006518">
                <text:p>1.3061057006518</text:p>
              </table:table-cell>
              <table:table-cell office:value-type="float" office:value="0.2841930552314">
                <text:p>0.2841930552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544433853341">
                <text:p>0.83544433853341</text:p>
              </table:table-cell>
              <table:table-cell office:value-type="float" office:value="0.58826253052382">
                <text:p>0.5882625305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39484575127">
                <text:p>1.5139484575127</text:p>
              </table:table-cell>
              <table:table-cell office:value-type="float" office:value="0.10358916031035">
                <text:p>0.10358916031035</text:p>
              </table:table-cell>
              <table:table-cell office:value-type="float" office:value="0.0347015937988">
                <text:p>0.0347015937988</text:p>
              </table:table-cell>
              <table:table-cell office:value-type="float" office:value="0.95396312985979">
                <text:p>0.95396312985979</text:p>
              </table:table-cell>
              <table:table-cell office:value-type="float" office:value="1.297884291198">
                <text:p>1.297884291198</text:p>
              </table:table-cell>
              <table:table-cell office:value-type="float" office:value="0.29081690251812">
                <text:p>0.29081690251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4164112485308">
                <text:p>0.84164112485308</text:p>
              </table:table-cell>
              <table:table-cell office:value-type="float" office:value="0.58434229148297">
                <text:p>0.5843422914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022695143631">
                <text:p>1.5022695143631</text:p>
              </table:table-cell>
              <table:table-cell office:value-type="float" office:value="0.11439901739399">
                <text:p>0.11439901739399</text:p>
              </table:table-cell>
              <table:table-cell office:value-type="float" office:value="0.030771890317266">
                <text:p>0.030771890317266</text:p>
              </table:table-cell>
              <table:table-cell office:value-type="float" office:value="0.95489445736579">
                <text:p>0.95489445736579</text:p>
              </table:table-cell>
              <table:table-cell office:value-type="float" office:value="1.2898059072965">
                <text:p>1.2898059072965</text:p>
              </table:table-cell>
              <table:table-cell office:value-type="float" office:value="0.29728400902535">
                <text:p>0.29728400902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33882886261">
                <text:p>0.84833882886261</text:p>
              </table:table-cell>
              <table:table-cell office:value-type="float" office:value="0.58020848152235">
                <text:p>0.5802084815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07730345158">
                <text:p>1.4907730345158</text:p>
              </table:table-cell>
              <table:table-cell office:value-type="float" office:value="0.124964690547">
                <text:p>0.124964690547</text:p>
              </table:table-cell>
              <table:table-cell office:value-type="float" office:value="0.027265819711387">
                <text:p>0.027265819711387</text:p>
              </table:table-cell>
              <table:table-cell office:value-type="float" office:value="0.95574492163181">
                <text:p>0.95574492163181</text:p>
              </table:table-cell>
              <table:table-cell office:value-type="float" office:value="1.2818710952833">
                <text:p>1.2818710952833</text:p>
              </table:table-cell>
              <table:table-cell office:value-type="float" office:value="0.30359641353224">
                <text:p>0.30359641353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548506792531">
                <text:p>0.85548506792531</text:p>
              </table:table-cell>
              <table:table-cell office:value-type="float" office:value="0.575888448647">
                <text:p>0.57588844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94570636516">
                <text:p>1.4794570636516</text:p>
              </table:table-cell>
              <table:table-cell office:value-type="float" office:value="0.1352912554781">
                <text:p>0.1352912554781</text:p>
              </table:table-cell>
              <table:table-cell office:value-type="float" office:value="0.024141721231412">
                <text:p>0.024141721231412</text:p>
              </table:table-cell>
              <table:table-cell office:value-type="float" office:value="0.95652077120597">
                <text:p>0.95652077120597</text:p>
              </table:table-cell>
              <table:table-cell office:value-type="float" office:value="1.2740797507678">
                <text:p>1.2740797507678</text:p>
              </table:table-cell>
              <table:table-cell office:value-type="float" office:value="0.30975646708649">
                <text:p>0.30975646708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302227654556">
                <text:p>0.86302227654556</text:p>
              </table:table-cell>
              <table:table-cell office:value-type="float" office:value="0.57141206438645">
                <text:p>0.5714120643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83196877259">
                <text:p>1.4683196877259</text:p>
              </table:table-cell>
              <table:table-cell office:value-type="float" office:value="0.14538366603863">
                <text:p>0.14538366603863</text:p>
              </table:table-cell>
              <table:table-cell office:value-type="float" office:value="0.021361302504452">
                <text:p>0.021361302504452</text:p>
              </table:table-cell>
              <table:table-cell office:value-type="float" office:value="0.95722787706114">
                <text:p>0.95722787706114</text:p>
              </table:table-cell>
              <table:table-cell office:value-type="float" office:value="1.2664313596789">
                <text:p>1.2664313596789</text:p>
              </table:table-cell>
              <table:table-cell office:value-type="float" office:value="0.31576669640735">
                <text:p>0.31576669640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088792178473">
                <text:p>0.87088792178473</text:p>
              </table:table-cell>
              <table:table-cell office:value-type="float" office:value="0.5668115897161">
                <text:p>0.566811589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73590319217">
                <text:p>1.4573590319217</text:p>
              </table:table-cell>
              <table:table-cell office:value-type="float" office:value="0.1552467573889">
                <text:p>0.1552467573889</text:p>
              </table:table-cell>
              <table:table-cell office:value-type="float" office:value="0.0188894952135">
                <text:p>0.0188894952135</text:p>
              </table:table-cell>
              <table:table-cell office:value-type="float" office:value="0.95787174469005">
                <text:p>0.95787174469005</text:p>
              </table:table-cell>
              <table:table-cell office:value-type="float" office:value="1.2589251490052">
                <text:p>1.2589251490052</text:p>
              </table:table-cell>
              <table:table-cell office:value-type="float" office:value="0.32162971913881">
                <text:p>0.32162971913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901499485909">
                <text:p>0.87901499485909</text:p>
              </table:table-cell>
              <table:table-cell office:value-type="float" office:value="0.56212139988603">
                <text:p>0.5621213998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65732595003">
                <text:p>1.4465732595003</text:p>
              </table:table-cell>
              <table:table-cell office:value-type="float" office:value="0.16488524914815">
                <text:p>0.16488524914815</text:p>
              </table:table-cell>
              <table:table-cell office:value-type="float" office:value="0.016694294597495">
                <text:p>0.016694294597495</text:p>
              </table:table-cell>
              <table:table-cell office:value-type="float" office:value="0.95845752553251">
                <text:p>0.95845752553251</text:p>
              </table:table-cell>
              <table:table-cell office:value-type="float" office:value="1.2515601817852">
                <text:p>1.2515601817852</text:p>
              </table:table-cell>
              <table:table-cell office:value-type="float" office:value="0.32734819102296">
                <text:p>0.32734819102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73327888523">
                <text:p>0.8873327888523</text:p>
              </table:table-cell>
              <table:table-cell office:value-type="float" office:value="0.55737756413259">
                <text:p>0.5573775641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59605706159">
                <text:p>1.4359605706159</text:p>
              </table:table-cell>
              <table:table-cell office:value-type="float" office:value="0.17430374849099">
                <text:p>0.17430374849099</text:p>
              </table:table-cell>
              <table:table-cell office:value-type="float" office:value="0.01474658677288">
                <text:p>0.01474658677288</text:p>
              </table:table-cell>
              <table:table-cell office:value-type="float" office:value="0.95899002851367">
                <text:p>0.95899002851367</text:p>
              </table:table-cell>
              <table:table-cell office:value-type="float" office:value="1.2443354173651">
                <text:p>1.2443354173651</text:p>
              </table:table-cell>
              <table:table-cell office:value-type="float" office:value="0.33292477290085">
                <text:p>0.33292477290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576795467998">
                <text:p>0.89576795467998</text:p>
              </table:table-cell>
              <table:table-cell office:value-type="float" office:value="0.5526172855339">
                <text:p>0.55261728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519201121">
                <text:p>1.425519201121</text:p>
              </table:table-cell>
              <table:table-cell office:value-type="float" office:value="0.18350675317565">
                <text:p>0.18350675317565</text:p>
              </table:table-cell>
              <table:table-cell office:value-type="float" office:value="0.013019968026894">
                <text:p>0.013019968026894</text:p>
              </table:table-cell>
              <table:table-cell office:value-type="float" office:value="0.95947373212957">
                <text:p>0.95947373212957</text:p>
              </table:table-cell>
              <table:table-cell office:value-type="float" office:value="1.2372497498229">
                <text:p>1.2372497498229</text:p>
              </table:table-cell>
              <table:table-cell office:value-type="float" office:value="0.338362110136">
                <text:p>0.33836211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424580620582">
                <text:p>0.90424580620582</text:p>
              </table:table-cell>
              <table:table-cell office:value-type="float" office:value="0.54787821723409">
                <text:p>0.5478782172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52474213767">
                <text:p>1.4152474213767</text:p>
              </table:table-cell>
              <table:table-cell office:value-type="float" office:value="0.19249865449866">
                <text:p>0.19249865449866</text:p>
              </table:table-cell>
              <table:table-cell office:value-type="float" office:value="0.011490560042094">
                <text:p>0.011490560042094</text:p>
              </table:table-cell>
              <table:table-cell office:value-type="float" office:value="0.95991279727084">
                <text:p>0.95991279727084</text:p>
              </table:table-cell>
              <table:table-cell office:value-type="float" office:value="1.2303020325483">
                <text:p>1.2303020325483</text:p>
              </table:table-cell>
              <table:table-cell office:value-type="float" office:value="0.34366281988565">
                <text:p>0.34366281988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269182280448">
                <text:p>0.91269182280448</text:p>
              </table:table-cell>
              <table:table-cell office:value-type="float" office:value="0.54319768280941">
                <text:p>0.5431976828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51435350723">
                <text:p>1.4051435350723</text:p>
              </table:table-cell>
              <table:table-cell office:value-type="float" office:value="0.20128374017513">
                <text:p>0.20128374017513</text:p>
              </table:table-cell>
              <table:table-cell office:value-type="float" office:value="0.010136824610052">
                <text:p>0.010136824610052</text:p>
              </table:table-cell>
              <table:table-cell office:value-type="float" office:value="0.96031108080671">
                <text:p>0.96031108080671</text:p>
              </table:table-cell>
              <table:table-cell office:value-type="float" office:value="1.2234910939688">
                <text:p>1.2234910939688</text:p>
              </table:table-cell>
              <table:table-cell office:value-type="float" office:value="0.34882948336834">
                <text:p>0.34882948336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0332764764">
                <text:p>0.9210332764764</text:p>
              </table:table-cell>
              <table:table-cell office:value-type="float" office:value="0.53861183924051">
                <text:p>0.5386118392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52058780564">
                <text:p>1.3952058780564</text:p>
              </table:table-cell>
              <table:table-cell office:value-type="float" office:value="0.20986619714587">
                <text:p>0.20986619714587</text:p>
              </table:table-cell>
              <table:table-cell office:value-type="float" office:value="0.0089393808782851">
                <text:p>0.0089393808782851</text:p>
              </table:table-cell>
              <table:table-cell office:value-type="float" office:value="0.96067214984307">
                <text:p>0.96067214984307</text:p>
              </table:table-cell>
              <table:table-cell office:value-type="float" office:value="1.2168157475667">
                <text:p>1.2168157475667</text:p>
              </table:table-cell>
              <table:table-cell office:value-type="float" office:value="0.35386464133517">
                <text:p>0.353864641335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92008939531">
                <text:p>0.9292008939531</text:p>
              </table:table-cell>
              <table:table-cell office:value-type="float" office:value="0.53415482919246">
                <text:p>0.5341548291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54328171792">
                <text:p>1.3854328171792</text:p>
              </table:table-cell>
              <table:table-cell office:value-type="float" office:value="0.21825011431307">
                <text:p>0.21825011431307</text:p>
              </table:table-cell>
              <table:table-cell office:value-type="float" office:value="0.007880827619463">
                <text:p>0.007880827619463</text:p>
              </table:table-cell>
              <table:table-cell office:value-type="float" office:value="0.96099929650445">
                <text:p>0.96099929650445</text:p>
              </table:table-cell>
              <table:table-cell office:value-type="float" office:value="1.2102747981865">
                <text:p>1.2102747981865</text:p>
              </table:table-cell>
              <table:table-cell office:value-type="float" office:value="0.35877079160843">
                <text:p>0.35877079160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713045498783">
                <text:p>0.93713045498783</text:p>
              </table:table-cell>
              <table:table-cell office:value-type="float" office:value="0.52985797362019">
                <text:p>0.5298579736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8227491468">
                <text:p>1.3758227491468</text:p>
              </table:table-cell>
              <table:table-cell office:value-type="float" office:value="0.22643948520731">
                <text:p>0.22643948520731</text:p>
              </table:table-cell>
              <table:table-cell office:value-type="float" office:value="0.0069455724644777">
                <text:p>0.0069455724644777</text:p>
              </table:table-cell>
              <table:table-cell office:value-type="float" office:value="0.96129555305895">
                <text:p>0.96129555305895</text:p>
              </table:table-cell>
              <table:table-cell office:value-type="float" office:value="1.2038670459104">
                <text:p>1.2038670459104</text:p>
              </table:table-cell>
              <table:table-cell office:value-type="float" office:value="0.36355038796151">
                <text:p>0.36355038796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47642282806">
                <text:p>0.9447642282806</text:p>
              </table:table-cell>
              <table:table-cell office:value-type="float" office:value="0.52574905508624">
                <text:p>0.5257490550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63740993852">
                <text:p>1.3663740993852</text:p>
              </table:table-cell>
              <table:table-cell office:value-type="float" office:value="0.2344382105882">
                <text:p>0.2344382105882</text:p>
              </table:table-cell>
              <table:table-cell office:value-type="float" office:value="0.0061196695322417">
                <text:p>0.0061196695322417</text:p>
              </table:table-cell>
              <table:table-cell office:value-type="float" office:value="0.96156370719733">
                <text:p>0.96156370719733</text:p>
              </table:table-cell>
              <table:table-cell office:value-type="float" office:value="1.1975912883321">
                <text:p>1.1975912883321</text:p>
              </table:table-cell>
              <table:table-cell office:value-type="float" office:value="0.36820583987198">
                <text:p>0.36820583987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205215696405">
                <text:p>0.95205215696405</text:p>
              </table:table-cell>
              <table:table-cell office:value-type="float" office:value="0.52185173628309">
                <text:p>0.5218517362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70853209139">
                <text:p>1.3570853209139</text:p>
              </table:table-cell>
              <table:table-cell office:value-type="float" office:value="0.24225010098094">
                <text:p>0.24225010098094</text:p>
              </table:table-cell>
              <table:table-cell office:value-type="float" office:value="0.0053906664368518">
                <text:p>0.0053906664368518</text:p>
              </table:table-cell>
              <table:table-cell office:value-type="float" office:value="0.96180631728493">
                <text:p>0.96180631728493</text:p>
              </table:table-cell>
              <table:table-cell office:value-type="float" office:value="1.1914463217653">
                <text:p>1.1914463217653</text:p>
              </table:table-cell>
              <table:table-cell office:value-type="float" office:value="0.37273951284451">
                <text:p>0.37273951284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895272538474">
                <text:p>0.95895272538474</text:p>
              </table:table-cell>
              <table:table-cell office:value-type="float" office:value="0.51818514761331">
                <text:p>0.5181851476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79548932279">
                <text:p>1.3479548932279</text:p>
              </table:table-cell>
              <table:table-cell office:value-type="float" office:value="0.24987887915175">
                <text:p>0.24987887915175</text:p>
              </table:table-cell>
              <table:table-cell office:value-type="float" office:value="0.0047474612650285">
                <text:p>0.0047474612650285</text:p>
              </table:table-cell>
              <table:table-cell office:value-type="float" office:value="0.96202572742204">
                <text:p>0.96202572742204</text:p>
              </table:table-cell>
              <table:table-cell office:value-type="float" office:value="1.1854309417405">
                <text:p>1.1854309417405</text:p>
              </table:table-cell>
              <table:table-cell office:value-type="float" office:value="0.37715372910461">
                <text:p>0.37715372910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543346561034">
                <text:p>0.96543346561034</text:p>
              </table:table-cell>
              <table:table-cell office:value-type="float" office:value="0.51476366360968">
                <text:p>0.5147636636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89813211867">
                <text:p>1.3389813211867</text:p>
              </table:table-cell>
              <table:table-cell office:value-type="float" office:value="0.2573281825241">
                <text:p>0.2573281825241</text:p>
              </table:table-cell>
              <table:table-cell office:value-type="float" office:value="0.0041801697940104">
                <text:p>0.0041801697940104</text:p>
              </table:table-cell>
              <table:table-cell office:value-type="float" office:value="0.96222408217116">
                <text:p>0.96222408217116</text:p>
              </table:table-cell>
              <table:table-cell office:value-type="float" office:value="1.1795439430249">
                <text:p>1.1795439430249</text:p>
              </table:table-cell>
              <table:table-cell office:value-type="float" office:value="0.38145076853248">
                <text:p>0.38145076853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147109213303">
                <text:p>0.97147109213303</text:p>
              </table:table-cell>
              <table:table-cell office:value-type="float" office:value="0.51159687233603">
                <text:p>0.511596872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01631339107">
                <text:p>1.3301631339107</text:p>
              </table:table-cell>
              <table:table-cell office:value-type="float" office:value="0.26460156553828">
                <text:p>0.26460156553828</text:p>
              </table:table-cell>
              <table:table-cell office:value-type="float" office:value="0.0036800029662364">
                <text:p>0.0036800029662364</text:p>
              </table:table-cell>
              <table:table-cell office:value-type="float" office:value="0.962403340831">
                <text:p>0.962403340831</text:p>
              </table:table-cell>
              <table:table-cell office:value-type="float" office:value="1.1737841193214">
                <text:p>1.1737841193214</text:p>
              </table:table-cell>
              <table:table-cell office:value-type="float" office:value="0.38563286974986">
                <text:p>0.38563286974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705128263859">
                <text:p>0.97705128263859</text:p>
              </table:table-cell>
              <table:table-cell office:value-type="float" office:value="0.50868972675736">
                <text:p>0.5086897267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14988836818">
                <text:p>1.3214988836818</text:p>
              </table:table-cell>
              <table:table-cell office:value-type="float" office:value="0.27170250195647">
                <text:p>0.27170250195647</text:p>
              </table:table-cell>
              <table:table-cell office:value-type="float" office:value="0.0032391544216314">
                <text:p>0.0032391544216314</text:p>
              </table:table-cell>
              <table:table-cell office:value-type="float" office:value="0.96256529116896">
                <text:p>0.96256529116896</text:p>
              </table:table-cell>
              <table:table-cell office:value-type="float" office:value="1.1681502627504">
                <text:p>1.1681502627504</text:p>
              </table:table-cell>
              <table:table-cell office:value-type="float" office:value="0.38970223130174">
                <text:p>0.38970223130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216814792281">
                <text:p>0.98216814792281</text:p>
              </table:table-cell>
              <table:table-cell office:value-type="float" office:value="0.50604285424886">
                <text:p>0.5060428542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29871448493">
                <text:p>1.3129871448493</text:p>
              </table:table-cell>
              <table:table-cell office:value-type="float" office:value="0.27863438711528">
                <text:p>0.27863438711528</text:p>
              </table:table-cell>
              <table:table-cell office:value-type="float" office:value="0.0028506977554616">
                <text:p>0.0028506977554616</text:p>
              </table:table-cell>
              <table:table-cell office:value-type="float" office:value="0.9627115625368">
                <text:p>0.9627115625368</text:p>
              </table:table-cell>
              <table:table-cell office:value-type="float" office:value="1.1626411631888">
                <text:p>1.1626411631888</text:p>
              </table:table-cell>
              <table:table-cell office:value-type="float" office:value="0.39366101289366">
                <text:p>0.39366101289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682345226836">
                <text:p>0.98682345226836</text:p>
              </table:table-cell>
              <table:table-cell office:value-type="float" office:value="0.50365299127559">
                <text:p>0.5036529912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46265127398">
                <text:p>1.3046265127398</text:p>
              </table:table-cell>
              <table:table-cell office:value-type="float" office:value="0.285400540128">
                <text:p>0.285400540128</text:p>
              </table:table-cell>
              <table:table-cell office:value-type="float" office:value="0.0025084930462965">
                <text:p>0.0025084930462965</text:p>
              </table:table-cell>
              <table:table-cell office:value-type="float" office:value="0.96284363832273">
                <text:p>0.96284363832273</text:p>
              </table:table-cell>
              <table:table-cell office:value-type="float" office:value="1.1572556075122">
                <text:p>1.1572556075122</text:p>
              </table:table-cell>
              <table:table-cell office:value-type="float" office:value="0.39751133665786">
                <text:p>0.39751133665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102565576198">
                <text:p>0.99102565576198</text:p>
              </table:table-cell>
              <table:table-cell office:value-type="float" office:value="0.50151350541188">
                <text:p>0.501513505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64156025701">
                <text:p>1.2964156025701</text:p>
              </table:table-cell>
              <table:table-cell office:value-type="float" office:value="0.29200420603824">
                <text:p>0.29200420603824</text:p>
              </table:table-cell>
              <table:table-cell office:value-type="float" office:value="0.0022071021313016">
                <text:p>0.0022071021313016</text:p>
              </table:table-cell>
              <table:table-cell office:value-type="float" office:value="0.96296286770887">
                <text:p>0.96296286770887</text:p>
              </table:table-cell>
              <table:table-cell office:value-type="float" office:value="1.1519923787773">
                <text:p>1.1519923787773</text:p>
              </table:table-cell>
              <table:table-cell office:value-type="float" office:value="0.40125528842986">
                <text:p>0.40125528842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478885201864">
                <text:p>0.99478885201864</text:p>
              </table:table-cell>
              <table:table-cell office:value-type="float" office:value="0.49961496622602">
                <text:p>0.4996149662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83530483619">
                <text:p>1.2883530483619</text:p>
              </table:table-cell>
              <table:table-cell office:value-type="float" office:value="0.29844855792692">
                <text:p>0.29844855792692</text:p>
              </table:table-cell>
              <table:table-cell office:value-type="float" office:value="0.0019417120612659">
                <text:p>0.0019417120612659</text:p>
              </table:table-cell>
              <table:table-cell office:value-type="float" office:value="0.96307047671875">
                <text:p>0.96307047671875</text:p>
              </table:table-cell>
              <table:table-cell office:value-type="float" office:value="1.1468502553677">
                <text:p>1.1468502553677</text:p>
              </table:table-cell>
              <table:table-cell office:value-type="float" office:value="0.40489491902273">
                <text:p>0.40489491902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1316698828">
                <text:p>0.9981316698828</text:p>
              </table:table-cell>
              <table:table-cell office:value-type="float" office:value="0.49794572945407">
                <text:p>0.4979457294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04375018592">
                <text:p>1.2804375018592</text:p>
              </table:table-cell>
              <table:table-cell office:value-type="float" office:value="0.30473669897431">
                <text:p>0.30473669897431</text:p>
              </table:table-cell>
              <table:table-cell office:value-type="float" office:value="0.001708066146291">
                <text:p>0.001708066146291</text:p>
              </table:table-cell>
              <table:table-cell office:value-type="float" office:value="0.96316757855293">
                <text:p>0.96316757855293</text:p>
              </table:table-cell>
              <table:table-cell office:value-type="float" office:value="1.1418280101205">
                <text:p>1.1418280101205</text:p>
              </table:table-cell>
              <table:table-cell office:value-type="float" office:value="0.40843224548997">
                <text:p>0.40843224548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10761977593">
                <text:p>1.0010761977593</text:p>
              </table:table-cell>
              <table:table-cell office:value-type="float" office:value="0.49649250432391">
                <text:p>0.4964925043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2667631447">
                <text:p>1.272667631447</text:p>
              </table:table-cell>
              <table:table-cell office:value-type="float" office:value="0.31087166447865">
                <text:p>0.31087166447865</text:p>
              </table:table-cell>
              <table:table-cell office:value-type="float" office:value="0.0015024019998716">
                <text:p>0.0015024019998716</text:p>
              </table:table-cell>
              <table:table-cell office:value-type="float" office:value="0.96325518322128">
                <text:p>0.96325518322128</text:p>
              </table:table-cell>
              <table:table-cell office:value-type="float" office:value="1.1369244094478">
                <text:p>1.1369244094478</text:p>
              </table:table-cell>
              <table:table-cell office:value-type="float" office:value="0.41186925237043">
                <text:p>0.41186925237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36469764248">
                <text:p>1.0036469764248</text:p>
              </table:table-cell>
              <table:table-cell office:value-type="float" office:value="0.49524088074492">
                <text:p>0.4952408807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50421210708">
                <text:p>1.2650421210708</text:p>
              </table:table-cell>
              <table:table-cell office:value-type="float" office:value="0.31685642383298">
                <text:p>0.31685642383298</text:p>
              </table:table-cell>
              <table:table-cell office:value-type="float" office:value="0.0013213959993052">
                <text:p>0.0013213959993052</text:p>
              </table:table-cell>
              <table:table-cell office:value-type="float" office:value="0.96333420648887">
                <text:p>0.96333420648887</text:p>
              </table:table-cell>
              <table:table-cell office:value-type="float" office:value="1.1321382124627">
                <text:p>1.1321382124627</text:p>
              </table:table-cell>
              <table:table-cell office:value-type="float" office:value="0.41520789291188">
                <text:p>0.41520789291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58700924728">
                <text:p>1.0058700924728</text:p>
              </table:table-cell>
              <table:table-cell office:value-type="float" office:value="0.49417580031909">
                <text:p>0.4941758003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75596691564">
                <text:p>1.2575596691564</text:p>
              </table:table-cell>
              <table:table-cell office:value-type="float" office:value="0.32269388246159">
                <text:p>0.32269388246159</text:p>
              </table:table-cell>
              <table:table-cell office:value-type="float" office:value="0.0011621135997115">
                <text:p>0.0011621135997115</text:p>
              </table:table-cell>
              <table:table-cell office:value-type="float" office:value="0.96340547815902">
                <text:p>0.96340547815902</text:p>
              </table:table-cell>
              <table:table-cell office:value-type="float" office:value="1.1274681701158">
                <text:p>1.1274681701158</text:p>
              </table:table-cell>
              <table:table-cell office:value-type="float" office:value="0.41845009026367">
                <text:p>0.41845009026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77723915347">
                <text:p>1.0077723915347</text:p>
              </table:table-cell>
              <table:table-cell office:value-type="float" office:value="0.4932819619356">
                <text:p>0.493281961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02189875315">
                <text:p>1.2502189875315</text:p>
              </table:table-cell>
              <table:table-cell office:value-type="float" office:value="0.32838688371734">
                <text:p>0.32838688371734</text:p>
              </table:table-cell>
              <table:table-cell office:value-type="float" office:value="0.0010219649669201">
                <text:p>0.0010219649669201</text:p>
              </table:table-cell>
              <table:table-cell office:value-type="float" office:value="0.96346974972102">
                <text:p>0.96346974972102</text:p>
              </table:table-cell>
              <table:table-cell office:value-type="float" office:value="1.122913024356">
                <text:p>1.122913024356</text:p>
              </table:table-cell>
              <table:table-cell office:value-type="float" office:value="0.42159773864581">
                <text:p>0.42159773864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93808191655">
                <text:p>1.0093808191655</text:p>
              </table:table-cell>
              <table:table-cell office:value-type="float" office:value="0.4925441585627">
                <text:p>0.49254415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3018800346">
                <text:p>1.243018800346</text:p>
              </table:table-cell>
              <table:table-cell office:value-type="float" office:value="0.33393821074125">
                <text:p>0.33393821074125</text:p>
              </table:table-cell>
              <table:table-cell office:value-type="float" office:value="0.00089866542398477">
                <text:p>0.00089866542398477</text:p>
              </table:table-cell>
              <table:table-cell office:value-type="float" office:value="0.96352770139431">
                <text:p>0.96352770139431</text:p>
              </table:table-cell>
              <table:table-cell office:value-type="float" office:value="1.1184715073097">
                <text:p>1.1184715073097</text:p>
              </table:table-cell>
              <table:table-cell office:value-type="float" office:value="0.42465270448361">
                <text:p>0.424652704483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07218883353">
                <text:p>1.0107218883353</text:p>
              </table:table-cell>
              <table:table-cell office:value-type="float" office:value="0.49194754643713">
                <text:p>0.4919475464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59578429943">
                <text:p>1.2359578429943</text:p>
              </table:table-cell>
              <table:table-cell office:value-type="float" office:value="0.33935058828531">
                <text:p>0.33935058828531</text:p>
              </table:table-cell>
              <table:table-cell office:value-type="float" office:value="0.00079020024102549">
                <text:p>0.00079020024102549</text:p>
              </table:table-cell>
              <table:table-cell office:value-type="float" office:value="0.9635799486022">
                <text:p>0.9635799486022</text:p>
              </table:table-cell>
              <table:table-cell office:value-type="float" office:value="1.1141423404931">
                <text:p>1.1141423404931</text:p>
              </table:table-cell>
              <table:table-cell office:value-type="float" office:value="0.42761682750917">
                <text:p>0.42761682750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18212659815">
                <text:p>1.0118212659815</text:p>
              </table:table-cell>
              <table:table-cell office:value-type="float" office:value="0.49147785115741">
                <text:p>0.491477851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90348610371">
                <text:p>1.2290348610371</text:p>
              </table:table-cell>
              <table:table-cell office:value-type="float" office:value="0.34462668449973">
                <text:p>0.34462668449973</text:p>
              </table:table-cell>
              <table:table-cell office:value-type="float" office:value="0.00069479333243871">
                <text:p>0.00069479333243871</text:p>
              </table:table-cell>
              <table:table-cell office:value-type="float" office:value="0.96362704790959">
                <text:p>0.96362704790959</text:p>
              </table:table-cell>
              <table:table-cell office:value-type="float" office:value="1.1099242340568">
                <text:p>1.1099242340568</text:p>
              </table:table-cell>
              <table:table-cell office:value-type="float" office:value="0.43049192182747">
                <text:p>0.43049192182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27034668669">
                <text:p>1.0127034668669</text:p>
              </table:table-cell>
              <table:table-cell office:value-type="float" office:value="0.4911215172833">
                <text:p>0.491121517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22486091244">
                <text:p>1.2222486091244</text:p>
              </table:table-cell>
              <table:table-cell office:value-type="float" office:value="0.34976911268536">
                <text:p>0.34976911268536</text:p>
              </table:table-cell>
              <table:table-cell office:value-type="float" office:value="0.00061087946048974">
                <text:p>0.00061087946048974</text:p>
              </table:table-cell>
              <table:table-cell office:value-type="float" office:value="0.96366950245923">
                <text:p>0.96366950245923</text:p>
              </table:table-cell>
              <table:table-cell office:value-type="float" office:value="1.1058158860701">
                <text:p>1.1058158860701</text:p>
              </table:table-cell>
              <table:table-cell office:value-type="float" office:value="0.43327977694564">
                <text:p>0.43327977694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3916407265">
                <text:p>1.0133916407265</text:p>
              </table:table-cell>
              <table:table-cell office:value-type="float" office:value="0.49086580913001">
                <text:p>0.4908658091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55978499196">
                <text:p>1.2155978499196</text:p>
              </table:table-cell>
              <table:table-cell office:value-type="float" office:value="0.35478043301248">
                <text:p>0.35478043301248</text:p>
              </table:table-cell>
              <table:table-cell office:value-type="float" office:value="0.00053707957843738">
                <text:p>0.00053707957843738</text:p>
              </table:table-cell>
              <table:table-cell office:value-type="float" office:value="0.96370776694117">
                <text:p>0.96370776694117</text:p>
              </table:table-cell>
              <table:table-cell office:value-type="float" office:value="1.1018159818466">
                <text:p>1.1018159818466</text:p>
              </table:table-cell>
              <table:table-cell office:value-type="float" office:value="0.43598215876374">
                <text:p>0.43598215876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39074379375">
                <text:p>1.0139074379375</text:p>
              </table:table-cell>
              <table:table-cell office:value-type="float" office:value="0.4906988707463">
                <text:p>0.49069887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9081353025">
                <text:p>1.209081353025</text:p>
              </table:table-cell>
              <table:table-cell office:value-type="float" office:value="0.35966315420626">
                <text:p>0.35966315420626</text:p>
              </table:table-cell>
              <table:table-cell office:value-type="float" office:value="0.0004721789791704">
                <text:p>0.0004721789791704</text:p>
              </table:table-cell>
              <table:table-cell office:value-type="float" office:value="0.96374225212865">
                <text:p>0.96374225212865</text:p>
              </table:table-cell>
              <table:table-cell office:value-type="float" office:value="1.0979231933164">
                <text:p>1.0979231933164</text:p>
              </table:table-cell>
              <table:table-cell office:value-type="float" office:value="0.43860081052564">
                <text:p>0.43860081052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42709393061">
                <text:p>1.0142709393061</text:p>
              </table:table-cell>
              <table:table-cell office:value-type="float" office:value="0.49060975280293">
                <text:p>0.4906097528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269789391">
                <text:p>1.20269789391</text:p>
              </table:table-cell>
              <table:table-cell office:value-type="float" office:value="0.36441973519993">
                <text:p>0.36441973519993</text:p>
              </table:table-cell>
              <table:table-cell office:value-type="float" office:value="0.00041510794647591">
                <text:p>0.00041510794647591</text:p>
              </table:table-cell>
              <table:table-cell office:value-type="float" office:value="0.96377332901315">
                <text:p>0.96377332901315</text:p>
              </table:table-cell>
              <table:table-cell office:value-type="float" office:value="1.0941361784482">
                <text:p>1.0941361784482</text:p>
              </table:table-cell>
              <table:table-cell office:value-type="float" office:value="0.44113745372878">
                <text:p>0.44113745372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4500636637">
                <text:p>1.014500636637</text:p>
              </table:table-cell>
              <table:table-cell office:value-type="float" office:value="0.49058841349104">
                <text:p>0.4905884134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64462528417">
                <text:p>1.1964462528417</text:p>
              </table:table-cell>
              <table:table-cell office:value-type="float" office:value="0.36905258675591">
                <text:p>0.36905258675591</text:p>
              </table:table-cell>
              <table:table-cell office:value-type="float" office:value="0.00036492463527738">
                <text:p>0.00036492463527738</text:p>
              </table:table-cell>
              <table:table-cell office:value-type="float" office:value="0.96380133256948">
                <text:p>0.96380133256948</text:p>
              </table:table-cell>
              <table:table-cell office:value-type="float" office:value="1.0904535807247">
                <text:p>1.0904535807247</text:p>
              </table:table-cell>
              <table:table-cell office:value-type="float" office:value="0.44359378899132">
                <text:p>0.44359378899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46134522466">
                <text:p>1.0146134522466</text:p>
              </table:table-cell>
              <table:table-cell office:value-type="float" office:value="0.49062569969932">
                <text:p>0.49062569969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03252138199">
                <text:p>1.1903252138199</text:p>
              </table:table-cell>
              <table:table-cell office:value-type="float" office:value="0.37356407305561">
                <text:p>0.37356407305561</text:p>
              </table:table-cell>
              <table:table-cell office:value-type="float" office:value="0.00032079993434928">
                <text:p>0.00032079993434928</text:p>
              </table:table-cell>
              <table:table-cell office:value-type="float" office:value="0.96382656518047">
                <text:p>0.96382656518047</text:p>
              </table:table-cell>
              <table:table-cell office:value-type="float" office:value="1.0868740286753">
                <text:p>1.0868740286753</text:p>
              </table:table-cell>
              <table:table-cell office:value-type="float" office:value="0.44597149687547">
                <text:p>0.445971496875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46247872476">
                <text:p>1.0146247872476</text:p>
              </table:table-cell>
              <table:table-cell office:value-type="float" office:value="0.49071331382565">
                <text:p>0.4907133138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4333563517">
                <text:p>1.184333563517</text:p>
              </table:table-cell>
              <table:table-cell office:value-type="float" office:value="0.37795651325798">
                <text:p>0.37795651325798</text:p>
              </table:table-cell>
              <table:table-cell office:value-type="float" office:value="0.00028200408935529">
                <text:p>0.00028200408935529</text:p>
              </table:table-cell>
              <table:table-cell office:value-type="float" office:value="0.96384929974971">
                <text:p>0.96384929974971</text:p>
              </table:table-cell>
              <table:table-cell office:value-type="float" office:value="1.0833961354696">
                <text:p>1.0833961354696</text:p>
              </table:table-cell>
              <table:table-cell office:value-type="float" office:value="0.44827223866579">
                <text:p>0.44827223866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45485901151">
                <text:p>1.0145485901151</text:p>
              </table:table-cell>
              <table:table-cell office:value-type="float" office:value="0.49084377067059">
                <text:p>0.4908437706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4700902235">
                <text:p>1.1784700902235</text:p>
              </table:table-cell>
              <table:table-cell office:value-type="float" office:value="0.38223218302724">
                <text:p>0.38223218302724</text:p>
              </table:table-cell>
              <table:table-cell office:value-type="float" office:value="0.00024789489165594">
                <text:p>0.00024789489165594</text:p>
              </table:table-cell>
              <table:table-cell office:value-type="float" office:value="0.96386978252513">
                <text:p>0.96386978252513</text:p>
              </table:table-cell>
              <table:table-cell office:value-type="float" office:value="1.0800184985744">
                <text:p>1.0800184985744</text:p>
              </table:table-cell>
              <table:table-cell office:value-type="float" office:value="0.45049765710121">
                <text:p>0.45049765710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4397438633">
                <text:p>1.014397438633</text:p>
              </table:table-cell>
              <table:table-cell office:value-type="float" office:value="0.49101034800844">
                <text:p>0.4910103480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27335828015">
                <text:p>1.1727335828015</text:p>
              </table:table-cell>
              <table:table-cell office:value-type="float" office:value="0.38639331602986">
                <text:p>0.38639331602986</text:p>
              </table:table-cell>
              <table:table-cell office:value-type="float" office:value="0.00021790724735239">
                <text:p>0.00021790724735239</text:p>
              </table:table-cell>
              <table:table-cell office:value-type="float" office:value="0.96388823566481">
                <text:p>0.96388823566481</text:p>
              </table:table-cell>
              <table:table-cell office:value-type="float" office:value="1.0767396994783">
                <text:p>1.0767396994783</text:p>
              </table:table-cell>
              <table:table-cell office:value-type="float" office:value="0.45264937705967">
                <text:p>0.45264937705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41826297429">
                <text:p>1.0141826297429</text:p>
              </table:table-cell>
              <table:table-cell office:value-type="float" office:value="0.49120703367075">
                <text:p>0.4912070336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71228296472">
                <text:p>1.1671228296472</text:p>
              </table:table-cell>
              <table:table-cell office:value-type="float" office:value="0.39044210540083">
                <text:p>0.39044210540083</text:p>
              </table:table-cell>
              <table:table-cell office:value-type="float" office:value="0.00019154397671617">
                <text:p>0.00019154397671617</text:p>
              </table:table-cell>
              <table:table-cell office:value-type="float" office:value="0.96390485956039">
                <text:p>0.96390485956039</text:p>
              </table:table-cell>
              <table:table-cell office:value-type="float" office:value="1.0735583034868">
                <text:p>1.0735583034868</text:p>
              </table:table-cell>
              <table:table-cell office:value-type="float" office:value="0.45472900619431">
                <text:p>0.45472900619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39142730645">
                <text:p>1.0139142730645</text:p>
              </table:table-cell>
              <table:table-cell office:value-type="float" office:value="0.49142847131898">
                <text:p>0.4914284713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16366176636">
                <text:p>1.1616366176636</text:p>
              </table:table-cell>
              <table:table-cell office:value-type="float" office:value="0.39438070517911">
                <text:p>0.39438070517911</text:p>
              </table:table-cell>
              <table:table-cell office:value-type="float" office:value="0.00016836769847395">
                <text:p>0.00016836769847395</text:p>
              </table:table-cell>
              <table:table-cell office:value-type="float" office:value="0.96391983494286">
                <text:p>0.96391983494286</text:p>
              </table:table-cell>
              <table:table-cell office:value-type="float" office:value="1.0704728595897">
                <text:p>1.0704728595897</text:p>
              </table:table-cell>
              <table:table-cell office:value-type="float" office:value="0.45673813552028">
                <text:p>0.45673813552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36013848969">
                <text:p>1.0136013848969</text:p>
              </table:table-cell>
              <table:table-cell office:value-type="float" office:value="0.49166990653036">
                <text:p>0.4916699065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62737312458">
                <text:p>1.1562737312458</text:p>
              </table:table-cell>
              <table:table-cell office:value-type="float" office:value="0.3982112317122">
                <text:p>0.3982112317122</text:p>
              </table:table-cell>
              <table:table-cell office:value-type="float" office:value="0.00014799367416223">
                <text:p>0.00014799367416223</text:p>
              </table:table-cell>
              <table:table-cell office:value-type="float" office:value="0.96393332478957">
                <text:p>0.96393332478957</text:p>
              </table:table-cell>
              <table:table-cell office:value-type="float" office:value="1.0674819004056">
                <text:p>1.0674819004056</text:p>
              </table:table-cell>
              <table:table-cell office:value-type="float" office:value="0.4586783399512">
                <text:p>0.4586783399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32519803769">
                <text:p>1.0132519803769</text:p>
              </table:table-cell>
              <table:table-cell office:value-type="float" office:value="0.4919271343675">
                <text:p>0.49192713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0329512809">
                <text:p>1.1510329512809</text:p>
              </table:table-cell>
              <table:table-cell office:value-type="float" office:value="0.40193576502943">
                <text:p>0.40193576502943</text:p>
              </table:table-cell>
              <table:table-cell office:value-type="float" office:value="0.00013008350115674">
                <text:p>0.00013008350115674</text:p>
              </table:table-cell>
              <table:table-cell office:value-type="float" office:value="0.96394547605015">
                <text:p>0.96394547605015</text:p>
              </table:table-cell>
              <table:table-cell office:value-type="float" office:value="1.0645839422042">
                <text:p>1.0645839422042</text:p>
              </table:table-cell>
              <table:table-cell office:value-type="float" office:value="0.46055117878456">
                <text:p>0.46055117878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28731621643">
                <text:p>1.0128731621643</text:p>
              </table:table-cell>
              <table:table-cell office:value-type="float" office:value="0.49219644923896">
                <text:p>0.4921964492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59130541643">
                <text:p>1.1459130541643</text:p>
              </table:table-cell>
              <table:table-cell office:value-type="float" office:value="0.40555635018368">
                <text:p>0.40555635018368</text:p>
              </table:table-cell>
              <table:table-cell office:value-type="float" office:value="0.00011433955524266">
                <text:p>0.00011433955524266</text:p>
              </table:table-cell>
              <table:table-cell office:value-type="float" office:value="0.96395642120787">
                <text:p>0.96395642120787</text:p>
              </table:table-cell>
              <table:table-cell office:value-type="float" office:value="1.0617774850092">
                <text:p>1.0617774850092</text:p>
              </table:table-cell>
              <table:table-cell office:value-type="float" office:value="0.46235819613541">
                <text:p>0.46235819613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24712045697">
                <text:p>1.0124712045697</text:p>
              </table:table-cell>
              <table:table-cell office:value-type="float" office:value="0.49247459757251">
                <text:p>0.492474597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09128108342">
                <text:p>1.1409128108342</text:p>
              </table:table-cell>
              <table:table-cell office:value-type="float" office:value="0.40907499856116">
                <text:p>0.40907499856116</text:p>
              </table:table-cell>
              <table:table-cell office:value-type="float" office:value="0.0001005000949239">
                <text:p>0.0001005000949239</text:p>
              </table:table-cell>
              <table:table-cell office:value-type="float" office:value="0.96396627969161">
                <text:p>0.96396627969161</text:p>
              </table:table-cell>
              <table:table-cell office:value-type="float" office:value="1.0590610127843">
                <text:p>1.0590610127843</text:p>
              </table:table-cell>
              <table:table-cell office:value-type="float" office:value="0.46410092131785">
                <text:p>0.46410092131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20516324687">
                <text:p>1.0120516324687</text:p>
              </table:table-cell>
              <table:table-cell office:value-type="float" office:value="0.49275873360296">
                <text:p>0.4927587336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60309858283">
                <text:p>1.1360309858283</text:p>
              </table:table-cell>
              <table:table-cell office:value-type="float" office:value="0.41249368915842">
                <text:p>0.41249368915842</text:p>
              </table:table-cell>
              <table:table-cell office:value-type="float" office:value="0.000088334949769562">
                <text:p>0.000088334949769562</text:p>
              </table:table-cell>
              <table:table-cell office:value-type="float" office:value="0.96397515915205">
                <text:p>0.96397515915205</text:p>
              </table:table-cell>
              <table:table-cell office:value-type="float" office:value="1.0564329937028">
                <text:p>1.0564329937028</text:p>
              </table:table-cell>
              <table:table-cell office:value-type="float" office:value="0.46578086917392">
                <text:p>0.46578086917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1619294663">
                <text:p>1.011619294663</text:p>
              </table:table-cell>
              <table:table-cell office:value-type="float" office:value="0.49304637841162">
                <text:p>0.4930463784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12663363633">
                <text:p>1.1312663363633</text:p>
              </table:table-cell>
              <table:table-cell office:value-type="float" office:value="0.41581436982629">
                <text:p>0.41581436982629</text:p>
              </table:table-cell>
              <table:table-cell office:value-type="float" office:value="0.000077641723576301">
                <text:p>0.000077641723576301</text:p>
              </table:table-cell>
              <table:table-cell office:value-type="float" office:value="0.96398315661521">
                <text:p>0.96398315661521</text:p>
              </table:table-cell>
              <table:table-cell office:value-type="float" office:value="1.0538918805033">
                <text:p>1.0538918805033</text:p>
              </table:table-cell>
              <table:table-cell office:value-type="float" office:value="0.4673995403497">
                <text:p>0.4673995403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11784315897">
                <text:p>1.0111784315897</text:p>
              </table:table-cell>
              <table:table-cell office:value-type="float" office:value="0.49333538223303">
                <text:p>0.4933353822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66176114418">
                <text:p>1.1266176114418</text:p>
              </table:table-cell>
              <table:table-cell office:value-type="float" office:value="0.41903895847973">
                <text:p>0.41903895847973</text:p>
              </table:table-cell>
              <table:table-cell office:value-type="float" office:value="0.000068242452120822">
                <text:p>0.000068242452120822</text:p>
              </table:table-cell>
              <table:table-cell office:value-type="float" office:value="0.96399035952406">
                <text:p>0.96399035952406</text:p>
              </table:table-cell>
              <table:table-cell office:value-type="float" office:value="1.0514361109315">
                <text:p>1.0514361109315</text:p>
              </table:table-cell>
              <table:table-cell office:value-type="float" office:value="0.46895842151876">
                <text:p>0.46895842151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07327374485">
                <text:p>1.0107327374485</text:p>
              </table:table-cell>
              <table:table-cell office:value-type="float" office:value="0.49362388995849">
                <text:p>0.4936238899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20835509871">
                <text:p>1.1220835509871</text:p>
              </table:table-cell>
              <table:table-cell office:value-type="float" office:value="0.42216934427302">
                <text:p>0.42216934427302</text:p>
              </table:table-cell>
              <table:table-cell office:value-type="float" office:value="0.00005998066099391">
                <text:p>0.00005998066099391</text:p>
              </table:table-cell>
              <table:table-cell office:value-type="float" office:value="0.96399684667949">
                <text:p>0.96399684667949</text:p>
              </table:table-cell>
              <table:table-cell office:value-type="float" office:value="1.0490641082687">
                <text:p>1.0490641082687</text:p>
              </table:table-cell>
              <table:table-cell office:value-type="float" office:value="0.47045898555298">
                <text:p>0.47045898555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02854169366">
                <text:p>1.0102854169366</text:p>
              </table:table-cell>
              <table:table-cell office:value-type="float" office:value="0.49391030970733">
                <text:p>0.4939103097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76628850118">
                <text:p>1.1176628850118</text:p>
              </table:table-cell>
              <table:table-cell office:value-type="float" office:value="0.42520738873922">
                <text:p>0.42520738873922</text:p>
              </table:table-cell>
              <table:table-cell office:value-type="float" office:value="0.000052718776298022">
                <text:p>0.000052718776298022</text:p>
              </table:table-cell>
              <table:table-cell office:value-type="float" office:value="0.96400268908977">
                <text:p>0.96400268908977</text:p>
              </table:table-cell>
              <table:table-cell office:value-type="float" office:value="1.0467742819477">
                <text:p>1.0467742819477</text:p>
              </table:table-cell>
              <table:table-cell office:value-type="float" office:value="0.47190269164133">
                <text:p>0.47190269164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98392368575">
                <text:p>1.0098392368575</text:p>
              </table:table-cell>
              <table:table-cell office:value-type="float" office:value="0.49419328429861">
                <text:p>0.49419328429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33543328204">
                <text:p>1.1133543328204</text:p>
              </table:table-cell>
              <table:table-cell office:value-type="float" office:value="0.42815492689305">
                <text:p>0.42815492689305</text:p>
              </table:table-cell>
              <table:table-cell office:value-type="float" office:value="0.000046335846146171">
                <text:p>0.000046335846146171</text:p>
              </table:table-cell>
              <table:table-cell office:value-type="float" office:value="0.96400795073735">
                <text:p>0.96400795073735</text:p>
              </table:table-cell>
              <table:table-cell office:value-type="float" office:value="1.044565028255">
                <text:p>1.044565028255</text:p>
              </table:table-cell>
              <table:table-cell office:value-type="float" office:value="0.47329098535703">
                <text:p>0.4732909853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93965729195">
                <text:p>1.0093965729195</text:p>
              </table:table-cell>
              <table:table-cell office:value-type="float" office:value="0.49447166543394">
                <text:p>0.4944716654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1566022511">
                <text:p>1.1091566022511</text:p>
              </table:table-cell>
              <table:table-cell office:value-type="float" office:value="0.43101376829615">
                <text:p>0.43101376829615</text:p>
              </table:table-cell>
              <table:table-cell office:value-type="float" office:value="0.00004072553590287">
                <text:p>0.00004072553590287</text:p>
              </table:table-cell>
              <table:table-cell office:value-type="float" office:value="0.9640126892709">
                <text:p>0.9640126892709</text:p>
              </table:table-cell>
              <table:table-cell office:value-type="float" office:value="1.0424347311185">
                <text:p>1.0424347311185</text:p>
              </table:table-cell>
              <table:table-cell office:value-type="float" office:value="0.4746252986742">
                <text:p>0.474625298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89594520618">
                <text:p>1.0089594520618</text:p>
              </table:table-cell>
              <table:table-cell office:value-type="float" office:value="0.49474449039219">
                <text:p>0.4947444903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5068388959">
                <text:p>1.105068388959</text:p>
              </table:table-cell>
              <table:table-cell office:value-type="float" office:value="0.43378569808374">
                <text:p>0.43378569808374</text:p>
              </table:table-cell>
              <table:table-cell office:value-type="float" office:value="0.000035794364475067">
                <text:p>0.000035794364475067</text:p>
              </table:table-cell>
              <table:table-cell office:value-type="float" office:value="0.96401695662965">
                <text:p>0.96401695662965</text:p>
              </table:table-cell>
              <table:table-cell office:value-type="float" office:value="1.0403817629801">
                <text:p>1.0403817629801</text:p>
              </table:table-cell>
              <table:table-cell office:value-type="float" office:value="0.47590704993491">
                <text:p>0.47590704993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85295906576">
                <text:p>1.0085295906576</text:p>
              </table:table-cell>
              <table:table-cell office:value-type="float" office:value="0.49501096103411">
                <text:p>0.4950109610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10883757441">
                <text:p>1.1010883757441</text:p>
              </table:table-cell>
              <table:table-cell office:value-type="float" office:value="0.43647247795141">
                <text:p>0.43647247795141</text:p>
              </table:table-cell>
              <table:table-cell office:value-type="float" office:value="0.000031460152824334">
                <text:p>0.000031460152824334</text:p>
              </table:table-cell>
              <table:table-cell office:value-type="float" office:value="0.96402079960675">
                <text:p>0.96402079960675</text:p>
              </table:table-cell>
              <table:table-cell office:value-type="float" office:value="1.0384044857498">
                <text:p>1.0384044857498</text:p>
              </table:table-cell>
              <table:table-cell office:value-type="float" office:value="0.47713764376807">
                <text:p>0.47713764376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81084289371">
                <text:p>1.0081084289371</text:p>
              </table:table-cell>
              <table:table-cell office:value-type="float" office:value="0.49527042491983">
                <text:p>0.4952704249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72152319276">
                <text:p>1.0972152319276</text:p>
              </table:table-cell>
              <table:table-cell office:value-type="float" office:value="0.43907584710106">
                <text:p>0.43907584710106</text:p>
              </table:table-cell>
              <table:table-cell office:value-type="float" office:value="0.000027650659286988">
                <text:p>0.000027650659286988</text:p>
              </table:table-cell>
              <table:table-cell office:value-type="float" office:value="0.96402426035728">
                <text:p>0.96402426035728</text:p>
              </table:table-cell>
              <table:table-cell office:value-type="float" office:value="1.0365012518413">
                <text:p>1.0365012518413</text:p>
              </table:table-cell>
              <table:table-cell office:value-type="float" office:value="0.47831847096163">
                <text:p>0.47831847096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6971619626">
                <text:p>1.0076971619626</text:p>
              </table:table-cell>
              <table:table-cell office:value-type="float" office:value="0.49552235834929">
                <text:p>0.4955223583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34476127808">
                <text:p>1.0934476127808</text:p>
              </table:table-cell>
              <table:table-cell office:value-type="float" office:value="0.44159752314477">
                <text:p>0.44159752314477</text:p>
              </table:table-cell>
              <table:table-cell office:value-type="float" office:value="0.000024302379306442">
                <text:p>0.000024302379306442</text:p>
              </table:table-cell>
              <table:table-cell office:value-type="float" office:value="0.96402737685653">
                <text:p>0.96402737685653</text:p>
              </table:table-cell>
              <table:table-cell office:value-type="float" office:value="1.0346704052833">
                <text:p>1.0346704052833</text:p>
              </table:table-cell>
              <table:table-cell office:value-type="float" office:value="0.47945090829011">
                <text:p>0.47945090829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72967674737">
                <text:p>1.0072967674737</text:p>
              </table:table-cell>
              <table:table-cell office:value-type="float" office:value="0.49576635114699">
                <text:p>0.4957663511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7841590072">
                <text:p>1.0897841590072</text:p>
              </table:table-cell>
              <table:table-cell office:value-type="float" office:value="0.44403920296541">
                <text:p>0.44403920296541</text:p>
              </table:table-cell>
              <table:table-cell office:value-type="float" office:value="0.000021359489846678">
                <text:p>0.000021359489846678</text:p>
              </table:table-cell>
              <table:table-cell office:value-type="float" office:value="0.96403018331322">
                <text:p>0.96403018331322</text:p>
              </table:table-cell>
              <table:table-cell office:value-type="float" office:value="1.0329102829061">
                <text:p>1.0329102829061</text:p>
              </table:table-cell>
              <table:table-cell office:value-type="float" office:value="0.48053631829938">
                <text:p>0.48053631829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69080308947">
                <text:p>1.0069080308947</text:p>
              </table:table-cell>
              <table:table-cell office:value-type="float" office:value="0.49600209302385">
                <text:p>0.4960020930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62234962849">
                <text:p>1.0862234962849</text:p>
              </table:table-cell>
              <table:table-cell office:value-type="float" office:value="0.4464025635329">
                <text:p>0.4464025635329</text:p>
              </table:table-cell>
              <table:table-cell office:value-type="float" office:value="0.000018772920526348">
                <text:p>0.000018772920526348</text:p>
              </table:table-cell>
              <table:table-cell office:value-type="float" office:value="0.9640327105428">
                <text:p>0.9640327105428</text:p>
              </table:table-cell>
              <table:table-cell office:value-type="float" office:value="1.0312192155967">
                <text:p>1.0312192155967</text:p>
              </table:table-cell>
              <table:table-cell office:value-type="float" office:value="0.48157604905095">
                <text:p>0.48157604905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65315677822">
                <text:p>1.0065315677822</text:p>
              </table:table-cell>
              <table:table-cell office:value-type="float" office:value="0.49622936136208">
                <text:p>0.49622936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27642348697">
                <text:p>1.0827642348697</text:p>
              </table:table-cell>
              <table:table-cell office:value-type="float" office:value="0.44868926267488">
                <text:p>0.44868926267488</text:p>
              </table:table-cell>
              <table:table-cell office:value-type="float" office:value="0.00001649953921637">
                <text:p>0.00001649953921637</text:p>
              </table:table-cell>
              <table:table-cell office:value-type="float" office:value="0.96403498630087">
                <text:p>0.96403498630087</text:p>
              </table:table-cell>
              <table:table-cell office:value-type="float" office:value="1.0295955296211">
                <text:p>1.0295955296211</text:p>
              </table:table-cell>
              <table:table-cell office:value-type="float" office:value="0.48257143382861">
                <text:p>0.482571433828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61678439619">
                <text:p>1.0061678439619</text:p>
              </table:table-cell>
              <table:table-cell office:value-type="float" office:value="0.49644801028134">
                <text:p>0.4964480102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9404969263">
                <text:p>1.079404969263</text:p>
              </table:table-cell>
              <table:table-cell office:value-type="float" office:value="0.45090093980073">
                <text:p>0.45090093980073</text:p>
              </table:table-cell>
              <table:table-cell office:value-type="float" office:value="0.000014501432225546">
                <text:p>0.000014501432225546</text:p>
              </table:table-cell>
              <table:table-cell office:value-type="float" office:value="0.9640370355886">
                <text:p>0.9640370355886</text:p>
              </table:table-cell>
              <table:table-cell office:value-type="float" office:value="1.0280375480058">
                <text:p>1.0280375480058</text:p>
              </table:table-cell>
              <table:table-cell office:value-type="float" office:value="0.48352379080977">
                <text:p>0.48352379080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58171935871">
                <text:p>1.0058171935871</text:p>
              </table:table-cell>
              <table:table-cell office:value-type="float" office:value="0.49665796085745">
                <text:p>0.4966579608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61442779485">
                <text:p>1.0761442779485</text:p>
              </table:table-cell>
              <table:table-cell office:value-type="float" office:value="0.45303921657789">
                <text:p>0.45303921657789</text:p>
              </table:table-cell>
              <table:table-cell office:value-type="float" office:value="0.000012745273937681">
                <text:p>0.000012745273937681</text:p>
              </table:table-cell>
              <table:table-cell office:value-type="float" office:value="0.96403888092481">
                <text:p>0.96403888092481</text:p>
              </table:table-cell>
              <table:table-cell office:value-type="float" office:value="1.0265435919759">
                <text:p>1.0265435919759</text:p>
              </table:table-cell>
              <table:table-cell office:value-type="float" office:value="0.48443442270488">
                <text:p>0.48443442270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54798353262">
                <text:p>1.0054798353262</text:p>
              </table:table-cell>
              <table:table-cell office:value-type="float" office:value="0.49685919237635">
                <text:p>0.4968591923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9807231994">
                <text:p>1.0729807231994</text:p>
              </table:table-cell>
              <table:table-cell office:value-type="float" office:value="0.4551056975594">
                <text:p>0.4551056975594</text:p>
              </table:table-cell>
              <table:table-cell office:value-type="float" office:value="0.000011201771971647">
                <text:p>0.000011201771971647</text:p>
              </table:table-cell>
              <table:table-cell office:value-type="float" office:value="0.96404054259181">
                <text:p>0.96404054259181</text:p>
              </table:table-cell>
              <table:table-cell office:value-type="float" office:value="1.0251119824421">
                <text:p>1.0251119824421</text:p>
              </table:table-cell>
              <table:table-cell office:value-type="float" office:value="0.4853046163678">
                <text:p>0.4853046163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51558868702">
                <text:p>1.0051558868702</text:p>
              </table:table-cell>
              <table:table-cell office:value-type="float" office:value="0.49705173451773">
                <text:p>0.4970517345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9128509597">
                <text:p>1.0699128509597</text:p>
              </table:table-cell>
              <table:table-cell office:value-type="float" office:value="0.45710197076177">
                <text:p>0.45710197076177</text:p>
              </table:table-cell>
              <table:table-cell office:value-type="float" office:value="0.0000098451792925655">
                <text:p>0.0000098451792925655</text:p>
              </table:table-cell>
              <table:table-cell office:value-type="float" office:value="0.96404203885719">
                <text:p>0.96404203885719</text:p>
              </table:table-cell>
              <table:table-cell office:value-type="float" office:value="1.0237410415317">
                <text:p>1.0237410415317</text:p>
              </table:table-cell>
              <table:table-cell office:value-type="float" office:value="0.48613564238064">
                <text:p>0.48613564238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48453779302">
                <text:p>1.0048453779302</text:p>
              </table:table-cell>
              <table:table-cell office:value-type="float" office:value="0.4972356603729">
                <text:p>0.497235660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9391908022">
                <text:p>1.0669391908022</text:p>
              </table:table-cell>
              <table:table-cell office:value-type="float" office:value="0.45902960819232">
                <text:p>0.45902960819232</text:p>
              </table:table-cell>
              <table:table-cell office:value-type="float" office:value="0.0000086528653346809">
                <text:p>0.0000086528653346809</text:p>
              </table:table-cell>
              <table:table-cell office:value-type="float" office:value="0.9640433861736">
                <text:p>0.9640433861736</text:p>
              </table:table-cell>
              <table:table-cell office:value-type="float" office:value="1.0224290941568">
                <text:p>1.0224290941568</text:p>
              </table:table-cell>
              <table:table-cell office:value-type="float" office:value="0.48692875461651">
                <text:p>0.48692875461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45482618781">
                <text:p>1.0045482618781</text:p>
              </table:table-cell>
              <table:table-cell office:value-type="float" office:value="0.49741108021131">
                <text:p>0.4974110802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0582559648">
                <text:p>1.0640582559648</text:p>
              </table:table-cell>
              <table:table-cell office:value-type="float" office:value="0.46089016632531">
                <text:p>0.46089016632531</text:p>
              </table:table-cell>
              <table:table-cell office:value-type="float" office:value="0.000007604938947874">
                <text:p>0.000007604938947874</text:p>
              </table:table-cell>
              <table:table-cell office:value-type="float" office:value="0.96404459935873">
                <text:p>0.96404459935873</text:p>
              </table:table-cell>
              <table:table-cell office:value-type="float" office:value="1.0211744696118">
                <text:p>1.0211744696118</text:p>
              </table:table-cell>
              <table:table-cell office:value-type="float" office:value="0.48768518978393">
                <text:p>0.48768518978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42644261696">
                <text:p>1.0042644261696</text:p>
              </table:table-cell>
              <table:table-cell office:value-type="float" office:value="0.49757813591874">
                <text:p>0.4975781359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12685434692">
                <text:p>1.0612685434692</text:p>
              </table:table-cell>
              <table:table-cell office:value-type="float" office:value="0.46268518652612">
                <text:p>0.46268518652612</text:p>
              </table:table-cell>
              <table:table-cell office:value-type="float" office:value="0.0000066839169219296">
                <text:p>0.0000066839169219296</text:p>
              </table:table-cell>
              <table:table-cell office:value-type="float" office:value="0.96404569175762">
                <text:p>0.96404569175762</text:p>
              </table:table-cell>
              <table:table-cell office:value-type="float" office:value="1.0199755031961">
                <text:p>1.0199755031961</text:p>
              </table:table-cell>
              <table:table-cell office:value-type="float" office:value="0.48840616695642">
                <text:p>0.48840616695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39937016716">
                <text:p>1.0039937016716</text:p>
              </table:table-cell>
              <table:table-cell office:value-type="float" office:value="0.49773699603843">
                <text:p>0.4977369960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85685343212">
                <text:p>1.0585685343212</text:p>
              </table:table-cell>
              <table:table-cell office:value-type="float" office:value="0.46441619542318">
                <text:p>0.46441619542318</text:p>
              </table:table-cell>
              <table:table-cell office:value-type="float" office:value="0.0000058744326568207">
                <text:p>0.0000058744326568207</text:p>
              </table:table-cell>
              <table:table-cell office:value-type="float" office:value="0.96404667538864">
                <text:p>0.96404667538864</text:p>
              </table:table-cell>
              <table:table-cell office:value-type="float" office:value="1.0188305378503">
                <text:p>1.0188305378503</text:p>
              </table:table-cell>
              <table:table-cell office:value-type="float" office:value="0.48909288709137">
                <text:p>0.48909288709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37358710063">
                <text:p>1.0037358710063</text:p>
              </table:table-cell>
              <table:table-cell office:value-type="float" office:value="0.49788785135331">
                <text:p>0.4978878513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9566937965">
                <text:p>1.0559566937965</text:p>
              </table:table-cell>
              <table:table-cell office:value-type="float" office:value="0.46608470522721">
                <text:p>0.46608470522721</text:p>
              </table:table-cell>
              <table:table-cell office:value-type="float" office:value="0.0000051629798544138">
                <text:p>0.0000051629798544138</text:p>
              </table:table-cell>
              <table:table-cell office:value-type="float" office:value="0.96404756107548">
                <text:p>0.96404756107548</text:p>
              </table:table-cell>
              <table:table-cell office:value-type="float" office:value="1.017737925803">
                <text:p>1.017737925803</text:p>
              </table:table-cell>
              <table:table-cell office:value-type="float" office:value="0.48974653254199">
                <text:p>0.48974653254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349067601">
                <text:p>1.00349067601</text:p>
              </table:table-cell>
              <table:table-cell office:value-type="float" office:value="0.49803091095432">
                <text:p>0.4980309109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34314718118">
                <text:p>1.0534314718118</text:p>
              </table:table-cell>
              <table:table-cell office:value-type="float" office:value="0.46769221399771">
                <text:p>0.46769221399771</text:p>
              </table:table-cell>
              <table:table-cell office:value-type="float" office:value="0.000004537687507575">
                <text:p>0.000004537687507575</text:p>
              </table:table-cell>
              <table:table-cell office:value-type="float" office:value="0.96404835856554">
                <text:p>0.96404835856554</text:p>
              </table:table-cell>
              <table:table-cell office:value-type="float" office:value="1.0166960302177">
                <text:p>1.0166960302177</text:p>
              </table:table-cell>
              <table:table-cell office:value-type="float" office:value="0.49036826656623">
                <text:p>0.490368266566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32578243959">
                <text:p>1.0032578243959</text:p>
              </table:table-cell>
              <table:table-cell office:value-type="float" office:value="0.49816639874528">
                <text:p>0.4981663987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09913033826">
                <text:p>1.0509913033826</text:p>
              </table:table-cell>
              <table:table-cell office:value-type="float" office:value="0.46924020585669">
                <text:p>0.46924020585669</text:p>
              </table:table-cell>
              <table:table-cell office:value-type="float" office:value="0.0000039881219154706">
                <text:p>0.0000039881219154706</text:p>
              </table:table-cell>
              <table:table-cell office:value-type="float" office:value="0.96404907663688">
                <text:p>0.96404907663688</text:p>
              </table:table-cell>
              <table:table-cell office:value-type="float" office:value="1.0157032268327">
                <text:p>1.0157032268327</text:p>
              </table:table-cell>
              <table:table-cell office:value-type="float" office:value="0.49095923283663">
                <text:p>0.49095923283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30369956996">
                <text:p>1.0030369956996</text:p>
              </table:table-cell>
              <table:table-cell office:value-type="float" office:value="0.49829455034035">
                <text:p>0.4982945503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6346091677">
                <text:p>1.0486346091677</text:p>
              </table:table-cell>
              <table:table-cell office:value-type="float" office:value="0.47073015114989">
                <text:p>0.47073015114989</text:p>
              </table:table-cell>
              <table:table-cell office:value-type="float" office:value="0.0000035051127004621">
                <text:p>0.0000035051127004621</text:p>
              </table:table-cell>
              <table:table-cell office:value-type="float" office:value="0.96404972319455">
                <text:p>0.96404972319455</text:p>
              </table:table-cell>
              <table:table-cell office:value-type="float" office:value="1.0147579055876">
                <text:p>1.0147579055876</text:p>
              </table:table-cell>
              <table:table-cell office:value-type="float" office:value="0.49152055495502">
                <text:p>0.49152055495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28278465786">
                <text:p>1.0028278465786</text:p>
              </table:table-cell>
              <table:table-cell office:value-type="float" office:value="0.49841561031435">
                <text:p>0.4984156103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63597961014">
                <text:p>1.0463597961014</text:p>
              </table:table-cell>
              <table:table-cell office:value-type="float" office:value="0.47216350655597">
                <text:p>0.47216350655597</text:p>
              </table:table-cell>
              <table:table-cell office:value-type="float" office:value="0.0000030805998766144">
                <text:p>0.0000030805998766144</text:p>
              </table:table-cell>
              <table:table-cell office:value-type="float" office:value="0.96405030535726">
                <text:p>0.96405030535726</text:p>
              </table:table-cell>
              <table:table-cell office:value-type="float" office:value="1.013858472228">
                <text:p>1.013858472228</text:p>
              </table:table-cell>
              <table:table-cell office:value-type="float" office:value="0.49205333597586">
                <text:p>0.49205333597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26300155309">
                <text:p>1.0026300155309</text:p>
              </table:table-cell>
              <table:table-cell office:value-type="float" office:value="0.49852982977067">
                <text:p>0.49852982977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1652581108">
                <text:p>1.0441652581108</text:p>
              </table:table-cell>
              <table:table-cell office:value-type="float" office:value="0.47354171514439">
                <text:p>0.47354171514439</text:p>
              </table:table-cell>
              <table:table-cell office:value-type="float" office:value="0.0000027074994244305">
                <text:p>0.0000027074994244305</text:p>
              </table:table-cell>
              <table:table-cell office:value-type="float" office:value="0.96405082953559">
                <text:p>0.96405082953559</text:p>
              </table:table-cell>
              <table:table-cell office:value-type="float" office:value="1.0130033498802">
                <text:p>1.0130033498802</text:p>
              </table:table-cell>
              <table:table-cell office:value-type="float" office:value="0.49255865794211">
                <text:p>0.492558657942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24431270861">
                <text:p>1.0024431270861</text:p>
              </table:table-cell>
              <table:table-cell office:value-type="float" office:value="0.49863746419505">
                <text:p>0.4986374641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204937692">
                <text:p>1.04204937692</text:p>
              </table:table-cell>
              <table:table-cell office:value-type="float" office:value="0.47486620638276">
                <text:p>0.47486620638276</text:p>
              </table:table-cell>
              <table:table-cell office:value-type="float" office:value="0.0000023795851338124">
                <text:p>0.0000023795851338124</text:p>
              </table:table-cell>
              <table:table-cell office:value-type="float" office:value="0.96405130150232">
                <text:p>0.96405130150232</text:p>
              </table:table-cell>
              <table:table-cell office:value-type="float" office:value="1.0121909805911">
                <text:p>1.0121909805911</text:p>
              </table:table-cell>
              <table:table-cell office:value-type="float" office:value="0.49303758143694">
                <text:p>0.493037581436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022667955247">
                <text:p>1.0022667955247</text:p>
              </table:table-cell>
              <table:table-cell office:value-type="float" office:value="0.49873877156668">
                <text:p>0.4987387715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0105229376">
                <text:p>1.0400105229376</text:p>
              </table:table-cell>
              <table:table-cell office:value-type="float" office:value="0.47613839609493">
                <text:p>0.47613839609493</text:p>
              </table:table-cell>
              <table:table-cell office:value-type="float" office:value="0.0000020913847475951">
                <text:p>0.0000020913847475951</text:p>
              </table:table-cell>
              <table:table-cell office:value-type="float" office:value="0.96405172645586">
                <text:p>0.96405172645586</text:p>
              </table:table-cell>
              <table:table-cell office:value-type="float" office:value="1.0114198268234">
                <text:p>1.0114198268234</text:p>
              </table:table-cell>
              <table:table-cell office:value-type="float" office:value="0.49349114515526">
                <text:p>0.49349114515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21006281679">
                <text:p>1.0021006281679</text:p>
              </table:table-cell>
              <table:table-cell office:value-type="float" office:value="0.49883401070121">
                <text:p>0.4988340107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0470562258">
                <text:p>1.0380470562258</text:p>
              </table:table-cell>
              <table:table-cell office:value-type="float" office:value="0.4773596863711">
                <text:p>0.4773596863711</text:p>
              </table:table-cell>
              <table:table-cell office:value-type="float" office:value="0.0000018380886757519">
                <text:p>0.0000018380886757519</text:p>
              </table:table-cell>
              <table:table-cell office:value-type="float" office:value="0.96405210907733">
                <text:p>0.96405210907733</text:p>
              </table:table-cell>
              <table:table-cell office:value-type="float" office:value="1.010688372902">
                <text:p>1.010688372902</text:p>
              </table:table-cell>
              <table:table-cell office:value-type="float" office:value="0.49392036549782">
                <text:p>0.49392036549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019442282809">
                <text:p>1.0019442282809</text:p>
              </table:table-cell>
              <table:table-cell office:value-type="float" office:value="0.49892343980251">
                <text:p>0.4989234398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1573275506">
                <text:p>1.0361573275506</text:p>
              </table:table-cell>
              <table:table-cell office:value-type="float" office:value="0.47853146543171">
                <text:p>0.47853146543171</text:p>
              </table:table-cell>
              <table:table-cell office:value-type="float" office:value="0.0000016154697594428">
                <text:p>0.0000016154697594428</text:p>
              </table:table-cell>
              <table:table-cell office:value-type="float" office:value="0.96405245358201">
                <text:p>0.96405245358201</text:p>
              </table:table-cell>
              <table:table-cell office:value-type="float" office:value="1.0099951264039">
                <text:p>1.0099951264039</text:p>
              </table:table-cell>
              <table:table-cell office:value-type="float" office:value="0.49432623619148">
                <text:p>0.49432623619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17971976275">
                <text:p>1.0017971976275</text:p>
              </table:table-cell>
              <table:table-cell office:value-type="float" office:value="0.49900731520276">
                <text:p>0.4990073152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43396795072">
                <text:p>1.0343396795072</text:p>
              </table:table-cell>
              <table:table-cell office:value-type="float" office:value="0.47965510744684">
                <text:p>0.47965510744684</text:p>
              </table:table-cell>
              <table:table-cell office:value-type="float" office:value="0.0000014198127479226">
                <text:p>0.0000014198127479226</text:p>
              </table:table-cell>
              <table:table-cell office:value-type="float" office:value="0.96405276376564">
                <text:p>0.96405276376564</text:p>
              </table:table-cell>
              <table:table-cell office:value-type="float" office:value="1.0093386194858">
                <text:p>1.0093386194858</text:p>
              </table:table-cell>
              <table:table-cell office:value-type="float" office:value="0.49470972793816">
                <text:p>0.49470972793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16591387073">
                <text:p>1.0016591387073</text:p>
              </table:table-cell>
              <table:table-cell office:value-type="float" office:value="0.49908589027195">
                <text:p>0.4990858902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25924477191">
                <text:p>1.0325924477191</text:p>
              </table:table-cell>
              <table:table-cell office:value-type="float" office:value="0.48073197231336">
                <text:p>0.48073197231336</text:p>
              </table:table-cell>
              <table:table-cell office:value-type="float" office:value="0.0000012478523129767">
                <text:p>0.0000012478523129767</text:p>
              </table:table-cell>
              <table:table-cell office:value-type="float" office:value="0.96405304304618">
                <text:p>0.96405304304618</text:p>
              </table:table-cell>
              <table:table-cell office:value-type="float" office:value="1.0087174101442">
                <text:p>1.0087174101442</text:p>
              </table:table-cell>
              <table:table-cell office:value-type="float" office:value="0.49507178809545">
                <text:p>0.49507178809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1529656709">
                <text:p>1.001529656709</text:p>
              </table:table-cell>
              <table:table-cell office:value-type="float" office:value="0.4991594144802">
                <text:p>0.499159414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9139621068">
                <text:p>1.0309139621068</text:p>
              </table:table-cell>
              <table:table-cell office:value-type="float" office:value="0.48176340539212">
                <text:p>0.48176340539212</text:p>
              </table:table-cell>
              <table:table-cell office:value-type="float" office:value="0.0000010967181689334">
                <text:p>0.0000010967181689334</text:p>
              </table:table-cell>
              <table:table-cell office:value-type="float" office:value="0.96405329450224">
                <text:p>0.96405329450224</text:p>
              </table:table-cell>
              <table:table-cell office:value-type="float" office:value="1.0081300834036">
                <text:p>1.0081300834036</text:p>
              </table:table-cell>
              <table:table-cell office:value-type="float" office:value="0.49541334039093">
                <text:p>0.49541334039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14083612045">
                <text:p>1.0014083612045</text:p>
              </table:table-cell>
              <table:table-cell office:value-type="float" office:value="0.49922813259748">
                <text:p>0.4992281325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93025482206">
                <text:p>1.0293025482206</text:p>
              </table:table-cell>
              <table:table-cell office:value-type="float" office:value="0.48275073720777">
                <text:p>0.48275073720777</text:p>
              </table:table-cell>
              <table:table-cell office:value-type="float" office:value="0.00000096388848027947">
                <text:p>0.00000096388848027947</text:p>
              </table:table-cell>
              <table:table-cell office:value-type="float" office:value="0.96405352090412">
                <text:p>0.96405352090412</text:p>
              </table:table-cell>
              <table:table-cell office:value-type="float" office:value="1.0075752524271">
                <text:p>1.0075752524271</text:p>
              </table:table-cell>
              <table:table-cell office:value-type="float" office:value="0.49573528467265">
                <text:p>0.49573528467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12948676097">
                <text:p>1.0012948676097</text:p>
              </table:table-cell>
              <table:table-cell office:value-type="float" office:value="0.49929228401721">
                <text:p>0.4992922840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77565286335">
                <text:p>1.0277565286335</text:p>
              </table:table-cell>
              <table:table-cell office:value-type="float" office:value="0.48369528311405">
                <text:p>0.48369528311405</text:p>
              </table:table-cell>
              <table:table-cell office:value-type="float" office:value="0.00000084714636743649">
                <text:p>0.00000084714636743649</text:p>
              </table:table-cell>
              <table:table-cell office:value-type="float" office:value="0.96405372474728">
                <text:p>0.96405372474728</text:p>
              </table:table-cell>
              <table:table-cell office:value-type="float" office:value="1.0070515595461">
                <text:p>1.0070515595461</text:p>
              </table:table-cell>
              <table:table-cell office:value-type="float" office:value="0.49603849669735">
                <text:p>0.49603849669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11887984358">
                <text:p>1.0011887984358</text:p>
              </table:table-cell>
              <table:table-cell office:value-type="float" office:value="0.49935210219098">
                <text:p>0.4993521021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62742243886">
                <text:p>1.0262742243886</text:p>
              </table:table-cell>
              <table:table-cell office:value-type="float" office:value="0.48459834292752">
                <text:p>0.48459834292752</text:p>
              </table:table-cell>
              <table:table-cell office:value-type="float" office:value="0.00000074454342234773">
                <text:p>0.00000074454342234773</text:p>
              </table:table-cell>
              <table:table-cell office:value-type="float" office:value="0.9640539082788">
                <text:p>0.9640539082788</text:p>
              </table:table-cell>
              <table:table-cell office:value-type="float" office:value="1.0065576772061">
                <text:p>1.0065576772061</text:p>
              </table:table-cell>
              <table:table-cell office:value-type="float" office:value="0.49632382795796">
                <text:p>0.496323827957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010897843493">
                <text:p>1.0010897843493</text:p>
              </table:table-cell>
              <table:table-cell office:value-type="float" office:value="0.49940781416338">
                <text:p>0.4994078141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48539564946">
                <text:p>1.0248539564946</text:p>
              </table:table-cell>
              <table:table-cell office:value-type="float" office:value="0.48546120053305">
                <text:p>0.48546120053305</text:p>
              </table:table-cell>
              <table:table-cell office:value-type="float" office:value="0.00000065436722321388">
                <text:p>0.00000065436722321388</text:p>
              </table:table-cell>
              <table:table-cell office:value-type="float" office:value="0.96405407352192">
                <text:p>0.96405407352192</text:p>
              </table:table-cell>
              <table:table-cell office:value-type="float" office:value="1.0060923088257">
                <text:p>1.0060923088257</text:p>
              </table:table-cell>
              <table:table-cell office:value-type="float" office:value="0.49659210555186">
                <text:p>0.49659210555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09974650608">
                <text:p>1.0009974650608</text:p>
              </table:table-cell>
              <table:table-cell office:value-type="float" office:value="0.49945964019631">
                <text:p>0.4994596401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34940474646">
                <text:p>1.0234940474646</text:p>
              </table:table-cell>
              <table:table-cell office:value-type="float" office:value="0.48628512346425">
                <text:p>0.48628512346425</text:p>
              </table:table-cell>
              <table:table-cell office:value-type="float" office:value="0.00000057511272846087">
                <text:p>0.00000057511272846087</text:p>
              </table:table-cell>
              <table:table-cell office:value-type="float" office:value="0.9640542222985">
                <text:p>0.9640542222985</text:p>
              </table:table-cell>
              <table:table-cell office:value-type="float" office:value="1.0056541895654">
                <text:p>1.0056541895654</text:p>
              </table:table-cell>
              <table:table-cell office:value-type="float" office:value="0.49684413209051">
                <text:p>0.49684413209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09114900604">
                <text:p>1.0009114900604</text:p>
              </table:table-cell>
              <table:table-cell office:value-type="float" office:value="0.49950779347374">
                <text:p>0.4995077934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21928228894">
                <text:p>1.0221928228894</text:p>
              </table:table-cell>
              <table:table-cell office:value-type="float" office:value="0.48707136246257">
                <text:p>0.48707136246257</text:p>
              </table:table-cell>
              <table:table-cell office:value-type="float" office:value="0.00000050545717203282">
                <text:p>0.00000050545717203282</text:p>
              </table:table-cell>
              <table:table-cell office:value-type="float" office:value="0.96405435624895">
                <text:p>0.96405435624895</text:p>
              </table:table-cell>
              <table:table-cell office:value-type="float" office:value="1.0052420870063">
                <text:p>1.0052420870063</text:p>
              </table:table-cell>
              <table:table-cell office:value-type="float" office:value="0.49708068565119">
                <text:p>0.49708068565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08315192124">
                <text:p>1.0008315192124</text:p>
              </table:table-cell>
              <table:table-cell office:value-type="float" office:value="0.49955247987822">
                <text:p>0.49955247987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09486130416">
                <text:p>1.0209486130416</text:p>
              </table:table-cell>
              <table:table-cell office:value-type="float" office:value="0.48782115101864">
                <text:p>0.48782115101864</text:p>
              </table:table-cell>
              <table:table-cell office:value-type="float" office:value="0.00000044423798899615">
                <text:p>0.00000044423798899615</text:p>
              </table:table-cell>
              <table:table-cell office:value-type="float" office:value="0.96405447685032">
                <text:p>0.96405447685032</text:p>
              </table:table-cell>
              <table:table-cell office:value-type="float" office:value="1.0048548017371">
                <text:p>1.0048548017371</text:p>
              </table:table-cell>
              <table:table-cell office:value-type="float" office:value="0.49730251977128">
                <text:p>0.4973025197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007572232272">
                <text:p>1.0007572232272</text:p>
              </table:table-cell>
              <table:table-cell office:value-type="float" office:value="0.49959389783137">
                <text:p>0.4995938978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7597544995">
                <text:p>1.0197597544995</text:p>
              </table:table-cell>
              <table:table-cell office:value-type="float" office:value="0.48853570489969">
                <text:p>0.48853570489969</text:p>
              </table:table-cell>
              <table:table-cell office:value-type="float" office:value="0.00000039043341052121">
                <text:p>0.00000039043341052121</text:p>
              </table:table-cell>
              <table:table-cell office:value-type="float" office:value="0.96405458543258">
                <text:p>0.96405458543258</text:p>
              </table:table-cell>
              <table:table-cell office:value-type="float" office:value="1.0044911678481">
                <text:p>1.0044911678481</text:p>
              </table:table-cell>
              <table:table-cell office:value-type="float" office:value="0.4975103634849">
                <text:p>0.4975103634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006882840201">
                <text:p>1.0006882840201</text:p>
              </table:table-cell>
              <table:table-cell office:value-type="float" office:value="0.49963223819145">
                <text:p>0.4996322381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6245917878">
                <text:p>1.0186245917878</text:p>
              </table:table-cell>
              <table:table-cell office:value-type="float" office:value="0.48921622166678">
                <text:p>0.48921622166678</text:p>
              </table:table-cell>
              <table:table-cell office:value-type="float" office:value="0.00000034314545329065">
                <text:p>0.00000034314545329065</text:p>
              </table:table-cell>
              <table:table-cell office:value-type="float" office:value="0.96405468319315">
                <text:p>0.96405468319315</text:p>
              </table:table-cell>
              <table:table-cell office:value-type="float" office:value="1.0041500533338">
                <text:p>1.0041500533338</text:p>
              </table:table-cell>
              <table:table-cell office:value-type="float" office:value="0.49770492140184">
                <text:p>0.49770492140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06243949708">
                <text:p>1.0006243949708</text:p>
              </table:table-cell>
              <table:table-cell office:value-type="float" office:value="0.49966768420129">
                <text:p>0.4996676842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75414790233">
                <text:p>1.0175414790233</text:p>
              </table:table-cell>
              <table:table-cell office:value-type="float" office:value="0.48986388018586">
                <text:p>0.48986388018586</text:p>
              </table:table-cell>
              <table:table-cell office:value-type="float" office:value="0.00000030158482490661">
                <text:p>0.00000030158482490661</text:p>
              </table:table-cell>
              <table:table-cell office:value-type="float" office:value="0.96405477121035">
                <text:p>0.96405477121035</text:p>
              </table:table-cell>
              <table:table-cell office:value-type="float" office:value="1.0038303604031">
                <text:p>1.0038303604031</text:p>
              </table:table-cell>
              <table:table-cell office:value-type="float" office:value="0.497886873828">
                <text:p>0.497886873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05652610938">
                <text:p>1.0005652610938</text:p>
              </table:table-cell>
              <table:table-cell office:value-type="float" office:value="0.49970041148106">
                <text:p>0.4997004114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5087815622">
                <text:p>1.0165087815622</text:p>
              </table:table-cell>
              <table:table-cell office:value-type="float" office:value="0.49047984013666">
                <text:p>0.49047984013666</text:p>
              </table:table-cell>
              <table:table-cell office:value-type="float" office:value="0.00000026505785967495">
                <text:p>0.00000026505785967495</text:p>
              </table:table-cell>
              <table:table-cell office:value-type="float" office:value="0.96405485045501">
                <text:p>0.96405485045501</text:p>
              </table:table-cell>
              <table:table-cell office:value-type="float" office:value="1.0035310256999">
                <text:p>1.0035310256999</text:p>
              </table:table-cell>
              <table:table-cell office:value-type="float" office:value="0.49805687692684">
                <text:p>0.49805687692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005105991294">
                <text:p>1.0005105991294</text:p>
              </table:table-cell>
              <table:table-cell office:value-type="float" office:value="0.49973058806012">
                <text:p>0.49973058806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5248776377">
                <text:p>1.0155248776377</text:p>
              </table:table-cell>
              <table:table-cell office:value-type="float" office:value="0.49106524152305">
                <text:p>0.49106524152305</text:p>
              </table:table-cell>
              <table:table-cell office:value-type="float" office:value="0.00000023295490409689">
                <text:p>0.00000023295490409689</text:p>
              </table:table-cell>
              <table:table-cell office:value-type="float" office:value="0.96405492180127">
                <text:p>0.96405492180127</text:p>
              </table:table-cell>
              <table:table-cell office:value-type="float" office:value="1.0032510204351">
                <text:p>1.0032510204351</text:p>
              </table:table-cell>
              <table:table-cell office:value-type="float" office:value="0.49821556292056">
                <text:p>0.49821556292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004601375648">
                <text:p>1.0004601375648</text:p>
              </table:table-cell>
              <table:table-cell office:value-type="float" office:value="0.49975837444339">
                <text:p>0.4997583744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5881598182">
                <text:p>1.0145881598182</text:p>
              </table:table-cell>
              <table:table-cell office:value-type="float" office:value="0.49162121673426">
                <text:p>0.49162121673426</text:p>
              </table:table-cell>
              <table:table-cell office:value-type="float" office:value="0.00000020474014210973">
                <text:p>0.00000020474014210973</text:p>
              </table:table-cell>
              <table:table-cell office:value-type="float" office:value="0.96405498603618">
                <text:p>0.96405498603618</text:p>
              </table:table-cell>
              <table:table-cell office:value-type="float" office:value="1.0029893504314">
                <text:p>1.0029893504314</text:p>
              </table:table-cell>
              <table:table-cell office:value-type="float" office:value="0.49836354032981">
                <text:p>0.498363540329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04136165936">
                <text:p>1.0004136165936</text:p>
              </table:table-cell>
              <table:table-cell office:value-type="float" office:value="0.49978392370758">
                <text:p>0.4997839237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697025666">
                <text:p>1.013697025666</text:p>
              </table:table-cell>
              <table:table-cell office:value-type="float" office:value="0.49214885728033">
                <text:p>0.49214885728033</text:p>
              </table:table-cell>
              <table:table-cell office:value-type="float" office:value="0.00000017994265254739">
                <text:p>0.00000017994265254739</text:p>
              </table:table-cell>
              <table:table-cell office:value-type="float" office:value="0.96405504386839">
                <text:p>0.96405504386839</text:p>
              </table:table-cell>
              <table:table-cell office:value-type="float" office:value="1.0027450560847">
                <text:p>1.0027450560847</text:p>
              </table:table-cell>
              <table:table-cell office:value-type="float" office:value="0.4985013942505">
                <text:p>0.4985013942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03707880206">
                <text:p>1.0003707880206</text:p>
              </table:table-cell>
              <table:table-cell office:value-type="float" office:value="0.49980738162333">
                <text:p>0.4998073816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499040329">
                <text:p>1.0128499040329</text:p>
              </table:table-cell>
              <table:table-cell office:value-type="float" office:value="0.4926492400909">
                <text:p>0.4926492400909</text:p>
              </table:table-cell>
              <table:table-cell office:value-type="float" office:value="0.00000015814854960261">
                <text:p>0.00000015814854960261</text:p>
              </table:table-cell>
              <table:table-cell office:value-type="float" office:value="0.96405509593596">
                <text:p>0.96405509593596</text:p>
              </table:table-cell>
              <table:table-cell office:value-type="float" office:value="1.0025172122447">
                <text:p>1.0025172122447</text:p>
              </table:table-cell>
              <table:table-cell office:value-type="float" office:value="0.49862968666599">
                <text:p>0.498629686665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033141512">
                <text:p>1.00033141512</text:p>
              </table:table-cell>
              <table:table-cell office:value-type="float" office:value="0.49982888679951">
                <text:p>0.4998288867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0452426417">
                <text:p>1.0120452426417</text:p>
              </table:table-cell>
              <table:table-cell office:value-type="float" office:value="0.49312342072987">
                <text:p>0.49312342072987</text:p>
              </table:table-cell>
              <table:table-cell office:value-type="float" office:value="0.00000013899407514034">
                <text:p>0.00000013899407514034</text:p>
              </table:table-cell>
              <table:table-cell office:value-type="float" office:value="0.96405514281336">
                <text:p>0.96405514281336</text:p>
              </table:table-cell>
              <table:table-cell office:value-type="float" office:value="1.0023049280176">
                <text:p>1.0023049280176</text:p>
              </table:table-cell>
              <table:table-cell office:value-type="float" office:value="0.49874895679279">
                <text:p>0.498748956792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02952724519">
                <text:p>1.0002952724519</text:p>
              </table:table-cell>
              <table:table-cell office:value-type="float" office:value="0.49984857084629">
                <text:p>0.4998485708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2815096161">
                <text:p>1.0112815096161</text:p>
              </table:table-cell>
              <table:table-cell office:value-type="float" office:value="0.49357243294789">
                <text:p>0.49357243294789</text:p>
              </table:table-cell>
              <table:table-cell office:value-type="float" office:value="0.00000012215952759242">
                <text:p>0.00000012215952759242</text:p>
              </table:table-cell>
              <table:table-cell office:value-type="float" office:value="0.96405518501786">
                <text:p>0.96405518501786</text:p>
              </table:table-cell>
              <table:table-cell office:value-type="float" office:value="1.0021073464944">
                <text:p>1.0021073464944</text:p>
              </table:table-cell>
              <table:table-cell office:value-type="float" office:value="0.49885972145787">
                <text:p>0.49885972145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002621456447">
                <text:p>1.0002621456447</text:p>
              </table:table-cell>
              <table:table-cell office:value-type="float" office:value="0.49986655855407">
                <text:p>0.4998665585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5571949525">
                <text:p>1.0105571949525</text:p>
              </table:table-cell>
              <table:table-cell office:value-type="float" office:value="0.49399728826143">
                <text:p>0.49399728826143</text:p>
              </table:table-cell>
              <table:table-cell office:value-type="float" office:value="0.00000010736392612126">
                <text:p>0.00000010736392612126</text:p>
              </table:table-cell>
              <table:table-cell office:value-type="float" office:value="0.96405522301516">
                <text:p>0.96405522301516</text:p>
              </table:table-cell>
              <table:table-cell office:value-type="float" office:value="1.0019236444103">
                <text:p>1.0019236444103</text:p>
              </table:table-cell>
              <table:table-cell office:value-type="float" office:value="0.49896247550554">
                <text:p>0.498962475505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002318311464">
                <text:p>1.0002318311464</text:p>
              </table:table-cell>
              <table:table-cell office:value-type="float" office:value="0.49988296808531">
                <text:p>0.4998829680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8708119307">
                <text:p>1.0098708119307</text:p>
              </table:table-cell>
              <table:table-cell office:value-type="float" office:value="0.49439897556095">
                <text:p>0.49439897556095</text:p>
              </table:table-cell>
              <table:table-cell office:value-type="float" office:value="0.00000009436032100877">
                <text:p>0.00000009436032100877</text:p>
              </table:table-cell>
              <table:table-cell office:value-type="float" office:value="0.96405525722458">
                <text:p>0.96405525722458</text:p>
              </table:table-cell>
              <table:table-cell office:value-type="float" office:value="1.0017530317367">
                <text:p>1.0017530317367</text:p>
              </table:table-cell>
              <table:table-cell office:value-type="float" office:value="0.49905769223265">
                <text:p>0.49905769223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02041359517">
                <text:p>1.0002041359517</text:p>
              </table:table-cell>
              <table:table-cell office:value-type="float" office:value="0.49989791117689">
                <text:p>0.4998979111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2208984573">
                <text:p>1.0092208984573</text:p>
              </table:table-cell>
              <table:table-cell office:value-type="float" office:value="0.49477846075063">
                <text:p>0.49477846075063</text:p>
              </table:table-cell>
              <table:table-cell office:value-type="float" office:value="0.000000082931672009028">
                <text:p>0.000000082931672009028</text:p>
              </table:table-cell>
              <table:table-cell office:value-type="float" office:value="0.96405528802366">
                <text:p>0.96405528802366</text:p>
              </table:table-cell>
              <table:table-cell office:value-type="float" office:value="1.0015947512109">
                <text:p>1.0015947512109</text:p>
              </table:table-cell>
              <table:table-cell office:value-type="float" office:value="0.49914582384445">
                <text:p>0.4991458238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001788773081">
                <text:p>1.0001788773081</text:p>
              </table:table-cell>
              <table:table-cell office:value-type="float" office:value="0.4999114933508">
                <text:p>0.499911493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060183366">
                <text:p>1.0086060183366</text:p>
              </table:table-cell>
              <table:table-cell office:value-type="float" office:value="0.49513668642203">
                <text:p>0.49513668642203</text:p>
              </table:table-cell>
              <table:table-cell office:value-type="float" office:value="0.000000072887225880587">
                <text:p>0.000000072887225880587</text:p>
              </table:table-cell>
              <table:table-cell office:value-type="float" office:value="0.96405531575229">
                <text:p>0.96405531575229</text:p>
              </table:table-cell>
              <table:table-cell office:value-type="float" office:value="1.0014480778131">
                <text:p>1.0014480778131</text:p>
              </table:table-cell>
              <table:table-cell office:value-type="float" office:value="0.49922730193897">
                <text:p>0.49922730193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001558824051">
                <text:p>1.0001558824051</text:p>
              </table:table-cell>
              <table:table-cell office:value-type="float" office:value="0.49992381413088">
                <text:p>0.4999238141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0247624657">
                <text:p>1.0080247624657</text:p>
              </table:table-cell>
              <table:table-cell office:value-type="float" office:value="0.49547457156372">
                <text:p>0.49547457156372</text:p>
              </table:table-cell>
              <table:table-cell office:value-type="float" office:value="0.000000064059060235057">
                <text:p>0.000000064059060235057</text:p>
              </table:table-cell>
              <table:table-cell office:value-type="float" office:value="0.96405534071749">
                <text:p>0.96405534071749</text:p>
              </table:table-cell>
              <table:table-cell office:value-type="float" office:value="1.0013123181851">
                <text:p>1.0013123181851</text:p>
              </table:table-cell>
              <table:table-cell office:value-type="float" office:value="0.49930253800846">
                <text:p>0.49930253800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013498805">
                <text:p>1.00013498805</text:p>
              </table:table-cell>
              <table:table-cell office:value-type="float" office:value="0.49993496726407">
                <text:p>0.4999349672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4757499487">
                <text:p>1.0074757499487</text:p>
              </table:table-cell>
              <table:table-cell office:value-type="float" office:value="0.49579301130865">
                <text:p>0.49579301130865</text:p>
              </table:table-cell>
              <table:table-cell office:value-type="float" office:value="0.000000056300168577516">
                <text:p>0.000000056300168577516</text:p>
              </table:table-cell>
              <table:table-cell office:value-type="float" office:value="0.96405536319365">
                <text:p>0.96405536319365</text:p>
              </table:table-cell>
              <table:table-cell office:value-type="float" office:value="1.0011868100037">
                <text:p>1.0011868100037</text:p>
              </table:table-cell>
              <table:table-cell office:value-type="float" office:value="0.49937192395926">
                <text:p>0.499371923959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01160403342">
                <text:p>1.0001160403342</text:p>
              </table:table-cell>
              <table:table-cell office:value-type="float" office:value="0.49994504094439">
                <text:p>0.4999450409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9576291276">
                <text:p>1.0069576291276</text:p>
              </table:table-cell>
              <table:table-cell office:value-type="float" office:value="0.49609287672083">
                <text:p>0.49609287672083</text:p>
              </table:table-cell>
              <table:table-cell office:value-type="float" office:value="0.000000049481039915318">
                <text:p>0.000000049481039915318</text:p>
              </table:table-cell>
              <table:table-cell office:value-type="float" office:value="0.96405538342889">
                <text:p>0.96405538342889</text:p>
              </table:table-cell>
              <table:table-cell office:value-type="float" office:value="1.0010709213099">
                <text:p>1.0010709213099</text:p>
              </table:table-cell>
              <table:table-cell office:value-type="float" office:value="0.49943583264731">
                <text:p>0.499435832647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000988942914">
                <text:p>1.0000988942914</text:p>
              </table:table-cell>
              <table:table-cell office:value-type="float" office:value="0.49995411803818">
                <text:p>0.499954118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4690785263">
                <text:p>1.0064690785263</text:p>
              </table:table-cell>
              <table:table-cell office:value-type="float" office:value="0.49637501462278">
                <text:p>0.49637501462278</text:p>
              </table:table-cell>
              <table:table-cell office:value-type="float" office:value="0.000000043487843953309">
                <text:p>0.000000043487843953309</text:p>
              </table:table-cell>
              <table:table-cell office:value-type="float" office:value="0.9640554016466">
                <text:p>0.9640554016466</text:p>
              </table:table-cell>
              <table:table-cell office:value-type="float" office:value="1.0009640497996">
                <text:p>1.0009640497996</text:p>
              </table:table-cell>
              <table:table-cell office:value-type="float" office:value="0.49949461842672">
                <text:p>0.49949461842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000834135523">
                <text:p>1.0000834135523</text:p>
              </table:table-cell>
              <table:table-cell office:value-type="float" office:value="0.49996227630938">
                <text:p>0.4999622763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0088077049">
                <text:p>1.0060088077049</text:p>
              </table:table-cell>
              <table:table-cell office:value-type="float" office:value="0.49664024746463">
                <text:p>0.49664024746463</text:p>
              </table:table-cell>
              <table:table-cell office:value-type="float" office:value="0.000000038220549592197">
                <text:p>0.000000038220549592197</text:p>
              </table:table-cell>
              <table:table-cell office:value-type="float" office:value="0.9640554180479">
                <text:p>0.9640554180479</text:p>
              </table:table-cell>
              <table:table-cell office:value-type="float" office:value="1.00086562208">
                <text:p>1.00086562208</text:p>
              </table:table-cell>
              <table:table-cell office:value-type="float" office:value="0.49954861770927">
                <text:p>0.49954861770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000694699961">
                <text:p>1.0000694699961</text:p>
              </table:table-cell>
              <table:table-cell office:value-type="float" office:value="0.49996958864372">
                <text:p>0.4999695886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5755580238">
                <text:p>1.0055755580238</text:p>
              </table:table-cell>
              <table:table-cell office:value-type="float" office:value="0.4968893732356">
                <text:p>0.4968893732356</text:p>
              </table:table-cell>
              <table:table-cell office:value-type="float" office:value="0.000000033591235072233">
                <text:p>0.000000033591235072233</text:p>
              </table:table-cell>
              <table:table-cell office:value-type="float" office:value="0.96405543281386">
                <text:p>0.96405543281386</text:p>
              </table:table-cell>
              <table:table-cell office:value-type="float" office:value="1.000775092896">
                <text:p>1.000775092896</text:p>
              </table:table-cell>
              <table:table-cell office:value-type="float" office:value="0.49959814953236">
                <text:p>0.49959814953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00569434022">
                <text:p>1.0000569434022</text:p>
              </table:table-cell>
              <table:table-cell office:value-type="float" office:value="0.49997612327065">
                <text:p>0.4999761232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1681033151">
                <text:p>1.0051681033151</text:p>
              </table:table-cell>
              <table:table-cell office:value-type="float" office:value="0.4971231654185">
                <text:p>0.4971231654185</text:p>
              </table:table-cell>
              <table:table-cell office:value-type="float" office:value="0.000000029522627756645">
                <text:p>0.000000029522627756645</text:p>
              </table:table-cell>
              <table:table-cell office:value-type="float" office:value="0.9640554461075">
                <text:p>0.9640554461075</text:p>
              </table:table-cell>
              <table:table-cell office:value-type="float" office:value="1.0006919443315">
                <text:p>1.0006919443315</text:p>
              </table:table-cell>
              <table:table-cell office:value-type="float" office:value="0.49964351613348">
                <text:p>0.49964351613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00457211034">
                <text:p>1.0000457211034</text:p>
              </table:table-cell>
              <table:table-cell office:value-type="float" office:value="0.49998194398247">
                <text:p>0.4999819439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7852504604">
                <text:p>1.0047852504604</text:p>
              </table:table-cell>
              <table:table-cell office:value-type="float" office:value="0.49734237298721">
                <text:p>0.49734237298721</text:p>
              </table:table-cell>
              <table:table-cell office:value-type="float" office:value="0.000000025946814311857">
                <text:p>0.000000025946814311857</text:p>
              </table:table-cell>
              <table:table-cell office:value-type="float" office:value="0.96405545807562">
                <text:p>0.96405545807562</text:p>
              </table:table-cell>
              <table:table-cell office:value-type="float" office:value="1.0006156849897">
                <text:p>1.0006156849897</text:p>
              </table:table-cell>
              <table:table-cell office:value-type="float" office:value="0.49968500352875">
                <text:p>0.49968500352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000356976419">
                <text:p>1.0000356976419</text:p>
              </table:table-cell>
              <table:table-cell office:value-type="float" office:value="0.49998711034949">
                <text:p>0.4999871103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4258398762">
                <text:p>1.0044258398762</text:p>
              </table:table-cell>
              <table:table-cell office:value-type="float" office:value="0.49754772044714">
                <text:p>0.49754772044714</text:p>
              </table:table-cell>
              <table:table-cell office:value-type="float" office:value="0.000000022804107107609">
                <text:p>0.000000022804107107609</text:p>
              </table:table-cell>
              <table:table-cell office:value-type="float" office:value="0.96405546885035">
                <text:p>0.96405546885035</text:p>
              </table:table-cell>
              <table:table-cell office:value-type="float" office:value="1.0005458491564">
                <text:p>1.0005458491564</text:p>
              </table:table-cell>
              <table:table-cell office:value-type="float" office:value="0.49972288209373">
                <text:p>0.49972288209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00267744305">
                <text:p>1.0000267744305</text:p>
              </table:table-cell>
              <table:table-cell office:value-type="float" office:value="0.49999167793093">
                <text:p>0.4999916779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0887459057">
                <text:p>1.0040887459057</text:p>
              </table:table-cell>
              <table:table-cell office:value-type="float" office:value="0.49773990791832">
                <text:p>0.49773990791832</text:p>
              </table:table-cell>
              <table:table-cell office:value-type="float" office:value="0.00000002004204608566">
                <text:p>0.00000002004204608566</text:p>
              </table:table-cell>
              <table:table-cell office:value-type="float" office:value="0.96405547855069">
                <text:p>0.96405547855069</text:p>
              </table:table-cell>
              <table:table-cell office:value-type="float" office:value="1.00048199595">
                <text:p>1.00048199595</text:p>
              </table:table-cell>
              <table:table-cell office:value-type="float" office:value="0.49975740714447">
                <text:p>0.49975740714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0018859419">
                <text:p>1.000018859419</text:p>
              </table:table-cell>
              <table:table-cell office:value-type="float" office:value="0.49999569848076">
                <text:p>0.49999569848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7728771187">
                <text:p>1.0037728771187</text:p>
              </table:table-cell>
              <table:table-cell office:value-type="float" office:value="0.49791961115444">
                <text:p>0.49791961115444</text:p>
              </table:table-cell>
              <table:table-cell office:value-type="float" office:value="0.000000017614546540897">
                <text:p>0.000000017614546540897</text:p>
              </table:table-cell>
              <table:table-cell office:value-type="float" office:value="0.96405548728366">
                <text:p>0.96405548728366</text:p>
              </table:table-cell>
              <table:table-cell office:value-type="float" office:value="1.0004237084634">
                <text:p>1.0004237084634</text:p>
              </table:table-cell>
              <table:table-cell office:value-type="float" office:value="0.4997888195169">
                <text:p>0.4997888195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00118667671">
                <text:p>1.0000118667671</text:p>
              </table:table-cell>
              <table:table-cell office:value-type="float" office:value="0.49999922014824">
                <text:p>0.4999992201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4771766171">
                <text:p>1.0034771766171</text:p>
              </table:table-cell>
              <table:table-cell office:value-type="float" office:value="0.49808748196976">
                <text:p>0.49808748196976</text:p>
              </table:table-cell>
              <table:table-cell office:value-type="float" office:value="0.000000015481066454315">
                <text:p>0.000000015481066454315</text:p>
              </table:table-cell>
              <table:table-cell office:value-type="float" office:value="0.96405549514581">
                <text:p>0.96405549514581</text:p>
              </table:table-cell>
              <table:table-cell office:value-type="float" office:value="1.0003705928987">
                <text:p>1.0003705928987</text:p>
              </table:table-cell>
              <table:table-cell office:value-type="float" office:value="0.49981734614301">
                <text:p>0.49981734614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00057165257">
                <text:p>1.0000057165257</text:p>
              </table:table-cell>
              <table:table-cell office:value-type="float" office:value="0.50000228767254">
                <text:p>0.5000022876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2006219579">
                <text:p>1.0032006219579</text:p>
              </table:table-cell>
              <table:table-cell office:value-type="float" office:value="0.49824414826216">
                <text:p>0.49824414826216</text:p>
              </table:table-cell>
              <table:table-cell office:value-type="float" office:value="0.000000013605994128781">
                <text:p>0.000000013605994128781</text:p>
              </table:table-cell>
              <table:table-cell office:value-type="float" office:value="0.96405550222395">
                <text:p>0.96405550222395</text:p>
              </table:table-cell>
              <table:table-cell office:value-type="float" office:value="1.0003222777016">
                <text:p>1.0003222777016</text:p>
              </table:table-cell>
              <table:table-cell office:value-type="float" office:value="0.49984320062197">
                <text:p>0.49984320062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00003343262">
                <text:p>1.0000003343262</text:p>
              </table:table-cell>
              <table:table-cell office:value-type="float" office:value="0.50000494257135">
                <text:p>0.5000049425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9422252715">
                <text:p>1.0029422252715</text:p>
              </table:table-cell>
              <table:table-cell office:value-type="float" office:value="0.49839021427497">
                <text:p>0.49839021427497</text:p>
              </table:table-cell>
              <table:table-cell office:value-type="float" office:value="0.000000011958031157733">
                <text:p>0.000000011958031157733</text:p>
              </table:table-cell>
              <table:table-cell office:value-type="float" office:value="0.96405550859626">
                <text:p>0.96405550859626</text:p>
              </table:table-cell>
              <table:table-cell office:value-type="float" office:value="1.000278412695">
                <text:p>1.000278412695</text:p>
              </table:table-cell>
              <table:table-cell office:value-type="float" office:value="0.49986658378484">
                <text:p>0.49986658378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99956510781">
                <text:p>0.9999956510781</text:p>
              </table:table-cell>
              <table:table-cell office:value-type="float" office:value="0.50000722332311">
                <text:p>0.5000072233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7010332307">
                <text:p>1.0027010332307</text:p>
              </table:table-cell>
              <table:table-cell office:value-type="float" office:value="0.49852626088776">
                <text:p>0.49852626088776</text:p>
              </table:table-cell>
              <table:table-cell office:value-type="float" office:value="0.000000010509670000429">
                <text:p>0.000000010509670000429</text:p>
              </table:table-cell>
              <table:table-cell office:value-type="float" office:value="0.96405551433311">
                <text:p>0.96405551433311</text:p>
              </table:table-cell>
              <table:table-cell office:value-type="float" office:value="1.0002386682184">
                <text:p>1.0002386682184</text:p>
              </table:table-cell>
              <table:table-cell office:value-type="float" office:value="0.49988768425151">
                <text:p>0.49988768425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999160267727">
                <text:p>0.99999160267727</text:p>
              </table:table-cell>
              <table:table-cell office:value-type="float" office:value="0.50000916554273">
                <text:p>0.5000091655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4761269194">
                <text:p>1.0024761269194</text:p>
              </table:table-cell>
              <table:table-cell office:value-type="float" office:value="0.49865284593336">
                <text:p>0.49865284593336</text:p>
              </table:table-cell>
              <table:table-cell office:value-type="float" office:value="0.0000000092367348327576">
                <text:p>0.0000000092367348327576</text:p>
              </table:table-cell>
              <table:table-cell office:value-type="float" office:value="0.96405551949786">
                <text:p>0.96405551949786</text:p>
              </table:table-cell>
              <table:table-cell office:value-type="float" office:value="1.0002027342726">
                <text:p>1.0002027342726</text:p>
              </table:table-cell>
              <table:table-cell office:value-type="float" office:value="0.4999066789785">
                <text:p>0.4999066789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98812972304">
                <text:p>0.99998812972304</text:p>
              </table:table-cell>
              <table:table-cell office:value-type="float" office:value="0.50001080215066">
                <text:p>0.5000108021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266621624">
                <text:p>1.002266621624</text:p>
              </table:table-cell>
              <table:table-cell office:value-type="float" office:value="0.49877050454824">
                <text:p>0.49877050454824</text:p>
              </table:table-cell>
              <table:table-cell office:value-type="float" office:value="0.0000000081179780101768">
                <text:p>0.0000000081179780101768</text:p>
              </table:table-cell>
              <table:table-cell office:value-type="float" office:value="0.96405552414756">
                <text:p>0.96405552414756</text:p>
              </table:table-cell>
              <table:table-cell office:value-type="float" office:value="1.000170319674">
                <text:p>1.000170319674</text:p>
              </table:table-cell>
              <table:table-cell office:value-type="float" office:value="0.49992373379658">
                <text:p>0.49992373379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998517724579">
                <text:p>0.99998517724579</text:p>
              </table:table-cell>
              <table:table-cell office:value-type="float" office:value="0.5000121635353">
                <text:p>0.500012163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0716665512">
                <text:p>1.0020716665512</text:p>
              </table:table-cell>
              <table:table-cell office:value-type="float" office:value="0.49887974955435">
                <text:p>0.49887974955435</text:p>
              </table:table-cell>
              <table:table-cell office:value-type="float" office:value="0.0000000071347254068803">
                <text:p>0.0000000071347254068803</text:p>
              </table:table-cell>
              <table:table-cell office:value-type="float" office:value="0.96405552833357">
                <text:p>0.96405552833357</text:p>
              </table:table-cell>
              <table:table-cell office:value-type="float" office:value="1.0001411512212">
                <text:p>1.0001411512212</text:p>
              </table:table-cell>
              <table:table-cell office:value-type="float" office:value="0.49993900393715">
                <text:p>0.499939003937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